
<file path=META-INF/manifest.xml><?xml version="1.0" encoding="utf-8"?>
<manifest:manifest xmlns:manifest="urn:oasis:names:tc:opendocument:xmlns:manifest:1.0" manifest:version="1.2">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image/pn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officeooo:paragraph-rsid="0001cab0" officeooo:rsid="0001cab0"/>
    </style:style>
    <style:style style:family="paragraph" style:name="P2" style:parent-style-name="Footer">
      <style:text-properties officeooo:paragraph-rsid="0001cab0" officeooo:rsid="0001cab0"/>
    </style:style>
    <style:style style:family="section" style:name="Sect1">
      <style:section-properties style:editable="false">
        <style:columns fo:column-count="1" fo:column-gap="0cm"/>
      </style:section-properties>
    </style:style>
    <style:style style:family="paragraph" style:name="a51fafa">
      <style:paragraph-properties fo:break-before="page"/>
    </style:style>
    <style:style style:family="table" style:name="aa89e0e">
      <style:table-properties style:width="6.0in" table:align="margins"/>
    </style:style>
    <style:style style:family="table-column" style:name="a479e5f">
      <style:table-column-properties style:column-width="002.0000in" style:rel-column-width="21845*"/>
    </style:style>
    <style:style style:family="table-cell" style:name="a3d5d5f">
      <style:table-cell-properties fo:border-bottom="0.0007in solid #000000" fo:border-left="0.0007in solid #000000" fo:border-right="none" fo:border-top="0.0007in solid #000000" fo:padding="0.0382in"/>
    </style:style>
    <style:style style:family="table-cell" style:name="ac1154d">
      <style:table-cell-properties fo:border-bottom="0.0007in solid #000000" fo:border-left="0.0007in solid #000000" fo:border-right="none" fo:border-top="none" fo:padding="0.0382in"/>
    </style:style>
    <style:style style:family="table-cell" style:name="a16e7a8">
      <style:table-cell-properties fo:border="0.0007in solid #000000" fo:padding="0.0382in"/>
    </style:style>
    <style:style style:family="table-cell" style:name="a9b611a">
      <style:table-cell-properties fo:border="0.0007in solid #000000" fo:border-bottom="0.0007in solid #000000" fo:border-top="none" fo:padding="0.0382in"/>
    </style:style>
    <style:style style:family="paragraph" style:name="a470608">
      <style:paragraph-properties fo:break-before="page"/>
    </style:style>
    <style:style style:family="table" style:name="a78373e">
      <style:table-properties style:width="6.0in" table:align="margins"/>
    </style:style>
    <style:style style:family="table-column" style:name="af8dd79">
      <style:table-column-properties style:column-width="002.0000in" style:rel-column-width="21845*"/>
    </style:style>
    <style:style style:family="table-cell" style:name="a6f8b47">
      <style:table-cell-properties fo:border-bottom="0.0007in solid #000000" fo:border-left="0.0007in solid #000000" fo:border-right="none" fo:border-top="0.0007in solid #000000" fo:padding="0.0382in"/>
    </style:style>
    <style:style style:family="table-cell" style:name="a91bf77">
      <style:table-cell-properties fo:border-bottom="0.0007in solid #000000" fo:border-left="0.0007in solid #000000" fo:border-right="none" fo:border-top="none" fo:padding="0.0382in"/>
    </style:style>
    <style:style style:family="table-cell" style:name="a430af4">
      <style:table-cell-properties fo:border="0.0007in solid #000000" fo:padding="0.0382in"/>
    </style:style>
    <style:style style:family="table-cell" style:name="acb584d">
      <style:table-cell-properties fo:border="0.0007in solid #000000" fo:border-bottom="0.0007in solid #000000" fo:border-top="none" fo:padding="0.0382in"/>
    </style:style>
    <style:style style:family="paragraph" style:name="a79cad2">
      <style:paragraph-properties fo:break-before="page"/>
    </style:style>
    <style:style style:family="paragraph" style:name="aa760ac">
      <style:paragraph-properties fo:break-before="page"/>
    </style:style>
    <style:style style:family="table" style:name="a4b5528">
      <style:table-properties style:width="6.0in" table:align="margins"/>
    </style:style>
    <style:style style:family="table-column" style:name="a813d4f">
      <style:table-column-properties style:column-width="002.0000in" style:rel-column-width="21845*"/>
    </style:style>
    <style:style style:family="table-cell" style:name="a163411">
      <style:table-cell-properties fo:border-bottom="0.0007in solid #000000" fo:border-left="0.0007in solid #000000" fo:border-right="none" fo:border-top="0.0007in solid #000000" fo:padding="0.0382in"/>
    </style:style>
    <style:style style:family="table-cell" style:name="add50d0">
      <style:table-cell-properties fo:border-bottom="0.0007in solid #000000" fo:border-left="0.0007in solid #000000" fo:border-right="none" fo:border-top="none" fo:padding="0.0382in"/>
    </style:style>
    <style:style style:family="table-cell" style:name="a122b07">
      <style:table-cell-properties fo:border="0.0007in solid #000000" fo:padding="0.0382in"/>
    </style:style>
    <style:style style:family="table-cell" style:name="ac570f4">
      <style:table-cell-properties fo:border="0.0007in solid #000000" fo:border-bottom="0.0007in solid #000000" fo:border-top="none" fo:padding="0.0382in"/>
    </style:style>
    <style:style style:family="paragraph" style:name="a40e34b">
      <style:paragraph-properties fo:break-before="page"/>
    </style:style>
    <style:style style:family="table" style:name="af73209">
      <style:table-properties style:width="6.0in" table:align="margins"/>
    </style:style>
    <style:style style:family="table-column" style:name="a4411e2">
      <style:table-column-properties style:column-width="002.0000in" style:rel-column-width="21845*"/>
    </style:style>
    <style:style style:family="table-cell" style:name="a28d02f">
      <style:table-cell-properties fo:border-bottom="0.0007in solid #000000" fo:border-left="0.0007in solid #000000" fo:border-right="none" fo:border-top="0.0007in solid #000000" fo:padding="0.0382in"/>
    </style:style>
    <style:style style:family="table-cell" style:name="a9d5514">
      <style:table-cell-properties fo:border-bottom="0.0007in solid #000000" fo:border-left="0.0007in solid #000000" fo:border-right="none" fo:border-top="none" fo:padding="0.0382in"/>
    </style:style>
    <style:style style:family="table-cell" style:name="a8da792">
      <style:table-cell-properties fo:border="0.0007in solid #000000" fo:padding="0.0382in"/>
    </style:style>
    <style:style style:family="table-cell" style:name="a0d72b3">
      <style:table-cell-properties fo:border="0.0007in solid #000000" fo:border-bottom="0.0007in solid #000000" fo:border-top="none" fo:padding="0.0382in"/>
    </style:style>
    <style:style style:family="paragraph" style:name="a38a9f9">
      <style:paragraph-properties fo:break-before="page"/>
    </style:style>
    <style:style style:family="table" style:name="add7f7a">
      <style:table-properties style:width="6.0in" table:align="margins"/>
    </style:style>
    <style:style style:family="table-column" style:name="a43512e">
      <style:table-column-properties style:column-width="002.0000in" style:rel-column-width="21845*"/>
    </style:style>
    <style:style style:family="table-cell" style:name="a180b6e">
      <style:table-cell-properties fo:border-bottom="0.0007in solid #000000" fo:border-left="0.0007in solid #000000" fo:border-right="none" fo:border-top="0.0007in solid #000000" fo:padding="0.0382in"/>
    </style:style>
    <style:style style:family="table-cell" style:name="acf7324">
      <style:table-cell-properties fo:border-bottom="0.0007in solid #000000" fo:border-left="0.0007in solid #000000" fo:border-right="none" fo:border-top="none" fo:padding="0.0382in"/>
    </style:style>
    <style:style style:family="table-cell" style:name="a51f5fa">
      <style:table-cell-properties fo:border="0.0007in solid #000000" fo:padding="0.0382in"/>
    </style:style>
    <style:style style:family="table-cell" style:name="a3b55e4">
      <style:table-cell-properties fo:border="0.0007in solid #000000" fo:border-bottom="0.0007in solid #000000" fo:border-top="none" fo:padding="0.0382in"/>
    </style:style>
    <style:style style:family="paragraph" style:name="a054827">
      <style:paragraph-properties fo:break-before="page"/>
    </style:style>
    <style:style style:family="paragraph" style:name="aaeae8b">
      <style:paragraph-properties fo:break-before="page"/>
    </style:style>
    <style:style style:family="paragraph" style:name="a8ba24d">
      <style:paragraph-properties fo:break-before="page"/>
    </style:style>
    <style:style style:family="table" style:name="a961810">
      <style:table-properties style:width="6.0in" table:align="margins"/>
    </style:style>
    <style:style style:family="table-column" style:name="a0cadfe">
      <style:table-column-properties style:column-width="002.0000in" style:rel-column-width="21845*"/>
    </style:style>
    <style:style style:family="table-cell" style:name="a96437b">
      <style:table-cell-properties fo:border-bottom="0.0007in solid #000000" fo:border-left="0.0007in solid #000000" fo:border-right="none" fo:border-top="0.0007in solid #000000" fo:padding="0.0382in"/>
    </style:style>
    <style:style style:family="table-cell" style:name="abedc07">
      <style:table-cell-properties fo:border-bottom="0.0007in solid #000000" fo:border-left="0.0007in solid #000000" fo:border-right="none" fo:border-top="none" fo:padding="0.0382in"/>
    </style:style>
    <style:style style:family="table-cell" style:name="af1ecbf">
      <style:table-cell-properties fo:border="0.0007in solid #000000" fo:padding="0.0382in"/>
    </style:style>
    <style:style style:family="table-cell" style:name="a60c1e7">
      <style:table-cell-properties fo:border="0.0007in solid #000000" fo:border-bottom="0.0007in solid #000000" fo:border-top="none" fo:padding="0.0382in"/>
    </style:style>
    <style:style style:family="paragraph" style:name="a9abc83">
      <style:paragraph-properties fo:break-before="page"/>
    </style:style>
    <style:style style:family="table" style:name="a06e8fb">
      <style:table-properties style:width="6.0in" table:align="margins"/>
    </style:style>
    <style:style style:family="table-column" style:name="a0ef061">
      <style:table-column-properties style:column-width="002.0000in" style:rel-column-width="21845*"/>
    </style:style>
    <style:style style:family="table-cell" style:name="a20153c">
      <style:table-cell-properties fo:border-bottom="0.0007in solid #000000" fo:border-left="0.0007in solid #000000" fo:border-right="none" fo:border-top="0.0007in solid #000000" fo:padding="0.0382in"/>
    </style:style>
    <style:style style:family="table-cell" style:name="a712889">
      <style:table-cell-properties fo:border-bottom="0.0007in solid #000000" fo:border-left="0.0007in solid #000000" fo:border-right="none" fo:border-top="none" fo:padding="0.0382in"/>
    </style:style>
    <style:style style:family="table-cell" style:name="ac03074">
      <style:table-cell-properties fo:border="0.0007in solid #000000" fo:padding="0.0382in"/>
    </style:style>
    <style:style style:family="table-cell" style:name="abe52c0">
      <style:table-cell-properties fo:border="0.0007in solid #000000" fo:border-bottom="0.0007in solid #000000" fo:border-top="none" fo:padding="0.0382in"/>
    </style:style>
    <style:style style:family="paragraph" style:name="ae3621a">
      <style:paragraph-properties fo:break-before="page"/>
    </style:style>
    <style:style style:family="table" style:name="ac4982b">
      <style:table-properties style:width="6.0in" table:align="margins"/>
    </style:style>
    <style:style style:family="table-column" style:name="aeeab4b">
      <style:table-column-properties style:column-width="002.0000in" style:rel-column-width="21845*"/>
    </style:style>
    <style:style style:family="table-cell" style:name="a36b45a">
      <style:table-cell-properties fo:border-bottom="0.0007in solid #000000" fo:border-left="0.0007in solid #000000" fo:border-right="none" fo:border-top="0.0007in solid #000000" fo:padding="0.0382in"/>
    </style:style>
    <style:style style:family="table-cell" style:name="a6ce19e">
      <style:table-cell-properties fo:border-bottom="0.0007in solid #000000" fo:border-left="0.0007in solid #000000" fo:border-right="none" fo:border-top="none" fo:padding="0.0382in"/>
    </style:style>
    <style:style style:family="table-cell" style:name="a6e7181">
      <style:table-cell-properties fo:border="0.0007in solid #000000" fo:padding="0.0382in"/>
    </style:style>
    <style:style style:family="table-cell" style:name="a0d5ab6">
      <style:table-cell-properties fo:border="0.0007in solid #000000" fo:border-bottom="0.0007in solid #000000" fo:border-top="none" fo:padding="0.0382in"/>
    </style:style>
    <style:style style:family="paragraph" style:name="ac06ef2">
      <style:paragraph-properties fo:break-before="page"/>
    </style:style>
    <style:style style:family="table" style:name="a9845db">
      <style:table-properties style:width="6.0in" table:align="margins"/>
    </style:style>
    <style:style style:family="table-column" style:name="a981416">
      <style:table-column-properties style:column-width="002.0000in" style:rel-column-width="21845*"/>
    </style:style>
    <style:style style:family="table-cell" style:name="ab2cff5">
      <style:table-cell-properties fo:border-bottom="0.0007in solid #000000" fo:border-left="0.0007in solid #000000" fo:border-right="none" fo:border-top="0.0007in solid #000000" fo:padding="0.0382in"/>
    </style:style>
    <style:style style:family="table-cell" style:name="a6de38d">
      <style:table-cell-properties fo:border-bottom="0.0007in solid #000000" fo:border-left="0.0007in solid #000000" fo:border-right="none" fo:border-top="none" fo:padding="0.0382in"/>
    </style:style>
    <style:style style:family="table-cell" style:name="a6e01b6">
      <style:table-cell-properties fo:border="0.0007in solid #000000" fo:padding="0.0382in"/>
    </style:style>
    <style:style style:family="table-cell" style:name="a618747">
      <style:table-cell-properties fo:border="0.0007in solid #000000" fo:border-bottom="0.0007in solid #000000" fo:border-top="none" fo:padding="0.0382in"/>
    </style:style>
    <style:style style:family="paragraph" style:name="a2e0ed1">
      <style:paragraph-properties fo:break-before="page"/>
    </style:style>
    <style:style style:family="table" style:name="a3d27a3">
      <style:table-properties style:width="6.0in" table:align="margins"/>
    </style:style>
    <style:style style:family="table-column" style:name="a27c885">
      <style:table-column-properties style:column-width="002.0000in" style:rel-column-width="21845*"/>
    </style:style>
    <style:style style:family="table-cell" style:name="aa62ce7">
      <style:table-cell-properties fo:border-bottom="0.0007in solid #000000" fo:border-left="0.0007in solid #000000" fo:border-right="none" fo:border-top="0.0007in solid #000000" fo:padding="0.0382in"/>
    </style:style>
    <style:style style:family="table-cell" style:name="a9e54e1">
      <style:table-cell-properties fo:border-bottom="0.0007in solid #000000" fo:border-left="0.0007in solid #000000" fo:border-right="none" fo:border-top="none" fo:padding="0.0382in"/>
    </style:style>
    <style:style style:family="table-cell" style:name="a91abb6">
      <style:table-cell-properties fo:border="0.0007in solid #000000" fo:padding="0.0382in"/>
    </style:style>
    <style:style style:family="table-cell" style:name="a076f81">
      <style:table-cell-properties fo:border="0.0007in solid #000000" fo:border-bottom="0.0007in solid #000000" fo:border-top="none" fo:padding="0.0382in"/>
    </style:style>
    <style:style style:family="paragraph" style:name="addb238">
      <style:paragraph-properties fo:break-before="page"/>
    </style:style>
    <style:style style:family="table" style:name="a0f8faa">
      <style:table-properties style:width="6.0in" table:align="margins"/>
    </style:style>
    <style:style style:family="table-column" style:name="a6db530">
      <style:table-column-properties style:column-width="002.0000in" style:rel-column-width="21845*"/>
    </style:style>
    <style:style style:family="table-cell" style:name="a1c9b0a">
      <style:table-cell-properties fo:border-bottom="0.0007in solid #000000" fo:border-left="0.0007in solid #000000" fo:border-right="none" fo:border-top="0.0007in solid #000000" fo:padding="0.0382in"/>
    </style:style>
    <style:style style:family="table-cell" style:name="ae4b92d">
      <style:table-cell-properties fo:border-bottom="0.0007in solid #000000" fo:border-left="0.0007in solid #000000" fo:border-right="none" fo:border-top="none" fo:padding="0.0382in"/>
    </style:style>
    <style:style style:family="table-cell" style:name="ad48b82">
      <style:table-cell-properties fo:border="0.0007in solid #000000" fo:padding="0.0382in"/>
    </style:style>
    <style:style style:family="table-cell" style:name="a34c58c">
      <style:table-cell-properties fo:border="0.0007in solid #000000" fo:border-bottom="0.0007in solid #000000" fo:border-top="none" fo:padding="0.0382in"/>
    </style:style>
    <style:style style:family="paragraph" style:name="a78e1b7">
      <style:paragraph-properties fo:break-before="page"/>
    </style:style>
    <style:style style:family="table" style:name="aadf402">
      <style:table-properties style:width="6.0in" table:align="margins"/>
    </style:style>
    <style:style style:family="table-column" style:name="aaf2553">
      <style:table-column-properties style:column-width="002.0000in" style:rel-column-width="21845*"/>
    </style:style>
    <style:style style:family="table-cell" style:name="a0948da">
      <style:table-cell-properties fo:border-bottom="0.0007in solid #000000" fo:border-left="0.0007in solid #000000" fo:border-right="none" fo:border-top="0.0007in solid #000000" fo:padding="0.0382in"/>
    </style:style>
    <style:style style:family="table-cell" style:name="add4f3c">
      <style:table-cell-properties fo:border-bottom="0.0007in solid #000000" fo:border-left="0.0007in solid #000000" fo:border-right="none" fo:border-top="none" fo:padding="0.0382in"/>
    </style:style>
    <style:style style:family="table-cell" style:name="a79ad26">
      <style:table-cell-properties fo:border="0.0007in solid #000000" fo:padding="0.0382in"/>
    </style:style>
    <style:style style:family="table-cell" style:name="a560920">
      <style:table-cell-properties fo:border="0.0007in solid #000000" fo:border-bottom="0.0007in solid #000000" fo:border-top="none" fo:padding="0.0382in"/>
    </style:style>
    <style:style style:family="paragraph" style:name="a09258c">
      <style:paragraph-properties fo:break-before="page"/>
    </style:style>
    <style:style style:family="paragraph" style:name="a9f711a">
      <style:paragraph-properties fo:break-before="page"/>
    </style:style>
    <style:style style:family="table" style:name="a36f56d">
      <style:table-properties style:width="6.0in" table:align="margins"/>
    </style:style>
    <style:style style:family="table-column" style:name="a8ec760">
      <style:table-column-properties style:column-width="002.0000in" style:rel-column-width="21845*"/>
    </style:style>
    <style:style style:family="table-cell" style:name="ac60791">
      <style:table-cell-properties fo:border-bottom="0.0007in solid #000000" fo:border-left="0.0007in solid #000000" fo:border-right="none" fo:border-top="0.0007in solid #000000" fo:padding="0.0382in"/>
    </style:style>
    <style:style style:family="table-cell" style:name="a5f5724">
      <style:table-cell-properties fo:border-bottom="0.0007in solid #000000" fo:border-left="0.0007in solid #000000" fo:border-right="none" fo:border-top="none" fo:padding="0.0382in"/>
    </style:style>
    <style:style style:family="table-cell" style:name="a1ef299">
      <style:table-cell-properties fo:border="0.0007in solid #000000" fo:padding="0.0382in"/>
    </style:style>
    <style:style style:family="table-cell" style:name="a624b2c">
      <style:table-cell-properties fo:border="0.0007in solid #000000" fo:border-bottom="0.0007in solid #000000" fo:border-top="none" fo:padding="0.0382in"/>
    </style:style>
    <style:style style:family="paragraph" style:name="a5780cd">
      <style:paragraph-properties fo:break-before="page"/>
    </style:style>
    <style:style style:family="table" style:name="a2b31cb">
      <style:table-properties style:width="6.0in" table:align="margins"/>
    </style:style>
    <style:style style:family="table-column" style:name="a70082f">
      <style:table-column-properties style:column-width="002.0000in" style:rel-column-width="21845*"/>
    </style:style>
    <style:style style:family="table-cell" style:name="ae8fb32">
      <style:table-cell-properties fo:border-bottom="0.0007in solid #000000" fo:border-left="0.0007in solid #000000" fo:border-right="none" fo:border-top="0.0007in solid #000000" fo:padding="0.0382in"/>
    </style:style>
    <style:style style:family="table-cell" style:name="a4e58ca">
      <style:table-cell-properties fo:border-bottom="0.0007in solid #000000" fo:border-left="0.0007in solid #000000" fo:border-right="none" fo:border-top="none" fo:padding="0.0382in"/>
    </style:style>
    <style:style style:family="table-cell" style:name="ad8784a">
      <style:table-cell-properties fo:border="0.0007in solid #000000" fo:padding="0.0382in"/>
    </style:style>
    <style:style style:family="table-cell" style:name="a6bd4a0">
      <style:table-cell-properties fo:border="0.0007in solid #000000" fo:border-bottom="0.0007in solid #000000" fo:border-top="none" fo:padding="0.0382in"/>
    </style:style>
    <style:style style:family="paragraph" style:name="acb0f8b">
      <style:paragraph-properties fo:break-before="page"/>
    </style:style>
    <style:style style:family="table" style:name="aa1a5d1">
      <style:table-properties style:width="6.0in" table:align="margins"/>
    </style:style>
    <style:style style:family="table-column" style:name="aadc091">
      <style:table-column-properties style:column-width="002.0000in" style:rel-column-width="21845*"/>
    </style:style>
    <style:style style:family="table-cell" style:name="a603cbd">
      <style:table-cell-properties fo:border-bottom="0.0007in solid #000000" fo:border-left="0.0007in solid #000000" fo:border-right="none" fo:border-top="0.0007in solid #000000" fo:padding="0.0382in"/>
    </style:style>
    <style:style style:family="table-cell" style:name="ad8e64b">
      <style:table-cell-properties fo:border-bottom="0.0007in solid #000000" fo:border-left="0.0007in solid #000000" fo:border-right="none" fo:border-top="none" fo:padding="0.0382in"/>
    </style:style>
    <style:style style:family="table-cell" style:name="a678946">
      <style:table-cell-properties fo:border="0.0007in solid #000000" fo:padding="0.0382in"/>
    </style:style>
    <style:style style:family="table-cell" style:name="af3b30c">
      <style:table-cell-properties fo:border="0.0007in solid #000000" fo:border-bottom="0.0007in solid #000000" fo:border-top="none" fo:padding="0.0382in"/>
    </style:style>
    <style:style style:family="paragraph" style:name="a90ff7d">
      <style:paragraph-properties fo:break-before="page"/>
    </style:style>
    <style:style style:family="table" style:name="a0e60f0">
      <style:table-properties style:width="6.0in" table:align="margins"/>
    </style:style>
    <style:style style:family="table-column" style:name="acca953">
      <style:table-column-properties style:column-width="002.0000in" style:rel-column-width="21845*"/>
    </style:style>
    <style:style style:family="table-cell" style:name="aa6c433">
      <style:table-cell-properties fo:border-bottom="0.0007in solid #000000" fo:border-left="0.0007in solid #000000" fo:border-right="none" fo:border-top="0.0007in solid #000000" fo:padding="0.0382in"/>
    </style:style>
    <style:style style:family="table-cell" style:name="a4c8c18">
      <style:table-cell-properties fo:border-bottom="0.0007in solid #000000" fo:border-left="0.0007in solid #000000" fo:border-right="none" fo:border-top="none" fo:padding="0.0382in"/>
    </style:style>
    <style:style style:family="table-cell" style:name="aeb949a">
      <style:table-cell-properties fo:border="0.0007in solid #000000" fo:padding="0.0382in"/>
    </style:style>
    <style:style style:family="table-cell" style:name="a46c1eb">
      <style:table-cell-properties fo:border="0.0007in solid #000000" fo:border-bottom="0.0007in solid #000000" fo:border-top="none" fo:padding="0.0382in"/>
    </style:style>
    <style:style style:family="paragraph" style:name="a4e9ded">
      <style:paragraph-properties fo:break-before="page"/>
    </style:style>
    <style:style style:family="table" style:name="a541466">
      <style:table-properties style:width="6.0in" table:align="margins"/>
    </style:style>
    <style:style style:family="table-column" style:name="a4c571d">
      <style:table-column-properties style:column-width="002.0000in" style:rel-column-width="21845*"/>
    </style:style>
    <style:style style:family="table-cell" style:name="a6fe715">
      <style:table-cell-properties fo:border-bottom="0.0007in solid #000000" fo:border-left="0.0007in solid #000000" fo:border-right="none" fo:border-top="0.0007in solid #000000" fo:padding="0.0382in"/>
    </style:style>
    <style:style style:family="table-cell" style:name="af362c1">
      <style:table-cell-properties fo:border-bottom="0.0007in solid #000000" fo:border-left="0.0007in solid #000000" fo:border-right="none" fo:border-top="none" fo:padding="0.0382in"/>
    </style:style>
    <style:style style:family="table-cell" style:name="a04159d">
      <style:table-cell-properties fo:border="0.0007in solid #000000" fo:padding="0.0382in"/>
    </style:style>
    <style:style style:family="table-cell" style:name="acf72d0">
      <style:table-cell-properties fo:border="0.0007in solid #000000" fo:border-bottom="0.0007in solid #000000" fo:border-top="none" fo:padding="0.0382in"/>
    </style:style>
    <style:style style:family="paragraph" style:name="a51528f">
      <style:paragraph-properties fo:break-before="page"/>
    </style:style>
    <style:style style:family="table" style:name="a4434de">
      <style:table-properties style:width="6.0in" table:align="margins"/>
    </style:style>
    <style:style style:family="table-column" style:name="a57d154">
      <style:table-column-properties style:column-width="002.0000in" style:rel-column-width="21845*"/>
    </style:style>
    <style:style style:family="table-cell" style:name="a6d8b42">
      <style:table-cell-properties fo:border-bottom="0.0007in solid #000000" fo:border-left="0.0007in solid #000000" fo:border-right="none" fo:border-top="0.0007in solid #000000" fo:padding="0.0382in"/>
    </style:style>
    <style:style style:family="table-cell" style:name="a25d6b6">
      <style:table-cell-properties fo:border-bottom="0.0007in solid #000000" fo:border-left="0.0007in solid #000000" fo:border-right="none" fo:border-top="none" fo:padding="0.0382in"/>
    </style:style>
    <style:style style:family="table-cell" style:name="a45aae6">
      <style:table-cell-properties fo:border="0.0007in solid #000000" fo:padding="0.0382in"/>
    </style:style>
    <style:style style:family="table-cell" style:name="af770d8">
      <style:table-cell-properties fo:border="0.0007in solid #000000" fo:border-bottom="0.0007in solid #000000" fo:border-top="none" fo:padding="0.0382in"/>
    </style:style>
    <style:style style:family="paragraph" style:name="a16fcac">
      <style:paragraph-properties fo:break-before="page"/>
    </style:style>
    <style:style style:family="table" style:name="ac550c8">
      <style:table-properties style:width="6.0in" table:align="margins"/>
    </style:style>
    <style:style style:family="table-column" style:name="a4a1c97">
      <style:table-column-properties style:column-width="002.0000in" style:rel-column-width="21845*"/>
    </style:style>
    <style:style style:family="table-cell" style:name="afdccd8">
      <style:table-cell-properties fo:border-bottom="0.0007in solid #000000" fo:border-left="0.0007in solid #000000" fo:border-right="none" fo:border-top="0.0007in solid #000000" fo:padding="0.0382in"/>
    </style:style>
    <style:style style:family="table-cell" style:name="a0f4042">
      <style:table-cell-properties fo:border-bottom="0.0007in solid #000000" fo:border-left="0.0007in solid #000000" fo:border-right="none" fo:border-top="none" fo:padding="0.0382in"/>
    </style:style>
    <style:style style:family="table-cell" style:name="afbb478">
      <style:table-cell-properties fo:border="0.0007in solid #000000" fo:padding="0.0382in"/>
    </style:style>
    <style:style style:family="table-cell" style:name="a88f139">
      <style:table-cell-properties fo:border="0.0007in solid #000000" fo:border-bottom="0.0007in solid #000000" fo:border-top="none" fo:padding="0.0382in"/>
    </style:style>
    <style:style style:family="paragraph" style:name="a081354">
      <style:paragraph-properties fo:break-before="page"/>
    </style:style>
    <style:style style:family="table" style:name="a439f4a">
      <style:table-properties style:width="6.0in" table:align="margins"/>
    </style:style>
    <style:style style:family="table-column" style:name="a078ac2">
      <style:table-column-properties style:column-width="002.0000in" style:rel-column-width="21845*"/>
    </style:style>
    <style:style style:family="table-cell" style:name="a6559e2">
      <style:table-cell-properties fo:border-bottom="0.0007in solid #000000" fo:border-left="0.0007in solid #000000" fo:border-right="none" fo:border-top="0.0007in solid #000000" fo:padding="0.0382in"/>
    </style:style>
    <style:style style:family="table-cell" style:name="a6ec5e8">
      <style:table-cell-properties fo:border-bottom="0.0007in solid #000000" fo:border-left="0.0007in solid #000000" fo:border-right="none" fo:border-top="none" fo:padding="0.0382in"/>
    </style:style>
    <style:style style:family="table-cell" style:name="a0a3f08">
      <style:table-cell-properties fo:border="0.0007in solid #000000" fo:padding="0.0382in"/>
    </style:style>
    <style:style style:family="table-cell" style:name="a5cfe1f">
      <style:table-cell-properties fo:border="0.0007in solid #000000" fo:border-bottom="0.0007in solid #000000" fo:border-top="none" fo:padding="0.0382in"/>
    </style:style>
    <style:style style:family="paragraph" style:name="a58218b">
      <style:paragraph-properties fo:break-before="page"/>
    </style:style>
    <style:style style:family="table" style:name="a3cca64">
      <style:table-properties style:width="6.0in" table:align="margins"/>
    </style:style>
    <style:style style:family="table-column" style:name="a8dcf78">
      <style:table-column-properties style:column-width="002.0000in" style:rel-column-width="21845*"/>
    </style:style>
    <style:style style:family="table-cell" style:name="a93ce03">
      <style:table-cell-properties fo:border-bottom="0.0007in solid #000000" fo:border-left="0.0007in solid #000000" fo:border-right="none" fo:border-top="0.0007in solid #000000" fo:padding="0.0382in"/>
    </style:style>
    <style:style style:family="table-cell" style:name="a7b7cee">
      <style:table-cell-properties fo:border-bottom="0.0007in solid #000000" fo:border-left="0.0007in solid #000000" fo:border-right="none" fo:border-top="none" fo:padding="0.0382in"/>
    </style:style>
    <style:style style:family="table-cell" style:name="a9687ae">
      <style:table-cell-properties fo:border="0.0007in solid #000000" fo:padding="0.0382in"/>
    </style:style>
    <style:style style:family="table-cell" style:name="aa966d8">
      <style:table-cell-properties fo:border="0.0007in solid #000000" fo:border-bottom="0.0007in solid #000000" fo:border-top="none" fo:padding="0.0382in"/>
    </style:style>
    <style:style style:family="paragraph" style:name="a17c3b0">
      <style:paragraph-properties fo:break-before="page"/>
    </style:style>
    <style:style style:family="table" style:name="aeb043a">
      <style:table-properties style:width="6.0in" table:align="margins"/>
    </style:style>
    <style:style style:family="table-column" style:name="ac848fd">
      <style:table-column-properties style:column-width="002.0000in" style:rel-column-width="21845*"/>
    </style:style>
    <style:style style:family="table-cell" style:name="a1f5404">
      <style:table-cell-properties fo:border-bottom="0.0007in solid #000000" fo:border-left="0.0007in solid #000000" fo:border-right="none" fo:border-top="0.0007in solid #000000" fo:padding="0.0382in"/>
    </style:style>
    <style:style style:family="table-cell" style:name="acc8249">
      <style:table-cell-properties fo:border-bottom="0.0007in solid #000000" fo:border-left="0.0007in solid #000000" fo:border-right="none" fo:border-top="none" fo:padding="0.0382in"/>
    </style:style>
    <style:style style:family="table-cell" style:name="a85409b">
      <style:table-cell-properties fo:border="0.0007in solid #000000" fo:padding="0.0382in"/>
    </style:style>
    <style:style style:family="table-cell" style:name="a20615b">
      <style:table-cell-properties fo:border="0.0007in solid #000000" fo:border-bottom="0.0007in solid #000000" fo:border-top="none" fo:padding="0.0382in"/>
    </style:style>
    <style:style style:family="paragraph" style:name="ae4f19d">
      <style:paragraph-properties fo:break-before="page"/>
    </style:style>
    <style:style style:family="table" style:name="a56cc4e">
      <style:table-properties style:width="6.0in" table:align="margins"/>
    </style:style>
    <style:style style:family="table-column" style:name="a1f7780">
      <style:table-column-properties style:column-width="002.0000in" style:rel-column-width="21845*"/>
    </style:style>
    <style:style style:family="table-cell" style:name="a0ec980">
      <style:table-cell-properties fo:border-bottom="0.0007in solid #000000" fo:border-left="0.0007in solid #000000" fo:border-right="none" fo:border-top="0.0007in solid #000000" fo:padding="0.0382in"/>
    </style:style>
    <style:style style:family="table-cell" style:name="ab4c408">
      <style:table-cell-properties fo:border-bottom="0.0007in solid #000000" fo:border-left="0.0007in solid #000000" fo:border-right="none" fo:border-top="none" fo:padding="0.0382in"/>
    </style:style>
    <style:style style:family="table-cell" style:name="a26984f">
      <style:table-cell-properties fo:border="0.0007in solid #000000" fo:padding="0.0382in"/>
    </style:style>
    <style:style style:family="table-cell" style:name="ae79dcc">
      <style:table-cell-properties fo:border="0.0007in solid #000000" fo:border-bottom="0.0007in solid #000000" fo:border-top="none" fo:padding="0.0382in"/>
    </style:style>
    <style:style style:family="paragraph" style:name="ac131f2">
      <style:paragraph-properties fo:break-before="page"/>
    </style:style>
    <style:style style:family="table" style:name="a376c38">
      <style:table-properties style:width="6.0in" table:align="margins"/>
    </style:style>
    <style:style style:family="table-column" style:name="aae8f03">
      <style:table-column-properties style:column-width="002.0000in" style:rel-column-width="21845*"/>
    </style:style>
    <style:style style:family="table-cell" style:name="a839cbf">
      <style:table-cell-properties fo:border-bottom="0.0007in solid #000000" fo:border-left="0.0007in solid #000000" fo:border-right="none" fo:border-top="0.0007in solid #000000" fo:padding="0.0382in"/>
    </style:style>
    <style:style style:family="table-cell" style:name="a97c388">
      <style:table-cell-properties fo:border-bottom="0.0007in solid #000000" fo:border-left="0.0007in solid #000000" fo:border-right="none" fo:border-top="none" fo:padding="0.0382in"/>
    </style:style>
    <style:style style:family="table-cell" style:name="adb3941">
      <style:table-cell-properties fo:border="0.0007in solid #000000" fo:padding="0.0382in"/>
    </style:style>
    <style:style style:family="table-cell" style:name="a6ecca2">
      <style:table-cell-properties fo:border="0.0007in solid #000000" fo:border-bottom="0.0007in solid #000000" fo:border-top="none" fo:padding="0.0382in"/>
    </style:style>
    <style:style style:family="paragraph" style:name="a7852bb">
      <style:paragraph-properties fo:break-before="page"/>
    </style:style>
    <style:style style:family="table" style:name="a5c0821">
      <style:table-properties style:width="6.0in" table:align="margins"/>
    </style:style>
    <style:style style:family="table-column" style:name="ae162d0">
      <style:table-column-properties style:column-width="002.0000in" style:rel-column-width="21845*"/>
    </style:style>
    <style:style style:family="table-cell" style:name="a99ff95">
      <style:table-cell-properties fo:border-bottom="0.0007in solid #000000" fo:border-left="0.0007in solid #000000" fo:border-right="none" fo:border-top="0.0007in solid #000000" fo:padding="0.0382in"/>
    </style:style>
    <style:style style:family="table-cell" style:name="a85f9d6">
      <style:table-cell-properties fo:border-bottom="0.0007in solid #000000" fo:border-left="0.0007in solid #000000" fo:border-right="none" fo:border-top="none" fo:padding="0.0382in"/>
    </style:style>
    <style:style style:family="table-cell" style:name="a18b5c3">
      <style:table-cell-properties fo:border="0.0007in solid #000000" fo:padding="0.0382in"/>
    </style:style>
    <style:style style:family="table-cell" style:name="a3f3659">
      <style:table-cell-properties fo:border="0.0007in solid #000000" fo:border-bottom="0.0007in solid #000000" fo:border-top="none" fo:padding="0.0382in"/>
    </style:style>
    <style:style style:family="paragraph" style:name="a253e73">
      <style:paragraph-properties fo:break-before="page"/>
    </style:style>
    <style:style style:family="table" style:name="af2de40">
      <style:table-properties style:width="6.0in" table:align="margins"/>
    </style:style>
    <style:style style:family="table-column" style:name="ace5603">
      <style:table-column-properties style:column-width="002.0000in" style:rel-column-width="21845*"/>
    </style:style>
    <style:style style:family="table-cell" style:name="ab0c126">
      <style:table-cell-properties fo:border-bottom="0.0007in solid #000000" fo:border-left="0.0007in solid #000000" fo:border-right="none" fo:border-top="0.0007in solid #000000" fo:padding="0.0382in"/>
    </style:style>
    <style:style style:family="table-cell" style:name="a042f51">
      <style:table-cell-properties fo:border-bottom="0.0007in solid #000000" fo:border-left="0.0007in solid #000000" fo:border-right="none" fo:border-top="none" fo:padding="0.0382in"/>
    </style:style>
    <style:style style:family="table-cell" style:name="a308e71">
      <style:table-cell-properties fo:border="0.0007in solid #000000" fo:padding="0.0382in"/>
    </style:style>
    <style:style style:family="table-cell" style:name="a0603b9">
      <style:table-cell-properties fo:border="0.0007in solid #000000" fo:border-bottom="0.0007in solid #000000" fo:border-top="none" fo:padding="0.0382in"/>
    </style:style>
    <style:style style:family="paragraph" style:name="ac1c137">
      <style:paragraph-properties fo:break-before="page"/>
    </style:style>
    <style:style style:family="table" style:name="a2c5a60">
      <style:table-properties style:width="6.0in" table:align="margins"/>
    </style:style>
    <style:style style:family="table-column" style:name="ae2ef2b">
      <style:table-column-properties style:column-width="002.0000in" style:rel-column-width="21845*"/>
    </style:style>
    <style:style style:family="table-cell" style:name="a70b901">
      <style:table-cell-properties fo:border-bottom="0.0007in solid #000000" fo:border-left="0.0007in solid #000000" fo:border-right="none" fo:border-top="0.0007in solid #000000" fo:padding="0.0382in"/>
    </style:style>
    <style:style style:family="table-cell" style:name="aa0e6e3">
      <style:table-cell-properties fo:border-bottom="0.0007in solid #000000" fo:border-left="0.0007in solid #000000" fo:border-right="none" fo:border-top="none" fo:padding="0.0382in"/>
    </style:style>
    <style:style style:family="table-cell" style:name="abbc1dc">
      <style:table-cell-properties fo:border="0.0007in solid #000000" fo:padding="0.0382in"/>
    </style:style>
    <style:style style:family="table-cell" style:name="a13dd53">
      <style:table-cell-properties fo:border="0.0007in solid #000000" fo:border-bottom="0.0007in solid #000000" fo:border-top="none" fo:padding="0.0382in"/>
    </style:style>
    <style:style style:family="paragraph" style:name="a56e79d">
      <style:paragraph-properties fo:break-before="page"/>
    </style:style>
    <style:style style:family="table" style:name="a48b158">
      <style:table-properties style:width="6.0in" table:align="margins"/>
    </style:style>
    <style:style style:family="table-column" style:name="a48194b">
      <style:table-column-properties style:column-width="002.0000in" style:rel-column-width="21845*"/>
    </style:style>
    <style:style style:family="table-cell" style:name="a49478c">
      <style:table-cell-properties fo:border-bottom="0.0007in solid #000000" fo:border-left="0.0007in solid #000000" fo:border-right="none" fo:border-top="0.0007in solid #000000" fo:padding="0.0382in"/>
    </style:style>
    <style:style style:family="table-cell" style:name="a995593">
      <style:table-cell-properties fo:border-bottom="0.0007in solid #000000" fo:border-left="0.0007in solid #000000" fo:border-right="none" fo:border-top="none" fo:padding="0.0382in"/>
    </style:style>
    <style:style style:family="table-cell" style:name="ae86fe3">
      <style:table-cell-properties fo:border="0.0007in solid #000000" fo:padding="0.0382in"/>
    </style:style>
    <style:style style:family="table-cell" style:name="aed3608">
      <style:table-cell-properties fo:border="0.0007in solid #000000" fo:border-bottom="0.0007in solid #000000" fo:border-top="none" fo:padding="0.0382in"/>
    </style:style>
    <style:style style:family="paragraph" style:name="a46e9af">
      <style:paragraph-properties fo:break-before="page"/>
    </style:style>
    <style:style style:family="table" style:name="a697825">
      <style:table-properties style:width="6.0in" table:align="margins"/>
    </style:style>
    <style:style style:family="table-column" style:name="a7f3210">
      <style:table-column-properties style:column-width="002.0000in" style:rel-column-width="21845*"/>
    </style:style>
    <style:style style:family="table-cell" style:name="a2a9327">
      <style:table-cell-properties fo:border-bottom="0.0007in solid #000000" fo:border-left="0.0007in solid #000000" fo:border-right="none" fo:border-top="0.0007in solid #000000" fo:padding="0.0382in"/>
    </style:style>
    <style:style style:family="table-cell" style:name="a801408">
      <style:table-cell-properties fo:border-bottom="0.0007in solid #000000" fo:border-left="0.0007in solid #000000" fo:border-right="none" fo:border-top="none" fo:padding="0.0382in"/>
    </style:style>
    <style:style style:family="table-cell" style:name="aacc719">
      <style:table-cell-properties fo:border="0.0007in solid #000000" fo:padding="0.0382in"/>
    </style:style>
    <style:style style:family="table-cell" style:name="a49b08d">
      <style:table-cell-properties fo:border="0.0007in solid #000000" fo:border-bottom="0.0007in solid #000000" fo:border-top="none" fo:padding="0.0382in"/>
    </style:style>
    <style:style style:family="paragraph" style:name="a01029f">
      <style:paragraph-properties fo:break-before="page"/>
    </style:style>
    <style:style style:family="table" style:name="aa1286f">
      <style:table-properties style:width="6.0in" table:align="margins"/>
    </style:style>
    <style:style style:family="table-column" style:name="a33c250">
      <style:table-column-properties style:column-width="002.0000in" style:rel-column-width="21845*"/>
    </style:style>
    <style:style style:family="table-cell" style:name="afb78e9">
      <style:table-cell-properties fo:border-bottom="0.0007in solid #000000" fo:border-left="0.0007in solid #000000" fo:border-right="none" fo:border-top="0.0007in solid #000000" fo:padding="0.0382in"/>
    </style:style>
    <style:style style:family="table-cell" style:name="a0ae5c8">
      <style:table-cell-properties fo:border-bottom="0.0007in solid #000000" fo:border-left="0.0007in solid #000000" fo:border-right="none" fo:border-top="none" fo:padding="0.0382in"/>
    </style:style>
    <style:style style:family="table-cell" style:name="a23b726">
      <style:table-cell-properties fo:border="0.0007in solid #000000" fo:padding="0.0382in"/>
    </style:style>
    <style:style style:family="table-cell" style:name="a8aa3a8">
      <style:table-cell-properties fo:border="0.0007in solid #000000" fo:border-bottom="0.0007in solid #000000" fo:border-top="none" fo:padding="0.0382in"/>
    </style:style>
    <style:style style:family="paragraph" style:name="abae61d">
      <style:paragraph-properties fo:break-before="page"/>
    </style:style>
    <style:style style:family="table" style:name="a7a8730">
      <style:table-properties style:width="6.0in" table:align="margins"/>
    </style:style>
    <style:style style:family="table-column" style:name="a93658c">
      <style:table-column-properties style:column-width="002.0000in" style:rel-column-width="21845*"/>
    </style:style>
    <style:style style:family="table-cell" style:name="a2ef73a">
      <style:table-cell-properties fo:border-bottom="0.0007in solid #000000" fo:border-left="0.0007in solid #000000" fo:border-right="none" fo:border-top="0.0007in solid #000000" fo:padding="0.0382in"/>
    </style:style>
    <style:style style:family="table-cell" style:name="a7eafe9">
      <style:table-cell-properties fo:border-bottom="0.0007in solid #000000" fo:border-left="0.0007in solid #000000" fo:border-right="none" fo:border-top="none" fo:padding="0.0382in"/>
    </style:style>
    <style:style style:family="table-cell" style:name="a036fb3">
      <style:table-cell-properties fo:border="0.0007in solid #000000" fo:padding="0.0382in"/>
    </style:style>
    <style:style style:family="table-cell" style:name="a0508a1">
      <style:table-cell-properties fo:border="0.0007in solid #000000" fo:border-bottom="0.0007in solid #000000" fo:border-top="none" fo:padding="0.0382in"/>
    </style:style>
    <style:style style:family="paragraph" style:name="a6293d9">
      <style:paragraph-properties fo:break-before="page"/>
    </style:style>
    <style:style style:family="table" style:name="abb1af9">
      <style:table-properties style:width="6.0in" table:align="margins"/>
    </style:style>
    <style:style style:family="table-column" style:name="ab4d0e9">
      <style:table-column-properties style:column-width="002.0000in" style:rel-column-width="21845*"/>
    </style:style>
    <style:style style:family="table-cell" style:name="a449d58">
      <style:table-cell-properties fo:border-bottom="0.0007in solid #000000" fo:border-left="0.0007in solid #000000" fo:border-right="none" fo:border-top="0.0007in solid #000000" fo:padding="0.0382in"/>
    </style:style>
    <style:style style:family="table-cell" style:name="aa9adef">
      <style:table-cell-properties fo:border-bottom="0.0007in solid #000000" fo:border-left="0.0007in solid #000000" fo:border-right="none" fo:border-top="none" fo:padding="0.0382in"/>
    </style:style>
    <style:style style:family="table-cell" style:name="a4413e6">
      <style:table-cell-properties fo:border="0.0007in solid #000000" fo:padding="0.0382in"/>
    </style:style>
    <style:style style:family="table-cell" style:name="ab45eed">
      <style:table-cell-properties fo:border="0.0007in solid #000000" fo:border-bottom="0.0007in solid #000000" fo:border-top="none" fo:padding="0.0382in"/>
    </style:style>
    <style:style style:family="paragraph" style:name="a6a08b7">
      <style:paragraph-properties fo:break-before="page"/>
    </style:style>
    <style:style style:family="paragraph" style:name="a3efe9d">
      <style:paragraph-properties fo:break-before="page"/>
    </style:style>
    <style:style style:family="table" style:name="ae8befa">
      <style:table-properties style:width="6.0in" table:align="margins"/>
    </style:style>
    <style:style style:family="table-column" style:name="a9a335f">
      <style:table-column-properties style:column-width="002.0000in" style:rel-column-width="21845*"/>
    </style:style>
    <style:style style:family="table-cell" style:name="ad7c9cf">
      <style:table-cell-properties fo:border-bottom="0.0007in solid #000000" fo:border-left="0.0007in solid #000000" fo:border-right="none" fo:border-top="0.0007in solid #000000" fo:padding="0.0382in"/>
    </style:style>
    <style:style style:family="table-cell" style:name="a6e3936">
      <style:table-cell-properties fo:border-bottom="0.0007in solid #000000" fo:border-left="0.0007in solid #000000" fo:border-right="none" fo:border-top="none" fo:padding="0.0382in"/>
    </style:style>
    <style:style style:family="table-cell" style:name="a9446d3">
      <style:table-cell-properties fo:border="0.0007in solid #000000" fo:padding="0.0382in"/>
    </style:style>
    <style:style style:family="table-cell" style:name="ae793cf">
      <style:table-cell-properties fo:border="0.0007in solid #000000" fo:border-bottom="0.0007in solid #000000" fo:border-top="none" fo:padding="0.0382in"/>
    </style:style>
    <style:style style:family="paragraph" style:name="a22077b">
      <style:paragraph-properties fo:break-before="page"/>
    </style:style>
    <style:style style:family="table" style:name="ad24906">
      <style:table-properties style:width="6.0in" table:align="margins"/>
    </style:style>
    <style:style style:family="table-column" style:name="aaef3c5">
      <style:table-column-properties style:column-width="002.0000in" style:rel-column-width="21845*"/>
    </style:style>
    <style:style style:family="table-cell" style:name="ab3b561">
      <style:table-cell-properties fo:border-bottom="0.0007in solid #000000" fo:border-left="0.0007in solid #000000" fo:border-right="none" fo:border-top="0.0007in solid #000000" fo:padding="0.0382in"/>
    </style:style>
    <style:style style:family="table-cell" style:name="affa3ed">
      <style:table-cell-properties fo:border-bottom="0.0007in solid #000000" fo:border-left="0.0007in solid #000000" fo:border-right="none" fo:border-top="none" fo:padding="0.0382in"/>
    </style:style>
    <style:style style:family="table-cell" style:name="aea1164">
      <style:table-cell-properties fo:border="0.0007in solid #000000" fo:padding="0.0382in"/>
    </style:style>
    <style:style style:family="table-cell" style:name="a11d618">
      <style:table-cell-properties fo:border="0.0007in solid #000000" fo:border-bottom="0.0007in solid #000000" fo:border-top="none" fo:padding="0.0382in"/>
    </style:style>
    <style:style style:family="paragraph" style:name="a32d7d2">
      <style:paragraph-properties fo:break-before="page"/>
    </style:style>
    <style:style style:family="paragraph" style:name="a324020">
      <style:paragraph-properties fo:break-before="page"/>
    </style:style>
    <style:style style:family="table" style:name="a53aa20">
      <style:table-properties style:width="6.0in" table:align="margins"/>
    </style:style>
    <style:style style:family="table-column" style:name="a1e8d13">
      <style:table-column-properties style:column-width="002.0000in" style:rel-column-width="21845*"/>
    </style:style>
    <style:style style:family="table-cell" style:name="a2d51c5">
      <style:table-cell-properties fo:border-bottom="0.0007in solid #000000" fo:border-left="0.0007in solid #000000" fo:border-right="none" fo:border-top="0.0007in solid #000000" fo:padding="0.0382in"/>
    </style:style>
    <style:style style:family="table-cell" style:name="a4558f6">
      <style:table-cell-properties fo:border-bottom="0.0007in solid #000000" fo:border-left="0.0007in solid #000000" fo:border-right="none" fo:border-top="none" fo:padding="0.0382in"/>
    </style:style>
    <style:style style:family="table-cell" style:name="a43522e">
      <style:table-cell-properties fo:border="0.0007in solid #000000" fo:padding="0.0382in"/>
    </style:style>
    <style:style style:family="table-cell" style:name="a73f4d5">
      <style:table-cell-properties fo:border="0.0007in solid #000000" fo:border-bottom="0.0007in solid #000000" fo:border-top="none" fo:padding="0.0382in"/>
    </style:style>
    <style:style style:family="paragraph" style:name="ad56860">
      <style:paragraph-properties fo:break-before="page"/>
    </style:style>
    <style:style style:family="table" style:name="a1fe84e">
      <style:table-properties style:width="6.0in" table:align="margins"/>
    </style:style>
    <style:style style:family="table-column" style:name="a7892b7">
      <style:table-column-properties style:column-width="002.0000in" style:rel-column-width="21845*"/>
    </style:style>
    <style:style style:family="table-cell" style:name="a47c504">
      <style:table-cell-properties fo:border-bottom="0.0007in solid #000000" fo:border-left="0.0007in solid #000000" fo:border-right="none" fo:border-top="0.0007in solid #000000" fo:padding="0.0382in"/>
    </style:style>
    <style:style style:family="table-cell" style:name="aac0c3c">
      <style:table-cell-properties fo:border-bottom="0.0007in solid #000000" fo:border-left="0.0007in solid #000000" fo:border-right="none" fo:border-top="none" fo:padding="0.0382in"/>
    </style:style>
    <style:style style:family="table-cell" style:name="aa733c7">
      <style:table-cell-properties fo:border="0.0007in solid #000000" fo:padding="0.0382in"/>
    </style:style>
    <style:style style:family="table-cell" style:name="a094c6f">
      <style:table-cell-properties fo:border="0.0007in solid #000000" fo:border-bottom="0.0007in solid #000000" fo:border-top="none" fo:padding="0.0382in"/>
    </style:style>
    <style:style style:family="paragraph" style:name="aa46a3f">
      <style:paragraph-properties fo:break-before="page"/>
    </style:style>
    <style:style style:family="table" style:name="a4dd5a3">
      <style:table-properties style:width="6.0in" table:align="margins"/>
    </style:style>
    <style:style style:family="table-column" style:name="a1cb370">
      <style:table-column-properties style:column-width="002.0000in" style:rel-column-width="21845*"/>
    </style:style>
    <style:style style:family="table-cell" style:name="ad7a932">
      <style:table-cell-properties fo:border-bottom="0.0007in solid #000000" fo:border-left="0.0007in solid #000000" fo:border-right="none" fo:border-top="0.0007in solid #000000" fo:padding="0.0382in"/>
    </style:style>
    <style:style style:family="table-cell" style:name="aa9a472">
      <style:table-cell-properties fo:border-bottom="0.0007in solid #000000" fo:border-left="0.0007in solid #000000" fo:border-right="none" fo:border-top="none" fo:padding="0.0382in"/>
    </style:style>
    <style:style style:family="table-cell" style:name="a12da20">
      <style:table-cell-properties fo:border="0.0007in solid #000000" fo:padding="0.0382in"/>
    </style:style>
    <style:style style:family="table-cell" style:name="a743a2d">
      <style:table-cell-properties fo:border="0.0007in solid #000000" fo:border-bottom="0.0007in solid #000000" fo:border-top="none" fo:padding="0.0382in"/>
    </style:style>
    <style:style style:family="paragraph" style:name="a6d2c07">
      <style:paragraph-properties fo:break-before="page"/>
    </style:style>
    <style:style style:family="paragraph" style:name="a75b3e8">
      <style:paragraph-properties fo:break-before="page"/>
    </style:style>
    <style:style style:family="table" style:name="a65355a">
      <style:table-properties style:width="6.0in" table:align="margins"/>
    </style:style>
    <style:style style:family="table-column" style:name="a9aca04">
      <style:table-column-properties style:column-width="002.0000in" style:rel-column-width="21845*"/>
    </style:style>
    <style:style style:family="table-cell" style:name="a42595a">
      <style:table-cell-properties fo:border-bottom="0.0007in solid #000000" fo:border-left="0.0007in solid #000000" fo:border-right="none" fo:border-top="0.0007in solid #000000" fo:padding="0.0382in"/>
    </style:style>
    <style:style style:family="table-cell" style:name="a8c1f3c">
      <style:table-cell-properties fo:border-bottom="0.0007in solid #000000" fo:border-left="0.0007in solid #000000" fo:border-right="none" fo:border-top="none" fo:padding="0.0382in"/>
    </style:style>
    <style:style style:family="table-cell" style:name="a935f45">
      <style:table-cell-properties fo:border="0.0007in solid #000000" fo:padding="0.0382in"/>
    </style:style>
    <style:style style:family="table-cell" style:name="a89be2c">
      <style:table-cell-properties fo:border="0.0007in solid #000000" fo:border-bottom="0.0007in solid #000000" fo:border-top="none" fo:padding="0.0382in"/>
    </style:style>
    <style:style style:family="paragraph" style:name="a2fb19f">
      <style:paragraph-properties fo:break-before="page"/>
    </style:style>
    <style:style style:family="table" style:name="a665c11">
      <style:table-properties style:width="6.0in" table:align="margins"/>
    </style:style>
    <style:style style:family="table-column" style:name="aaca9a1">
      <style:table-column-properties style:column-width="002.0000in" style:rel-column-width="21845*"/>
    </style:style>
    <style:style style:family="table-cell" style:name="a0d34ee">
      <style:table-cell-properties fo:border-bottom="0.0007in solid #000000" fo:border-left="0.0007in solid #000000" fo:border-right="none" fo:border-top="0.0007in solid #000000" fo:padding="0.0382in"/>
    </style:style>
    <style:style style:family="table-cell" style:name="ae1f82c">
      <style:table-cell-properties fo:border-bottom="0.0007in solid #000000" fo:border-left="0.0007in solid #000000" fo:border-right="none" fo:border-top="none" fo:padding="0.0382in"/>
    </style:style>
    <style:style style:family="table-cell" style:name="a59e49a">
      <style:table-cell-properties fo:border="0.0007in solid #000000" fo:padding="0.0382in"/>
    </style:style>
    <style:style style:family="table-cell" style:name="aa77ec6">
      <style:table-cell-properties fo:border="0.0007in solid #000000" fo:border-bottom="0.0007in solid #000000" fo:border-top="none" fo:padding="0.0382in"/>
    </style:style>
    <style:style style:family="paragraph" style:name="a57e358">
      <style:paragraph-properties fo:break-before="page"/>
    </style:style>
    <style:style style:family="paragraph" style:name="ab1007d">
      <style:paragraph-properties fo:break-before="page"/>
    </style:style>
    <style:style style:family="paragraph" style:name="a2683fa">
      <style:paragraph-properties fo:break-before="page"/>
    </style:style>
    <style:style style:family="table" style:name="aaa3bc7">
      <style:table-properties style:width="6.0in" table:align="margins"/>
    </style:style>
    <style:style style:family="table-column" style:name="ad9bcc1">
      <style:table-column-properties style:column-width="002.0000in" style:rel-column-width="21845*"/>
    </style:style>
    <style:style style:family="table-cell" style:name="a257baf">
      <style:table-cell-properties fo:border-bottom="0.0007in solid #000000" fo:border-left="0.0007in solid #000000" fo:border-right="none" fo:border-top="0.0007in solid #000000" fo:padding="0.0382in"/>
    </style:style>
    <style:style style:family="table-cell" style:name="a4ee369">
      <style:table-cell-properties fo:border-bottom="0.0007in solid #000000" fo:border-left="0.0007in solid #000000" fo:border-right="none" fo:border-top="none" fo:padding="0.0382in"/>
    </style:style>
    <style:style style:family="table-cell" style:name="ad0bfdb">
      <style:table-cell-properties fo:border="0.0007in solid #000000" fo:padding="0.0382in"/>
    </style:style>
    <style:style style:family="table-cell" style:name="a52181b">
      <style:table-cell-properties fo:border="0.0007in solid #000000" fo:border-bottom="0.0007in solid #000000" fo:border-top="none" fo:padding="0.0382in"/>
    </style:style>
    <style:style style:family="paragraph" style:name="acf8058">
      <style:paragraph-properties fo:break-before="page"/>
    </style:style>
    <style:style style:family="table" style:name="ad4a233">
      <style:table-properties style:width="6.0in" table:align="margins"/>
    </style:style>
    <style:style style:family="table-column" style:name="a320b1f">
      <style:table-column-properties style:column-width="002.0000in" style:rel-column-width="21845*"/>
    </style:style>
    <style:style style:family="table-cell" style:name="ac13d15">
      <style:table-cell-properties fo:border-bottom="0.0007in solid #000000" fo:border-left="0.0007in solid #000000" fo:border-right="none" fo:border-top="0.0007in solid #000000" fo:padding="0.0382in"/>
    </style:style>
    <style:style style:family="table-cell" style:name="accc6b8">
      <style:table-cell-properties fo:border-bottom="0.0007in solid #000000" fo:border-left="0.0007in solid #000000" fo:border-right="none" fo:border-top="none" fo:padding="0.0382in"/>
    </style:style>
    <style:style style:family="table-cell" style:name="a108280">
      <style:table-cell-properties fo:border="0.0007in solid #000000" fo:padding="0.0382in"/>
    </style:style>
    <style:style style:family="table-cell" style:name="a3a86a2">
      <style:table-cell-properties fo:border="0.0007in solid #000000" fo:border-bottom="0.0007in solid #000000" fo:border-top="none" fo:padding="0.0382in"/>
    </style:style>
    <style:style style:family="paragraph" style:name="ab0830e">
      <style:paragraph-properties fo:break-before="page"/>
    </style:style>
    <style:style style:family="paragraph" style:name="a82d321">
      <style:paragraph-properties fo:break-before="page"/>
    </style:style>
    <style:style style:family="paragraph" style:name="a2674ec">
      <style:paragraph-properties fo:break-before="page"/>
    </style:style>
    <style:style style:family="table" style:name="aa8cfc6">
      <style:table-properties style:width="6.0in" table:align="margins"/>
    </style:style>
    <style:style style:family="table-column" style:name="a436bd7">
      <style:table-column-properties style:column-width="002.0000in" style:rel-column-width="21845*"/>
    </style:style>
    <style:style style:family="table-cell" style:name="a9e88c9">
      <style:table-cell-properties fo:border-bottom="0.0007in solid #000000" fo:border-left="0.0007in solid #000000" fo:border-right="none" fo:border-top="0.0007in solid #000000" fo:padding="0.0382in"/>
    </style:style>
    <style:style style:family="table-cell" style:name="a048cf9">
      <style:table-cell-properties fo:border-bottom="0.0007in solid #000000" fo:border-left="0.0007in solid #000000" fo:border-right="none" fo:border-top="none" fo:padding="0.0382in"/>
    </style:style>
    <style:style style:family="table-cell" style:name="a9c20f1">
      <style:table-cell-properties fo:border="0.0007in solid #000000" fo:padding="0.0382in"/>
    </style:style>
    <style:style style:family="table-cell" style:name="aa76444">
      <style:table-cell-properties fo:border="0.0007in solid #000000" fo:border-bottom="0.0007in solid #000000" fo:border-top="none" fo:padding="0.0382in"/>
    </style:style>
    <style:style style:family="paragraph" style:name="a5fded7">
      <style:paragraph-properties fo:break-before="page"/>
    </style:style>
    <style:style style:family="paragraph" style:name="af32842">
      <style:paragraph-properties fo:break-before="page"/>
    </style:style>
    <style:style style:family="paragraph" style:name="a2cb184">
      <style:paragraph-properties fo:break-before="page"/>
    </style:style>
    <style:style style:family="table" style:name="ac31493">
      <style:table-properties style:width="6.0in" table:align="margins"/>
    </style:style>
    <style:style style:family="table-column" style:name="a95b1d3">
      <style:table-column-properties style:column-width="002.0000in" style:rel-column-width="21845*"/>
    </style:style>
    <style:style style:family="table-cell" style:name="a7bd28a">
      <style:table-cell-properties fo:border-bottom="0.0007in solid #000000" fo:border-left="0.0007in solid #000000" fo:border-right="none" fo:border-top="0.0007in solid #000000" fo:padding="0.0382in"/>
    </style:style>
    <style:style style:family="table-cell" style:name="af7a72c">
      <style:table-cell-properties fo:border-bottom="0.0007in solid #000000" fo:border-left="0.0007in solid #000000" fo:border-right="none" fo:border-top="none" fo:padding="0.0382in"/>
    </style:style>
    <style:style style:family="table-cell" style:name="a796a9b">
      <style:table-cell-properties fo:border="0.0007in solid #000000" fo:padding="0.0382in"/>
    </style:style>
    <style:style style:family="table-cell" style:name="a72eb56">
      <style:table-cell-properties fo:border="0.0007in solid #000000" fo:border-bottom="0.0007in solid #000000" fo:border-top="none" fo:padding="0.0382in"/>
    </style:style>
    <style:style style:family="paragraph" style:name="ad3b093">
      <style:paragraph-properties fo:break-before="page"/>
    </style:style>
    <style:style style:family="table" style:name="ae17289">
      <style:table-properties style:width="6.0in" table:align="margins"/>
    </style:style>
    <style:style style:family="table-column" style:name="a6fc7cd">
      <style:table-column-properties style:column-width="002.0000in" style:rel-column-width="21845*"/>
    </style:style>
    <style:style style:family="table-cell" style:name="a937a11">
      <style:table-cell-properties fo:border-bottom="0.0007in solid #000000" fo:border-left="0.0007in solid #000000" fo:border-right="none" fo:border-top="0.0007in solid #000000" fo:padding="0.0382in"/>
    </style:style>
    <style:style style:family="table-cell" style:name="a057bce">
      <style:table-cell-properties fo:border-bottom="0.0007in solid #000000" fo:border-left="0.0007in solid #000000" fo:border-right="none" fo:border-top="none" fo:padding="0.0382in"/>
    </style:style>
    <style:style style:family="table-cell" style:name="a12b10e">
      <style:table-cell-properties fo:border="0.0007in solid #000000" fo:padding="0.0382in"/>
    </style:style>
    <style:style style:family="table-cell" style:name="a09fd0d">
      <style:table-cell-properties fo:border="0.0007in solid #000000" fo:border-bottom="0.0007in solid #000000" fo:border-top="none" fo:padding="0.0382in"/>
    </style:style>
    <style:style style:family="paragraph" style:name="a1cd428">
      <style:paragraph-properties fo:break-before="page"/>
    </style:style>
    <style:style style:family="paragraph" style:name="ace58cd">
      <style:paragraph-properties fo:break-before="page"/>
    </style:style>
    <style:style style:family="paragraph" style:name="adcee4c">
      <style:paragraph-properties fo:break-before="page"/>
    </style:style>
    <style:style style:family="table" style:name="a39fe4b">
      <style:table-properties style:width="6.0in" table:align="margins"/>
    </style:style>
    <style:style style:family="table-column" style:name="ae2fdd0">
      <style:table-column-properties style:column-width="002.0000in" style:rel-column-width="21845*"/>
    </style:style>
    <style:style style:family="table-cell" style:name="a801297">
      <style:table-cell-properties fo:border-bottom="0.0007in solid #000000" fo:border-left="0.0007in solid #000000" fo:border-right="none" fo:border-top="0.0007in solid #000000" fo:padding="0.0382in"/>
    </style:style>
    <style:style style:family="table-cell" style:name="ac5de7a">
      <style:table-cell-properties fo:border-bottom="0.0007in solid #000000" fo:border-left="0.0007in solid #000000" fo:border-right="none" fo:border-top="none" fo:padding="0.0382in"/>
    </style:style>
    <style:style style:family="table-cell" style:name="ad477fd">
      <style:table-cell-properties fo:border="0.0007in solid #000000" fo:padding="0.0382in"/>
    </style:style>
    <style:style style:family="table-cell" style:name="ae04e52">
      <style:table-cell-properties fo:border="0.0007in solid #000000" fo:border-bottom="0.0007in solid #000000" fo:border-top="none" fo:padding="0.0382in"/>
    </style:style>
    <style:style style:family="paragraph" style:name="a4284bc">
      <style:paragraph-properties fo:break-before="page"/>
    </style:style>
    <style:style style:family="table" style:name="a70ec54">
      <style:table-properties style:width="6.0in" table:align="margins"/>
    </style:style>
    <style:style style:family="table-column" style:name="a56b062">
      <style:table-column-properties style:column-width="002.0000in" style:rel-column-width="21845*"/>
    </style:style>
    <style:style style:family="table-cell" style:name="a1b6d45">
      <style:table-cell-properties fo:border-bottom="0.0007in solid #000000" fo:border-left="0.0007in solid #000000" fo:border-right="none" fo:border-top="0.0007in solid #000000" fo:padding="0.0382in"/>
    </style:style>
    <style:style style:family="table-cell" style:name="abd3e3f">
      <style:table-cell-properties fo:border-bottom="0.0007in solid #000000" fo:border-left="0.0007in solid #000000" fo:border-right="none" fo:border-top="none" fo:padding="0.0382in"/>
    </style:style>
    <style:style style:family="table-cell" style:name="a80344d">
      <style:table-cell-properties fo:border="0.0007in solid #000000" fo:padding="0.0382in"/>
    </style:style>
    <style:style style:family="table-cell" style:name="a6d5e8e">
      <style:table-cell-properties fo:border="0.0007in solid #000000" fo:border-bottom="0.0007in solid #000000" fo:border-top="none" fo:padding="0.0382in"/>
    </style:style>
    <style:style style:family="paragraph" style:name="a4c422b">
      <style:paragraph-properties fo:break-before="page"/>
    </style:style>
    <style:style style:family="table" style:name="a89a759">
      <style:table-properties style:width="6.0in" table:align="margins"/>
    </style:style>
    <style:style style:family="table-column" style:name="acf4708">
      <style:table-column-properties style:column-width="002.0000in" style:rel-column-width="21845*"/>
    </style:style>
    <style:style style:family="table-cell" style:name="a176151">
      <style:table-cell-properties fo:border-bottom="0.0007in solid #000000" fo:border-left="0.0007in solid #000000" fo:border-right="none" fo:border-top="0.0007in solid #000000" fo:padding="0.0382in"/>
    </style:style>
    <style:style style:family="table-cell" style:name="a2dd057">
      <style:table-cell-properties fo:border-bottom="0.0007in solid #000000" fo:border-left="0.0007in solid #000000" fo:border-right="none" fo:border-top="none" fo:padding="0.0382in"/>
    </style:style>
    <style:style style:family="table-cell" style:name="acd33f7">
      <style:table-cell-properties fo:border="0.0007in solid #000000" fo:padding="0.0382in"/>
    </style:style>
    <style:style style:family="table-cell" style:name="a9b4d2e">
      <style:table-cell-properties fo:border="0.0007in solid #000000" fo:border-bottom="0.0007in solid #000000" fo:border-top="none" fo:padding="0.0382in"/>
    </style:style>
    <style:style style:family="paragraph" style:name="af27fe8">
      <style:paragraph-properties fo:break-before="page"/>
    </style:style>
    <style:style style:family="paragraph" style:name="a703922">
      <style:paragraph-properties fo:break-before="page"/>
    </style:style>
    <style:style style:family="table" style:name="a026d21">
      <style:table-properties style:width="6.0in" table:align="margins"/>
    </style:style>
    <style:style style:family="table-column" style:name="a456683">
      <style:table-column-properties style:column-width="002.0000in" style:rel-column-width="21845*"/>
    </style:style>
    <style:style style:family="table-cell" style:name="a1b9e85">
      <style:table-cell-properties fo:border-bottom="0.0007in solid #000000" fo:border-left="0.0007in solid #000000" fo:border-right="none" fo:border-top="0.0007in solid #000000" fo:padding="0.0382in"/>
    </style:style>
    <style:style style:family="table-cell" style:name="aab5e73">
      <style:table-cell-properties fo:border-bottom="0.0007in solid #000000" fo:border-left="0.0007in solid #000000" fo:border-right="none" fo:border-top="none" fo:padding="0.0382in"/>
    </style:style>
    <style:style style:family="table-cell" style:name="a46db18">
      <style:table-cell-properties fo:border="0.0007in solid #000000" fo:padding="0.0382in"/>
    </style:style>
    <style:style style:family="table-cell" style:name="a5d5e5d">
      <style:table-cell-properties fo:border="0.0007in solid #000000" fo:border-bottom="0.0007in solid #000000" fo:border-top="none" fo:padding="0.0382in"/>
    </style:style>
    <style:style style:family="paragraph" style:name="a0f1095">
      <style:paragraph-properties fo:break-before="page"/>
    </style:style>
    <style:style style:family="table" style:name="a87df96">
      <style:table-properties style:width="6.0in" table:align="margins"/>
    </style:style>
    <style:style style:family="table-column" style:name="a7b1a5c">
      <style:table-column-properties style:column-width="002.0000in" style:rel-column-width="21845*"/>
    </style:style>
    <style:style style:family="table-cell" style:name="a8c0f5d">
      <style:table-cell-properties fo:border-bottom="0.0007in solid #000000" fo:border-left="0.0007in solid #000000" fo:border-right="none" fo:border-top="0.0007in solid #000000" fo:padding="0.0382in"/>
    </style:style>
    <style:style style:family="table-cell" style:name="a20f2f0">
      <style:table-cell-properties fo:border-bottom="0.0007in solid #000000" fo:border-left="0.0007in solid #000000" fo:border-right="none" fo:border-top="none" fo:padding="0.0382in"/>
    </style:style>
    <style:style style:family="table-cell" style:name="a916a5f">
      <style:table-cell-properties fo:border="0.0007in solid #000000" fo:padding="0.0382in"/>
    </style:style>
    <style:style style:family="table-cell" style:name="a21a570">
      <style:table-cell-properties fo:border="0.0007in solid #000000" fo:border-bottom="0.0007in solid #000000" fo:border-top="none" fo:padding="0.0382in"/>
    </style:style>
    <style:style style:family="paragraph" style:name="ac61081">
      <style:paragraph-properties fo:break-before="page"/>
    </style:style>
    <style:style style:family="paragraph" style:name="a78b7c4">
      <style:paragraph-properties fo:break-before="page"/>
    </style:style>
    <style:style style:family="table" style:name="aca9aa4">
      <style:table-properties style:width="6.0in" table:align="margins"/>
    </style:style>
    <style:style style:family="table-column" style:name="a301d74">
      <style:table-column-properties style:column-width="002.0000in" style:rel-column-width="21845*"/>
    </style:style>
    <style:style style:family="table-cell" style:name="ae88582">
      <style:table-cell-properties fo:border-bottom="0.0007in solid #000000" fo:border-left="0.0007in solid #000000" fo:border-right="none" fo:border-top="0.0007in solid #000000" fo:padding="0.0382in"/>
    </style:style>
    <style:style style:family="table-cell" style:name="af64e58">
      <style:table-cell-properties fo:border-bottom="0.0007in solid #000000" fo:border-left="0.0007in solid #000000" fo:border-right="none" fo:border-top="none" fo:padding="0.0382in"/>
    </style:style>
    <style:style style:family="table-cell" style:name="a27e202">
      <style:table-cell-properties fo:border="0.0007in solid #000000" fo:padding="0.0382in"/>
    </style:style>
    <style:style style:family="table-cell" style:name="af61b95">
      <style:table-cell-properties fo:border="0.0007in solid #000000" fo:border-bottom="0.0007in solid #000000" fo:border-top="none" fo:padding="0.0382in"/>
    </style:style>
    <style:style style:family="paragraph" style:name="a832c7f">
      <style:paragraph-properties fo:break-before="page"/>
    </style:style>
    <style:style style:family="table" style:name="a0a90a3">
      <style:table-properties style:width="6.0in" table:align="margins"/>
    </style:style>
    <style:style style:family="table-column" style:name="a8c31f4">
      <style:table-column-properties style:column-width="002.0000in" style:rel-column-width="21845*"/>
    </style:style>
    <style:style style:family="table-cell" style:name="ad3d542">
      <style:table-cell-properties fo:border-bottom="0.0007in solid #000000" fo:border-left="0.0007in solid #000000" fo:border-right="none" fo:border-top="0.0007in solid #000000" fo:padding="0.0382in"/>
    </style:style>
    <style:style style:family="table-cell" style:name="a1c0301">
      <style:table-cell-properties fo:border-bottom="0.0007in solid #000000" fo:border-left="0.0007in solid #000000" fo:border-right="none" fo:border-top="none" fo:padding="0.0382in"/>
    </style:style>
    <style:style style:family="table-cell" style:name="a57e0a7">
      <style:table-cell-properties fo:border="0.0007in solid #000000" fo:padding="0.0382in"/>
    </style:style>
    <style:style style:family="table-cell" style:name="abf6239">
      <style:table-cell-properties fo:border="0.0007in solid #000000" fo:border-bottom="0.0007in solid #000000" fo:border-top="none" fo:padding="0.0382in"/>
    </style:style>
    <style:style style:family="paragraph" style:name="aba1d37">
      <style:paragraph-properties fo:break-before="page"/>
    </style:style>
    <style:style style:family="table" style:name="aaa1c41">
      <style:table-properties style:width="6.0in" table:align="margins"/>
    </style:style>
    <style:style style:family="table-column" style:name="ae31fa9">
      <style:table-column-properties style:column-width="002.0000in" style:rel-column-width="21845*"/>
    </style:style>
    <style:style style:family="table-cell" style:name="a1b8d8d">
      <style:table-cell-properties fo:border-bottom="0.0007in solid #000000" fo:border-left="0.0007in solid #000000" fo:border-right="none" fo:border-top="0.0007in solid #000000" fo:padding="0.0382in"/>
    </style:style>
    <style:style style:family="table-cell" style:name="a548b5d">
      <style:table-cell-properties fo:border-bottom="0.0007in solid #000000" fo:border-left="0.0007in solid #000000" fo:border-right="none" fo:border-top="none" fo:padding="0.0382in"/>
    </style:style>
    <style:style style:family="table-cell" style:name="a5e82d5">
      <style:table-cell-properties fo:border="0.0007in solid #000000" fo:padding="0.0382in"/>
    </style:style>
    <style:style style:family="table-cell" style:name="ab86936">
      <style:table-cell-properties fo:border="0.0007in solid #000000" fo:border-bottom="0.0007in solid #000000" fo:border-top="none" fo:padding="0.0382in"/>
    </style:style>
    <style:style style:family="paragraph" style:name="a5bdea9">
      <style:paragraph-properties fo:break-before="page"/>
    </style:style>
    <style:style style:family="table" style:name="a4dd56c">
      <style:table-properties style:width="6.0in" table:align="margins"/>
    </style:style>
    <style:style style:family="table-column" style:name="a133f8d">
      <style:table-column-properties style:column-width="002.0000in" style:rel-column-width="21845*"/>
    </style:style>
    <style:style style:family="table-cell" style:name="a2a3bed">
      <style:table-cell-properties fo:border-bottom="0.0007in solid #000000" fo:border-left="0.0007in solid #000000" fo:border-right="none" fo:border-top="0.0007in solid #000000" fo:padding="0.0382in"/>
    </style:style>
    <style:style style:family="table-cell" style:name="a0c87a1">
      <style:table-cell-properties fo:border-bottom="0.0007in solid #000000" fo:border-left="0.0007in solid #000000" fo:border-right="none" fo:border-top="none" fo:padding="0.0382in"/>
    </style:style>
    <style:style style:family="table-cell" style:name="a55a26b">
      <style:table-cell-properties fo:border="0.0007in solid #000000" fo:padding="0.0382in"/>
    </style:style>
    <style:style style:family="table-cell" style:name="ae1dfbf">
      <style:table-cell-properties fo:border="0.0007in solid #000000" fo:border-bottom="0.0007in solid #000000" fo:border-top="none" fo:padding="0.0382in"/>
    </style:style>
    <style:style style:family="paragraph" style:name="a3cfa27">
      <style:paragraph-properties fo:break-before="page"/>
    </style:style>
    <style:style style:family="table" style:name="a98dd87">
      <style:table-properties style:width="6.0in" table:align="margins"/>
    </style:style>
    <style:style style:family="table-column" style:name="a6e62fd">
      <style:table-column-properties style:column-width="002.0000in" style:rel-column-width="21845*"/>
    </style:style>
    <style:style style:family="table-cell" style:name="a7414cf">
      <style:table-cell-properties fo:border-bottom="0.0007in solid #000000" fo:border-left="0.0007in solid #000000" fo:border-right="none" fo:border-top="0.0007in solid #000000" fo:padding="0.0382in"/>
    </style:style>
    <style:style style:family="table-cell" style:name="a63ec6a">
      <style:table-cell-properties fo:border-bottom="0.0007in solid #000000" fo:border-left="0.0007in solid #000000" fo:border-right="none" fo:border-top="none" fo:padding="0.0382in"/>
    </style:style>
    <style:style style:family="table-cell" style:name="ad9d262">
      <style:table-cell-properties fo:border="0.0007in solid #000000" fo:padding="0.0382in"/>
    </style:style>
    <style:style style:family="table-cell" style:name="a90f874">
      <style:table-cell-properties fo:border="0.0007in solid #000000" fo:border-bottom="0.0007in solid #000000" fo:border-top="none" fo:padding="0.0382in"/>
    </style:style>
    <style:style style:family="paragraph" style:name="a9a4710">
      <style:paragraph-properties fo:break-before="page"/>
    </style:style>
    <style:style style:family="paragraph" style:name="a702faa">
      <style:paragraph-properties fo:break-before="page"/>
    </style:style>
    <style:style style:family="table" style:name="a544773">
      <style:table-properties style:width="6.0in" table:align="margins"/>
    </style:style>
    <style:style style:family="table-column" style:name="ae334c0">
      <style:table-column-properties style:column-width="002.0000in" style:rel-column-width="21845*"/>
    </style:style>
    <style:style style:family="table-cell" style:name="a9535f0">
      <style:table-cell-properties fo:border-bottom="0.0007in solid #000000" fo:border-left="0.0007in solid #000000" fo:border-right="none" fo:border-top="0.0007in solid #000000" fo:padding="0.0382in"/>
    </style:style>
    <style:style style:family="table-cell" style:name="a75395c">
      <style:table-cell-properties fo:border-bottom="0.0007in solid #000000" fo:border-left="0.0007in solid #000000" fo:border-right="none" fo:border-top="none" fo:padding="0.0382in"/>
    </style:style>
    <style:style style:family="table-cell" style:name="a0bf1cf">
      <style:table-cell-properties fo:border="0.0007in solid #000000" fo:padding="0.0382in"/>
    </style:style>
    <style:style style:family="table-cell" style:name="a957d2b">
      <style:table-cell-properties fo:border="0.0007in solid #000000" fo:border-bottom="0.0007in solid #000000" fo:border-top="none" fo:padding="0.0382in"/>
    </style:style>
    <style:style style:family="paragraph" style:name="a48ff7a">
      <style:paragraph-properties fo:break-before="page"/>
    </style:style>
    <style:style style:family="table" style:name="a71db57">
      <style:table-properties style:width="6.0in" table:align="margins"/>
    </style:style>
    <style:style style:family="table-column" style:name="aeccb3f">
      <style:table-column-properties style:column-width="002.0000in" style:rel-column-width="21845*"/>
    </style:style>
    <style:style style:family="table-cell" style:name="afb19df">
      <style:table-cell-properties fo:border-bottom="0.0007in solid #000000" fo:border-left="0.0007in solid #000000" fo:border-right="none" fo:border-top="0.0007in solid #000000" fo:padding="0.0382in"/>
    </style:style>
    <style:style style:family="table-cell" style:name="a412920">
      <style:table-cell-properties fo:border-bottom="0.0007in solid #000000" fo:border-left="0.0007in solid #000000" fo:border-right="none" fo:border-top="none" fo:padding="0.0382in"/>
    </style:style>
    <style:style style:family="table-cell" style:name="abff188">
      <style:table-cell-properties fo:border="0.0007in solid #000000" fo:padding="0.0382in"/>
    </style:style>
    <style:style style:family="table-cell" style:name="a524981">
      <style:table-cell-properties fo:border="0.0007in solid #000000" fo:border-bottom="0.0007in solid #000000" fo:border-top="none" fo:padding="0.0382in"/>
    </style:style>
    <style:style style:family="paragraph" style:name="a97fc46">
      <style:paragraph-properties fo:break-before="page"/>
    </style:style>
    <style:style style:family="table" style:name="a0683de">
      <style:table-properties style:width="6.0in" table:align="margins"/>
    </style:style>
    <style:style style:family="table-column" style:name="aa82375">
      <style:table-column-properties style:column-width="002.0000in" style:rel-column-width="21845*"/>
    </style:style>
    <style:style style:family="table-cell" style:name="a20d5c3">
      <style:table-cell-properties fo:border-bottom="0.0007in solid #000000" fo:border-left="0.0007in solid #000000" fo:border-right="none" fo:border-top="0.0007in solid #000000" fo:padding="0.0382in"/>
    </style:style>
    <style:style style:family="table-cell" style:name="aae062e">
      <style:table-cell-properties fo:border-bottom="0.0007in solid #000000" fo:border-left="0.0007in solid #000000" fo:border-right="none" fo:border-top="none" fo:padding="0.0382in"/>
    </style:style>
    <style:style style:family="table-cell" style:name="ac905a7">
      <style:table-cell-properties fo:border="0.0007in solid #000000" fo:padding="0.0382in"/>
    </style:style>
    <style:style style:family="table-cell" style:name="afa638e">
      <style:table-cell-properties fo:border="0.0007in solid #000000" fo:border-bottom="0.0007in solid #000000" fo:border-top="none" fo:padding="0.0382in"/>
    </style:style>
    <style:style style:family="paragraph" style:name="a3b3e82">
      <style:paragraph-properties fo:break-before="page"/>
    </style:style>
    <style:style style:family="table" style:name="a4b1bca">
      <style:table-properties style:width="6.0in" table:align="margins"/>
    </style:style>
    <style:style style:family="table-column" style:name="ac8f222">
      <style:table-column-properties style:column-width="002.0000in" style:rel-column-width="21845*"/>
    </style:style>
    <style:style style:family="table-cell" style:name="a371651">
      <style:table-cell-properties fo:border-bottom="0.0007in solid #000000" fo:border-left="0.0007in solid #000000" fo:border-right="none" fo:border-top="0.0007in solid #000000" fo:padding="0.0382in"/>
    </style:style>
    <style:style style:family="table-cell" style:name="adb1dab">
      <style:table-cell-properties fo:border-bottom="0.0007in solid #000000" fo:border-left="0.0007in solid #000000" fo:border-right="none" fo:border-top="none" fo:padding="0.0382in"/>
    </style:style>
    <style:style style:family="table-cell" style:name="af88a75">
      <style:table-cell-properties fo:border="0.0007in solid #000000" fo:padding="0.0382in"/>
    </style:style>
    <style:style style:family="table-cell" style:name="a3becbb">
      <style:table-cell-properties fo:border="0.0007in solid #000000" fo:border-bottom="0.0007in solid #000000" fo:border-top="none" fo:padding="0.0382in"/>
    </style:style>
    <style:style style:family="paragraph" style:name="aa80b3a">
      <style:paragraph-properties fo:break-before="page"/>
    </style:style>
    <style:style style:family="table" style:name="a786d18">
      <style:table-properties style:width="6.0in" table:align="margins"/>
    </style:style>
    <style:style style:family="table-column" style:name="af38e56">
      <style:table-column-properties style:column-width="002.0000in" style:rel-column-width="21845*"/>
    </style:style>
    <style:style style:family="table-cell" style:name="aa3cdfc">
      <style:table-cell-properties fo:border-bottom="0.0007in solid #000000" fo:border-left="0.0007in solid #000000" fo:border-right="none" fo:border-top="0.0007in solid #000000" fo:padding="0.0382in"/>
    </style:style>
    <style:style style:family="table-cell" style:name="ac3b18a">
      <style:table-cell-properties fo:border-bottom="0.0007in solid #000000" fo:border-left="0.0007in solid #000000" fo:border-right="none" fo:border-top="none" fo:padding="0.0382in"/>
    </style:style>
    <style:style style:family="table-cell" style:name="a79c34c">
      <style:table-cell-properties fo:border="0.0007in solid #000000" fo:padding="0.0382in"/>
    </style:style>
    <style:style style:family="table-cell" style:name="a4600c5">
      <style:table-cell-properties fo:border="0.0007in solid #000000" fo:border-bottom="0.0007in solid #000000" fo:border-top="none" fo:padding="0.0382in"/>
    </style:style>
    <style:style style:family="paragraph" style:name="aae5646">
      <style:paragraph-properties fo:break-before="page"/>
    </style:style>
    <style:style style:family="table" style:name="a5832d4">
      <style:table-properties style:width="6.0in" table:align="margins"/>
    </style:style>
    <style:style style:family="table-column" style:name="adbf295">
      <style:table-column-properties style:column-width="002.0000in" style:rel-column-width="21845*"/>
    </style:style>
    <style:style style:family="table-cell" style:name="a2d7982">
      <style:table-cell-properties fo:border-bottom="0.0007in solid #000000" fo:border-left="0.0007in solid #000000" fo:border-right="none" fo:border-top="0.0007in solid #000000" fo:padding="0.0382in"/>
    </style:style>
    <style:style style:family="table-cell" style:name="abe17c3">
      <style:table-cell-properties fo:border-bottom="0.0007in solid #000000" fo:border-left="0.0007in solid #000000" fo:border-right="none" fo:border-top="none" fo:padding="0.0382in"/>
    </style:style>
    <style:style style:family="table-cell" style:name="a475d63">
      <style:table-cell-properties fo:border="0.0007in solid #000000" fo:padding="0.0382in"/>
    </style:style>
    <style:style style:family="table-cell" style:name="a5d046b">
      <style:table-cell-properties fo:border="0.0007in solid #000000" fo:border-bottom="0.0007in solid #000000" fo:border-top="none" fo:padding="0.0382in"/>
    </style:style>
    <style:style style:family="paragraph" style:name="afe6cc5">
      <style:paragraph-properties fo:break-before="page"/>
    </style:style>
    <style:style style:family="table" style:name="a2e31be">
      <style:table-properties style:width="6.0in" table:align="margins"/>
    </style:style>
    <style:style style:family="table-column" style:name="a0f886d">
      <style:table-column-properties style:column-width="002.0000in" style:rel-column-width="21845*"/>
    </style:style>
    <style:style style:family="table-cell" style:name="a7bcb2a">
      <style:table-cell-properties fo:border-bottom="0.0007in solid #000000" fo:border-left="0.0007in solid #000000" fo:border-right="none" fo:border-top="0.0007in solid #000000" fo:padding="0.0382in"/>
    </style:style>
    <style:style style:family="table-cell" style:name="a18101b">
      <style:table-cell-properties fo:border-bottom="0.0007in solid #000000" fo:border-left="0.0007in solid #000000" fo:border-right="none" fo:border-top="none" fo:padding="0.0382in"/>
    </style:style>
    <style:style style:family="table-cell" style:name="a3bb73e">
      <style:table-cell-properties fo:border="0.0007in solid #000000" fo:padding="0.0382in"/>
    </style:style>
    <style:style style:family="table-cell" style:name="af8dc11">
      <style:table-cell-properties fo:border="0.0007in solid #000000" fo:border-bottom="0.0007in solid #000000" fo:border-top="none" fo:padding="0.0382in"/>
    </style:style>
    <style:style style:family="paragraph" style:name="aca8416">
      <style:paragraph-properties fo:break-before="page"/>
    </style:style>
    <style:style style:family="table" style:name="a8d1006">
      <style:table-properties style:width="6.0in" table:align="margins"/>
    </style:style>
    <style:style style:family="table-column" style:name="a40daf3">
      <style:table-column-properties style:column-width="002.0000in" style:rel-column-width="21845*"/>
    </style:style>
    <style:style style:family="table-cell" style:name="a81a732">
      <style:table-cell-properties fo:border-bottom="0.0007in solid #000000" fo:border-left="0.0007in solid #000000" fo:border-right="none" fo:border-top="0.0007in solid #000000" fo:padding="0.0382in"/>
    </style:style>
    <style:style style:family="table-cell" style:name="aa843b5">
      <style:table-cell-properties fo:border-bottom="0.0007in solid #000000" fo:border-left="0.0007in solid #000000" fo:border-right="none" fo:border-top="none" fo:padding="0.0382in"/>
    </style:style>
    <style:style style:family="table-cell" style:name="adc6083">
      <style:table-cell-properties fo:border="0.0007in solid #000000" fo:padding="0.0382in"/>
    </style:style>
    <style:style style:family="table-cell" style:name="a973a76">
      <style:table-cell-properties fo:border="0.0007in solid #000000" fo:border-bottom="0.0007in solid #000000" fo:border-top="none" fo:padding="0.0382in"/>
    </style:style>
    <style:style style:family="paragraph" style:name="a8fad0f">
      <style:paragraph-properties fo:break-before="page"/>
    </style:style>
    <style:style style:family="table" style:name="a722670">
      <style:table-properties style:width="6.0in" table:align="margins"/>
    </style:style>
    <style:style style:family="table-column" style:name="a74b24d">
      <style:table-column-properties style:column-width="002.0000in" style:rel-column-width="21845*"/>
    </style:style>
    <style:style style:family="table-cell" style:name="a07e2db">
      <style:table-cell-properties fo:border-bottom="0.0007in solid #000000" fo:border-left="0.0007in solid #000000" fo:border-right="none" fo:border-top="0.0007in solid #000000" fo:padding="0.0382in"/>
    </style:style>
    <style:style style:family="table-cell" style:name="aff94bd">
      <style:table-cell-properties fo:border-bottom="0.0007in solid #000000" fo:border-left="0.0007in solid #000000" fo:border-right="none" fo:border-top="none" fo:padding="0.0382in"/>
    </style:style>
    <style:style style:family="table-cell" style:name="aa27f90">
      <style:table-cell-properties fo:border="0.0007in solid #000000" fo:padding="0.0382in"/>
    </style:style>
    <style:style style:family="table-cell" style:name="ac456fb">
      <style:table-cell-properties fo:border="0.0007in solid #000000" fo:border-bottom="0.0007in solid #000000" fo:border-top="none" fo:padding="0.0382in"/>
    </style:style>
    <style:style style:family="paragraph" style:name="a28e888">
      <style:paragraph-properties fo:break-before="page"/>
    </style:style>
    <style:style style:family="table" style:name="a66e468">
      <style:table-properties style:width="6.0in" table:align="margins"/>
    </style:style>
    <style:style style:family="table-column" style:name="a218080">
      <style:table-column-properties style:column-width="002.0000in" style:rel-column-width="21845*"/>
    </style:style>
    <style:style style:family="table-cell" style:name="a469de9">
      <style:table-cell-properties fo:border-bottom="0.0007in solid #000000" fo:border-left="0.0007in solid #000000" fo:border-right="none" fo:border-top="0.0007in solid #000000" fo:padding="0.0382in"/>
    </style:style>
    <style:style style:family="table-cell" style:name="a69ac68">
      <style:table-cell-properties fo:border-bottom="0.0007in solid #000000" fo:border-left="0.0007in solid #000000" fo:border-right="none" fo:border-top="none" fo:padding="0.0382in"/>
    </style:style>
    <style:style style:family="table-cell" style:name="a403263">
      <style:table-cell-properties fo:border="0.0007in solid #000000" fo:padding="0.0382in"/>
    </style:style>
    <style:style style:family="table-cell" style:name="a401263">
      <style:table-cell-properties fo:border="0.0007in solid #000000" fo:border-bottom="0.0007in solid #000000" fo:border-top="none" fo:padding="0.0382in"/>
    </style:style>
    <style:style style:family="paragraph" style:name="a56f3f2">
      <style:paragraph-properties fo:break-before="page"/>
    </style:style>
    <style:style style:family="paragraph" style:name="ad8286c">
      <style:paragraph-properties fo:break-before="page"/>
    </style:style>
    <style:style style:family="table" style:name="a44760c">
      <style:table-properties style:width="6.0in" table:align="margins"/>
    </style:style>
    <style:style style:family="table-column" style:name="a72dc01">
      <style:table-column-properties style:column-width="002.0000in" style:rel-column-width="21845*"/>
    </style:style>
    <style:style style:family="table-cell" style:name="a914ffd">
      <style:table-cell-properties fo:border-bottom="0.0007in solid #000000" fo:border-left="0.0007in solid #000000" fo:border-right="none" fo:border-top="0.0007in solid #000000" fo:padding="0.0382in"/>
    </style:style>
    <style:style style:family="table-cell" style:name="adadd55">
      <style:table-cell-properties fo:border-bottom="0.0007in solid #000000" fo:border-left="0.0007in solid #000000" fo:border-right="none" fo:border-top="none" fo:padding="0.0382in"/>
    </style:style>
    <style:style style:family="table-cell" style:name="a67a280">
      <style:table-cell-properties fo:border="0.0007in solid #000000" fo:padding="0.0382in"/>
    </style:style>
    <style:style style:family="table-cell" style:name="ae8adf4">
      <style:table-cell-properties fo:border="0.0007in solid #000000" fo:border-bottom="0.0007in solid #000000" fo:border-top="none" fo:padding="0.0382in"/>
    </style:style>
    <style:style style:family="paragraph" style:name="a2eb657">
      <style:paragraph-properties fo:break-before="page"/>
    </style:style>
    <style:style style:family="table" style:name="a343bd3">
      <style:table-properties style:width="6.0in" table:align="margins"/>
    </style:style>
    <style:style style:family="table-column" style:name="ac9f51d">
      <style:table-column-properties style:column-width="002.0000in" style:rel-column-width="21845*"/>
    </style:style>
    <style:style style:family="table-cell" style:name="a84cf37">
      <style:table-cell-properties fo:border-bottom="0.0007in solid #000000" fo:border-left="0.0007in solid #000000" fo:border-right="none" fo:border-top="0.0007in solid #000000" fo:padding="0.0382in"/>
    </style:style>
    <style:style style:family="table-cell" style:name="a1bdcd8">
      <style:table-cell-properties fo:border-bottom="0.0007in solid #000000" fo:border-left="0.0007in solid #000000" fo:border-right="none" fo:border-top="none" fo:padding="0.0382in"/>
    </style:style>
    <style:style style:family="table-cell" style:name="aa5a2f6">
      <style:table-cell-properties fo:border="0.0007in solid #000000" fo:padding="0.0382in"/>
    </style:style>
    <style:style style:family="table-cell" style:name="af2a1d2">
      <style:table-cell-properties fo:border="0.0007in solid #000000" fo:border-bottom="0.0007in solid #000000" fo:border-top="none" fo:padding="0.0382in"/>
    </style:style>
    <style:style style:family="paragraph" style:name="a9ae3f5">
      <style:paragraph-properties fo:break-before="page"/>
    </style:style>
    <style:style style:family="paragraph" style:name="a7f39e6">
      <style:paragraph-properties fo:break-before="page"/>
    </style:style>
    <style:style style:family="table" style:name="a714dea">
      <style:table-properties style:width="6.0in" table:align="margins"/>
    </style:style>
    <style:style style:family="table-column" style:name="ad3c743">
      <style:table-column-properties style:column-width="002.0000in" style:rel-column-width="21845*"/>
    </style:style>
    <style:style style:family="table-cell" style:name="a0768b8">
      <style:table-cell-properties fo:border-bottom="0.0007in solid #000000" fo:border-left="0.0007in solid #000000" fo:border-right="none" fo:border-top="0.0007in solid #000000" fo:padding="0.0382in"/>
    </style:style>
    <style:style style:family="table-cell" style:name="a03083b">
      <style:table-cell-properties fo:border-bottom="0.0007in solid #000000" fo:border-left="0.0007in solid #000000" fo:border-right="none" fo:border-top="none" fo:padding="0.0382in"/>
    </style:style>
    <style:style style:family="table-cell" style:name="acbcb06">
      <style:table-cell-properties fo:border="0.0007in solid #000000" fo:padding="0.0382in"/>
    </style:style>
    <style:style style:family="table-cell" style:name="a6ad4bd">
      <style:table-cell-properties fo:border="0.0007in solid #000000" fo:border-bottom="0.0007in solid #000000" fo:border-top="none" fo:padding="0.0382in"/>
    </style:style>
    <style:style style:family="paragraph" style:name="ae4fbd6">
      <style:paragraph-properties fo:break-before="page"/>
    </style:style>
    <style:style style:family="table" style:name="a7f097e">
      <style:table-properties style:width="6.0in" table:align="margins"/>
    </style:style>
    <style:style style:family="table-column" style:name="a06d630">
      <style:table-column-properties style:column-width="002.0000in" style:rel-column-width="21845*"/>
    </style:style>
    <style:style style:family="table-cell" style:name="a4bcbf6">
      <style:table-cell-properties fo:border-bottom="0.0007in solid #000000" fo:border-left="0.0007in solid #000000" fo:border-right="none" fo:border-top="0.0007in solid #000000" fo:padding="0.0382in"/>
    </style:style>
    <style:style style:family="table-cell" style:name="a2bef41">
      <style:table-cell-properties fo:border-bottom="0.0007in solid #000000" fo:border-left="0.0007in solid #000000" fo:border-right="none" fo:border-top="none" fo:padding="0.0382in"/>
    </style:style>
    <style:style style:family="table-cell" style:name="a8d11b1">
      <style:table-cell-properties fo:border="0.0007in solid #000000" fo:padding="0.0382in"/>
    </style:style>
    <style:style style:family="table-cell" style:name="ae0b07e">
      <style:table-cell-properties fo:border="0.0007in solid #000000" fo:border-bottom="0.0007in solid #000000" fo:border-top="none" fo:padding="0.0382in"/>
    </style:style>
    <style:style style:family="paragraph" style:name="a0908a2">
      <style:paragraph-properties fo:break-before="page"/>
    </style:style>
    <style:style style:family="table" style:name="afedc94">
      <style:table-properties style:width="6.0in" table:align="margins"/>
    </style:style>
    <style:style style:family="table-column" style:name="a2aa56a">
      <style:table-column-properties style:column-width="002.0000in" style:rel-column-width="21845*"/>
    </style:style>
    <style:style style:family="table-cell" style:name="aec4f45">
      <style:table-cell-properties fo:border-bottom="0.0007in solid #000000" fo:border-left="0.0007in solid #000000" fo:border-right="none" fo:border-top="0.0007in solid #000000" fo:padding="0.0382in"/>
    </style:style>
    <style:style style:family="table-cell" style:name="a3477d3">
      <style:table-cell-properties fo:border-bottom="0.0007in solid #000000" fo:border-left="0.0007in solid #000000" fo:border-right="none" fo:border-top="none" fo:padding="0.0382in"/>
    </style:style>
    <style:style style:family="table-cell" style:name="a443583">
      <style:table-cell-properties fo:border="0.0007in solid #000000" fo:padding="0.0382in"/>
    </style:style>
    <style:style style:family="table-cell" style:name="ac934dd">
      <style:table-cell-properties fo:border="0.0007in solid #000000" fo:border-bottom="0.0007in solid #000000" fo:border-top="none" fo:padding="0.0382in"/>
    </style:style>
    <style:style style:family="paragraph" style:name="a77fc5c">
      <style:paragraph-properties fo:break-before="page"/>
    </style:style>
    <style:style style:family="table" style:name="aaa692d">
      <style:table-properties style:width="6.0in" table:align="margins"/>
    </style:style>
    <style:style style:family="table-column" style:name="a720a8a">
      <style:table-column-properties style:column-width="002.0000in" style:rel-column-width="21845*"/>
    </style:style>
    <style:style style:family="table-cell" style:name="a15bdb7">
      <style:table-cell-properties fo:border-bottom="0.0007in solid #000000" fo:border-left="0.0007in solid #000000" fo:border-right="none" fo:border-top="0.0007in solid #000000" fo:padding="0.0382in"/>
    </style:style>
    <style:style style:family="table-cell" style:name="ab141bd">
      <style:table-cell-properties fo:border-bottom="0.0007in solid #000000" fo:border-left="0.0007in solid #000000" fo:border-right="none" fo:border-top="none" fo:padding="0.0382in"/>
    </style:style>
    <style:style style:family="table-cell" style:name="af163e9">
      <style:table-cell-properties fo:border="0.0007in solid #000000" fo:padding="0.0382in"/>
    </style:style>
    <style:style style:family="table-cell" style:name="a1e81f7">
      <style:table-cell-properties fo:border="0.0007in solid #000000" fo:border-bottom="0.0007in solid #000000" fo:border-top="none" fo:padding="0.0382in"/>
    </style:style>
    <style:style style:family="paragraph" style:name="a4fddc8">
      <style:paragraph-properties fo:break-before="page"/>
    </style:style>
    <style:style style:family="table" style:name="a063a79">
      <style:table-properties style:width="6.0in" table:align="margins"/>
    </style:style>
    <style:style style:family="table-column" style:name="abda9a6">
      <style:table-column-properties style:column-width="002.0000in" style:rel-column-width="21845*"/>
    </style:style>
    <style:style style:family="table-cell" style:name="afcb93e">
      <style:table-cell-properties fo:border-bottom="0.0007in solid #000000" fo:border-left="0.0007in solid #000000" fo:border-right="none" fo:border-top="0.0007in solid #000000" fo:padding="0.0382in"/>
    </style:style>
    <style:style style:family="table-cell" style:name="a3fa07f">
      <style:table-cell-properties fo:border-bottom="0.0007in solid #000000" fo:border-left="0.0007in solid #000000" fo:border-right="none" fo:border-top="none" fo:padding="0.0382in"/>
    </style:style>
    <style:style style:family="table-cell" style:name="aeda2eb">
      <style:table-cell-properties fo:border="0.0007in solid #000000" fo:padding="0.0382in"/>
    </style:style>
    <style:style style:family="table-cell" style:name="a12510e">
      <style:table-cell-properties fo:border="0.0007in solid #000000" fo:border-bottom="0.0007in solid #000000" fo:border-top="none" fo:padding="0.0382in"/>
    </style:style>
    <style:style style:family="paragraph" style:name="a6b0aa6">
      <style:paragraph-properties fo:break-before="page"/>
    </style:style>
    <style:style style:family="table" style:name="ab89132">
      <style:table-properties style:width="6.0in" table:align="margins"/>
    </style:style>
    <style:style style:family="table-column" style:name="a504256">
      <style:table-column-properties style:column-width="002.0000in" style:rel-column-width="21845*"/>
    </style:style>
    <style:style style:family="table-cell" style:name="a0d2242">
      <style:table-cell-properties fo:border-bottom="0.0007in solid #000000" fo:border-left="0.0007in solid #000000" fo:border-right="none" fo:border-top="0.0007in solid #000000" fo:padding="0.0382in"/>
    </style:style>
    <style:style style:family="table-cell" style:name="a9cf136">
      <style:table-cell-properties fo:border-bottom="0.0007in solid #000000" fo:border-left="0.0007in solid #000000" fo:border-right="none" fo:border-top="none" fo:padding="0.0382in"/>
    </style:style>
    <style:style style:family="table-cell" style:name="a1fdc3c">
      <style:table-cell-properties fo:border="0.0007in solid #000000" fo:padding="0.0382in"/>
    </style:style>
    <style:style style:family="table-cell" style:name="ac787b4">
      <style:table-cell-properties fo:border="0.0007in solid #000000" fo:border-bottom="0.0007in solid #000000" fo:border-top="none" fo:padding="0.0382in"/>
    </style:style>
    <style:style style:family="paragraph" style:name="a259f25">
      <style:paragraph-properties fo:break-before="page"/>
    </style:style>
    <style:style style:family="paragraph" style:name="ab80503">
      <style:paragraph-properties fo:break-before="page"/>
    </style:style>
    <style:style style:family="table" style:name="a9a88e3">
      <style:table-properties style:width="6.0in" table:align="margins"/>
    </style:style>
    <style:style style:family="table-column" style:name="ac673ef">
      <style:table-column-properties style:column-width="002.0000in" style:rel-column-width="21845*"/>
    </style:style>
    <style:style style:family="table-cell" style:name="a8ae16a">
      <style:table-cell-properties fo:border-bottom="0.0007in solid #000000" fo:border-left="0.0007in solid #000000" fo:border-right="none" fo:border-top="0.0007in solid #000000" fo:padding="0.0382in"/>
    </style:style>
    <style:style style:family="table-cell" style:name="af0c9c3">
      <style:table-cell-properties fo:border-bottom="0.0007in solid #000000" fo:border-left="0.0007in solid #000000" fo:border-right="none" fo:border-top="none" fo:padding="0.0382in"/>
    </style:style>
    <style:style style:family="table-cell" style:name="a601617">
      <style:table-cell-properties fo:border="0.0007in solid #000000" fo:padding="0.0382in"/>
    </style:style>
    <style:style style:family="table-cell" style:name="a8b2b5c">
      <style:table-cell-properties fo:border="0.0007in solid #000000" fo:border-bottom="0.0007in solid #000000" fo:border-top="none" fo:padding="0.0382in"/>
    </style:style>
    <style:style style:family="paragraph" style:name="a573879">
      <style:paragraph-properties fo:break-before="page"/>
    </style:style>
    <style:style style:family="paragraph" style:name="ad149b5">
      <style:paragraph-properties fo:break-before="page"/>
    </style:style>
    <style:style style:family="table" style:name="a2d03fa">
      <style:table-properties style:width="6.0in" table:align="margins"/>
    </style:style>
    <style:style style:family="table-column" style:name="a68c889">
      <style:table-column-properties style:column-width="002.0000in" style:rel-column-width="21845*"/>
    </style:style>
    <style:style style:family="table-cell" style:name="a83b11c">
      <style:table-cell-properties fo:border-bottom="0.0007in solid #000000" fo:border-left="0.0007in solid #000000" fo:border-right="none" fo:border-top="0.0007in solid #000000" fo:padding="0.0382in"/>
    </style:style>
    <style:style style:family="table-cell" style:name="a58b6d7">
      <style:table-cell-properties fo:border-bottom="0.0007in solid #000000" fo:border-left="0.0007in solid #000000" fo:border-right="none" fo:border-top="none" fo:padding="0.0382in"/>
    </style:style>
    <style:style style:family="table-cell" style:name="af81439">
      <style:table-cell-properties fo:border="0.0007in solid #000000" fo:padding="0.0382in"/>
    </style:style>
    <style:style style:family="table-cell" style:name="a924a5c">
      <style:table-cell-properties fo:border="0.0007in solid #000000" fo:border-bottom="0.0007in solid #000000" fo:border-top="none" fo:padding="0.0382in"/>
    </style:style>
    <style:style style:family="paragraph" style:name="ae0f107">
      <style:paragraph-properties fo:break-before="page"/>
    </style:style>
    <style:style style:family="paragraph" style:name="a908c69">
      <style:paragraph-properties fo:break-before="page"/>
    </style:style>
    <style:style style:family="paragraph" style:name="adc4b3c">
      <style:paragraph-properties fo:break-before="page"/>
    </style:style>
    <style:style style:family="paragraph" style:name="a10b782">
      <style:paragraph-properties fo:break-before="page"/>
    </style:style>
    <style:style style:family="paragraph" style:name="ade102a">
      <style:paragraph-properties fo:break-before="page"/>
    </style:style>
    <style:style style:family="paragraph" style:name="a88eacb">
      <style:paragraph-properties fo:break-before="page"/>
    </style:style>
    <style:style style:family="paragraph" style:name="aa0fc1b">
      <style:paragraph-properties fo:break-before="page"/>
    </style:style>
    <style:style style:family="table" style:name="af7d12b">
      <style:table-properties style:width="6.0in" table:align="margins"/>
    </style:style>
    <style:style style:family="table-column" style:name="a9159d0">
      <style:table-column-properties style:column-width="002.0000in" style:rel-column-width="21845*"/>
    </style:style>
    <style:style style:family="table-cell" style:name="a6b279e">
      <style:table-cell-properties fo:border-bottom="0.0007in solid #000000" fo:border-left="0.0007in solid #000000" fo:border-right="none" fo:border-top="0.0007in solid #000000" fo:padding="0.0382in"/>
    </style:style>
    <style:style style:family="table-cell" style:name="a686969">
      <style:table-cell-properties fo:border-bottom="0.0007in solid #000000" fo:border-left="0.0007in solid #000000" fo:border-right="none" fo:border-top="none" fo:padding="0.0382in"/>
    </style:style>
    <style:style style:family="table-cell" style:name="a3def20">
      <style:table-cell-properties fo:border="0.0007in solid #000000" fo:padding="0.0382in"/>
    </style:style>
    <style:style style:family="table-cell" style:name="a4a1f95">
      <style:table-cell-properties fo:border="0.0007in solid #000000" fo:border-bottom="0.0007in solid #000000" fo:border-top="none" fo:padding="0.0382in"/>
    </style:style>
    <style:style style:family="paragraph" style:name="a76cc3a">
      <style:paragraph-properties fo:break-before="page"/>
    </style:style>
    <style:style style:family="paragraph" style:name="ad4c4d2">
      <style:paragraph-properties fo:break-before="page"/>
    </style:style>
    <style:style style:family="paragraph" style:name="ad4df14">
      <style:paragraph-properties fo:break-before="page"/>
    </style:style>
    <style:style style:family="paragraph" style:name="aee0825">
      <style:paragraph-properties fo:break-before="page"/>
    </style:style>
    <style:style style:family="paragraph" style:name="a4a7c7a">
      <style:paragraph-properties fo:break-before="page"/>
    </style:style>
    <style:style style:family="table" style:name="a629784">
      <style:table-properties style:width="6.0in" table:align="margins"/>
    </style:style>
    <style:style style:family="table-column" style:name="ac2e162">
      <style:table-column-properties style:column-width="002.0000in" style:rel-column-width="21845*"/>
    </style:style>
    <style:style style:family="table-cell" style:name="a8783d6">
      <style:table-cell-properties fo:border-bottom="0.0007in solid #000000" fo:border-left="0.0007in solid #000000" fo:border-right="none" fo:border-top="0.0007in solid #000000" fo:padding="0.0382in"/>
    </style:style>
    <style:style style:family="table-cell" style:name="acf7fcc">
      <style:table-cell-properties fo:border-bottom="0.0007in solid #000000" fo:border-left="0.0007in solid #000000" fo:border-right="none" fo:border-top="none" fo:padding="0.0382in"/>
    </style:style>
    <style:style style:family="table-cell" style:name="acedd66">
      <style:table-cell-properties fo:border="0.0007in solid #000000" fo:padding="0.0382in"/>
    </style:style>
    <style:style style:family="table-cell" style:name="a041d02">
      <style:table-cell-properties fo:border="0.0007in solid #000000" fo:border-bottom="0.0007in solid #000000" fo:border-top="none" fo:padding="0.0382in"/>
    </style:style>
    <style:style style:family="paragraph" style:name="ab650ff">
      <style:paragraph-properties fo:break-before="page"/>
    </style:style>
    <style:style style:family="table" style:name="a7be69b">
      <style:table-properties style:width="6.0in" table:align="margins"/>
    </style:style>
    <style:style style:family="table-column" style:name="a1e5d29">
      <style:table-column-properties style:column-width="002.0000in" style:rel-column-width="21845*"/>
    </style:style>
    <style:style style:family="table-cell" style:name="aee24d5">
      <style:table-cell-properties fo:border-bottom="0.0007in solid #000000" fo:border-left="0.0007in solid #000000" fo:border-right="none" fo:border-top="0.0007in solid #000000" fo:padding="0.0382in"/>
    </style:style>
    <style:style style:family="table-cell" style:name="a263a36">
      <style:table-cell-properties fo:border-bottom="0.0007in solid #000000" fo:border-left="0.0007in solid #000000" fo:border-right="none" fo:border-top="none" fo:padding="0.0382in"/>
    </style:style>
    <style:style style:family="table-cell" style:name="a648605">
      <style:table-cell-properties fo:border="0.0007in solid #000000" fo:padding="0.0382in"/>
    </style:style>
    <style:style style:family="table-cell" style:name="a43071c">
      <style:table-cell-properties fo:border="0.0007in solid #000000" fo:border-bottom="0.0007in solid #000000" fo:border-top="none" fo:padding="0.0382in"/>
    </style:style>
    <style:style style:family="paragraph" style:name="aa8684e">
      <style:paragraph-properties fo:break-before="page"/>
    </style:style>
    <style:style style:family="table" style:name="acb7848">
      <style:table-properties style:width="6.0in" table:align="margins"/>
    </style:style>
    <style:style style:family="table-column" style:name="ac543e1">
      <style:table-column-properties style:column-width="002.0000in" style:rel-column-width="21845*"/>
    </style:style>
    <style:style style:family="table-cell" style:name="a6b64db">
      <style:table-cell-properties fo:border-bottom="0.0007in solid #000000" fo:border-left="0.0007in solid #000000" fo:border-right="none" fo:border-top="0.0007in solid #000000" fo:padding="0.0382in"/>
    </style:style>
    <style:style style:family="table-cell" style:name="a0da95a">
      <style:table-cell-properties fo:border-bottom="0.0007in solid #000000" fo:border-left="0.0007in solid #000000" fo:border-right="none" fo:border-top="none" fo:padding="0.0382in"/>
    </style:style>
    <style:style style:family="table-cell" style:name="a676215">
      <style:table-cell-properties fo:border="0.0007in solid #000000" fo:padding="0.0382in"/>
    </style:style>
    <style:style style:family="table-cell" style:name="a3b6d17">
      <style:table-cell-properties fo:border="0.0007in solid #000000" fo:border-bottom="0.0007in solid #000000" fo:border-top="none" fo:padding="0.0382in"/>
    </style:style>
    <style:style style:family="paragraph" style:name="abf63c8">
      <style:paragraph-properties fo:break-before="page"/>
    </style:style>
    <style:style style:family="table" style:name="af3d199">
      <style:table-properties style:width="6.0in" table:align="margins"/>
    </style:style>
    <style:style style:family="table-column" style:name="ac3542b">
      <style:table-column-properties style:column-width="002.0000in" style:rel-column-width="21845*"/>
    </style:style>
    <style:style style:family="table-cell" style:name="aeb1041">
      <style:table-cell-properties fo:border-bottom="0.0007in solid #000000" fo:border-left="0.0007in solid #000000" fo:border-right="none" fo:border-top="0.0007in solid #000000" fo:padding="0.0382in"/>
    </style:style>
    <style:style style:family="table-cell" style:name="aad0455">
      <style:table-cell-properties fo:border-bottom="0.0007in solid #000000" fo:border-left="0.0007in solid #000000" fo:border-right="none" fo:border-top="none" fo:padding="0.0382in"/>
    </style:style>
    <style:style style:family="table-cell" style:name="a68c0fb">
      <style:table-cell-properties fo:border="0.0007in solid #000000" fo:padding="0.0382in"/>
    </style:style>
    <style:style style:family="table-cell" style:name="a22fa3f">
      <style:table-cell-properties fo:border="0.0007in solid #000000" fo:border-bottom="0.0007in solid #000000" fo:border-top="none" fo:padding="0.0382in"/>
    </style:style>
    <style:style style:family="paragraph" style:name="a2d96ae">
      <style:paragraph-properties fo:break-before="page"/>
    </style:style>
    <style:style style:family="table" style:name="aeeb81f">
      <style:table-properties style:width="6.0in" table:align="margins"/>
    </style:style>
    <style:style style:family="table-column" style:name="aebef90">
      <style:table-column-properties style:column-width="002.0000in" style:rel-column-width="21845*"/>
    </style:style>
    <style:style style:family="table-cell" style:name="aaa646a">
      <style:table-cell-properties fo:border-bottom="0.0007in solid #000000" fo:border-left="0.0007in solid #000000" fo:border-right="none" fo:border-top="0.0007in solid #000000" fo:padding="0.0382in"/>
    </style:style>
    <style:style style:family="table-cell" style:name="a351599">
      <style:table-cell-properties fo:border-bottom="0.0007in solid #000000" fo:border-left="0.0007in solid #000000" fo:border-right="none" fo:border-top="none" fo:padding="0.0382in"/>
    </style:style>
    <style:style style:family="table-cell" style:name="a2478da">
      <style:table-cell-properties fo:border="0.0007in solid #000000" fo:padding="0.0382in"/>
    </style:style>
    <style:style style:family="table-cell" style:name="a0dfcc0">
      <style:table-cell-properties fo:border="0.0007in solid #000000" fo:border-bottom="0.0007in solid #000000" fo:border-top="none" fo:padding="0.0382in"/>
    </style:style>
    <style:style style:family="paragraph" style:name="ad7923e">
      <style:paragraph-properties fo:break-before="page"/>
    </style:style>
    <style:style style:family="table" style:name="a4511ca">
      <style:table-properties style:width="6.0in" table:align="margins"/>
    </style:style>
    <style:style style:family="table-column" style:name="a2fe205">
      <style:table-column-properties style:column-width="002.0000in" style:rel-column-width="21845*"/>
    </style:style>
    <style:style style:family="table-cell" style:name="a2885c4">
      <style:table-cell-properties fo:border-bottom="0.0007in solid #000000" fo:border-left="0.0007in solid #000000" fo:border-right="none" fo:border-top="0.0007in solid #000000" fo:padding="0.0382in"/>
    </style:style>
    <style:style style:family="table-cell" style:name="aba5da8">
      <style:table-cell-properties fo:border-bottom="0.0007in solid #000000" fo:border-left="0.0007in solid #000000" fo:border-right="none" fo:border-top="none" fo:padding="0.0382in"/>
    </style:style>
    <style:style style:family="table-cell" style:name="abeaf77">
      <style:table-cell-properties fo:border="0.0007in solid #000000" fo:padding="0.0382in"/>
    </style:style>
    <style:style style:family="table-cell" style:name="a82d780">
      <style:table-cell-properties fo:border="0.0007in solid #000000" fo:border-bottom="0.0007in solid #000000" fo:border-top="none" fo:padding="0.0382in"/>
    </style:style>
    <style:style style:family="paragraph" style:name="a11dd76">
      <style:paragraph-properties fo:break-before="page"/>
    </style:style>
    <style:style style:family="table" style:name="a48efa4">
      <style:table-properties style:width="6.0in" table:align="margins"/>
    </style:style>
    <style:style style:family="table-column" style:name="a438881">
      <style:table-column-properties style:column-width="002.0000in" style:rel-column-width="21845*"/>
    </style:style>
    <style:style style:family="table-cell" style:name="a3782db">
      <style:table-cell-properties fo:border-bottom="0.0007in solid #000000" fo:border-left="0.0007in solid #000000" fo:border-right="none" fo:border-top="0.0007in solid #000000" fo:padding="0.0382in"/>
    </style:style>
    <style:style style:family="table-cell" style:name="ac97f73">
      <style:table-cell-properties fo:border-bottom="0.0007in solid #000000" fo:border-left="0.0007in solid #000000" fo:border-right="none" fo:border-top="none" fo:padding="0.0382in"/>
    </style:style>
    <style:style style:family="table-cell" style:name="a0a28bd">
      <style:table-cell-properties fo:border="0.0007in solid #000000" fo:padding="0.0382in"/>
    </style:style>
    <style:style style:family="table-cell" style:name="a9fa2f2">
      <style:table-cell-properties fo:border="0.0007in solid #000000" fo:border-bottom="0.0007in solid #000000" fo:border-top="none" fo:padding="0.0382in"/>
    </style:style>
    <style:style style:family="paragraph" style:name="a17b189">
      <style:paragraph-properties fo:break-before="page"/>
    </style:style>
    <style:style style:family="table" style:name="a1b5886">
      <style:table-properties style:width="6.0in" table:align="margins"/>
    </style:style>
    <style:style style:family="table-column" style:name="a52a760">
      <style:table-column-properties style:column-width="002.0000in" style:rel-column-width="21845*"/>
    </style:style>
    <style:style style:family="table-cell" style:name="a0041dc">
      <style:table-cell-properties fo:border-bottom="0.0007in solid #000000" fo:border-left="0.0007in solid #000000" fo:border-right="none" fo:border-top="0.0007in solid #000000" fo:padding="0.0382in"/>
    </style:style>
    <style:style style:family="table-cell" style:name="ab0ddd3">
      <style:table-cell-properties fo:border-bottom="0.0007in solid #000000" fo:border-left="0.0007in solid #000000" fo:border-right="none" fo:border-top="none" fo:padding="0.0382in"/>
    </style:style>
    <style:style style:family="table-cell" style:name="a213e63">
      <style:table-cell-properties fo:border="0.0007in solid #000000" fo:padding="0.0382in"/>
    </style:style>
    <style:style style:family="table-cell" style:name="a7c5601">
      <style:table-cell-properties fo:border="0.0007in solid #000000" fo:border-bottom="0.0007in solid #000000" fo:border-top="none" fo:padding="0.0382in"/>
    </style:style>
    <style:style style:family="paragraph" style:name="a3a8a77">
      <style:paragraph-properties fo:break-before="page"/>
    </style:style>
    <style:style style:family="table" style:name="a316cac">
      <style:table-properties style:width="6.0in" table:align="margins"/>
    </style:style>
    <style:style style:family="table-column" style:name="a5b30bf">
      <style:table-column-properties style:column-width="002.0000in" style:rel-column-width="21845*"/>
    </style:style>
    <style:style style:family="table-cell" style:name="ad3ab0b">
      <style:table-cell-properties fo:border-bottom="0.0007in solid #000000" fo:border-left="0.0007in solid #000000" fo:border-right="none" fo:border-top="0.0007in solid #000000" fo:padding="0.0382in"/>
    </style:style>
    <style:style style:family="table-cell" style:name="a8a379d">
      <style:table-cell-properties fo:border-bottom="0.0007in solid #000000" fo:border-left="0.0007in solid #000000" fo:border-right="none" fo:border-top="none" fo:padding="0.0382in"/>
    </style:style>
    <style:style style:family="table-cell" style:name="a12ea40">
      <style:table-cell-properties fo:border="0.0007in solid #000000" fo:padding="0.0382in"/>
    </style:style>
    <style:style style:family="table-cell" style:name="ad03da6">
      <style:table-cell-properties fo:border="0.0007in solid #000000" fo:border-bottom="0.0007in solid #000000" fo:border-top="none" fo:padding="0.0382in"/>
    </style:style>
    <style:style style:family="paragraph" style:name="a7104a4">
      <style:paragraph-properties fo:break-before="page"/>
    </style:style>
    <style:style style:family="paragraph" style:name="a3dd593">
      <style:paragraph-properties fo:break-before="page"/>
    </style:style>
    <style:style style:family="table" style:name="a844f68">
      <style:table-properties style:width="6.0in" table:align="margins"/>
    </style:style>
    <style:style style:family="table-column" style:name="a4b232d">
      <style:table-column-properties style:column-width="002.0000in" style:rel-column-width="21845*"/>
    </style:style>
    <style:style style:family="table-cell" style:name="ad7ca3b">
      <style:table-cell-properties fo:border-bottom="0.0007in solid #000000" fo:border-left="0.0007in solid #000000" fo:border-right="none" fo:border-top="0.0007in solid #000000" fo:padding="0.0382in"/>
    </style:style>
    <style:style style:family="table-cell" style:name="a3b4017">
      <style:table-cell-properties fo:border-bottom="0.0007in solid #000000" fo:border-left="0.0007in solid #000000" fo:border-right="none" fo:border-top="none" fo:padding="0.0382in"/>
    </style:style>
    <style:style style:family="table-cell" style:name="a1e99e1">
      <style:table-cell-properties fo:border="0.0007in solid #000000" fo:padding="0.0382in"/>
    </style:style>
    <style:style style:family="table-cell" style:name="a4f0871">
      <style:table-cell-properties fo:border="0.0007in solid #000000" fo:border-bottom="0.0007in solid #000000" fo:border-top="none" fo:padding="0.0382in"/>
    </style:style>
    <style:style style:family="paragraph" style:name="a003df4">
      <style:paragraph-properties fo:break-before="page"/>
    </style:style>
    <style:style style:family="table" style:name="a245cce">
      <style:table-properties style:width="6.0in" table:align="margins"/>
    </style:style>
    <style:style style:family="table-column" style:name="aad4153">
      <style:table-column-properties style:column-width="002.0000in" style:rel-column-width="21845*"/>
    </style:style>
    <style:style style:family="table-cell" style:name="ad1e7e3">
      <style:table-cell-properties fo:border-bottom="0.0007in solid #000000" fo:border-left="0.0007in solid #000000" fo:border-right="none" fo:border-top="0.0007in solid #000000" fo:padding="0.0382in"/>
    </style:style>
    <style:style style:family="table-cell" style:name="a6427d0">
      <style:table-cell-properties fo:border-bottom="0.0007in solid #000000" fo:border-left="0.0007in solid #000000" fo:border-right="none" fo:border-top="none" fo:padding="0.0382in"/>
    </style:style>
    <style:style style:family="table-cell" style:name="a294bf6">
      <style:table-cell-properties fo:border="0.0007in solid #000000" fo:padding="0.0382in"/>
    </style:style>
    <style:style style:family="table-cell" style:name="abb5334">
      <style:table-cell-properties fo:border="0.0007in solid #000000" fo:border-bottom="0.0007in solid #000000" fo:border-top="none" fo:padding="0.0382in"/>
    </style:style>
    <style:style style:family="paragraph" style:name="a2384eb">
      <style:paragraph-properties fo:break-before="page"/>
    </style:style>
    <style:style style:family="paragraph" style:name="ac1c4b6">
      <style:paragraph-properties fo:break-before="page"/>
    </style:style>
    <style:style style:family="table" style:name="a428971">
      <style:table-properties style:width="6.0in" table:align="margins"/>
    </style:style>
    <style:style style:family="table-column" style:name="a253f6a">
      <style:table-column-properties style:column-width="002.0000in" style:rel-column-width="21845*"/>
    </style:style>
    <style:style style:family="table-cell" style:name="aa906ce">
      <style:table-cell-properties fo:border-bottom="0.0007in solid #000000" fo:border-left="0.0007in solid #000000" fo:border-right="none" fo:border-top="0.0007in solid #000000" fo:padding="0.0382in"/>
    </style:style>
    <style:style style:family="table-cell" style:name="a8ba345">
      <style:table-cell-properties fo:border-bottom="0.0007in solid #000000" fo:border-left="0.0007in solid #000000" fo:border-right="none" fo:border-top="none" fo:padding="0.0382in"/>
    </style:style>
    <style:style style:family="table-cell" style:name="aa2b817">
      <style:table-cell-properties fo:border="0.0007in solid #000000" fo:padding="0.0382in"/>
    </style:style>
    <style:style style:family="table-cell" style:name="a269fcb">
      <style:table-cell-properties fo:border="0.0007in solid #000000" fo:border-bottom="0.0007in solid #000000" fo:border-top="none" fo:padding="0.0382in"/>
    </style:style>
    <style:style style:family="paragraph" style:name="a3e92f9">
      <style:paragraph-properties fo:break-before="page"/>
    </style:style>
    <style:style style:family="table" style:name="a675873">
      <style:table-properties style:width="6.0in" table:align="margins"/>
    </style:style>
    <style:style style:family="table-column" style:name="aad115e">
      <style:table-column-properties style:column-width="002.0000in" style:rel-column-width="21845*"/>
    </style:style>
    <style:style style:family="table-cell" style:name="a3a8462">
      <style:table-cell-properties fo:border-bottom="0.0007in solid #000000" fo:border-left="0.0007in solid #000000" fo:border-right="none" fo:border-top="0.0007in solid #000000" fo:padding="0.0382in"/>
    </style:style>
    <style:style style:family="table-cell" style:name="a218084">
      <style:table-cell-properties fo:border-bottom="0.0007in solid #000000" fo:border-left="0.0007in solid #000000" fo:border-right="none" fo:border-top="none" fo:padding="0.0382in"/>
    </style:style>
    <style:style style:family="table-cell" style:name="ab03602">
      <style:table-cell-properties fo:border="0.0007in solid #000000" fo:padding="0.0382in"/>
    </style:style>
    <style:style style:family="table-cell" style:name="aa2b352">
      <style:table-cell-properties fo:border="0.0007in solid #000000" fo:border-bottom="0.0007in solid #000000" fo:border-top="none" fo:padding="0.0382in"/>
    </style:style>
    <style:style style:family="paragraph" style:name="aac0e91">
      <style:paragraph-properties fo:break-before="page"/>
    </style:style>
    <style:style style:family="table" style:name="a3eff16">
      <style:table-properties style:width="6.0in" table:align="margins"/>
    </style:style>
    <style:style style:family="table-column" style:name="aae6cc2">
      <style:table-column-properties style:column-width="002.0000in" style:rel-column-width="21845*"/>
    </style:style>
    <style:style style:family="table-cell" style:name="a8646da">
      <style:table-cell-properties fo:border-bottom="0.0007in solid #000000" fo:border-left="0.0007in solid #000000" fo:border-right="none" fo:border-top="0.0007in solid #000000" fo:padding="0.0382in"/>
    </style:style>
    <style:style style:family="table-cell" style:name="ae464f5">
      <style:table-cell-properties fo:border-bottom="0.0007in solid #000000" fo:border-left="0.0007in solid #000000" fo:border-right="none" fo:border-top="none" fo:padding="0.0382in"/>
    </style:style>
    <style:style style:family="table-cell" style:name="aa44b13">
      <style:table-cell-properties fo:border="0.0007in solid #000000" fo:padding="0.0382in"/>
    </style:style>
    <style:style style:family="table-cell" style:name="a1644a7">
      <style:table-cell-properties fo:border="0.0007in solid #000000" fo:border-bottom="0.0007in solid #000000" fo:border-top="none" fo:padding="0.0382in"/>
    </style:style>
    <style:style style:family="paragraph" style:name="a6ab84f">
      <style:paragraph-properties fo:break-before="page"/>
    </style:style>
    <style:style style:family="table" style:name="a5a4a25">
      <style:table-properties style:width="6.0in" table:align="margins"/>
    </style:style>
    <style:style style:family="table-column" style:name="a96c91a">
      <style:table-column-properties style:column-width="002.0000in" style:rel-column-width="21845*"/>
    </style:style>
    <style:style style:family="table-cell" style:name="a6e54a4">
      <style:table-cell-properties fo:border-bottom="0.0007in solid #000000" fo:border-left="0.0007in solid #000000" fo:border-right="none" fo:border-top="0.0007in solid #000000" fo:padding="0.0382in"/>
    </style:style>
    <style:style style:family="table-cell" style:name="a7efc60">
      <style:table-cell-properties fo:border-bottom="0.0007in solid #000000" fo:border-left="0.0007in solid #000000" fo:border-right="none" fo:border-top="none" fo:padding="0.0382in"/>
    </style:style>
    <style:style style:family="table-cell" style:name="a86e038">
      <style:table-cell-properties fo:border="0.0007in solid #000000" fo:padding="0.0382in"/>
    </style:style>
    <style:style style:family="table-cell" style:name="a8ba2d5">
      <style:table-cell-properties fo:border="0.0007in solid #000000" fo:border-bottom="0.0007in solid #000000" fo:border-top="none" fo:padding="0.0382in"/>
    </style:style>
    <style:style style:family="paragraph" style:name="a2ee463">
      <style:paragraph-properties fo:break-before="page"/>
    </style:style>
    <style:style style:family="table" style:name="aae1b4e">
      <style:table-properties style:width="6.0in" table:align="margins"/>
    </style:style>
    <style:style style:family="table-column" style:name="a6a6324">
      <style:table-column-properties style:column-width="002.0000in" style:rel-column-width="21845*"/>
    </style:style>
    <style:style style:family="table-cell" style:name="acfbf12">
      <style:table-cell-properties fo:border-bottom="0.0007in solid #000000" fo:border-left="0.0007in solid #000000" fo:border-right="none" fo:border-top="0.0007in solid #000000" fo:padding="0.0382in"/>
    </style:style>
    <style:style style:family="table-cell" style:name="ac7e1c7">
      <style:table-cell-properties fo:border-bottom="0.0007in solid #000000" fo:border-left="0.0007in solid #000000" fo:border-right="none" fo:border-top="none" fo:padding="0.0382in"/>
    </style:style>
    <style:style style:family="table-cell" style:name="a97fc6f">
      <style:table-cell-properties fo:border="0.0007in solid #000000" fo:padding="0.0382in"/>
    </style:style>
    <style:style style:family="table-cell" style:name="afae3e4">
      <style:table-cell-properties fo:border="0.0007in solid #000000" fo:border-bottom="0.0007in solid #000000" fo:border-top="none" fo:padding="0.0382in"/>
    </style:style>
    <style:style style:family="paragraph" style:name="a322f3b">
      <style:paragraph-properties fo:break-before="page"/>
    </style:style>
    <style:style style:family="table" style:name="a3e143e">
      <style:table-properties style:width="6.0in" table:align="margins"/>
    </style:style>
    <style:style style:family="table-column" style:name="afcac02">
      <style:table-column-properties style:column-width="002.0000in" style:rel-column-width="21845*"/>
    </style:style>
    <style:style style:family="table-cell" style:name="a4e4e79">
      <style:table-cell-properties fo:border-bottom="0.0007in solid #000000" fo:border-left="0.0007in solid #000000" fo:border-right="none" fo:border-top="0.0007in solid #000000" fo:padding="0.0382in"/>
    </style:style>
    <style:style style:family="table-cell" style:name="a6c6c0a">
      <style:table-cell-properties fo:border-bottom="0.0007in solid #000000" fo:border-left="0.0007in solid #000000" fo:border-right="none" fo:border-top="none" fo:padding="0.0382in"/>
    </style:style>
    <style:style style:family="table-cell" style:name="abb77e1">
      <style:table-cell-properties fo:border="0.0007in solid #000000" fo:padding="0.0382in"/>
    </style:style>
    <style:style style:family="table-cell" style:name="a71155d">
      <style:table-cell-properties fo:border="0.0007in solid #000000" fo:border-bottom="0.0007in solid #000000" fo:border-top="none" fo:padding="0.0382in"/>
    </style:style>
    <style:style style:family="paragraph" style:name="a7044ac">
      <style:paragraph-properties fo:break-before="page"/>
    </style:style>
    <style:style style:family="table" style:name="a54fba0">
      <style:table-properties style:width="6.0in" table:align="margins"/>
    </style:style>
    <style:style style:family="table-column" style:name="a41ea6c">
      <style:table-column-properties style:column-width="002.0000in" style:rel-column-width="21845*"/>
    </style:style>
    <style:style style:family="table-cell" style:name="a596b5a">
      <style:table-cell-properties fo:border-bottom="0.0007in solid #000000" fo:border-left="0.0007in solid #000000" fo:border-right="none" fo:border-top="0.0007in solid #000000" fo:padding="0.0382in"/>
    </style:style>
    <style:style style:family="table-cell" style:name="a9b97af">
      <style:table-cell-properties fo:border-bottom="0.0007in solid #000000" fo:border-left="0.0007in solid #000000" fo:border-right="none" fo:border-top="none" fo:padding="0.0382in"/>
    </style:style>
    <style:style style:family="table-cell" style:name="a225ade">
      <style:table-cell-properties fo:border="0.0007in solid #000000" fo:padding="0.0382in"/>
    </style:style>
    <style:style style:family="table-cell" style:name="aaa93f9">
      <style:table-cell-properties fo:border="0.0007in solid #000000" fo:border-bottom="0.0007in solid #000000" fo:border-top="none" fo:padding="0.0382in"/>
    </style:style>
    <style:style style:family="paragraph" style:name="ab2b923">
      <style:paragraph-properties fo:break-before="page"/>
    </style:style>
    <style:style style:family="table" style:name="afe6a86">
      <style:table-properties style:width="6.0in" table:align="margins"/>
    </style:style>
    <style:style style:family="table-column" style:name="a254418">
      <style:table-column-properties style:column-width="002.0000in" style:rel-column-width="21845*"/>
    </style:style>
    <style:style style:family="table-cell" style:name="a3fb59b">
      <style:table-cell-properties fo:border-bottom="0.0007in solid #000000" fo:border-left="0.0007in solid #000000" fo:border-right="none" fo:border-top="0.0007in solid #000000" fo:padding="0.0382in"/>
    </style:style>
    <style:style style:family="table-cell" style:name="a2a554d">
      <style:table-cell-properties fo:border-bottom="0.0007in solid #000000" fo:border-left="0.0007in solid #000000" fo:border-right="none" fo:border-top="none" fo:padding="0.0382in"/>
    </style:style>
    <style:style style:family="table-cell" style:name="a474741">
      <style:table-cell-properties fo:border="0.0007in solid #000000" fo:padding="0.0382in"/>
    </style:style>
    <style:style style:family="table-cell" style:name="a6aad0f">
      <style:table-cell-properties fo:border="0.0007in solid #000000" fo:border-bottom="0.0007in solid #000000" fo:border-top="none" fo:padding="0.0382in"/>
    </style:style>
    <style:style style:family="paragraph" style:name="a89c7b9">
      <style:paragraph-properties fo:break-before="page"/>
    </style:style>
    <style:style style:family="table" style:name="a5f3133">
      <style:table-properties style:width="6.0in" table:align="margins"/>
    </style:style>
    <style:style style:family="table-column" style:name="af8b104">
      <style:table-column-properties style:column-width="002.0000in" style:rel-column-width="21845*"/>
    </style:style>
    <style:style style:family="table-cell" style:name="aa71641">
      <style:table-cell-properties fo:border-bottom="0.0007in solid #000000" fo:border-left="0.0007in solid #000000" fo:border-right="none" fo:border-top="0.0007in solid #000000" fo:padding="0.0382in"/>
    </style:style>
    <style:style style:family="table-cell" style:name="a5c1247">
      <style:table-cell-properties fo:border-bottom="0.0007in solid #000000" fo:border-left="0.0007in solid #000000" fo:border-right="none" fo:border-top="none" fo:padding="0.0382in"/>
    </style:style>
    <style:style style:family="table-cell" style:name="aee3eb6">
      <style:table-cell-properties fo:border="0.0007in solid #000000" fo:padding="0.0382in"/>
    </style:style>
    <style:style style:family="table-cell" style:name="ae7fce8">
      <style:table-cell-properties fo:border="0.0007in solid #000000" fo:border-bottom="0.0007in solid #000000" fo:border-top="none" fo:padding="0.0382in"/>
    </style:style>
    <style:style style:family="paragraph" style:name="aa6058b">
      <style:paragraph-properties fo:break-before="page"/>
    </style:style>
    <style:style style:family="table" style:name="ac828c0">
      <style:table-properties style:width="6.0in" table:align="margins"/>
    </style:style>
    <style:style style:family="table-column" style:name="a186641">
      <style:table-column-properties style:column-width="002.0000in" style:rel-column-width="21845*"/>
    </style:style>
    <style:style style:family="table-cell" style:name="a5b7b9e">
      <style:table-cell-properties fo:border-bottom="0.0007in solid #000000" fo:border-left="0.0007in solid #000000" fo:border-right="none" fo:border-top="0.0007in solid #000000" fo:padding="0.0382in"/>
    </style:style>
    <style:style style:family="table-cell" style:name="a39c612">
      <style:table-cell-properties fo:border-bottom="0.0007in solid #000000" fo:border-left="0.0007in solid #000000" fo:border-right="none" fo:border-top="none" fo:padding="0.0382in"/>
    </style:style>
    <style:style style:family="table-cell" style:name="a62f403">
      <style:table-cell-properties fo:border="0.0007in solid #000000" fo:padding="0.0382in"/>
    </style:style>
    <style:style style:family="table-cell" style:name="a65c71b">
      <style:table-cell-properties fo:border="0.0007in solid #000000" fo:border-bottom="0.0007in solid #000000" fo:border-top="none" fo:padding="0.0382in"/>
    </style:style>
    <style:style style:family="paragraph" style:name="af33ded">
      <style:paragraph-properties fo:break-before="page"/>
    </style:style>
    <style:style style:family="paragraph" style:name="a50c785">
      <style:paragraph-properties fo:break-before="page"/>
    </style:style>
    <style:style style:family="paragraph" style:name="a3133ee">
      <style:paragraph-properties fo:break-before="page"/>
    </style:style>
    <style:style style:family="table" style:name="aa73c15">
      <style:table-properties style:width="6.0in" table:align="margins"/>
    </style:style>
    <style:style style:family="table-column" style:name="ae6fe00">
      <style:table-column-properties style:column-width="002.0000in" style:rel-column-width="21845*"/>
    </style:style>
    <style:style style:family="table-cell" style:name="a6736aa">
      <style:table-cell-properties fo:border-bottom="0.0007in solid #000000" fo:border-left="0.0007in solid #000000" fo:border-right="none" fo:border-top="0.0007in solid #000000" fo:padding="0.0382in"/>
    </style:style>
    <style:style style:family="table-cell" style:name="aa4a2d2">
      <style:table-cell-properties fo:border-bottom="0.0007in solid #000000" fo:border-left="0.0007in solid #000000" fo:border-right="none" fo:border-top="none" fo:padding="0.0382in"/>
    </style:style>
    <style:style style:family="table-cell" style:name="a1c5e7d">
      <style:table-cell-properties fo:border="0.0007in solid #000000" fo:padding="0.0382in"/>
    </style:style>
    <style:style style:family="table-cell" style:name="a2af779">
      <style:table-cell-properties fo:border="0.0007in solid #000000" fo:border-bottom="0.0007in solid #000000" fo:border-top="none" fo:padding="0.0382in"/>
    </style:style>
    <style:style style:family="paragraph" style:name="a04a93f">
      <style:paragraph-properties fo:break-before="page"/>
    </style:style>
    <style:style style:family="paragraph" style:name="a4e24b8">
      <style:paragraph-properties fo:break-before="page"/>
    </style:style>
    <style:style style:family="paragraph" style:name="a518162">
      <style:paragraph-properties fo:break-before="page"/>
    </style:style>
    <style:style style:family="table" style:name="abcb861">
      <style:table-properties style:width="6.0in" table:align="margins"/>
    </style:style>
    <style:style style:family="table-column" style:name="a56f724">
      <style:table-column-properties style:column-width="002.0000in" style:rel-column-width="21845*"/>
    </style:style>
    <style:style style:family="table-cell" style:name="a4cac70">
      <style:table-cell-properties fo:border-bottom="0.0007in solid #000000" fo:border-left="0.0007in solid #000000" fo:border-right="none" fo:border-top="0.0007in solid #000000" fo:padding="0.0382in"/>
    </style:style>
    <style:style style:family="table-cell" style:name="a7e5f2d">
      <style:table-cell-properties fo:border-bottom="0.0007in solid #000000" fo:border-left="0.0007in solid #000000" fo:border-right="none" fo:border-top="none" fo:padding="0.0382in"/>
    </style:style>
    <style:style style:family="table-cell" style:name="ab034e1">
      <style:table-cell-properties fo:border="0.0007in solid #000000" fo:padding="0.0382in"/>
    </style:style>
    <style:style style:family="table-cell" style:name="a449add">
      <style:table-cell-properties fo:border="0.0007in solid #000000" fo:border-bottom="0.0007in solid #000000" fo:border-top="none" fo:padding="0.0382in"/>
    </style:style>
    <style:style style:family="paragraph" style:name="a0bc076">
      <style:paragraph-properties fo:break-before="page"/>
    </style:style>
    <style:style style:family="paragraph" style:name="acb738a">
      <style:paragraph-properties fo:break-before="page"/>
    </style:style>
    <style:style style:family="table" style:name="a94a7ce">
      <style:table-properties style:width="6.0in" table:align="margins"/>
    </style:style>
    <style:style style:family="table-column" style:name="a823360">
      <style:table-column-properties style:column-width="002.0000in" style:rel-column-width="21845*"/>
    </style:style>
    <style:style style:family="table-cell" style:name="a97c9a3">
      <style:table-cell-properties fo:border-bottom="0.0007in solid #000000" fo:border-left="0.0007in solid #000000" fo:border-right="none" fo:border-top="0.0007in solid #000000" fo:padding="0.0382in"/>
    </style:style>
    <style:style style:family="table-cell" style:name="ae93b98">
      <style:table-cell-properties fo:border-bottom="0.0007in solid #000000" fo:border-left="0.0007in solid #000000" fo:border-right="none" fo:border-top="none" fo:padding="0.0382in"/>
    </style:style>
    <style:style style:family="table-cell" style:name="a7009ff">
      <style:table-cell-properties fo:border="0.0007in solid #000000" fo:padding="0.0382in"/>
    </style:style>
    <style:style style:family="table-cell" style:name="a500134">
      <style:table-cell-properties fo:border="0.0007in solid #000000" fo:border-bottom="0.0007in solid #000000" fo:border-top="none" fo:padding="0.0382in"/>
    </style:style>
    <style:style style:family="paragraph" style:name="aa995b1">
      <style:paragraph-properties fo:break-before="page"/>
    </style:style>
    <style:style style:family="paragraph" style:name="ad1d678">
      <style:paragraph-properties fo:break-before="page"/>
    </style:style>
    <style:style style:family="table" style:name="adf2a7b">
      <style:table-properties style:width="6.0in" table:align="margins"/>
    </style:style>
    <style:style style:family="table-column" style:name="a8578db">
      <style:table-column-properties style:column-width="002.0000in" style:rel-column-width="21845*"/>
    </style:style>
    <style:style style:family="table-cell" style:name="a8db78e">
      <style:table-cell-properties fo:border-bottom="0.0007in solid #000000" fo:border-left="0.0007in solid #000000" fo:border-right="none" fo:border-top="0.0007in solid #000000" fo:padding="0.0382in"/>
    </style:style>
    <style:style style:family="table-cell" style:name="a62c01a">
      <style:table-cell-properties fo:border-bottom="0.0007in solid #000000" fo:border-left="0.0007in solid #000000" fo:border-right="none" fo:border-top="none" fo:padding="0.0382in"/>
    </style:style>
    <style:style style:family="table-cell" style:name="adfb175">
      <style:table-cell-properties fo:border="0.0007in solid #000000" fo:padding="0.0382in"/>
    </style:style>
    <style:style style:family="table-cell" style:name="a7a449a">
      <style:table-cell-properties fo:border="0.0007in solid #000000" fo:border-bottom="0.0007in solid #000000" fo:border-top="none" fo:padding="0.0382in"/>
    </style:style>
    <style:style style:family="paragraph" style:name="a37af7b">
      <style:paragraph-properties fo:break-before="page"/>
    </style:style>
    <style:style style:family="table" style:name="ab9a06b">
      <style:table-properties style:width="6.0in" table:align="margins"/>
    </style:style>
    <style:style style:family="table-column" style:name="a689813">
      <style:table-column-properties style:column-width="002.0000in" style:rel-column-width="21845*"/>
    </style:style>
    <style:style style:family="table-cell" style:name="a2d4f7b">
      <style:table-cell-properties fo:border-bottom="0.0007in solid #000000" fo:border-left="0.0007in solid #000000" fo:border-right="none" fo:border-top="0.0007in solid #000000" fo:padding="0.0382in"/>
    </style:style>
    <style:style style:family="table-cell" style:name="a240500">
      <style:table-cell-properties fo:border-bottom="0.0007in solid #000000" fo:border-left="0.0007in solid #000000" fo:border-right="none" fo:border-top="none" fo:padding="0.0382in"/>
    </style:style>
    <style:style style:family="table-cell" style:name="ae468c8">
      <style:table-cell-properties fo:border="0.0007in solid #000000" fo:padding="0.0382in"/>
    </style:style>
    <style:style style:family="table-cell" style:name="a3cdf0b">
      <style:table-cell-properties fo:border="0.0007in solid #000000" fo:border-bottom="0.0007in solid #000000" fo:border-top="none" fo:padding="0.0382in"/>
    </style:style>
    <style:style style:family="paragraph" style:name="ac3b3b6">
      <style:paragraph-properties fo:break-before="page"/>
    </style:style>
    <style:style style:family="paragraph" style:name="a27bcb1">
      <style:paragraph-properties fo:break-before="page"/>
    </style:style>
    <style:style style:family="table" style:name="a8239c8">
      <style:table-properties style:width="6.0in" table:align="margins"/>
    </style:style>
    <style:style style:family="table-column" style:name="a538e0a">
      <style:table-column-properties style:column-width="002.0000in" style:rel-column-width="21845*"/>
    </style:style>
    <style:style style:family="table-cell" style:name="a1aa65d">
      <style:table-cell-properties fo:border-bottom="0.0007in solid #000000" fo:border-left="0.0007in solid #000000" fo:border-right="none" fo:border-top="0.0007in solid #000000" fo:padding="0.0382in"/>
    </style:style>
    <style:style style:family="table-cell" style:name="aeed3bf">
      <style:table-cell-properties fo:border-bottom="0.0007in solid #000000" fo:border-left="0.0007in solid #000000" fo:border-right="none" fo:border-top="none" fo:padding="0.0382in"/>
    </style:style>
    <style:style style:family="table-cell" style:name="a67cb4a">
      <style:table-cell-properties fo:border="0.0007in solid #000000" fo:padding="0.0382in"/>
    </style:style>
    <style:style style:family="table-cell" style:name="ac745f3">
      <style:table-cell-properties fo:border="0.0007in solid #000000" fo:border-bottom="0.0007in solid #000000" fo:border-top="none" fo:padding="0.0382in"/>
    </style:style>
    <style:style style:family="paragraph" style:name="ab0ba54">
      <style:paragraph-properties fo:break-before="page"/>
    </style:style>
    <style:style style:family="paragraph" style:name="ab6ab5a">
      <style:paragraph-properties fo:break-before="page"/>
    </style:style>
    <style:style style:family="table" style:name="a3750e8">
      <style:table-properties style:width="6.0in" table:align="margins"/>
    </style:style>
    <style:style style:family="table-column" style:name="a7eefe9">
      <style:table-column-properties style:column-width="002.0000in" style:rel-column-width="21845*"/>
    </style:style>
    <style:style style:family="table-cell" style:name="a9c14a8">
      <style:table-cell-properties fo:border-bottom="0.0007in solid #000000" fo:border-left="0.0007in solid #000000" fo:border-right="none" fo:border-top="0.0007in solid #000000" fo:padding="0.0382in"/>
    </style:style>
    <style:style style:family="table-cell" style:name="ac48de2">
      <style:table-cell-properties fo:border-bottom="0.0007in solid #000000" fo:border-left="0.0007in solid #000000" fo:border-right="none" fo:border-top="none" fo:padding="0.0382in"/>
    </style:style>
    <style:style style:family="table-cell" style:name="a2114a1">
      <style:table-cell-properties fo:border="0.0007in solid #000000" fo:padding="0.0382in"/>
    </style:style>
    <style:style style:family="table-cell" style:name="aa85323">
      <style:table-cell-properties fo:border="0.0007in solid #000000" fo:border-bottom="0.0007in solid #000000" fo:border-top="none" fo:padding="0.0382in"/>
    </style:style>
    <style:style style:family="paragraph" style:name="a9c6c2b">
      <style:paragraph-properties fo:break-before="page"/>
    </style:style>
    <style:style style:family="table" style:name="a33b7ee">
      <style:table-properties style:width="6.0in" table:align="margins"/>
    </style:style>
    <style:style style:family="table-column" style:name="aaf41e9">
      <style:table-column-properties style:column-width="002.0000in" style:rel-column-width="21845*"/>
    </style:style>
    <style:style style:family="table-cell" style:name="aac9ba1">
      <style:table-cell-properties fo:border-bottom="0.0007in solid #000000" fo:border-left="0.0007in solid #000000" fo:border-right="none" fo:border-top="0.0007in solid #000000" fo:padding="0.0382in"/>
    </style:style>
    <style:style style:family="table-cell" style:name="a98ee5e">
      <style:table-cell-properties fo:border-bottom="0.0007in solid #000000" fo:border-left="0.0007in solid #000000" fo:border-right="none" fo:border-top="none" fo:padding="0.0382in"/>
    </style:style>
    <style:style style:family="table-cell" style:name="af98f18">
      <style:table-cell-properties fo:border="0.0007in solid #000000" fo:padding="0.0382in"/>
    </style:style>
    <style:style style:family="table-cell" style:name="a949afb">
      <style:table-cell-properties fo:border="0.0007in solid #000000" fo:border-bottom="0.0007in solid #000000" fo:border-top="none" fo:padding="0.0382in"/>
    </style:style>
    <style:style style:family="paragraph" style:name="a7e1b9d">
      <style:paragraph-properties fo:break-before="page"/>
    </style:style>
    <style:style style:family="table" style:name="a0363b8">
      <style:table-properties style:width="6.0in" table:align="margins"/>
    </style:style>
    <style:style style:family="table-column" style:name="a69f0a7">
      <style:table-column-properties style:column-width="002.0000in" style:rel-column-width="21845*"/>
    </style:style>
    <style:style style:family="table-cell" style:name="af31281">
      <style:table-cell-properties fo:border-bottom="0.0007in solid #000000" fo:border-left="0.0007in solid #000000" fo:border-right="none" fo:border-top="0.0007in solid #000000" fo:padding="0.0382in"/>
    </style:style>
    <style:style style:family="table-cell" style:name="afdd1db">
      <style:table-cell-properties fo:border-bottom="0.0007in solid #000000" fo:border-left="0.0007in solid #000000" fo:border-right="none" fo:border-top="none" fo:padding="0.0382in"/>
    </style:style>
    <style:style style:family="table-cell" style:name="aab2d29">
      <style:table-cell-properties fo:border="0.0007in solid #000000" fo:padding="0.0382in"/>
    </style:style>
    <style:style style:family="table-cell" style:name="a18c1fc">
      <style:table-cell-properties fo:border="0.0007in solid #000000" fo:border-bottom="0.0007in solid #000000" fo:border-top="none" fo:padding="0.0382in"/>
    </style:style>
    <style:style style:family="paragraph" style:name="a748388">
      <style:paragraph-properties fo:break-before="page"/>
    </style:style>
    <style:style style:family="table" style:name="abe7ec2">
      <style:table-properties style:width="6.0in" table:align="margins"/>
    </style:style>
    <style:style style:family="table-column" style:name="a83f505">
      <style:table-column-properties style:column-width="002.0000in" style:rel-column-width="21845*"/>
    </style:style>
    <style:style style:family="table-cell" style:name="ab12cd4">
      <style:table-cell-properties fo:border-bottom="0.0007in solid #000000" fo:border-left="0.0007in solid #000000" fo:border-right="none" fo:border-top="0.0007in solid #000000" fo:padding="0.0382in"/>
    </style:style>
    <style:style style:family="table-cell" style:name="add01c8">
      <style:table-cell-properties fo:border-bottom="0.0007in solid #000000" fo:border-left="0.0007in solid #000000" fo:border-right="none" fo:border-top="none" fo:padding="0.0382in"/>
    </style:style>
    <style:style style:family="table-cell" style:name="a9a5246">
      <style:table-cell-properties fo:border="0.0007in solid #000000" fo:padding="0.0382in"/>
    </style:style>
    <style:style style:family="table-cell" style:name="ac52d2b">
      <style:table-cell-properties fo:border="0.0007in solid #000000" fo:border-bottom="0.0007in solid #000000" fo:border-top="none" fo:padding="0.0382in"/>
    </style:style>
    <style:style style:family="paragraph" style:name="a3e3162">
      <style:paragraph-properties fo:break-before="page"/>
    </style:style>
    <style:style style:family="table" style:name="a737c3f">
      <style:table-properties style:width="6.0in" table:align="margins"/>
    </style:style>
    <style:style style:family="table-column" style:name="a677ca5">
      <style:table-column-properties style:column-width="002.0000in" style:rel-column-width="21845*"/>
    </style:style>
    <style:style style:family="table-cell" style:name="a90b483">
      <style:table-cell-properties fo:border-bottom="0.0007in solid #000000" fo:border-left="0.0007in solid #000000" fo:border-right="none" fo:border-top="0.0007in solid #000000" fo:padding="0.0382in"/>
    </style:style>
    <style:style style:family="table-cell" style:name="a6b7828">
      <style:table-cell-properties fo:border-bottom="0.0007in solid #000000" fo:border-left="0.0007in solid #000000" fo:border-right="none" fo:border-top="none" fo:padding="0.0382in"/>
    </style:style>
    <style:style style:family="table-cell" style:name="abaac0f">
      <style:table-cell-properties fo:border="0.0007in solid #000000" fo:padding="0.0382in"/>
    </style:style>
    <style:style style:family="table-cell" style:name="a972bea">
      <style:table-cell-properties fo:border="0.0007in solid #000000" fo:border-bottom="0.0007in solid #000000" fo:border-top="none" fo:padding="0.0382in"/>
    </style:style>
    <style:style style:family="paragraph" style:name="a003dd2">
      <style:paragraph-properties fo:break-before="page"/>
    </style:style>
    <style:style style:family="table" style:name="a788dae">
      <style:table-properties style:width="6.0in" table:align="margins"/>
    </style:style>
    <style:style style:family="table-column" style:name="a7989b9">
      <style:table-column-properties style:column-width="002.0000in" style:rel-column-width="21845*"/>
    </style:style>
    <style:style style:family="table-cell" style:name="ab1c055">
      <style:table-cell-properties fo:border-bottom="0.0007in solid #000000" fo:border-left="0.0007in solid #000000" fo:border-right="none" fo:border-top="0.0007in solid #000000" fo:padding="0.0382in"/>
    </style:style>
    <style:style style:family="table-cell" style:name="a1251d1">
      <style:table-cell-properties fo:border-bottom="0.0007in solid #000000" fo:border-left="0.0007in solid #000000" fo:border-right="none" fo:border-top="none" fo:padding="0.0382in"/>
    </style:style>
    <style:style style:family="table-cell" style:name="af3f205">
      <style:table-cell-properties fo:border="0.0007in solid #000000" fo:padding="0.0382in"/>
    </style:style>
    <style:style style:family="table-cell" style:name="affc2a6">
      <style:table-cell-properties fo:border="0.0007in solid #000000" fo:border-bottom="0.0007in solid #000000" fo:border-top="none" fo:padding="0.0382in"/>
    </style:style>
    <style:style style:family="paragraph" style:name="a724176">
      <style:paragraph-properties fo:break-before="page"/>
    </style:style>
    <style:style style:family="table" style:name="a7106a2">
      <style:table-properties style:width="6.0in" table:align="margins"/>
    </style:style>
    <style:style style:family="table-column" style:name="ad6a61a">
      <style:table-column-properties style:column-width="002.0000in" style:rel-column-width="21845*"/>
    </style:style>
    <style:style style:family="table-cell" style:name="ae7e8fa">
      <style:table-cell-properties fo:border-bottom="0.0007in solid #000000" fo:border-left="0.0007in solid #000000" fo:border-right="none" fo:border-top="0.0007in solid #000000" fo:padding="0.0382in"/>
    </style:style>
    <style:style style:family="table-cell" style:name="aba5e32">
      <style:table-cell-properties fo:border-bottom="0.0007in solid #000000" fo:border-left="0.0007in solid #000000" fo:border-right="none" fo:border-top="none" fo:padding="0.0382in"/>
    </style:style>
    <style:style style:family="table-cell" style:name="a75c68d">
      <style:table-cell-properties fo:border="0.0007in solid #000000" fo:padding="0.0382in"/>
    </style:style>
    <style:style style:family="table-cell" style:name="a4420d6">
      <style:table-cell-properties fo:border="0.0007in solid #000000" fo:border-bottom="0.0007in solid #000000" fo:border-top="none" fo:padding="0.0382in"/>
    </style:style>
    <style:style style:family="paragraph" style:name="a5657bb">
      <style:paragraph-properties fo:break-before="page"/>
    </style:style>
    <style:style style:family="table" style:name="ab7818c">
      <style:table-properties style:width="6.0in" table:align="margins"/>
    </style:style>
    <style:style style:family="table-column" style:name="a1ec00c">
      <style:table-column-properties style:column-width="002.0000in" style:rel-column-width="21845*"/>
    </style:style>
    <style:style style:family="table-cell" style:name="a05d611">
      <style:table-cell-properties fo:border-bottom="0.0007in solid #000000" fo:border-left="0.0007in solid #000000" fo:border-right="none" fo:border-top="0.0007in solid #000000" fo:padding="0.0382in"/>
    </style:style>
    <style:style style:family="table-cell" style:name="ad90545">
      <style:table-cell-properties fo:border-bottom="0.0007in solid #000000" fo:border-left="0.0007in solid #000000" fo:border-right="none" fo:border-top="none" fo:padding="0.0382in"/>
    </style:style>
    <style:style style:family="table-cell" style:name="a58c63d">
      <style:table-cell-properties fo:border="0.0007in solid #000000" fo:padding="0.0382in"/>
    </style:style>
    <style:style style:family="table-cell" style:name="ae3d92a">
      <style:table-cell-properties fo:border="0.0007in solid #000000" fo:border-bottom="0.0007in solid #000000" fo:border-top="none" fo:padding="0.0382in"/>
    </style:style>
    <style:style style:family="paragraph" style:name="ad4b954">
      <style:paragraph-properties fo:break-before="page"/>
    </style:style>
    <style:style style:family="table" style:name="a99be18">
      <style:table-properties style:width="6.0in" table:align="margins"/>
    </style:style>
    <style:style style:family="table-column" style:name="aa4d31c">
      <style:table-column-properties style:column-width="002.0000in" style:rel-column-width="21845*"/>
    </style:style>
    <style:style style:family="table-cell" style:name="a7a4036">
      <style:table-cell-properties fo:border-bottom="0.0007in solid #000000" fo:border-left="0.0007in solid #000000" fo:border-right="none" fo:border-top="0.0007in solid #000000" fo:padding="0.0382in"/>
    </style:style>
    <style:style style:family="table-cell" style:name="aa66672">
      <style:table-cell-properties fo:border-bottom="0.0007in solid #000000" fo:border-left="0.0007in solid #000000" fo:border-right="none" fo:border-top="none" fo:padding="0.0382in"/>
    </style:style>
    <style:style style:family="table-cell" style:name="a8981e8">
      <style:table-cell-properties fo:border="0.0007in solid #000000" fo:padding="0.0382in"/>
    </style:style>
    <style:style style:family="table-cell" style:name="a95ea62">
      <style:table-cell-properties fo:border="0.0007in solid #000000" fo:border-bottom="0.0007in solid #000000" fo:border-top="none" fo:padding="0.0382in"/>
    </style:style>
    <style:style style:family="paragraph" style:name="a9ef3ba">
      <style:paragraph-properties fo:break-before="page"/>
    </style:style>
    <style:style style:family="table" style:name="a7ed9e0">
      <style:table-properties style:width="6.0in" table:align="margins"/>
    </style:style>
    <style:style style:family="table-column" style:name="a88fd03">
      <style:table-column-properties style:column-width="002.0000in" style:rel-column-width="21845*"/>
    </style:style>
    <style:style style:family="table-cell" style:name="ae1b5a9">
      <style:table-cell-properties fo:border-bottom="0.0007in solid #000000" fo:border-left="0.0007in solid #000000" fo:border-right="none" fo:border-top="0.0007in solid #000000" fo:padding="0.0382in"/>
    </style:style>
    <style:style style:family="table-cell" style:name="af1dbd2">
      <style:table-cell-properties fo:border-bottom="0.0007in solid #000000" fo:border-left="0.0007in solid #000000" fo:border-right="none" fo:border-top="none" fo:padding="0.0382in"/>
    </style:style>
    <style:style style:family="table-cell" style:name="abae2ee">
      <style:table-cell-properties fo:border="0.0007in solid #000000" fo:padding="0.0382in"/>
    </style:style>
    <style:style style:family="table-cell" style:name="a57580e">
      <style:table-cell-properties fo:border="0.0007in solid #000000" fo:border-bottom="0.0007in solid #000000" fo:border-top="none" fo:padding="0.0382in"/>
    </style:style>
    <style:style style:family="paragraph" style:name="a7998cf">
      <style:paragraph-properties fo:break-before="page"/>
    </style:style>
    <style:style style:family="table" style:name="ac44ec3">
      <style:table-properties style:width="6.0in" table:align="margins"/>
    </style:style>
    <style:style style:family="table-column" style:name="a62b9ca">
      <style:table-column-properties style:column-width="002.0000in" style:rel-column-width="21845*"/>
    </style:style>
    <style:style style:family="table-cell" style:name="a3dd805">
      <style:table-cell-properties fo:border-bottom="0.0007in solid #000000" fo:border-left="0.0007in solid #000000" fo:border-right="none" fo:border-top="0.0007in solid #000000" fo:padding="0.0382in"/>
    </style:style>
    <style:style style:family="table-cell" style:name="a9f959d">
      <style:table-cell-properties fo:border-bottom="0.0007in solid #000000" fo:border-left="0.0007in solid #000000" fo:border-right="none" fo:border-top="none" fo:padding="0.0382in"/>
    </style:style>
    <style:style style:family="table-cell" style:name="a7f1aed">
      <style:table-cell-properties fo:border="0.0007in solid #000000" fo:padding="0.0382in"/>
    </style:style>
    <style:style style:family="table-cell" style:name="ad7634e">
      <style:table-cell-properties fo:border="0.0007in solid #000000" fo:border-bottom="0.0007in solid #000000" fo:border-top="none" fo:padding="0.0382in"/>
    </style:style>
    <style:style style:family="paragraph" style:name="a040894">
      <style:paragraph-properties fo:break-before="page"/>
    </style:style>
    <style:style style:family="table" style:name="a230a43">
      <style:table-properties style:width="6.0in" table:align="margins"/>
    </style:style>
    <style:style style:family="table-column" style:name="aed7009">
      <style:table-column-properties style:column-width="002.0000in" style:rel-column-width="21845*"/>
    </style:style>
    <style:style style:family="table-cell" style:name="a18cca8">
      <style:table-cell-properties fo:border-bottom="0.0007in solid #000000" fo:border-left="0.0007in solid #000000" fo:border-right="none" fo:border-top="0.0007in solid #000000" fo:padding="0.0382in"/>
    </style:style>
    <style:style style:family="table-cell" style:name="ab56abb">
      <style:table-cell-properties fo:border-bottom="0.0007in solid #000000" fo:border-left="0.0007in solid #000000" fo:border-right="none" fo:border-top="none" fo:padding="0.0382in"/>
    </style:style>
    <style:style style:family="table-cell" style:name="ab7d49c">
      <style:table-cell-properties fo:border="0.0007in solid #000000" fo:padding="0.0382in"/>
    </style:style>
    <style:style style:family="table-cell" style:name="a4b41b9">
      <style:table-cell-properties fo:border="0.0007in solid #000000" fo:border-bottom="0.0007in solid #000000" fo:border-top="none" fo:padding="0.0382in"/>
    </style:style>
    <style:style style:family="paragraph" style:name="af5c8c6">
      <style:paragraph-properties fo:break-before="page"/>
    </style:style>
    <style:style style:family="table" style:name="a26e1cd">
      <style:table-properties style:width="6.0in" table:align="margins"/>
    </style:style>
    <style:style style:family="table-column" style:name="a61a457">
      <style:table-column-properties style:column-width="002.0000in" style:rel-column-width="21845*"/>
    </style:style>
    <style:style style:family="table-cell" style:name="a6efd64">
      <style:table-cell-properties fo:border-bottom="0.0007in solid #000000" fo:border-left="0.0007in solid #000000" fo:border-right="none" fo:border-top="0.0007in solid #000000" fo:padding="0.0382in"/>
    </style:style>
    <style:style style:family="table-cell" style:name="ab259a2">
      <style:table-cell-properties fo:border-bottom="0.0007in solid #000000" fo:border-left="0.0007in solid #000000" fo:border-right="none" fo:border-top="none" fo:padding="0.0382in"/>
    </style:style>
    <style:style style:family="table-cell" style:name="af758a9">
      <style:table-cell-properties fo:border="0.0007in solid #000000" fo:padding="0.0382in"/>
    </style:style>
    <style:style style:family="table-cell" style:name="a9c85d0">
      <style:table-cell-properties fo:border="0.0007in solid #000000" fo:border-bottom="0.0007in solid #000000" fo:border-top="none" fo:padding="0.0382in"/>
    </style:style>
    <style:style style:family="paragraph" style:name="ac7ad63">
      <style:paragraph-properties fo:break-before="page"/>
    </style:style>
    <style:style style:family="table" style:name="a13ef48">
      <style:table-properties style:width="6.0in" table:align="margins"/>
    </style:style>
    <style:style style:family="table-column" style:name="afc595e">
      <style:table-column-properties style:column-width="002.0000in" style:rel-column-width="21845*"/>
    </style:style>
    <style:style style:family="table-cell" style:name="a42efd8">
      <style:table-cell-properties fo:border-bottom="0.0007in solid #000000" fo:border-left="0.0007in solid #000000" fo:border-right="none" fo:border-top="0.0007in solid #000000" fo:padding="0.0382in"/>
    </style:style>
    <style:style style:family="table-cell" style:name="a31e389">
      <style:table-cell-properties fo:border-bottom="0.0007in solid #000000" fo:border-left="0.0007in solid #000000" fo:border-right="none" fo:border-top="none" fo:padding="0.0382in"/>
    </style:style>
    <style:style style:family="table-cell" style:name="a4e86c4">
      <style:table-cell-properties fo:border="0.0007in solid #000000" fo:padding="0.0382in"/>
    </style:style>
    <style:style style:family="table-cell" style:name="aa89109">
      <style:table-cell-properties fo:border="0.0007in solid #000000" fo:border-bottom="0.0007in solid #000000" fo:border-top="none" fo:padding="0.0382in"/>
    </style:style>
    <style:style style:family="paragraph" style:name="a30de39">
      <style:paragraph-properties fo:break-before="page"/>
    </style:style>
    <style:style style:family="table" style:name="ad704e3">
      <style:table-properties style:width="6.0in" table:align="margins"/>
    </style:style>
    <style:style style:family="table-column" style:name="a00d2ce">
      <style:table-column-properties style:column-width="002.0000in" style:rel-column-width="21845*"/>
    </style:style>
    <style:style style:family="table-cell" style:name="aff7a0a">
      <style:table-cell-properties fo:border-bottom="0.0007in solid #000000" fo:border-left="0.0007in solid #000000" fo:border-right="none" fo:border-top="0.0007in solid #000000" fo:padding="0.0382in"/>
    </style:style>
    <style:style style:family="table-cell" style:name="a4ac311">
      <style:table-cell-properties fo:border-bottom="0.0007in solid #000000" fo:border-left="0.0007in solid #000000" fo:border-right="none" fo:border-top="none" fo:padding="0.0382in"/>
    </style:style>
    <style:style style:family="table-cell" style:name="a63d0e3">
      <style:table-cell-properties fo:border="0.0007in solid #000000" fo:padding="0.0382in"/>
    </style:style>
    <style:style style:family="table-cell" style:name="a48d84d">
      <style:table-cell-properties fo:border="0.0007in solid #000000" fo:border-bottom="0.0007in solid #000000" fo:border-top="none" fo:padding="0.0382in"/>
    </style:style>
    <style:style style:family="paragraph" style:name="a16a697">
      <style:paragraph-properties fo:break-before="page"/>
    </style:style>
    <style:style style:family="table" style:name="ade58fe">
      <style:table-properties style:width="6.0in" table:align="margins"/>
    </style:style>
    <style:style style:family="table-column" style:name="ae43dc8">
      <style:table-column-properties style:column-width="002.0000in" style:rel-column-width="21845*"/>
    </style:style>
    <style:style style:family="table-cell" style:name="afda8ac">
      <style:table-cell-properties fo:border-bottom="0.0007in solid #000000" fo:border-left="0.0007in solid #000000" fo:border-right="none" fo:border-top="0.0007in solid #000000" fo:padding="0.0382in"/>
    </style:style>
    <style:style style:family="table-cell" style:name="afa657f">
      <style:table-cell-properties fo:border-bottom="0.0007in solid #000000" fo:border-left="0.0007in solid #000000" fo:border-right="none" fo:border-top="none" fo:padding="0.0382in"/>
    </style:style>
    <style:style style:family="table-cell" style:name="a4aa01b">
      <style:table-cell-properties fo:border="0.0007in solid #000000" fo:padding="0.0382in"/>
    </style:style>
    <style:style style:family="table-cell" style:name="a7c045d">
      <style:table-cell-properties fo:border="0.0007in solid #000000" fo:border-bottom="0.0007in solid #000000" fo:border-top="none" fo:padding="0.0382in"/>
    </style:style>
    <style:style style:family="paragraph" style:name="a4623ff">
      <style:paragraph-properties fo:break-before="page"/>
    </style:style>
    <style:style style:family="table" style:name="a08bb66">
      <style:table-properties style:width="6.0in" table:align="margins"/>
    </style:style>
    <style:style style:family="table-column" style:name="a7b8fc1">
      <style:table-column-properties style:column-width="002.0000in" style:rel-column-width="21845*"/>
    </style:style>
    <style:style style:family="table-cell" style:name="a04750b">
      <style:table-cell-properties fo:border-bottom="0.0007in solid #000000" fo:border-left="0.0007in solid #000000" fo:border-right="none" fo:border-top="0.0007in solid #000000" fo:padding="0.0382in"/>
    </style:style>
    <style:style style:family="table-cell" style:name="a17ece9">
      <style:table-cell-properties fo:border-bottom="0.0007in solid #000000" fo:border-left="0.0007in solid #000000" fo:border-right="none" fo:border-top="none" fo:padding="0.0382in"/>
    </style:style>
    <style:style style:family="table-cell" style:name="a7aea29">
      <style:table-cell-properties fo:border="0.0007in solid #000000" fo:padding="0.0382in"/>
    </style:style>
    <style:style style:family="table-cell" style:name="a0d472f">
      <style:table-cell-properties fo:border="0.0007in solid #000000" fo:border-bottom="0.0007in solid #000000" fo:border-top="none" fo:padding="0.0382in"/>
    </style:style>
    <style:style style:family="paragraph" style:name="a517031">
      <style:paragraph-properties fo:break-before="page"/>
    </style:style>
    <style:style style:family="paragraph" style:name="aa4f86e">
      <style:paragraph-properties fo:break-before="page"/>
    </style:style>
    <style:style style:family="table" style:name="ae300af">
      <style:table-properties style:width="6.0in" table:align="margins"/>
    </style:style>
    <style:style style:family="table-column" style:name="ad9c6e7">
      <style:table-column-properties style:column-width="002.0000in" style:rel-column-width="21845*"/>
    </style:style>
    <style:style style:family="table-cell" style:name="a809bdc">
      <style:table-cell-properties fo:border-bottom="0.0007in solid #000000" fo:border-left="0.0007in solid #000000" fo:border-right="none" fo:border-top="0.0007in solid #000000" fo:padding="0.0382in"/>
    </style:style>
    <style:style style:family="table-cell" style:name="a61637e">
      <style:table-cell-properties fo:border-bottom="0.0007in solid #000000" fo:border-left="0.0007in solid #000000" fo:border-right="none" fo:border-top="none" fo:padding="0.0382in"/>
    </style:style>
    <style:style style:family="table-cell" style:name="ad82cff">
      <style:table-cell-properties fo:border="0.0007in solid #000000" fo:padding="0.0382in"/>
    </style:style>
    <style:style style:family="table-cell" style:name="a4b7cf5">
      <style:table-cell-properties fo:border="0.0007in solid #000000" fo:border-bottom="0.0007in solid #000000" fo:border-top="none" fo:padding="0.0382in"/>
    </style:style>
    <style:style style:family="paragraph" style:name="a3f30be">
      <style:paragraph-properties fo:break-before="page"/>
    </style:style>
    <style:style style:family="table" style:name="a167856">
      <style:table-properties style:width="6.0in" table:align="margins"/>
    </style:style>
    <style:style style:family="table-column" style:name="ae9caa1">
      <style:table-column-properties style:column-width="002.0000in" style:rel-column-width="21845*"/>
    </style:style>
    <style:style style:family="table-cell" style:name="a0e2def">
      <style:table-cell-properties fo:border-bottom="0.0007in solid #000000" fo:border-left="0.0007in solid #000000" fo:border-right="none" fo:border-top="0.0007in solid #000000" fo:padding="0.0382in"/>
    </style:style>
    <style:style style:family="table-cell" style:name="a63f87a">
      <style:table-cell-properties fo:border-bottom="0.0007in solid #000000" fo:border-left="0.0007in solid #000000" fo:border-right="none" fo:border-top="none" fo:padding="0.0382in"/>
    </style:style>
    <style:style style:family="table-cell" style:name="a6b0db4">
      <style:table-cell-properties fo:border="0.0007in solid #000000" fo:padding="0.0382in"/>
    </style:style>
    <style:style style:family="table-cell" style:name="a36675a">
      <style:table-cell-properties fo:border="0.0007in solid #000000" fo:border-bottom="0.0007in solid #000000" fo:border-top="none" fo:padding="0.0382in"/>
    </style:style>
    <style:style style:family="paragraph" style:name="a9f04d6">
      <style:paragraph-properties fo:break-before="page"/>
    </style:style>
    <style:style style:family="table" style:name="a94574f">
      <style:table-properties style:width="6.0in" table:align="margins"/>
    </style:style>
    <style:style style:family="table-column" style:name="a64a9df">
      <style:table-column-properties style:column-width="002.0000in" style:rel-column-width="21845*"/>
    </style:style>
    <style:style style:family="table-cell" style:name="ab1382e">
      <style:table-cell-properties fo:border-bottom="0.0007in solid #000000" fo:border-left="0.0007in solid #000000" fo:border-right="none" fo:border-top="0.0007in solid #000000" fo:padding="0.0382in"/>
    </style:style>
    <style:style style:family="table-cell" style:name="acbd3bd">
      <style:table-cell-properties fo:border-bottom="0.0007in solid #000000" fo:border-left="0.0007in solid #000000" fo:border-right="none" fo:border-top="none" fo:padding="0.0382in"/>
    </style:style>
    <style:style style:family="table-cell" style:name="aec7af8">
      <style:table-cell-properties fo:border="0.0007in solid #000000" fo:padding="0.0382in"/>
    </style:style>
    <style:style style:family="table-cell" style:name="aa81370">
      <style:table-cell-properties fo:border="0.0007in solid #000000" fo:border-bottom="0.0007in solid #000000" fo:border-top="none" fo:padding="0.0382in"/>
    </style:style>
    <style:style style:family="paragraph" style:name="a35b8bc">
      <style:paragraph-properties fo:break-before="page"/>
    </style:style>
    <style:style style:family="table" style:name="a68cf48">
      <style:table-properties style:width="6.0in" table:align="margins"/>
    </style:style>
    <style:style style:family="table-column" style:name="acc08f6">
      <style:table-column-properties style:column-width="002.0000in" style:rel-column-width="21845*"/>
    </style:style>
    <style:style style:family="table-cell" style:name="aab39fa">
      <style:table-cell-properties fo:border-bottom="0.0007in solid #000000" fo:border-left="0.0007in solid #000000" fo:border-right="none" fo:border-top="0.0007in solid #000000" fo:padding="0.0382in"/>
    </style:style>
    <style:style style:family="table-cell" style:name="a066ede">
      <style:table-cell-properties fo:border-bottom="0.0007in solid #000000" fo:border-left="0.0007in solid #000000" fo:border-right="none" fo:border-top="none" fo:padding="0.0382in"/>
    </style:style>
    <style:style style:family="table-cell" style:name="a634eef">
      <style:table-cell-properties fo:border="0.0007in solid #000000" fo:padding="0.0382in"/>
    </style:style>
    <style:style style:family="table-cell" style:name="af9e615">
      <style:table-cell-properties fo:border="0.0007in solid #000000" fo:border-bottom="0.0007in solid #000000" fo:border-top="none" fo:padding="0.0382in"/>
    </style:style>
    <style:style style:family="paragraph" style:name="a9da07f">
      <style:paragraph-properties fo:break-before="page"/>
    </style:style>
    <style:style style:family="table" style:name="a390ca6">
      <style:table-properties style:width="6.0in" table:align="margins"/>
    </style:style>
    <style:style style:family="table-column" style:name="adf5c20">
      <style:table-column-properties style:column-width="002.0000in" style:rel-column-width="21845*"/>
    </style:style>
    <style:style style:family="table-cell" style:name="a4af153">
      <style:table-cell-properties fo:border-bottom="0.0007in solid #000000" fo:border-left="0.0007in solid #000000" fo:border-right="none" fo:border-top="0.0007in solid #000000" fo:padding="0.0382in"/>
    </style:style>
    <style:style style:family="table-cell" style:name="a87b3aa">
      <style:table-cell-properties fo:border-bottom="0.0007in solid #000000" fo:border-left="0.0007in solid #000000" fo:border-right="none" fo:border-top="none" fo:padding="0.0382in"/>
    </style:style>
    <style:style style:family="table-cell" style:name="adf6a9e">
      <style:table-cell-properties fo:border="0.0007in solid #000000" fo:padding="0.0382in"/>
    </style:style>
    <style:style style:family="table-cell" style:name="a3d1a27">
      <style:table-cell-properties fo:border="0.0007in solid #000000" fo:border-bottom="0.0007in solid #000000" fo:border-top="none" fo:padding="0.0382in"/>
    </style:style>
    <style:style style:family="paragraph" style:name="ad8cc07">
      <style:paragraph-properties fo:break-before="page"/>
    </style:style>
    <style:style style:family="table" style:name="a04b5ec">
      <style:table-properties style:width="6.0in" table:align="margins"/>
    </style:style>
    <style:style style:family="table-column" style:name="a721465">
      <style:table-column-properties style:column-width="002.0000in" style:rel-column-width="21845*"/>
    </style:style>
    <style:style style:family="table-cell" style:name="aba50e6">
      <style:table-cell-properties fo:border-bottom="0.0007in solid #000000" fo:border-left="0.0007in solid #000000" fo:border-right="none" fo:border-top="0.0007in solid #000000" fo:padding="0.0382in"/>
    </style:style>
    <style:style style:family="table-cell" style:name="a9f0967">
      <style:table-cell-properties fo:border-bottom="0.0007in solid #000000" fo:border-left="0.0007in solid #000000" fo:border-right="none" fo:border-top="none" fo:padding="0.0382in"/>
    </style:style>
    <style:style style:family="table-cell" style:name="a062b55">
      <style:table-cell-properties fo:border="0.0007in solid #000000" fo:padding="0.0382in"/>
    </style:style>
    <style:style style:family="table-cell" style:name="a1e6192">
      <style:table-cell-properties fo:border="0.0007in solid #000000" fo:border-bottom="0.0007in solid #000000" fo:border-top="none" fo:padding="0.0382in"/>
    </style:style>
    <style:style style:family="paragraph" style:name="ae3a461">
      <style:paragraph-properties fo:break-before="page"/>
    </style:style>
    <style:style style:family="table" style:name="a065f50">
      <style:table-properties style:width="6.0in" table:align="margins"/>
    </style:style>
    <style:style style:family="table-column" style:name="a42ef4c">
      <style:table-column-properties style:column-width="002.0000in" style:rel-column-width="21845*"/>
    </style:style>
    <style:style style:family="table-cell" style:name="a1f54e7">
      <style:table-cell-properties fo:border-bottom="0.0007in solid #000000" fo:border-left="0.0007in solid #000000" fo:border-right="none" fo:border-top="0.0007in solid #000000" fo:padding="0.0382in"/>
    </style:style>
    <style:style style:family="table-cell" style:name="a30431c">
      <style:table-cell-properties fo:border-bottom="0.0007in solid #000000" fo:border-left="0.0007in solid #000000" fo:border-right="none" fo:border-top="none" fo:padding="0.0382in"/>
    </style:style>
    <style:style style:family="table-cell" style:name="a7eb266">
      <style:table-cell-properties fo:border="0.0007in solid #000000" fo:padding="0.0382in"/>
    </style:style>
    <style:style style:family="table-cell" style:name="a4f5e11">
      <style:table-cell-properties fo:border="0.0007in solid #000000" fo:border-bottom="0.0007in solid #000000" fo:border-top="none" fo:padding="0.0382in"/>
    </style:style>
    <style:style style:family="paragraph" style:name="a35bbe0">
      <style:paragraph-properties fo:break-before="page"/>
    </style:style>
    <style:style style:family="table" style:name="af2153f">
      <style:table-properties style:width="6.0in" table:align="margins"/>
    </style:style>
    <style:style style:family="table-column" style:name="aca1787">
      <style:table-column-properties style:column-width="002.0000in" style:rel-column-width="21845*"/>
    </style:style>
    <style:style style:family="table-cell" style:name="adf3c0f">
      <style:table-cell-properties fo:border-bottom="0.0007in solid #000000" fo:border-left="0.0007in solid #000000" fo:border-right="none" fo:border-top="0.0007in solid #000000" fo:padding="0.0382in"/>
    </style:style>
    <style:style style:family="table-cell" style:name="aa94882">
      <style:table-cell-properties fo:border-bottom="0.0007in solid #000000" fo:border-left="0.0007in solid #000000" fo:border-right="none" fo:border-top="none" fo:padding="0.0382in"/>
    </style:style>
    <style:style style:family="table-cell" style:name="a3bb698">
      <style:table-cell-properties fo:border="0.0007in solid #000000" fo:padding="0.0382in"/>
    </style:style>
    <style:style style:family="table-cell" style:name="a042485">
      <style:table-cell-properties fo:border="0.0007in solid #000000" fo:border-bottom="0.0007in solid #000000" fo:border-top="none" fo:padding="0.0382in"/>
    </style:style>
    <style:style style:family="paragraph" style:name="a5d44fd">
      <style:paragraph-properties fo:break-before="page"/>
    </style:style>
    <style:style style:family="table" style:name="af99f86">
      <style:table-properties style:width="6.0in" table:align="margins"/>
    </style:style>
    <style:style style:family="table-column" style:name="a7cc55b">
      <style:table-column-properties style:column-width="002.0000in" style:rel-column-width="21845*"/>
    </style:style>
    <style:style style:family="table-cell" style:name="ac22a32">
      <style:table-cell-properties fo:border-bottom="0.0007in solid #000000" fo:border-left="0.0007in solid #000000" fo:border-right="none" fo:border-top="0.0007in solid #000000" fo:padding="0.0382in"/>
    </style:style>
    <style:style style:family="table-cell" style:name="ad78cd2">
      <style:table-cell-properties fo:border-bottom="0.0007in solid #000000" fo:border-left="0.0007in solid #000000" fo:border-right="none" fo:border-top="none" fo:padding="0.0382in"/>
    </style:style>
    <style:style style:family="table-cell" style:name="a8b94ce">
      <style:table-cell-properties fo:border="0.0007in solid #000000" fo:padding="0.0382in"/>
    </style:style>
    <style:style style:family="table-cell" style:name="a5c4fcb">
      <style:table-cell-properties fo:border="0.0007in solid #000000" fo:border-bottom="0.0007in solid #000000" fo:border-top="none" fo:padding="0.0382in"/>
    </style:style>
    <style:style style:family="paragraph" style:name="ae231c7">
      <style:paragraph-properties fo:break-before="page"/>
    </style:style>
    <style:style style:family="table" style:name="a3b1c88">
      <style:table-properties style:width="6.0in" table:align="margins"/>
    </style:style>
    <style:style style:family="table-column" style:name="a2c1028">
      <style:table-column-properties style:column-width="002.0000in" style:rel-column-width="21845*"/>
    </style:style>
    <style:style style:family="table-cell" style:name="ac86a95">
      <style:table-cell-properties fo:border-bottom="0.0007in solid #000000" fo:border-left="0.0007in solid #000000" fo:border-right="none" fo:border-top="0.0007in solid #000000" fo:padding="0.0382in"/>
    </style:style>
    <style:style style:family="table-cell" style:name="abfd78b">
      <style:table-cell-properties fo:border-bottom="0.0007in solid #000000" fo:border-left="0.0007in solid #000000" fo:border-right="none" fo:border-top="none" fo:padding="0.0382in"/>
    </style:style>
    <style:style style:family="table-cell" style:name="afc74ab">
      <style:table-cell-properties fo:border="0.0007in solid #000000" fo:padding="0.0382in"/>
    </style:style>
    <style:style style:family="table-cell" style:name="a37546c">
      <style:table-cell-properties fo:border="0.0007in solid #000000" fo:border-bottom="0.0007in solid #000000" fo:border-top="none" fo:padding="0.0382in"/>
    </style:style>
    <style:style style:family="paragraph" style:name="a493a18">
      <style:paragraph-properties fo:break-before="page"/>
    </style:style>
    <style:style style:family="table" style:name="a8f5cd6">
      <style:table-properties style:width="6.0in" table:align="margins"/>
    </style:style>
    <style:style style:family="table-column" style:name="a95dfc3">
      <style:table-column-properties style:column-width="002.0000in" style:rel-column-width="21845*"/>
    </style:style>
    <style:style style:family="table-cell" style:name="a90a2dc">
      <style:table-cell-properties fo:border-bottom="0.0007in solid #000000" fo:border-left="0.0007in solid #000000" fo:border-right="none" fo:border-top="0.0007in solid #000000" fo:padding="0.0382in"/>
    </style:style>
    <style:style style:family="table-cell" style:name="a64f865">
      <style:table-cell-properties fo:border-bottom="0.0007in solid #000000" fo:border-left="0.0007in solid #000000" fo:border-right="none" fo:border-top="none" fo:padding="0.0382in"/>
    </style:style>
    <style:style style:family="table-cell" style:name="a908b5a">
      <style:table-cell-properties fo:border="0.0007in solid #000000" fo:padding="0.0382in"/>
    </style:style>
    <style:style style:family="table-cell" style:name="ab7be7e">
      <style:table-cell-properties fo:border="0.0007in solid #000000" fo:border-bottom="0.0007in solid #000000" fo:border-top="none" fo:padding="0.0382in"/>
    </style:style>
    <style:style style:family="paragraph" style:name="a5b74dd">
      <style:paragraph-properties fo:break-before="page"/>
    </style:style>
    <style:style style:family="table" style:name="a49c221">
      <style:table-properties style:width="6.0in" table:align="margins"/>
    </style:style>
    <style:style style:family="table-column" style:name="aa443c7">
      <style:table-column-properties style:column-width="002.0000in" style:rel-column-width="21845*"/>
    </style:style>
    <style:style style:family="table-cell" style:name="aa237b6">
      <style:table-cell-properties fo:border-bottom="0.0007in solid #000000" fo:border-left="0.0007in solid #000000" fo:border-right="none" fo:border-top="0.0007in solid #000000" fo:padding="0.0382in"/>
    </style:style>
    <style:style style:family="table-cell" style:name="a94c5ff">
      <style:table-cell-properties fo:border-bottom="0.0007in solid #000000" fo:border-left="0.0007in solid #000000" fo:border-right="none" fo:border-top="none" fo:padding="0.0382in"/>
    </style:style>
    <style:style style:family="table-cell" style:name="a01342b">
      <style:table-cell-properties fo:border="0.0007in solid #000000" fo:padding="0.0382in"/>
    </style:style>
    <style:style style:family="table-cell" style:name="a90d1bb">
      <style:table-cell-properties fo:border="0.0007in solid #000000" fo:border-bottom="0.0007in solid #000000" fo:border-top="none" fo:padding="0.0382in"/>
    </style:style>
    <style:style style:family="paragraph" style:name="ae2f646">
      <style:paragraph-properties fo:break-before="page"/>
    </style:style>
    <style:style style:family="table" style:name="a40284f">
      <style:table-properties style:width="6.0in" table:align="margins"/>
    </style:style>
    <style:style style:family="table-column" style:name="a292417">
      <style:table-column-properties style:column-width="002.0000in" style:rel-column-width="21845*"/>
    </style:style>
    <style:style style:family="table-cell" style:name="aea5ef6">
      <style:table-cell-properties fo:border-bottom="0.0007in solid #000000" fo:border-left="0.0007in solid #000000" fo:border-right="none" fo:border-top="0.0007in solid #000000" fo:padding="0.0382in"/>
    </style:style>
    <style:style style:family="table-cell" style:name="a9cdea9">
      <style:table-cell-properties fo:border-bottom="0.0007in solid #000000" fo:border-left="0.0007in solid #000000" fo:border-right="none" fo:border-top="none" fo:padding="0.0382in"/>
    </style:style>
    <style:style style:family="table-cell" style:name="ad99d03">
      <style:table-cell-properties fo:border="0.0007in solid #000000" fo:padding="0.0382in"/>
    </style:style>
    <style:style style:family="table-cell" style:name="a8bfd7c">
      <style:table-cell-properties fo:border="0.0007in solid #000000" fo:border-bottom="0.0007in solid #000000" fo:border-top="none" fo:padding="0.0382in"/>
    </style:style>
    <style:style style:family="paragraph" style:name="a261ff7">
      <style:paragraph-properties fo:break-before="page"/>
    </style:style>
    <style:style style:family="paragraph" style:name="a92e66d">
      <style:paragraph-properties fo:break-before="page"/>
    </style:style>
    <style:style style:family="table" style:name="a226b6d">
      <style:table-properties style:width="6.0in" table:align="margins"/>
    </style:style>
    <style:style style:family="table-column" style:name="afa8e09">
      <style:table-column-properties style:column-width="002.0000in" style:rel-column-width="21845*"/>
    </style:style>
    <style:style style:family="table-cell" style:name="ad813cd">
      <style:table-cell-properties fo:border-bottom="0.0007in solid #000000" fo:border-left="0.0007in solid #000000" fo:border-right="none" fo:border-top="0.0007in solid #000000" fo:padding="0.0382in"/>
    </style:style>
    <style:style style:family="table-cell" style:name="a6a7778">
      <style:table-cell-properties fo:border-bottom="0.0007in solid #000000" fo:border-left="0.0007in solid #000000" fo:border-right="none" fo:border-top="none" fo:padding="0.0382in"/>
    </style:style>
    <style:style style:family="table-cell" style:name="a2c7041">
      <style:table-cell-properties fo:border="0.0007in solid #000000" fo:padding="0.0382in"/>
    </style:style>
    <style:style style:family="table-cell" style:name="a784a76">
      <style:table-cell-properties fo:border="0.0007in solid #000000" fo:border-bottom="0.0007in solid #000000" fo:border-top="none" fo:padding="0.0382in"/>
    </style:style>
    <style:style style:family="paragraph" style:name="a7c7150">
      <style:paragraph-properties fo:break-before="page"/>
    </style:style>
    <style:style style:family="table" style:name="afd0917">
      <style:table-properties style:width="6.0in" table:align="margins"/>
    </style:style>
    <style:style style:family="table-column" style:name="abc9f2d">
      <style:table-column-properties style:column-width="002.0000in" style:rel-column-width="21845*"/>
    </style:style>
    <style:style style:family="table-cell" style:name="a225638">
      <style:table-cell-properties fo:border-bottom="0.0007in solid #000000" fo:border-left="0.0007in solid #000000" fo:border-right="none" fo:border-top="0.0007in solid #000000" fo:padding="0.0382in"/>
    </style:style>
    <style:style style:family="table-cell" style:name="a771b98">
      <style:table-cell-properties fo:border-bottom="0.0007in solid #000000" fo:border-left="0.0007in solid #000000" fo:border-right="none" fo:border-top="none" fo:padding="0.0382in"/>
    </style:style>
    <style:style style:family="table-cell" style:name="a1bd8e4">
      <style:table-cell-properties fo:border="0.0007in solid #000000" fo:padding="0.0382in"/>
    </style:style>
    <style:style style:family="table-cell" style:name="abab0c3">
      <style:table-cell-properties fo:border="0.0007in solid #000000" fo:border-bottom="0.0007in solid #000000" fo:border-top="none" fo:padding="0.0382in"/>
    </style:style>
    <style:style style:family="paragraph" style:name="a38d810">
      <style:paragraph-properties fo:break-before="page"/>
    </style:style>
    <style:style style:family="table" style:name="a24b7d0">
      <style:table-properties style:width="6.0in" table:align="margins"/>
    </style:style>
    <style:style style:family="table-column" style:name="adbed73">
      <style:table-column-properties style:column-width="002.0000in" style:rel-column-width="21845*"/>
    </style:style>
    <style:style style:family="table-cell" style:name="a6936a8">
      <style:table-cell-properties fo:border-bottom="0.0007in solid #000000" fo:border-left="0.0007in solid #000000" fo:border-right="none" fo:border-top="0.0007in solid #000000" fo:padding="0.0382in"/>
    </style:style>
    <style:style style:family="table-cell" style:name="a596561">
      <style:table-cell-properties fo:border-bottom="0.0007in solid #000000" fo:border-left="0.0007in solid #000000" fo:border-right="none" fo:border-top="none" fo:padding="0.0382in"/>
    </style:style>
    <style:style style:family="table-cell" style:name="af23e53">
      <style:table-cell-properties fo:border="0.0007in solid #000000" fo:padding="0.0382in"/>
    </style:style>
    <style:style style:family="table-cell" style:name="a5bccde">
      <style:table-cell-properties fo:border="0.0007in solid #000000" fo:border-bottom="0.0007in solid #000000" fo:border-top="none" fo:padding="0.0382in"/>
    </style:style>
    <style:style style:family="paragraph" style:name="a8e901e">
      <style:paragraph-properties fo:break-before="page"/>
    </style:style>
    <style:style style:family="table" style:name="a488e63">
      <style:table-properties style:width="6.0in" table:align="margins"/>
    </style:style>
    <style:style style:family="table-column" style:name="a71211a">
      <style:table-column-properties style:column-width="002.0000in" style:rel-column-width="21845*"/>
    </style:style>
    <style:style style:family="table-cell" style:name="af7910c">
      <style:table-cell-properties fo:border-bottom="0.0007in solid #000000" fo:border-left="0.0007in solid #000000" fo:border-right="none" fo:border-top="0.0007in solid #000000" fo:padding="0.0382in"/>
    </style:style>
    <style:style style:family="table-cell" style:name="a8c78dd">
      <style:table-cell-properties fo:border-bottom="0.0007in solid #000000" fo:border-left="0.0007in solid #000000" fo:border-right="none" fo:border-top="none" fo:padding="0.0382in"/>
    </style:style>
    <style:style style:family="table-cell" style:name="a9fd513">
      <style:table-cell-properties fo:border="0.0007in solid #000000" fo:padding="0.0382in"/>
    </style:style>
    <style:style style:family="table-cell" style:name="a47617d">
      <style:table-cell-properties fo:border="0.0007in solid #000000" fo:border-bottom="0.0007in solid #000000" fo:border-top="none" fo:padding="0.0382in"/>
    </style:style>
    <style:style style:family="paragraph" style:name="a0b43de">
      <style:paragraph-properties fo:break-before="page"/>
    </style:style>
    <style:style style:family="table" style:name="aa12c37">
      <style:table-properties style:width="6.0in" table:align="margins"/>
    </style:style>
    <style:style style:family="table-column" style:name="a549905">
      <style:table-column-properties style:column-width="002.0000in" style:rel-column-width="21845*"/>
    </style:style>
    <style:style style:family="table-cell" style:name="aac2f3d">
      <style:table-cell-properties fo:border-bottom="0.0007in solid #000000" fo:border-left="0.0007in solid #000000" fo:border-right="none" fo:border-top="0.0007in solid #000000" fo:padding="0.0382in"/>
    </style:style>
    <style:style style:family="table-cell" style:name="ab6ad17">
      <style:table-cell-properties fo:border-bottom="0.0007in solid #000000" fo:border-left="0.0007in solid #000000" fo:border-right="none" fo:border-top="none" fo:padding="0.0382in"/>
    </style:style>
    <style:style style:family="table-cell" style:name="a32568e">
      <style:table-cell-properties fo:border="0.0007in solid #000000" fo:padding="0.0382in"/>
    </style:style>
    <style:style style:family="table-cell" style:name="a53c1fb">
      <style:table-cell-properties fo:border="0.0007in solid #000000" fo:border-bottom="0.0007in solid #000000" fo:border-top="none" fo:padding="0.0382in"/>
    </style:style>
    <style:style style:family="paragraph" style:name="adaeae5">
      <style:paragraph-properties fo:break-before="page"/>
    </style:style>
    <style:style style:family="table" style:name="a90fc2c">
      <style:table-properties style:width="6.0in" table:align="margins"/>
    </style:style>
    <style:style style:family="table-column" style:name="a0f4f1b">
      <style:table-column-properties style:column-width="002.0000in" style:rel-column-width="21845*"/>
    </style:style>
    <style:style style:family="table-cell" style:name="a5d3350">
      <style:table-cell-properties fo:border-bottom="0.0007in solid #000000" fo:border-left="0.0007in solid #000000" fo:border-right="none" fo:border-top="0.0007in solid #000000" fo:padding="0.0382in"/>
    </style:style>
    <style:style style:family="table-cell" style:name="a87a57c">
      <style:table-cell-properties fo:border-bottom="0.0007in solid #000000" fo:border-left="0.0007in solid #000000" fo:border-right="none" fo:border-top="none" fo:padding="0.0382in"/>
    </style:style>
    <style:style style:family="table-cell" style:name="addf7c6">
      <style:table-cell-properties fo:border="0.0007in solid #000000" fo:padding="0.0382in"/>
    </style:style>
    <style:style style:family="table-cell" style:name="a0d5407">
      <style:table-cell-properties fo:border="0.0007in solid #000000" fo:border-bottom="0.0007in solid #000000" fo:border-top="none" fo:padding="0.0382in"/>
    </style:style>
    <style:style style:family="paragraph" style:name="ae15234">
      <style:paragraph-properties fo:break-before="page"/>
    </style:style>
    <style:style style:family="table" style:name="ae9777d">
      <style:table-properties style:width="6.0in" table:align="margins"/>
    </style:style>
    <style:style style:family="table-column" style:name="aa19d35">
      <style:table-column-properties style:column-width="002.0000in" style:rel-column-width="21845*"/>
    </style:style>
    <style:style style:family="table-cell" style:name="a3dc2cc">
      <style:table-cell-properties fo:border-bottom="0.0007in solid #000000" fo:border-left="0.0007in solid #000000" fo:border-right="none" fo:border-top="0.0007in solid #000000" fo:padding="0.0382in"/>
    </style:style>
    <style:style style:family="table-cell" style:name="ae228b5">
      <style:table-cell-properties fo:border-bottom="0.0007in solid #000000" fo:border-left="0.0007in solid #000000" fo:border-right="none" fo:border-top="none" fo:padding="0.0382in"/>
    </style:style>
    <style:style style:family="table-cell" style:name="a60492a">
      <style:table-cell-properties fo:border="0.0007in solid #000000" fo:padding="0.0382in"/>
    </style:style>
    <style:style style:family="table-cell" style:name="ae25995">
      <style:table-cell-properties fo:border="0.0007in solid #000000" fo:border-bottom="0.0007in solid #000000" fo:border-top="none" fo:padding="0.0382in"/>
    </style:style>
    <style:style style:family="paragraph" style:name="a4386f2">
      <style:paragraph-properties fo:break-before="page"/>
    </style:style>
    <style:style style:family="table" style:name="ac0ef9b">
      <style:table-properties style:width="6.0in" table:align="margins"/>
    </style:style>
    <style:style style:family="table-column" style:name="a14e628">
      <style:table-column-properties style:column-width="002.0000in" style:rel-column-width="21845*"/>
    </style:style>
    <style:style style:family="table-cell" style:name="a8546da">
      <style:table-cell-properties fo:border-bottom="0.0007in solid #000000" fo:border-left="0.0007in solid #000000" fo:border-right="none" fo:border-top="0.0007in solid #000000" fo:padding="0.0382in"/>
    </style:style>
    <style:style style:family="table-cell" style:name="afa3910">
      <style:table-cell-properties fo:border-bottom="0.0007in solid #000000" fo:border-left="0.0007in solid #000000" fo:border-right="none" fo:border-top="none" fo:padding="0.0382in"/>
    </style:style>
    <style:style style:family="table-cell" style:name="a70090f">
      <style:table-cell-properties fo:border="0.0007in solid #000000" fo:padding="0.0382in"/>
    </style:style>
    <style:style style:family="table-cell" style:name="a33766e">
      <style:table-cell-properties fo:border="0.0007in solid #000000" fo:border-bottom="0.0007in solid #000000" fo:border-top="none" fo:padding="0.0382in"/>
    </style:style>
    <style:style style:family="paragraph" style:name="a73169c">
      <style:paragraph-properties fo:break-before="page"/>
    </style:style>
    <style:style style:family="table" style:name="ab6a827">
      <style:table-properties style:width="6.0in" table:align="margins"/>
    </style:style>
    <style:style style:family="table-column" style:name="ab8b61a">
      <style:table-column-properties style:column-width="002.0000in" style:rel-column-width="21845*"/>
    </style:style>
    <style:style style:family="table-cell" style:name="a89b686">
      <style:table-cell-properties fo:border-bottom="0.0007in solid #000000" fo:border-left="0.0007in solid #000000" fo:border-right="none" fo:border-top="0.0007in solid #000000" fo:padding="0.0382in"/>
    </style:style>
    <style:style style:family="table-cell" style:name="a1f94bd">
      <style:table-cell-properties fo:border-bottom="0.0007in solid #000000" fo:border-left="0.0007in solid #000000" fo:border-right="none" fo:border-top="none" fo:padding="0.0382in"/>
    </style:style>
    <style:style style:family="table-cell" style:name="ae5c744">
      <style:table-cell-properties fo:border="0.0007in solid #000000" fo:padding="0.0382in"/>
    </style:style>
    <style:style style:family="table-cell" style:name="a2310ed">
      <style:table-cell-properties fo:border="0.0007in solid #000000" fo:border-bottom="0.0007in solid #000000" fo:border-top="none" fo:padding="0.0382in"/>
    </style:style>
    <style:style style:family="paragraph" style:name="a638919">
      <style:paragraph-properties fo:break-before="page"/>
    </style:style>
    <style:style style:family="table" style:name="a20ebdc">
      <style:table-properties style:width="6.0in" table:align="margins"/>
    </style:style>
    <style:style style:family="table-column" style:name="ab4397b">
      <style:table-column-properties style:column-width="002.0000in" style:rel-column-width="21845*"/>
    </style:style>
    <style:style style:family="table-cell" style:name="a9615fb">
      <style:table-cell-properties fo:border-bottom="0.0007in solid #000000" fo:border-left="0.0007in solid #000000" fo:border-right="none" fo:border-top="0.0007in solid #000000" fo:padding="0.0382in"/>
    </style:style>
    <style:style style:family="table-cell" style:name="a79bbce">
      <style:table-cell-properties fo:border-bottom="0.0007in solid #000000" fo:border-left="0.0007in solid #000000" fo:border-right="none" fo:border-top="none" fo:padding="0.0382in"/>
    </style:style>
    <style:style style:family="table-cell" style:name="a3f1595">
      <style:table-cell-properties fo:border="0.0007in solid #000000" fo:padding="0.0382in"/>
    </style:style>
    <style:style style:family="table-cell" style:name="ab5f62a">
      <style:table-cell-properties fo:border="0.0007in solid #000000" fo:border-bottom="0.0007in solid #000000" fo:border-top="none" fo:padding="0.0382in"/>
    </style:style>
    <style:style style:family="paragraph" style:name="af4c5e7">
      <style:paragraph-properties fo:break-before="page"/>
    </style:style>
    <style:style style:family="table" style:name="aa81978">
      <style:table-properties style:width="6.0in" table:align="margins"/>
    </style:style>
    <style:style style:family="table-column" style:name="a472094">
      <style:table-column-properties style:column-width="002.0000in" style:rel-column-width="21845*"/>
    </style:style>
    <style:style style:family="table-cell" style:name="a3abf91">
      <style:table-cell-properties fo:border-bottom="0.0007in solid #000000" fo:border-left="0.0007in solid #000000" fo:border-right="none" fo:border-top="0.0007in solid #000000" fo:padding="0.0382in"/>
    </style:style>
    <style:style style:family="table-cell" style:name="ad4aa38">
      <style:table-cell-properties fo:border-bottom="0.0007in solid #000000" fo:border-left="0.0007in solid #000000" fo:border-right="none" fo:border-top="none" fo:padding="0.0382in"/>
    </style:style>
    <style:style style:family="table-cell" style:name="ae92395">
      <style:table-cell-properties fo:border="0.0007in solid #000000" fo:padding="0.0382in"/>
    </style:style>
    <style:style style:family="table-cell" style:name="af9367a">
      <style:table-cell-properties fo:border="0.0007in solid #000000" fo:border-bottom="0.0007in solid #000000" fo:border-top="none" fo:padding="0.0382in"/>
    </style:style>
    <style:style style:family="paragraph" style:name="a1965b8">
      <style:paragraph-properties fo:break-before="page"/>
    </style:style>
    <style:style style:family="table" style:name="ae946ec">
      <style:table-properties style:width="6.0in" table:align="margins"/>
    </style:style>
    <style:style style:family="table-column" style:name="ac70d1f">
      <style:table-column-properties style:column-width="002.0000in" style:rel-column-width="21845*"/>
    </style:style>
    <style:style style:family="table-cell" style:name="a9b8b8d">
      <style:table-cell-properties fo:border-bottom="0.0007in solid #000000" fo:border-left="0.0007in solid #000000" fo:border-right="none" fo:border-top="0.0007in solid #000000" fo:padding="0.0382in"/>
    </style:style>
    <style:style style:family="table-cell" style:name="a410fa7">
      <style:table-cell-properties fo:border-bottom="0.0007in solid #000000" fo:border-left="0.0007in solid #000000" fo:border-right="none" fo:border-top="none" fo:padding="0.0382in"/>
    </style:style>
    <style:style style:family="table-cell" style:name="ae742ca">
      <style:table-cell-properties fo:border="0.0007in solid #000000" fo:padding="0.0382in"/>
    </style:style>
    <style:style style:family="table-cell" style:name="a0ad0a4">
      <style:table-cell-properties fo:border="0.0007in solid #000000" fo:border-bottom="0.0007in solid #000000" fo:border-top="none" fo:padding="0.0382in"/>
    </style:style>
    <style:style style:family="paragraph" style:name="a17a23c">
      <style:paragraph-properties fo:break-before="page"/>
    </style:style>
    <style:style style:family="table" style:name="a4d04ea">
      <style:table-properties style:width="6.0in" table:align="margins"/>
    </style:style>
    <style:style style:family="table-column" style:name="a715093">
      <style:table-column-properties style:column-width="002.0000in" style:rel-column-width="21845*"/>
    </style:style>
    <style:style style:family="table-cell" style:name="af37bbb">
      <style:table-cell-properties fo:border-bottom="0.0007in solid #000000" fo:border-left="0.0007in solid #000000" fo:border-right="none" fo:border-top="0.0007in solid #000000" fo:padding="0.0382in"/>
    </style:style>
    <style:style style:family="table-cell" style:name="a0a8c6d">
      <style:table-cell-properties fo:border-bottom="0.0007in solid #000000" fo:border-left="0.0007in solid #000000" fo:border-right="none" fo:border-top="none" fo:padding="0.0382in"/>
    </style:style>
    <style:style style:family="table-cell" style:name="aacb169">
      <style:table-cell-properties fo:border="0.0007in solid #000000" fo:padding="0.0382in"/>
    </style:style>
    <style:style style:family="table-cell" style:name="a1822f8">
      <style:table-cell-properties fo:border="0.0007in solid #000000" fo:border-bottom="0.0007in solid #000000" fo:border-top="none" fo:padding="0.0382in"/>
    </style:style>
    <style:style style:family="paragraph" style:name="aa909c1">
      <style:paragraph-properties fo:break-before="page"/>
    </style:style>
    <style:style style:family="table" style:name="adc14a8">
      <style:table-properties style:width="6.0in" table:align="margins"/>
    </style:style>
    <style:style style:family="table-column" style:name="aaedd90">
      <style:table-column-properties style:column-width="002.0000in" style:rel-column-width="21845*"/>
    </style:style>
    <style:style style:family="table-cell" style:name="a95f568">
      <style:table-cell-properties fo:border-bottom="0.0007in solid #000000" fo:border-left="0.0007in solid #000000" fo:border-right="none" fo:border-top="0.0007in solid #000000" fo:padding="0.0382in"/>
    </style:style>
    <style:style style:family="table-cell" style:name="aef67e4">
      <style:table-cell-properties fo:border-bottom="0.0007in solid #000000" fo:border-left="0.0007in solid #000000" fo:border-right="none" fo:border-top="none" fo:padding="0.0382in"/>
    </style:style>
    <style:style style:family="table-cell" style:name="ac3f902">
      <style:table-cell-properties fo:border="0.0007in solid #000000" fo:padding="0.0382in"/>
    </style:style>
    <style:style style:family="table-cell" style:name="ae454c2">
      <style:table-cell-properties fo:border="0.0007in solid #000000" fo:border-bottom="0.0007in solid #000000" fo:border-top="none" fo:padding="0.0382in"/>
    </style:style>
    <style:style style:family="paragraph" style:name="a3573a9">
      <style:paragraph-properties fo:break-before="page"/>
    </style:style>
    <style:style style:family="table" style:name="a577c87">
      <style:table-properties style:width="6.0in" table:align="margins"/>
    </style:style>
    <style:style style:family="table-column" style:name="a9fa1e3">
      <style:table-column-properties style:column-width="002.0000in" style:rel-column-width="21845*"/>
    </style:style>
    <style:style style:family="table-cell" style:name="adb7422">
      <style:table-cell-properties fo:border-bottom="0.0007in solid #000000" fo:border-left="0.0007in solid #000000" fo:border-right="none" fo:border-top="0.0007in solid #000000" fo:padding="0.0382in"/>
    </style:style>
    <style:style style:family="table-cell" style:name="ac30a41">
      <style:table-cell-properties fo:border-bottom="0.0007in solid #000000" fo:border-left="0.0007in solid #000000" fo:border-right="none" fo:border-top="none" fo:padding="0.0382in"/>
    </style:style>
    <style:style style:family="table-cell" style:name="a4d4bea">
      <style:table-cell-properties fo:border="0.0007in solid #000000" fo:padding="0.0382in"/>
    </style:style>
    <style:style style:family="table-cell" style:name="a9dfe98">
      <style:table-cell-properties fo:border="0.0007in solid #000000" fo:border-bottom="0.0007in solid #000000" fo:border-top="none" fo:padding="0.0382in"/>
    </style:style>
    <style:style style:family="paragraph" style:name="a2b5baa">
      <style:paragraph-properties fo:break-before="page"/>
    </style:style>
    <style:style style:family="table" style:name="a7ee9b4">
      <style:table-properties style:width="6.0in" table:align="margins"/>
    </style:style>
    <style:style style:family="table-column" style:name="a6b9430">
      <style:table-column-properties style:column-width="002.0000in" style:rel-column-width="21845*"/>
    </style:style>
    <style:style style:family="table-cell" style:name="a1271b4">
      <style:table-cell-properties fo:border-bottom="0.0007in solid #000000" fo:border-left="0.0007in solid #000000" fo:border-right="none" fo:border-top="0.0007in solid #000000" fo:padding="0.0382in"/>
    </style:style>
    <style:style style:family="table-cell" style:name="a22bb8c">
      <style:table-cell-properties fo:border-bottom="0.0007in solid #000000" fo:border-left="0.0007in solid #000000" fo:border-right="none" fo:border-top="none" fo:padding="0.0382in"/>
    </style:style>
    <style:style style:family="table-cell" style:name="a45468a">
      <style:table-cell-properties fo:border="0.0007in solid #000000" fo:padding="0.0382in"/>
    </style:style>
    <style:style style:family="table-cell" style:name="a6e7aa6">
      <style:table-cell-properties fo:border="0.0007in solid #000000" fo:border-bottom="0.0007in solid #000000" fo:border-top="none" fo:padding="0.0382in"/>
    </style:style>
    <style:style style:family="paragraph" style:name="a32f745">
      <style:paragraph-properties fo:break-before="page"/>
    </style:style>
    <style:style style:family="table" style:name="a3377f2">
      <style:table-properties style:width="6.0in" table:align="margins"/>
    </style:style>
    <style:style style:family="table-column" style:name="a89a02d">
      <style:table-column-properties style:column-width="002.0000in" style:rel-column-width="21845*"/>
    </style:style>
    <style:style style:family="table-cell" style:name="af82467">
      <style:table-cell-properties fo:border-bottom="0.0007in solid #000000" fo:border-left="0.0007in solid #000000" fo:border-right="none" fo:border-top="0.0007in solid #000000" fo:padding="0.0382in"/>
    </style:style>
    <style:style style:family="table-cell" style:name="a20eed4">
      <style:table-cell-properties fo:border-bottom="0.0007in solid #000000" fo:border-left="0.0007in solid #000000" fo:border-right="none" fo:border-top="none" fo:padding="0.0382in"/>
    </style:style>
    <style:style style:family="table-cell" style:name="a619cfd">
      <style:table-cell-properties fo:border="0.0007in solid #000000" fo:padding="0.0382in"/>
    </style:style>
    <style:style style:family="table-cell" style:name="ad11894">
      <style:table-cell-properties fo:border="0.0007in solid #000000" fo:border-bottom="0.0007in solid #000000" fo:border-top="none" fo:padding="0.0382in"/>
    </style:style>
    <style:style style:family="paragraph" style:name="a1b544b">
      <style:paragraph-properties fo:break-before="page"/>
    </style:style>
    <style:style style:family="table" style:name="a5f333a">
      <style:table-properties style:width="6.0in" table:align="margins"/>
    </style:style>
    <style:style style:family="table-column" style:name="a915d1e">
      <style:table-column-properties style:column-width="002.0000in" style:rel-column-width="21845*"/>
    </style:style>
    <style:style style:family="table-cell" style:name="a0f26bb">
      <style:table-cell-properties fo:border-bottom="0.0007in solid #000000" fo:border-left="0.0007in solid #000000" fo:border-right="none" fo:border-top="0.0007in solid #000000" fo:padding="0.0382in"/>
    </style:style>
    <style:style style:family="table-cell" style:name="a49681d">
      <style:table-cell-properties fo:border-bottom="0.0007in solid #000000" fo:border-left="0.0007in solid #000000" fo:border-right="none" fo:border-top="none" fo:padding="0.0382in"/>
    </style:style>
    <style:style style:family="table-cell" style:name="ac36a40">
      <style:table-cell-properties fo:border="0.0007in solid #000000" fo:padding="0.0382in"/>
    </style:style>
    <style:style style:family="table-cell" style:name="a8d13bd">
      <style:table-cell-properties fo:border="0.0007in solid #000000" fo:border-bottom="0.0007in solid #000000" fo:border-top="none" fo:padding="0.0382in"/>
    </style:style>
    <style:style style:family="paragraph" style:name="aa72dec">
      <style:paragraph-properties fo:break-before="page"/>
    </style:style>
    <style:style style:family="table" style:name="ad24f34">
      <style:table-properties style:width="6.0in" table:align="margins"/>
    </style:style>
    <style:style style:family="table-column" style:name="a03b615">
      <style:table-column-properties style:column-width="002.0000in" style:rel-column-width="21845*"/>
    </style:style>
    <style:style style:family="table-cell" style:name="a01862e">
      <style:table-cell-properties fo:border-bottom="0.0007in solid #000000" fo:border-left="0.0007in solid #000000" fo:border-right="none" fo:border-top="0.0007in solid #000000" fo:padding="0.0382in"/>
    </style:style>
    <style:style style:family="table-cell" style:name="adcc3e0">
      <style:table-cell-properties fo:border-bottom="0.0007in solid #000000" fo:border-left="0.0007in solid #000000" fo:border-right="none" fo:border-top="none" fo:padding="0.0382in"/>
    </style:style>
    <style:style style:family="table-cell" style:name="a9e544e">
      <style:table-cell-properties fo:border="0.0007in solid #000000" fo:padding="0.0382in"/>
    </style:style>
    <style:style style:family="table-cell" style:name="a3d328a">
      <style:table-cell-properties fo:border="0.0007in solid #000000" fo:border-bottom="0.0007in solid #000000" fo:border-top="none" fo:padding="0.0382in"/>
    </style:style>
    <style:style style:family="paragraph" style:name="a7bdcf6">
      <style:paragraph-properties fo:break-before="page"/>
    </style:style>
    <style:style style:family="table" style:name="a2bafa4">
      <style:table-properties style:width="6.0in" table:align="margins"/>
    </style:style>
    <style:style style:family="table-column" style:name="a2ad4b9">
      <style:table-column-properties style:column-width="002.0000in" style:rel-column-width="21845*"/>
    </style:style>
    <style:style style:family="table-cell" style:name="a32e82d">
      <style:table-cell-properties fo:border-bottom="0.0007in solid #000000" fo:border-left="0.0007in solid #000000" fo:border-right="none" fo:border-top="0.0007in solid #000000" fo:padding="0.0382in"/>
    </style:style>
    <style:style style:family="table-cell" style:name="aaa0f6a">
      <style:table-cell-properties fo:border-bottom="0.0007in solid #000000" fo:border-left="0.0007in solid #000000" fo:border-right="none" fo:border-top="none" fo:padding="0.0382in"/>
    </style:style>
    <style:style style:family="table-cell" style:name="a57eb52">
      <style:table-cell-properties fo:border="0.0007in solid #000000" fo:padding="0.0382in"/>
    </style:style>
    <style:style style:family="table-cell" style:name="a1c3eda">
      <style:table-cell-properties fo:border="0.0007in solid #000000" fo:border-bottom="0.0007in solid #000000" fo:border-top="none" fo:padding="0.0382in"/>
    </style:style>
    <style:style style:family="paragraph" style:name="a901f24">
      <style:paragraph-properties fo:break-before="page"/>
    </style:style>
    <style:style style:family="table" style:name="abbbb8a">
      <style:table-properties style:width="6.0in" table:align="margins"/>
    </style:style>
    <style:style style:family="table-column" style:name="a0532a3">
      <style:table-column-properties style:column-width="002.0000in" style:rel-column-width="21845*"/>
    </style:style>
    <style:style style:family="table-cell" style:name="ae8f1f5">
      <style:table-cell-properties fo:border-bottom="0.0007in solid #000000" fo:border-left="0.0007in solid #000000" fo:border-right="none" fo:border-top="0.0007in solid #000000" fo:padding="0.0382in"/>
    </style:style>
    <style:style style:family="table-cell" style:name="a2c3be5">
      <style:table-cell-properties fo:border-bottom="0.0007in solid #000000" fo:border-left="0.0007in solid #000000" fo:border-right="none" fo:border-top="none" fo:padding="0.0382in"/>
    </style:style>
    <style:style style:family="table-cell" style:name="ac6a43f">
      <style:table-cell-properties fo:border="0.0007in solid #000000" fo:padding="0.0382in"/>
    </style:style>
    <style:style style:family="table-cell" style:name="a4ce841">
      <style:table-cell-properties fo:border="0.0007in solid #000000" fo:border-bottom="0.0007in solid #000000" fo:border-top="none" fo:padding="0.0382in"/>
    </style:style>
    <style:style style:family="paragraph" style:name="a39d953">
      <style:paragraph-properties fo:break-before="page"/>
    </style:style>
    <style:style style:family="table" style:name="a298fb5">
      <style:table-properties style:width="6.0in" table:align="margins"/>
    </style:style>
    <style:style style:family="table-column" style:name="a7f4fde">
      <style:table-column-properties style:column-width="002.0000in" style:rel-column-width="21845*"/>
    </style:style>
    <style:style style:family="table-cell" style:name="a185bf9">
      <style:table-cell-properties fo:border-bottom="0.0007in solid #000000" fo:border-left="0.0007in solid #000000" fo:border-right="none" fo:border-top="0.0007in solid #000000" fo:padding="0.0382in"/>
    </style:style>
    <style:style style:family="table-cell" style:name="a9edca3">
      <style:table-cell-properties fo:border-bottom="0.0007in solid #000000" fo:border-left="0.0007in solid #000000" fo:border-right="none" fo:border-top="none" fo:padding="0.0382in"/>
    </style:style>
    <style:style style:family="table-cell" style:name="acbc6fc">
      <style:table-cell-properties fo:border="0.0007in solid #000000" fo:padding="0.0382in"/>
    </style:style>
    <style:style style:family="table-cell" style:name="a6b8102">
      <style:table-cell-properties fo:border="0.0007in solid #000000" fo:border-bottom="0.0007in solid #000000" fo:border-top="none" fo:padding="0.0382in"/>
    </style:style>
    <style:style style:family="paragraph" style:name="afcbbaf">
      <style:paragraph-properties fo:break-before="page"/>
    </style:style>
    <style:style style:family="table" style:name="a1e7fca">
      <style:table-properties style:width="6.0in" table:align="margins"/>
    </style:style>
    <style:style style:family="table-column" style:name="a0ddf68">
      <style:table-column-properties style:column-width="002.0000in" style:rel-column-width="21845*"/>
    </style:style>
    <style:style style:family="table-cell" style:name="af183ad">
      <style:table-cell-properties fo:border-bottom="0.0007in solid #000000" fo:border-left="0.0007in solid #000000" fo:border-right="none" fo:border-top="0.0007in solid #000000" fo:padding="0.0382in"/>
    </style:style>
    <style:style style:family="table-cell" style:name="af5392f">
      <style:table-cell-properties fo:border-bottom="0.0007in solid #000000" fo:border-left="0.0007in solid #000000" fo:border-right="none" fo:border-top="none" fo:padding="0.0382in"/>
    </style:style>
    <style:style style:family="table-cell" style:name="af94be2">
      <style:table-cell-properties fo:border="0.0007in solid #000000" fo:padding="0.0382in"/>
    </style:style>
    <style:style style:family="table-cell" style:name="a52cfdc">
      <style:table-cell-properties fo:border="0.0007in solid #000000" fo:border-bottom="0.0007in solid #000000" fo:border-top="none" fo:padding="0.0382in"/>
    </style:style>
    <style:style style:family="paragraph" style:name="a4c88c7">
      <style:paragraph-properties fo:break-before="page"/>
    </style:style>
    <style:style style:family="table" style:name="a9f2ebf">
      <style:table-properties style:width="6.0in" table:align="margins"/>
    </style:style>
    <style:style style:family="table-column" style:name="ab2dba3">
      <style:table-column-properties style:column-width="002.0000in" style:rel-column-width="21845*"/>
    </style:style>
    <style:style style:family="table-cell" style:name="a074c39">
      <style:table-cell-properties fo:border-bottom="0.0007in solid #000000" fo:border-left="0.0007in solid #000000" fo:border-right="none" fo:border-top="0.0007in solid #000000" fo:padding="0.0382in"/>
    </style:style>
    <style:style style:family="table-cell" style:name="a7b89d9">
      <style:table-cell-properties fo:border-bottom="0.0007in solid #000000" fo:border-left="0.0007in solid #000000" fo:border-right="none" fo:border-top="none" fo:padding="0.0382in"/>
    </style:style>
    <style:style style:family="table-cell" style:name="a8b4c93">
      <style:table-cell-properties fo:border="0.0007in solid #000000" fo:padding="0.0382in"/>
    </style:style>
    <style:style style:family="table-cell" style:name="a13a50d">
      <style:table-cell-properties fo:border="0.0007in solid #000000" fo:border-bottom="0.0007in solid #000000" fo:border-top="none" fo:padding="0.0382in"/>
    </style:style>
    <style:style style:family="paragraph" style:name="aae4eea">
      <style:paragraph-properties fo:break-before="page"/>
    </style:style>
    <style:style style:family="paragraph" style:name="ab56f2f">
      <style:paragraph-properties fo:break-before="page"/>
    </style:style>
    <style:style style:family="table" style:name="ace1900">
      <style:table-properties style:width="6.0in" table:align="margins"/>
    </style:style>
    <style:style style:family="table-column" style:name="a5fda65">
      <style:table-column-properties style:column-width="002.0000in" style:rel-column-width="21845*"/>
    </style:style>
    <style:style style:family="table-cell" style:name="a9d524a">
      <style:table-cell-properties fo:border-bottom="0.0007in solid #000000" fo:border-left="0.0007in solid #000000" fo:border-right="none" fo:border-top="0.0007in solid #000000" fo:padding="0.0382in"/>
    </style:style>
    <style:style style:family="table-cell" style:name="aca7236">
      <style:table-cell-properties fo:border-bottom="0.0007in solid #000000" fo:border-left="0.0007in solid #000000" fo:border-right="none" fo:border-top="none" fo:padding="0.0382in"/>
    </style:style>
    <style:style style:family="table-cell" style:name="a394d8c">
      <style:table-cell-properties fo:border="0.0007in solid #000000" fo:padding="0.0382in"/>
    </style:style>
    <style:style style:family="table-cell" style:name="a70fc87">
      <style:table-cell-properties fo:border="0.0007in solid #000000" fo:border-bottom="0.0007in solid #000000" fo:border-top="none" fo:padding="0.0382in"/>
    </style:style>
    <style:style style:family="paragraph" style:name="aa063d6">
      <style:paragraph-properties fo:break-before="page"/>
    </style:style>
    <style:style style:family="table" style:name="a1ff639">
      <style:table-properties style:width="6.0in" table:align="margins"/>
    </style:style>
    <style:style style:family="table-column" style:name="a8edac3">
      <style:table-column-properties style:column-width="002.0000in" style:rel-column-width="21845*"/>
    </style:style>
    <style:style style:family="table-cell" style:name="ab8f883">
      <style:table-cell-properties fo:border-bottom="0.0007in solid #000000" fo:border-left="0.0007in solid #000000" fo:border-right="none" fo:border-top="0.0007in solid #000000" fo:padding="0.0382in"/>
    </style:style>
    <style:style style:family="table-cell" style:name="ad97b2e">
      <style:table-cell-properties fo:border-bottom="0.0007in solid #000000" fo:border-left="0.0007in solid #000000" fo:border-right="none" fo:border-top="none" fo:padding="0.0382in"/>
    </style:style>
    <style:style style:family="table-cell" style:name="aa1515f">
      <style:table-cell-properties fo:border="0.0007in solid #000000" fo:padding="0.0382in"/>
    </style:style>
    <style:style style:family="table-cell" style:name="a8d9ce6">
      <style:table-cell-properties fo:border="0.0007in solid #000000" fo:border-bottom="0.0007in solid #000000" fo:border-top="none" fo:padding="0.0382in"/>
    </style:style>
    <style:style style:family="paragraph" style:name="a76ea8d">
      <style:paragraph-properties fo:break-before="page"/>
    </style:style>
    <style:style style:family="table" style:name="a71beec">
      <style:table-properties style:width="6.0in" table:align="margins"/>
    </style:style>
    <style:style style:family="table-column" style:name="a15400f">
      <style:table-column-properties style:column-width="002.0000in" style:rel-column-width="21845*"/>
    </style:style>
    <style:style style:family="table-cell" style:name="aef0b63">
      <style:table-cell-properties fo:border-bottom="0.0007in solid #000000" fo:border-left="0.0007in solid #000000" fo:border-right="none" fo:border-top="0.0007in solid #000000" fo:padding="0.0382in"/>
    </style:style>
    <style:style style:family="table-cell" style:name="a8ee036">
      <style:table-cell-properties fo:border-bottom="0.0007in solid #000000" fo:border-left="0.0007in solid #000000" fo:border-right="none" fo:border-top="none" fo:padding="0.0382in"/>
    </style:style>
    <style:style style:family="table-cell" style:name="a1ea13e">
      <style:table-cell-properties fo:border="0.0007in solid #000000" fo:padding="0.0382in"/>
    </style:style>
    <style:style style:family="table-cell" style:name="ac4fc85">
      <style:table-cell-properties fo:border="0.0007in solid #000000" fo:border-bottom="0.0007in solid #000000" fo:border-top="none" fo:padding="0.0382in"/>
    </style:style>
    <style:style style:family="paragraph" style:name="a4c6d25">
      <style:paragraph-properties fo:break-before="page"/>
    </style:style>
    <style:style style:family="paragraph" style:name="a873404">
      <style:paragraph-properties fo:break-before="page"/>
    </style:style>
    <style:style style:family="table" style:name="a0ffe62">
      <style:table-properties style:width="6.0in" table:align="margins"/>
    </style:style>
    <style:style style:family="table-column" style:name="a4734db">
      <style:table-column-properties style:column-width="002.0000in" style:rel-column-width="21845*"/>
    </style:style>
    <style:style style:family="table-cell" style:name="a695ba3">
      <style:table-cell-properties fo:border-bottom="0.0007in solid #000000" fo:border-left="0.0007in solid #000000" fo:border-right="none" fo:border-top="0.0007in solid #000000" fo:padding="0.0382in"/>
    </style:style>
    <style:style style:family="table-cell" style:name="a275c48">
      <style:table-cell-properties fo:border-bottom="0.0007in solid #000000" fo:border-left="0.0007in solid #000000" fo:border-right="none" fo:border-top="none" fo:padding="0.0382in"/>
    </style:style>
    <style:style style:family="table-cell" style:name="a97a6e2">
      <style:table-cell-properties fo:border="0.0007in solid #000000" fo:padding="0.0382in"/>
    </style:style>
    <style:style style:family="table-cell" style:name="a8e593e">
      <style:table-cell-properties fo:border="0.0007in solid #000000" fo:border-bottom="0.0007in solid #000000" fo:border-top="none" fo:padding="0.0382in"/>
    </style:style>
    <style:style style:family="paragraph" style:name="a909ed6">
      <style:paragraph-properties fo:break-before="page"/>
    </style:style>
    <style:style style:family="table" style:name="a15474d">
      <style:table-properties style:width="6.0in" table:align="margins"/>
    </style:style>
    <style:style style:family="table-column" style:name="abdffaa">
      <style:table-column-properties style:column-width="002.0000in" style:rel-column-width="21845*"/>
    </style:style>
    <style:style style:family="table-cell" style:name="a0efc93">
      <style:table-cell-properties fo:border-bottom="0.0007in solid #000000" fo:border-left="0.0007in solid #000000" fo:border-right="none" fo:border-top="0.0007in solid #000000" fo:padding="0.0382in"/>
    </style:style>
    <style:style style:family="table-cell" style:name="a87abed">
      <style:table-cell-properties fo:border-bottom="0.0007in solid #000000" fo:border-left="0.0007in solid #000000" fo:border-right="none" fo:border-top="none" fo:padding="0.0382in"/>
    </style:style>
    <style:style style:family="table-cell" style:name="a979edf">
      <style:table-cell-properties fo:border="0.0007in solid #000000" fo:padding="0.0382in"/>
    </style:style>
    <style:style style:family="table-cell" style:name="a02a1ea">
      <style:table-cell-properties fo:border="0.0007in solid #000000" fo:border-bottom="0.0007in solid #000000" fo:border-top="none" fo:padding="0.0382in"/>
    </style:style>
    <style:style style:family="paragraph" style:name="af04153">
      <style:paragraph-properties fo:break-before="page"/>
    </style:style>
    <style:style style:family="table" style:name="a1c50dc">
      <style:table-properties style:width="6.0in" table:align="margins"/>
    </style:style>
    <style:style style:family="table-column" style:name="a548d10">
      <style:table-column-properties style:column-width="002.0000in" style:rel-column-width="21845*"/>
    </style:style>
    <style:style style:family="table-cell" style:name="abb24c2">
      <style:table-cell-properties fo:border-bottom="0.0007in solid #000000" fo:border-left="0.0007in solid #000000" fo:border-right="none" fo:border-top="0.0007in solid #000000" fo:padding="0.0382in"/>
    </style:style>
    <style:style style:family="table-cell" style:name="abd8cc9">
      <style:table-cell-properties fo:border-bottom="0.0007in solid #000000" fo:border-left="0.0007in solid #000000" fo:border-right="none" fo:border-top="none" fo:padding="0.0382in"/>
    </style:style>
    <style:style style:family="table-cell" style:name="a7756af">
      <style:table-cell-properties fo:border="0.0007in solid #000000" fo:padding="0.0382in"/>
    </style:style>
    <style:style style:family="table-cell" style:name="a7ddc59">
      <style:table-cell-properties fo:border="0.0007in solid #000000" fo:border-bottom="0.0007in solid #000000" fo:border-top="none" fo:padding="0.0382in"/>
    </style:style>
    <style:style style:family="paragraph" style:name="add7ad3">
      <style:paragraph-properties fo:break-before="page"/>
    </style:style>
    <style:style style:family="table" style:name="afdfa94">
      <style:table-properties style:width="6.0in" table:align="margins"/>
    </style:style>
    <style:style style:family="table-column" style:name="a2e24c0">
      <style:table-column-properties style:column-width="002.0000in" style:rel-column-width="21845*"/>
    </style:style>
    <style:style style:family="table-cell" style:name="a5c8d0e">
      <style:table-cell-properties fo:border-bottom="0.0007in solid #000000" fo:border-left="0.0007in solid #000000" fo:border-right="none" fo:border-top="0.0007in solid #000000" fo:padding="0.0382in"/>
    </style:style>
    <style:style style:family="table-cell" style:name="a868d83">
      <style:table-cell-properties fo:border-bottom="0.0007in solid #000000" fo:border-left="0.0007in solid #000000" fo:border-right="none" fo:border-top="none" fo:padding="0.0382in"/>
    </style:style>
    <style:style style:family="table-cell" style:name="a6b4a80">
      <style:table-cell-properties fo:border="0.0007in solid #000000" fo:padding="0.0382in"/>
    </style:style>
    <style:style style:family="table-cell" style:name="a84aea5">
      <style:table-cell-properties fo:border="0.0007in solid #000000" fo:border-bottom="0.0007in solid #000000" fo:border-top="none" fo:padding="0.0382in"/>
    </style:style>
    <style:style style:family="paragraph" style:name="a973a12">
      <style:paragraph-properties fo:break-before="page"/>
    </style:style>
    <style:style style:family="table" style:name="a390026">
      <style:table-properties style:width="6.0in" table:align="margins"/>
    </style:style>
    <style:style style:family="table-column" style:name="a3f42a9">
      <style:table-column-properties style:column-width="002.0000in" style:rel-column-width="21845*"/>
    </style:style>
    <style:style style:family="table-cell" style:name="a703704">
      <style:table-cell-properties fo:border-bottom="0.0007in solid #000000" fo:border-left="0.0007in solid #000000" fo:border-right="none" fo:border-top="0.0007in solid #000000" fo:padding="0.0382in"/>
    </style:style>
    <style:style style:family="table-cell" style:name="adfe6f1">
      <style:table-cell-properties fo:border-bottom="0.0007in solid #000000" fo:border-left="0.0007in solid #000000" fo:border-right="none" fo:border-top="none" fo:padding="0.0382in"/>
    </style:style>
    <style:style style:family="table-cell" style:name="aa344ef">
      <style:table-cell-properties fo:border="0.0007in solid #000000" fo:padding="0.0382in"/>
    </style:style>
    <style:style style:family="table-cell" style:name="a33bff4">
      <style:table-cell-properties fo:border="0.0007in solid #000000" fo:border-bottom="0.0007in solid #000000" fo:border-top="none" fo:padding="0.0382in"/>
    </style:style>
    <style:style style:family="paragraph" style:name="ab2b128">
      <style:paragraph-properties fo:break-before="page"/>
    </style:style>
    <style:style style:family="table" style:name="aef1137">
      <style:table-properties style:width="6.0in" table:align="margins"/>
    </style:style>
    <style:style style:family="table-column" style:name="ab76db7">
      <style:table-column-properties style:column-width="002.0000in" style:rel-column-width="21845*"/>
    </style:style>
    <style:style style:family="table-cell" style:name="a5eeed9">
      <style:table-cell-properties fo:border-bottom="0.0007in solid #000000" fo:border-left="0.0007in solid #000000" fo:border-right="none" fo:border-top="0.0007in solid #000000" fo:padding="0.0382in"/>
    </style:style>
    <style:style style:family="table-cell" style:name="ad5cb70">
      <style:table-cell-properties fo:border-bottom="0.0007in solid #000000" fo:border-left="0.0007in solid #000000" fo:border-right="none" fo:border-top="none" fo:padding="0.0382in"/>
    </style:style>
    <style:style style:family="table-cell" style:name="ad31f20">
      <style:table-cell-properties fo:border="0.0007in solid #000000" fo:padding="0.0382in"/>
    </style:style>
    <style:style style:family="table-cell" style:name="a026287">
      <style:table-cell-properties fo:border="0.0007in solid #000000" fo:border-bottom="0.0007in solid #000000" fo:border-top="none" fo:padding="0.0382in"/>
    </style:style>
    <style:style style:family="paragraph" style:name="a0a6671">
      <style:paragraph-properties fo:break-before="page"/>
    </style:style>
    <style:style style:family="table" style:name="ae3ec85">
      <style:table-properties style:width="6.0in" table:align="margins"/>
    </style:style>
    <style:style style:family="table-column" style:name="aa48598">
      <style:table-column-properties style:column-width="002.0000in" style:rel-column-width="21845*"/>
    </style:style>
    <style:style style:family="table-cell" style:name="a7b6802">
      <style:table-cell-properties fo:border-bottom="0.0007in solid #000000" fo:border-left="0.0007in solid #000000" fo:border-right="none" fo:border-top="0.0007in solid #000000" fo:padding="0.0382in"/>
    </style:style>
    <style:style style:family="table-cell" style:name="a011fe5">
      <style:table-cell-properties fo:border-bottom="0.0007in solid #000000" fo:border-left="0.0007in solid #000000" fo:border-right="none" fo:border-top="none" fo:padding="0.0382in"/>
    </style:style>
    <style:style style:family="table-cell" style:name="a7cad66">
      <style:table-cell-properties fo:border="0.0007in solid #000000" fo:padding="0.0382in"/>
    </style:style>
    <style:style style:family="table-cell" style:name="aa03f87">
      <style:table-cell-properties fo:border="0.0007in solid #000000" fo:border-bottom="0.0007in solid #000000" fo:border-top="none" fo:padding="0.0382in"/>
    </style:style>
    <style:style style:family="paragraph" style:name="a781f93">
      <style:paragraph-properties fo:break-before="page"/>
    </style:style>
    <style:style style:family="table" style:name="a95841e">
      <style:table-properties style:width="6.0in" table:align="margins"/>
    </style:style>
    <style:style style:family="table-column" style:name="a499a45">
      <style:table-column-properties style:column-width="002.0000in" style:rel-column-width="21845*"/>
    </style:style>
    <style:style style:family="table-cell" style:name="a837074">
      <style:table-cell-properties fo:border-bottom="0.0007in solid #000000" fo:border-left="0.0007in solid #000000" fo:border-right="none" fo:border-top="0.0007in solid #000000" fo:padding="0.0382in"/>
    </style:style>
    <style:style style:family="table-cell" style:name="a0c6b74">
      <style:table-cell-properties fo:border-bottom="0.0007in solid #000000" fo:border-left="0.0007in solid #000000" fo:border-right="none" fo:border-top="none" fo:padding="0.0382in"/>
    </style:style>
    <style:style style:family="table-cell" style:name="ace09d1">
      <style:table-cell-properties fo:border="0.0007in solid #000000" fo:padding="0.0382in"/>
    </style:style>
    <style:style style:family="table-cell" style:name="ae7442c">
      <style:table-cell-properties fo:border="0.0007in solid #000000" fo:border-bottom="0.0007in solid #000000" fo:border-top="none" fo:padding="0.0382in"/>
    </style:style>
    <style:style style:family="paragraph" style:name="ac44c6c">
      <style:paragraph-properties fo:break-before="page"/>
    </style:style>
    <style:style style:family="table" style:name="ae0e07a">
      <style:table-properties style:width="6.0in" table:align="margins"/>
    </style:style>
    <style:style style:family="table-column" style:name="abc1dd1">
      <style:table-column-properties style:column-width="002.0000in" style:rel-column-width="21845*"/>
    </style:style>
    <style:style style:family="table-cell" style:name="a0ded7f">
      <style:table-cell-properties fo:border-bottom="0.0007in solid #000000" fo:border-left="0.0007in solid #000000" fo:border-right="none" fo:border-top="0.0007in solid #000000" fo:padding="0.0382in"/>
    </style:style>
    <style:style style:family="table-cell" style:name="aed9f4c">
      <style:table-cell-properties fo:border-bottom="0.0007in solid #000000" fo:border-left="0.0007in solid #000000" fo:border-right="none" fo:border-top="none" fo:padding="0.0382in"/>
    </style:style>
    <style:style style:family="table-cell" style:name="a75afbf">
      <style:table-cell-properties fo:border="0.0007in solid #000000" fo:padding="0.0382in"/>
    </style:style>
    <style:style style:family="table-cell" style:name="afe4fb8">
      <style:table-cell-properties fo:border="0.0007in solid #000000" fo:border-bottom="0.0007in solid #000000" fo:border-top="none" fo:padding="0.0382in"/>
    </style:style>
    <style:style style:family="paragraph" style:name="a245b40">
      <style:paragraph-properties fo:break-before="page"/>
    </style:style>
    <style:style style:family="table" style:name="af38d41">
      <style:table-properties style:width="6.0in" table:align="margins"/>
    </style:style>
    <style:style style:family="table-column" style:name="adb320d">
      <style:table-column-properties style:column-width="002.0000in" style:rel-column-width="21845*"/>
    </style:style>
    <style:style style:family="table-cell" style:name="ad3fcde">
      <style:table-cell-properties fo:border-bottom="0.0007in solid #000000" fo:border-left="0.0007in solid #000000" fo:border-right="none" fo:border-top="0.0007in solid #000000" fo:padding="0.0382in"/>
    </style:style>
    <style:style style:family="table-cell" style:name="a6e952d">
      <style:table-cell-properties fo:border-bottom="0.0007in solid #000000" fo:border-left="0.0007in solid #000000" fo:border-right="none" fo:border-top="none" fo:padding="0.0382in"/>
    </style:style>
    <style:style style:family="table-cell" style:name="ad166b3">
      <style:table-cell-properties fo:border="0.0007in solid #000000" fo:padding="0.0382in"/>
    </style:style>
    <style:style style:family="table-cell" style:name="a247f28">
      <style:table-cell-properties fo:border="0.0007in solid #000000" fo:border-bottom="0.0007in solid #000000" fo:border-top="none" fo:padding="0.0382in"/>
    </style:style>
    <style:style style:family="paragraph" style:name="af5f39b">
      <style:paragraph-properties fo:break-before="page"/>
    </style:style>
    <style:style style:family="paragraph" style:name="ab99ea8">
      <style:paragraph-properties fo:break-before="page"/>
    </style:style>
    <style:style style:family="table" style:name="a21a96f">
      <style:table-properties style:width="6.0in" table:align="margins"/>
    </style:style>
    <style:style style:family="table-column" style:name="a3bbad8">
      <style:table-column-properties style:column-width="002.0000in" style:rel-column-width="21845*"/>
    </style:style>
    <style:style style:family="table-cell" style:name="a9cc8e4">
      <style:table-cell-properties fo:border-bottom="0.0007in solid #000000" fo:border-left="0.0007in solid #000000" fo:border-right="none" fo:border-top="0.0007in solid #000000" fo:padding="0.0382in"/>
    </style:style>
    <style:style style:family="table-cell" style:name="abc7275">
      <style:table-cell-properties fo:border-bottom="0.0007in solid #000000" fo:border-left="0.0007in solid #000000" fo:border-right="none" fo:border-top="none" fo:padding="0.0382in"/>
    </style:style>
    <style:style style:family="table-cell" style:name="aaa891e">
      <style:table-cell-properties fo:border="0.0007in solid #000000" fo:padding="0.0382in"/>
    </style:style>
    <style:style style:family="table-cell" style:name="a4b01d5">
      <style:table-cell-properties fo:border="0.0007in solid #000000" fo:border-bottom="0.0007in solid #000000" fo:border-top="none" fo:padding="0.0382in"/>
    </style:style>
    <style:style style:family="paragraph" style:name="abada2d">
      <style:paragraph-properties fo:break-before="page"/>
    </style:style>
    <style:style style:family="table" style:name="a65cb42">
      <style:table-properties style:width="6.0in" table:align="margins"/>
    </style:style>
    <style:style style:family="table-column" style:name="a0a9926">
      <style:table-column-properties style:column-width="002.0000in" style:rel-column-width="21845*"/>
    </style:style>
    <style:style style:family="table-cell" style:name="aa02071">
      <style:table-cell-properties fo:border-bottom="0.0007in solid #000000" fo:border-left="0.0007in solid #000000" fo:border-right="none" fo:border-top="0.0007in solid #000000" fo:padding="0.0382in"/>
    </style:style>
    <style:style style:family="table-cell" style:name="a7535a1">
      <style:table-cell-properties fo:border-bottom="0.0007in solid #000000" fo:border-left="0.0007in solid #000000" fo:border-right="none" fo:border-top="none" fo:padding="0.0382in"/>
    </style:style>
    <style:style style:family="table-cell" style:name="af582ff">
      <style:table-cell-properties fo:border="0.0007in solid #000000" fo:padding="0.0382in"/>
    </style:style>
    <style:style style:family="table-cell" style:name="aca71b2">
      <style:table-cell-properties fo:border="0.0007in solid #000000" fo:border-bottom="0.0007in solid #000000" fo:border-top="none" fo:padding="0.0382in"/>
    </style:style>
    <style:style style:family="paragraph" style:name="acc7d21">
      <style:paragraph-properties fo:break-before="page"/>
    </style:style>
    <style:style style:family="table" style:name="a53e2a8">
      <style:table-properties style:width="6.0in" table:align="margins"/>
    </style:style>
    <style:style style:family="table-column" style:name="a0f9311">
      <style:table-column-properties style:column-width="002.0000in" style:rel-column-width="21845*"/>
    </style:style>
    <style:style style:family="table-cell" style:name="a196a33">
      <style:table-cell-properties fo:border-bottom="0.0007in solid #000000" fo:border-left="0.0007in solid #000000" fo:border-right="none" fo:border-top="0.0007in solid #000000" fo:padding="0.0382in"/>
    </style:style>
    <style:style style:family="table-cell" style:name="ac5e0cc">
      <style:table-cell-properties fo:border-bottom="0.0007in solid #000000" fo:border-left="0.0007in solid #000000" fo:border-right="none" fo:border-top="none" fo:padding="0.0382in"/>
    </style:style>
    <style:style style:family="table-cell" style:name="a7744be">
      <style:table-cell-properties fo:border="0.0007in solid #000000" fo:padding="0.0382in"/>
    </style:style>
    <style:style style:family="table-cell" style:name="aedff40">
      <style:table-cell-properties fo:border="0.0007in solid #000000" fo:border-bottom="0.0007in solid #000000" fo:border-top="none" fo:padding="0.0382in"/>
    </style:style>
    <style:style style:family="paragraph" style:name="a64c314">
      <style:paragraph-properties fo:break-before="page"/>
    </style:style>
    <style:style style:family="table" style:name="af806ec">
      <style:table-properties style:width="6.0in" table:align="margins"/>
    </style:style>
    <style:style style:family="table-column" style:name="a5d929b">
      <style:table-column-properties style:column-width="002.0000in" style:rel-column-width="21845*"/>
    </style:style>
    <style:style style:family="table-cell" style:name="a763590">
      <style:table-cell-properties fo:border-bottom="0.0007in solid #000000" fo:border-left="0.0007in solid #000000" fo:border-right="none" fo:border-top="0.0007in solid #000000" fo:padding="0.0382in"/>
    </style:style>
    <style:style style:family="table-cell" style:name="ac9d8cb">
      <style:table-cell-properties fo:border-bottom="0.0007in solid #000000" fo:border-left="0.0007in solid #000000" fo:border-right="none" fo:border-top="none" fo:padding="0.0382in"/>
    </style:style>
    <style:style style:family="table-cell" style:name="a8a1f86">
      <style:table-cell-properties fo:border="0.0007in solid #000000" fo:padding="0.0382in"/>
    </style:style>
    <style:style style:family="table-cell" style:name="a689ba5">
      <style:table-cell-properties fo:border="0.0007in solid #000000" fo:border-bottom="0.0007in solid #000000" fo:border-top="none" fo:padding="0.0382in"/>
    </style:style>
    <style:style style:family="paragraph" style:name="a3dacce">
      <style:paragraph-properties fo:break-before="page"/>
    </style:style>
    <style:style style:family="table" style:name="a1d3a3c">
      <style:table-properties style:width="6.0in" table:align="margins"/>
    </style:style>
    <style:style style:family="table-column" style:name="a96ace6">
      <style:table-column-properties style:column-width="002.0000in" style:rel-column-width="21845*"/>
    </style:style>
    <style:style style:family="table-cell" style:name="a6155bb">
      <style:table-cell-properties fo:border-bottom="0.0007in solid #000000" fo:border-left="0.0007in solid #000000" fo:border-right="none" fo:border-top="0.0007in solid #000000" fo:padding="0.0382in"/>
    </style:style>
    <style:style style:family="table-cell" style:name="a78cc02">
      <style:table-cell-properties fo:border-bottom="0.0007in solid #000000" fo:border-left="0.0007in solid #000000" fo:border-right="none" fo:border-top="none" fo:padding="0.0382in"/>
    </style:style>
    <style:style style:family="table-cell" style:name="ae1bc5d">
      <style:table-cell-properties fo:border="0.0007in solid #000000" fo:padding="0.0382in"/>
    </style:style>
    <style:style style:family="table-cell" style:name="ab76738">
      <style:table-cell-properties fo:border="0.0007in solid #000000" fo:border-bottom="0.0007in solid #000000" fo:border-top="none" fo:padding="0.0382in"/>
    </style:style>
    <style:style style:family="paragraph" style:name="aabed49">
      <style:paragraph-properties fo:break-before="page"/>
    </style:style>
    <style:style style:family="table" style:name="a6664ab">
      <style:table-properties style:width="6.0in" table:align="margins"/>
    </style:style>
    <style:style style:family="table-column" style:name="a13e543">
      <style:table-column-properties style:column-width="002.0000in" style:rel-column-width="21845*"/>
    </style:style>
    <style:style style:family="table-cell" style:name="a120fe5">
      <style:table-cell-properties fo:border-bottom="0.0007in solid #000000" fo:border-left="0.0007in solid #000000" fo:border-right="none" fo:border-top="0.0007in solid #000000" fo:padding="0.0382in"/>
    </style:style>
    <style:style style:family="table-cell" style:name="abc51b0">
      <style:table-cell-properties fo:border-bottom="0.0007in solid #000000" fo:border-left="0.0007in solid #000000" fo:border-right="none" fo:border-top="none" fo:padding="0.0382in"/>
    </style:style>
    <style:style style:family="table-cell" style:name="a0949c3">
      <style:table-cell-properties fo:border="0.0007in solid #000000" fo:padding="0.0382in"/>
    </style:style>
    <style:style style:family="table-cell" style:name="a1f4861">
      <style:table-cell-properties fo:border="0.0007in solid #000000" fo:border-bottom="0.0007in solid #000000" fo:border-top="none" fo:padding="0.0382in"/>
    </style:style>
    <style:style style:family="paragraph" style:name="a065ec7">
      <style:paragraph-properties fo:break-before="page"/>
    </style:style>
    <style:style style:family="table" style:name="aa077fd">
      <style:table-properties style:width="6.0in" table:align="margins"/>
    </style:style>
    <style:style style:family="table-column" style:name="ae8cd9c">
      <style:table-column-properties style:column-width="002.0000in" style:rel-column-width="21845*"/>
    </style:style>
    <style:style style:family="table-cell" style:name="aacae33">
      <style:table-cell-properties fo:border-bottom="0.0007in solid #000000" fo:border-left="0.0007in solid #000000" fo:border-right="none" fo:border-top="0.0007in solid #000000" fo:padding="0.0382in"/>
    </style:style>
    <style:style style:family="table-cell" style:name="ab8732d">
      <style:table-cell-properties fo:border-bottom="0.0007in solid #000000" fo:border-left="0.0007in solid #000000" fo:border-right="none" fo:border-top="none" fo:padding="0.0382in"/>
    </style:style>
    <style:style style:family="table-cell" style:name="a22cdec">
      <style:table-cell-properties fo:border="0.0007in solid #000000" fo:padding="0.0382in"/>
    </style:style>
    <style:style style:family="table-cell" style:name="a203092">
      <style:table-cell-properties fo:border="0.0007in solid #000000" fo:border-bottom="0.0007in solid #000000" fo:border-top="none" fo:padding="0.0382in"/>
    </style:style>
    <style:style style:family="paragraph" style:name="a392126">
      <style:paragraph-properties fo:break-before="page"/>
    </style:style>
    <style:style style:family="table" style:name="af672b0">
      <style:table-properties style:width="6.0in" table:align="margins"/>
    </style:style>
    <style:style style:family="table-column" style:name="a1c9742">
      <style:table-column-properties style:column-width="002.0000in" style:rel-column-width="21845*"/>
    </style:style>
    <style:style style:family="table-cell" style:name="a3c4a76">
      <style:table-cell-properties fo:border-bottom="0.0007in solid #000000" fo:border-left="0.0007in solid #000000" fo:border-right="none" fo:border-top="0.0007in solid #000000" fo:padding="0.0382in"/>
    </style:style>
    <style:style style:family="table-cell" style:name="a8f39d8">
      <style:table-cell-properties fo:border-bottom="0.0007in solid #000000" fo:border-left="0.0007in solid #000000" fo:border-right="none" fo:border-top="none" fo:padding="0.0382in"/>
    </style:style>
    <style:style style:family="table-cell" style:name="a633fce">
      <style:table-cell-properties fo:border="0.0007in solid #000000" fo:padding="0.0382in"/>
    </style:style>
    <style:style style:family="table-cell" style:name="a0d2f71">
      <style:table-cell-properties fo:border="0.0007in solid #000000" fo:border-bottom="0.0007in solid #000000" fo:border-top="none" fo:padding="0.0382in"/>
    </style:style>
    <style:style style:family="paragraph" style:name="a45f8e7">
      <style:paragraph-properties fo:break-before="page"/>
    </style:style>
    <style:style style:family="table" style:name="a4d44a7">
      <style:table-properties style:width="6.0in" table:align="margins"/>
    </style:style>
    <style:style style:family="table-column" style:name="a637262">
      <style:table-column-properties style:column-width="002.0000in" style:rel-column-width="21845*"/>
    </style:style>
    <style:style style:family="table-cell" style:name="af06992">
      <style:table-cell-properties fo:border-bottom="0.0007in solid #000000" fo:border-left="0.0007in solid #000000" fo:border-right="none" fo:border-top="0.0007in solid #000000" fo:padding="0.0382in"/>
    </style:style>
    <style:style style:family="table-cell" style:name="adf1c67">
      <style:table-cell-properties fo:border-bottom="0.0007in solid #000000" fo:border-left="0.0007in solid #000000" fo:border-right="none" fo:border-top="none" fo:padding="0.0382in"/>
    </style:style>
    <style:style style:family="table-cell" style:name="a9c1a8e">
      <style:table-cell-properties fo:border="0.0007in solid #000000" fo:padding="0.0382in"/>
    </style:style>
    <style:style style:family="table-cell" style:name="a04fbe4">
      <style:table-cell-properties fo:border="0.0007in solid #000000" fo:border-bottom="0.0007in solid #000000" fo:border-top="none" fo:padding="0.0382in"/>
    </style:style>
    <style:style style:family="paragraph" style:name="a9b88a9">
      <style:paragraph-properties fo:break-before="page"/>
    </style:style>
    <style:style style:family="table" style:name="a872e44">
      <style:table-properties style:width="6.0in" table:align="margins"/>
    </style:style>
    <style:style style:family="table-column" style:name="a1bc757">
      <style:table-column-properties style:column-width="002.0000in" style:rel-column-width="21845*"/>
    </style:style>
    <style:style style:family="table-cell" style:name="afd217f">
      <style:table-cell-properties fo:border-bottom="0.0007in solid #000000" fo:border-left="0.0007in solid #000000" fo:border-right="none" fo:border-top="0.0007in solid #000000" fo:padding="0.0382in"/>
    </style:style>
    <style:style style:family="table-cell" style:name="a9d8a39">
      <style:table-cell-properties fo:border-bottom="0.0007in solid #000000" fo:border-left="0.0007in solid #000000" fo:border-right="none" fo:border-top="none" fo:padding="0.0382in"/>
    </style:style>
    <style:style style:family="table-cell" style:name="af3b953">
      <style:table-cell-properties fo:border="0.0007in solid #000000" fo:padding="0.0382in"/>
    </style:style>
    <style:style style:family="table-cell" style:name="ad45713">
      <style:table-cell-properties fo:border="0.0007in solid #000000" fo:border-bottom="0.0007in solid #000000" fo:border-top="none" fo:padding="0.0382in"/>
    </style:style>
    <style:style style:family="paragraph" style:name="ae3b5f0">
      <style:paragraph-properties fo:break-before="page"/>
    </style:style>
    <style:style style:family="table" style:name="abcbd32">
      <style:table-properties style:width="6.0in" table:align="margins"/>
    </style:style>
    <style:style style:family="table-column" style:name="ae83f7e">
      <style:table-column-properties style:column-width="002.0000in" style:rel-column-width="21845*"/>
    </style:style>
    <style:style style:family="table-cell" style:name="aaa64f1">
      <style:table-cell-properties fo:border-bottom="0.0007in solid #000000" fo:border-left="0.0007in solid #000000" fo:border-right="none" fo:border-top="0.0007in solid #000000" fo:padding="0.0382in"/>
    </style:style>
    <style:style style:family="table-cell" style:name="a05bd3c">
      <style:table-cell-properties fo:border-bottom="0.0007in solid #000000" fo:border-left="0.0007in solid #000000" fo:border-right="none" fo:border-top="none" fo:padding="0.0382in"/>
    </style:style>
    <style:style style:family="table-cell" style:name="ab0df1e">
      <style:table-cell-properties fo:border="0.0007in solid #000000" fo:padding="0.0382in"/>
    </style:style>
    <style:style style:family="table-cell" style:name="a20561b">
      <style:table-cell-properties fo:border="0.0007in solid #000000" fo:border-bottom="0.0007in solid #000000" fo:border-top="none" fo:padding="0.0382in"/>
    </style:style>
    <style:style style:family="paragraph" style:name="a704556">
      <style:paragraph-properties fo:break-before="page"/>
    </style:style>
    <style:style style:family="table" style:name="a84e429">
      <style:table-properties style:width="6.0in" table:align="margins"/>
    </style:style>
    <style:style style:family="table-column" style:name="aa639b1">
      <style:table-column-properties style:column-width="002.0000in" style:rel-column-width="21845*"/>
    </style:style>
    <style:style style:family="table-cell" style:name="aae0315">
      <style:table-cell-properties fo:border-bottom="0.0007in solid #000000" fo:border-left="0.0007in solid #000000" fo:border-right="none" fo:border-top="0.0007in solid #000000" fo:padding="0.0382in"/>
    </style:style>
    <style:style style:family="table-cell" style:name="a2de54e">
      <style:table-cell-properties fo:border-bottom="0.0007in solid #000000" fo:border-left="0.0007in solid #000000" fo:border-right="none" fo:border-top="none" fo:padding="0.0382in"/>
    </style:style>
    <style:style style:family="table-cell" style:name="afc75a1">
      <style:table-cell-properties fo:border="0.0007in solid #000000" fo:padding="0.0382in"/>
    </style:style>
    <style:style style:family="table-cell" style:name="a6b7a96">
      <style:table-cell-properties fo:border="0.0007in solid #000000" fo:border-bottom="0.0007in solid #000000" fo:border-top="none" fo:padding="0.0382in"/>
    </style:style>
    <style:style style:family="paragraph" style:name="aa5a4ec">
      <style:paragraph-properties fo:break-before="page"/>
    </style:style>
    <style:style style:family="table" style:name="aa2b948">
      <style:table-properties style:width="6.0in" table:align="margins"/>
    </style:style>
    <style:style style:family="table-column" style:name="a8fb7c6">
      <style:table-column-properties style:column-width="002.0000in" style:rel-column-width="21845*"/>
    </style:style>
    <style:style style:family="table-cell" style:name="ae93f9e">
      <style:table-cell-properties fo:border-bottom="0.0007in solid #000000" fo:border-left="0.0007in solid #000000" fo:border-right="none" fo:border-top="0.0007in solid #000000" fo:padding="0.0382in"/>
    </style:style>
    <style:style style:family="table-cell" style:name="a0fef7e">
      <style:table-cell-properties fo:border-bottom="0.0007in solid #000000" fo:border-left="0.0007in solid #000000" fo:border-right="none" fo:border-top="none" fo:padding="0.0382in"/>
    </style:style>
    <style:style style:family="table-cell" style:name="a56552b">
      <style:table-cell-properties fo:border="0.0007in solid #000000" fo:padding="0.0382in"/>
    </style:style>
    <style:style style:family="table-cell" style:name="a18daea">
      <style:table-cell-properties fo:border="0.0007in solid #000000" fo:border-bottom="0.0007in solid #000000" fo:border-top="none" fo:padding="0.0382in"/>
    </style:style>
    <style:style style:family="paragraph" style:name="aa79132">
      <style:paragraph-properties fo:break-before="page"/>
    </style:style>
    <style:style style:family="table" style:name="ae1c798">
      <style:table-properties style:width="6.0in" table:align="margins"/>
    </style:style>
    <style:style style:family="table-column" style:name="ac587aa">
      <style:table-column-properties style:column-width="002.0000in" style:rel-column-width="21845*"/>
    </style:style>
    <style:style style:family="table-cell" style:name="a2ae452">
      <style:table-cell-properties fo:border-bottom="0.0007in solid #000000" fo:border-left="0.0007in solid #000000" fo:border-right="none" fo:border-top="0.0007in solid #000000" fo:padding="0.0382in"/>
    </style:style>
    <style:style style:family="table-cell" style:name="ab2c519">
      <style:table-cell-properties fo:border-bottom="0.0007in solid #000000" fo:border-left="0.0007in solid #000000" fo:border-right="none" fo:border-top="none" fo:padding="0.0382in"/>
    </style:style>
    <style:style style:family="table-cell" style:name="a290774">
      <style:table-cell-properties fo:border="0.0007in solid #000000" fo:padding="0.0382in"/>
    </style:style>
    <style:style style:family="table-cell" style:name="a5b12ff">
      <style:table-cell-properties fo:border="0.0007in solid #000000" fo:border-bottom="0.0007in solid #000000" fo:border-top="none" fo:padding="0.0382in"/>
    </style:style>
    <style:style style:family="paragraph" style:name="abc3ec7">
      <style:paragraph-properties fo:break-before="page"/>
    </style:style>
    <style:style style:family="table" style:name="a268392">
      <style:table-properties style:width="6.0in" table:align="margins"/>
    </style:style>
    <style:style style:family="table-column" style:name="ab475dc">
      <style:table-column-properties style:column-width="002.0000in" style:rel-column-width="21845*"/>
    </style:style>
    <style:style style:family="table-cell" style:name="aec5cdf">
      <style:table-cell-properties fo:border-bottom="0.0007in solid #000000" fo:border-left="0.0007in solid #000000" fo:border-right="none" fo:border-top="0.0007in solid #000000" fo:padding="0.0382in"/>
    </style:style>
    <style:style style:family="table-cell" style:name="a9adafc">
      <style:table-cell-properties fo:border-bottom="0.0007in solid #000000" fo:border-left="0.0007in solid #000000" fo:border-right="none" fo:border-top="none" fo:padding="0.0382in"/>
    </style:style>
    <style:style style:family="table-cell" style:name="a02e8b5">
      <style:table-cell-properties fo:border="0.0007in solid #000000" fo:padding="0.0382in"/>
    </style:style>
    <style:style style:family="table-cell" style:name="a3c7a4b">
      <style:table-cell-properties fo:border="0.0007in solid #000000" fo:border-bottom="0.0007in solid #000000" fo:border-top="none" fo:padding="0.0382in"/>
    </style:style>
    <style:style style:family="paragraph" style:name="a63afce">
      <style:paragraph-properties fo:break-before="page"/>
    </style:style>
    <style:style style:family="table" style:name="a3e09b9">
      <style:table-properties style:width="6.0in" table:align="margins"/>
    </style:style>
    <style:style style:family="table-column" style:name="ab4fc30">
      <style:table-column-properties style:column-width="002.0000in" style:rel-column-width="21845*"/>
    </style:style>
    <style:style style:family="table-cell" style:name="a7957b6">
      <style:table-cell-properties fo:border-bottom="0.0007in solid #000000" fo:border-left="0.0007in solid #000000" fo:border-right="none" fo:border-top="0.0007in solid #000000" fo:padding="0.0382in"/>
    </style:style>
    <style:style style:family="table-cell" style:name="a1ae7bc">
      <style:table-cell-properties fo:border-bottom="0.0007in solid #000000" fo:border-left="0.0007in solid #000000" fo:border-right="none" fo:border-top="none" fo:padding="0.0382in"/>
    </style:style>
    <style:style style:family="table-cell" style:name="a2579e6">
      <style:table-cell-properties fo:border="0.0007in solid #000000" fo:padding="0.0382in"/>
    </style:style>
    <style:style style:family="table-cell" style:name="ae8f949">
      <style:table-cell-properties fo:border="0.0007in solid #000000" fo:border-bottom="0.0007in solid #000000" fo:border-top="none" fo:padding="0.0382in"/>
    </style:style>
    <style:style style:family="paragraph" style:name="aa2f840">
      <style:paragraph-properties fo:break-before="page"/>
    </style:style>
    <style:style style:family="table" style:name="a2aa3f2">
      <style:table-properties style:width="6.0in" table:align="margins"/>
    </style:style>
    <style:style style:family="table-column" style:name="ab80457">
      <style:table-column-properties style:column-width="002.0000in" style:rel-column-width="21845*"/>
    </style:style>
    <style:style style:family="table-cell" style:name="ad22138">
      <style:table-cell-properties fo:border-bottom="0.0007in solid #000000" fo:border-left="0.0007in solid #000000" fo:border-right="none" fo:border-top="0.0007in solid #000000" fo:padding="0.0382in"/>
    </style:style>
    <style:style style:family="table-cell" style:name="a8d93b2">
      <style:table-cell-properties fo:border-bottom="0.0007in solid #000000" fo:border-left="0.0007in solid #000000" fo:border-right="none" fo:border-top="none" fo:padding="0.0382in"/>
    </style:style>
    <style:style style:family="table-cell" style:name="a9b5854">
      <style:table-cell-properties fo:border="0.0007in solid #000000" fo:padding="0.0382in"/>
    </style:style>
    <style:style style:family="table-cell" style:name="a802f75">
      <style:table-cell-properties fo:border="0.0007in solid #000000" fo:border-bottom="0.0007in solid #000000" fo:border-top="none" fo:padding="0.0382in"/>
    </style:style>
    <style:style style:family="paragraph" style:name="a1111c8">
      <style:paragraph-properties fo:break-before="page"/>
    </style:style>
    <style:style style:family="table" style:name="af5bac5">
      <style:table-properties style:width="6.0in" table:align="margins"/>
    </style:style>
    <style:style style:family="table-column" style:name="af6d7ed">
      <style:table-column-properties style:column-width="002.0000in" style:rel-column-width="21845*"/>
    </style:style>
    <style:style style:family="table-cell" style:name="ab794a8">
      <style:table-cell-properties fo:border-bottom="0.0007in solid #000000" fo:border-left="0.0007in solid #000000" fo:border-right="none" fo:border-top="0.0007in solid #000000" fo:padding="0.0382in"/>
    </style:style>
    <style:style style:family="table-cell" style:name="ac6da50">
      <style:table-cell-properties fo:border-bottom="0.0007in solid #000000" fo:border-left="0.0007in solid #000000" fo:border-right="none" fo:border-top="none" fo:padding="0.0382in"/>
    </style:style>
    <style:style style:family="table-cell" style:name="a95913d">
      <style:table-cell-properties fo:border="0.0007in solid #000000" fo:padding="0.0382in"/>
    </style:style>
    <style:style style:family="table-cell" style:name="a3232d0">
      <style:table-cell-properties fo:border="0.0007in solid #000000" fo:border-bottom="0.0007in solid #000000" fo:border-top="none" fo:padding="0.0382in"/>
    </style:style>
    <style:style style:family="paragraph" style:name="a4d91a2">
      <style:paragraph-properties fo:break-before="page"/>
    </style:style>
    <style:style style:family="table" style:name="a304900">
      <style:table-properties style:width="6.0in" table:align="margins"/>
    </style:style>
    <style:style style:family="table-column" style:name="a4c40d4">
      <style:table-column-properties style:column-width="002.0000in" style:rel-column-width="21845*"/>
    </style:style>
    <style:style style:family="table-cell" style:name="a490140">
      <style:table-cell-properties fo:border-bottom="0.0007in solid #000000" fo:border-left="0.0007in solid #000000" fo:border-right="none" fo:border-top="0.0007in solid #000000" fo:padding="0.0382in"/>
    </style:style>
    <style:style style:family="table-cell" style:name="af8ef6a">
      <style:table-cell-properties fo:border-bottom="0.0007in solid #000000" fo:border-left="0.0007in solid #000000" fo:border-right="none" fo:border-top="none" fo:padding="0.0382in"/>
    </style:style>
    <style:style style:family="table-cell" style:name="a5a2a6c">
      <style:table-cell-properties fo:border="0.0007in solid #000000" fo:padding="0.0382in"/>
    </style:style>
    <style:style style:family="table-cell" style:name="af7eef2">
      <style:table-cell-properties fo:border="0.0007in solid #000000" fo:border-bottom="0.0007in solid #000000" fo:border-top="none" fo:padding="0.0382in"/>
    </style:style>
    <style:style style:family="paragraph" style:name="a2c7637">
      <style:paragraph-properties fo:break-before="page"/>
    </style:style>
    <style:style style:family="table" style:name="a6f6947">
      <style:table-properties style:width="6.0in" table:align="margins"/>
    </style:style>
    <style:style style:family="table-column" style:name="a1c757c">
      <style:table-column-properties style:column-width="002.0000in" style:rel-column-width="21845*"/>
    </style:style>
    <style:style style:family="table-cell" style:name="aa1bf3d">
      <style:table-cell-properties fo:border-bottom="0.0007in solid #000000" fo:border-left="0.0007in solid #000000" fo:border-right="none" fo:border-top="0.0007in solid #000000" fo:padding="0.0382in"/>
    </style:style>
    <style:style style:family="table-cell" style:name="ad9d32e">
      <style:table-cell-properties fo:border-bottom="0.0007in solid #000000" fo:border-left="0.0007in solid #000000" fo:border-right="none" fo:border-top="none" fo:padding="0.0382in"/>
    </style:style>
    <style:style style:family="table-cell" style:name="a913d6a">
      <style:table-cell-properties fo:border="0.0007in solid #000000" fo:padding="0.0382in"/>
    </style:style>
    <style:style style:family="table-cell" style:name="a8f9d9d">
      <style:table-cell-properties fo:border="0.0007in solid #000000" fo:border-bottom="0.0007in solid #000000" fo:border-top="none" fo:padding="0.0382in"/>
    </style:style>
    <style:style style:family="paragraph" style:name="a42acec">
      <style:paragraph-properties fo:break-before="page"/>
    </style:style>
    <style:style style:family="table" style:name="a851741">
      <style:table-properties style:width="6.0in" table:align="margins"/>
    </style:style>
    <style:style style:family="table-column" style:name="a323175">
      <style:table-column-properties style:column-width="002.0000in" style:rel-column-width="21845*"/>
    </style:style>
    <style:style style:family="table-cell" style:name="a9c854a">
      <style:table-cell-properties fo:border-bottom="0.0007in solid #000000" fo:border-left="0.0007in solid #000000" fo:border-right="none" fo:border-top="0.0007in solid #000000" fo:padding="0.0382in"/>
    </style:style>
    <style:style style:family="table-cell" style:name="ab744f8">
      <style:table-cell-properties fo:border-bottom="0.0007in solid #000000" fo:border-left="0.0007in solid #000000" fo:border-right="none" fo:border-top="none" fo:padding="0.0382in"/>
    </style:style>
    <style:style style:family="table-cell" style:name="ac60398">
      <style:table-cell-properties fo:border="0.0007in solid #000000" fo:padding="0.0382in"/>
    </style:style>
    <style:style style:family="table-cell" style:name="a2cb4cd">
      <style:table-cell-properties fo:border="0.0007in solid #000000" fo:border-bottom="0.0007in solid #000000" fo:border-top="none" fo:padding="0.0382in"/>
    </style:style>
    <style:style style:family="paragraph" style:name="a1ccae2">
      <style:paragraph-properties fo:break-before="page"/>
    </style:style>
    <style:style style:family="table" style:name="a6f8b14">
      <style:table-properties style:width="6.0in" table:align="margins"/>
    </style:style>
    <style:style style:family="table-column" style:name="a9ecf2a">
      <style:table-column-properties style:column-width="002.0000in" style:rel-column-width="21845*"/>
    </style:style>
    <style:style style:family="table-cell" style:name="a970abc">
      <style:table-cell-properties fo:border-bottom="0.0007in solid #000000" fo:border-left="0.0007in solid #000000" fo:border-right="none" fo:border-top="0.0007in solid #000000" fo:padding="0.0382in"/>
    </style:style>
    <style:style style:family="table-cell" style:name="a3e69ce">
      <style:table-cell-properties fo:border-bottom="0.0007in solid #000000" fo:border-left="0.0007in solid #000000" fo:border-right="none" fo:border-top="none" fo:padding="0.0382in"/>
    </style:style>
    <style:style style:family="table-cell" style:name="a079377">
      <style:table-cell-properties fo:border="0.0007in solid #000000" fo:padding="0.0382in"/>
    </style:style>
    <style:style style:family="table-cell" style:name="a0523c8">
      <style:table-cell-properties fo:border="0.0007in solid #000000" fo:border-bottom="0.0007in solid #000000" fo:border-top="none" fo:padding="0.0382in"/>
    </style:style>
    <style:style style:family="paragraph" style:name="a45a665">
      <style:paragraph-properties fo:break-before="page"/>
    </style:style>
    <style:style style:family="table" style:name="a82e9f7">
      <style:table-properties style:width="6.0in" table:align="margins"/>
    </style:style>
    <style:style style:family="table-column" style:name="a3c9b74">
      <style:table-column-properties style:column-width="002.0000in" style:rel-column-width="21845*"/>
    </style:style>
    <style:style style:family="table-cell" style:name="a4f3e7e">
      <style:table-cell-properties fo:border-bottom="0.0007in solid #000000" fo:border-left="0.0007in solid #000000" fo:border-right="none" fo:border-top="0.0007in solid #000000" fo:padding="0.0382in"/>
    </style:style>
    <style:style style:family="table-cell" style:name="a412284">
      <style:table-cell-properties fo:border-bottom="0.0007in solid #000000" fo:border-left="0.0007in solid #000000" fo:border-right="none" fo:border-top="none" fo:padding="0.0382in"/>
    </style:style>
    <style:style style:family="table-cell" style:name="abf978f">
      <style:table-cell-properties fo:border="0.0007in solid #000000" fo:padding="0.0382in"/>
    </style:style>
    <style:style style:family="table-cell" style:name="aa1aaec">
      <style:table-cell-properties fo:border="0.0007in solid #000000" fo:border-bottom="0.0007in solid #000000" fo:border-top="none" fo:padding="0.0382in"/>
    </style:style>
    <style:style style:family="paragraph" style:name="a884d3f">
      <style:paragraph-properties fo:break-before="page"/>
    </style:style>
    <style:style style:family="table" style:name="a797f00">
      <style:table-properties style:width="6.0in" table:align="margins"/>
    </style:style>
    <style:style style:family="table-column" style:name="af97d24">
      <style:table-column-properties style:column-width="002.0000in" style:rel-column-width="21845*"/>
    </style:style>
    <style:style style:family="table-cell" style:name="a0e0884">
      <style:table-cell-properties fo:border-bottom="0.0007in solid #000000" fo:border-left="0.0007in solid #000000" fo:border-right="none" fo:border-top="0.0007in solid #000000" fo:padding="0.0382in"/>
    </style:style>
    <style:style style:family="table-cell" style:name="a3863e8">
      <style:table-cell-properties fo:border-bottom="0.0007in solid #000000" fo:border-left="0.0007in solid #000000" fo:border-right="none" fo:border-top="none" fo:padding="0.0382in"/>
    </style:style>
    <style:style style:family="table-cell" style:name="acb8e53">
      <style:table-cell-properties fo:border="0.0007in solid #000000" fo:padding="0.0382in"/>
    </style:style>
    <style:style style:family="table-cell" style:name="ad51a0b">
      <style:table-cell-properties fo:border="0.0007in solid #000000" fo:border-bottom="0.0007in solid #000000" fo:border-top="none" fo:padding="0.0382in"/>
    </style:style>
    <style:style style:family="paragraph" style:name="aff0aa9">
      <style:paragraph-properties fo:break-before="page"/>
    </style:style>
    <style:style style:family="table" style:name="a9da288">
      <style:table-properties style:width="6.0in" table:align="margins"/>
    </style:style>
    <style:style style:family="table-column" style:name="a60bcb6">
      <style:table-column-properties style:column-width="002.0000in" style:rel-column-width="21845*"/>
    </style:style>
    <style:style style:family="table-cell" style:name="a970f11">
      <style:table-cell-properties fo:border-bottom="0.0007in solid #000000" fo:border-left="0.0007in solid #000000" fo:border-right="none" fo:border-top="0.0007in solid #000000" fo:padding="0.0382in"/>
    </style:style>
    <style:style style:family="table-cell" style:name="a0e0f7b">
      <style:table-cell-properties fo:border-bottom="0.0007in solid #000000" fo:border-left="0.0007in solid #000000" fo:border-right="none" fo:border-top="none" fo:padding="0.0382in"/>
    </style:style>
    <style:style style:family="table-cell" style:name="aad6706">
      <style:table-cell-properties fo:border="0.0007in solid #000000" fo:padding="0.0382in"/>
    </style:style>
    <style:style style:family="table-cell" style:name="a8c9b27">
      <style:table-cell-properties fo:border="0.0007in solid #000000" fo:border-bottom="0.0007in solid #000000" fo:border-top="none" fo:padding="0.0382in"/>
    </style:style>
    <style:style style:family="paragraph" style:name="a603b85">
      <style:paragraph-properties fo:break-before="page"/>
    </style:style>
    <style:style style:family="table" style:name="a2aa563">
      <style:table-properties style:width="6.0in" table:align="margins"/>
    </style:style>
    <style:style style:family="table-column" style:name="a75a40a">
      <style:table-column-properties style:column-width="002.0000in" style:rel-column-width="21845*"/>
    </style:style>
    <style:style style:family="table-cell" style:name="a8ed83a">
      <style:table-cell-properties fo:border-bottom="0.0007in solid #000000" fo:border-left="0.0007in solid #000000" fo:border-right="none" fo:border-top="0.0007in solid #000000" fo:padding="0.0382in"/>
    </style:style>
    <style:style style:family="table-cell" style:name="a650490">
      <style:table-cell-properties fo:border-bottom="0.0007in solid #000000" fo:border-left="0.0007in solid #000000" fo:border-right="none" fo:border-top="none" fo:padding="0.0382in"/>
    </style:style>
    <style:style style:family="table-cell" style:name="a802e9f">
      <style:table-cell-properties fo:border="0.0007in solid #000000" fo:padding="0.0382in"/>
    </style:style>
    <style:style style:family="table-cell" style:name="a9fb73a">
      <style:table-cell-properties fo:border="0.0007in solid #000000" fo:border-bottom="0.0007in solid #000000" fo:border-top="none" fo:padding="0.0382in"/>
    </style:style>
    <style:style style:family="paragraph" style:name="a0b90be">
      <style:paragraph-properties fo:break-before="page"/>
    </style:style>
    <style:style style:family="table" style:name="a5cc0d6">
      <style:table-properties style:width="6.0in" table:align="margins"/>
    </style:style>
    <style:style style:family="table-column" style:name="acd8984">
      <style:table-column-properties style:column-width="002.0000in" style:rel-column-width="21845*"/>
    </style:style>
    <style:style style:family="table-cell" style:name="ae758d0">
      <style:table-cell-properties fo:border-bottom="0.0007in solid #000000" fo:border-left="0.0007in solid #000000" fo:border-right="none" fo:border-top="0.0007in solid #000000" fo:padding="0.0382in"/>
    </style:style>
    <style:style style:family="table-cell" style:name="a9f222a">
      <style:table-cell-properties fo:border-bottom="0.0007in solid #000000" fo:border-left="0.0007in solid #000000" fo:border-right="none" fo:border-top="none" fo:padding="0.0382in"/>
    </style:style>
    <style:style style:family="table-cell" style:name="a4b8272">
      <style:table-cell-properties fo:border="0.0007in solid #000000" fo:padding="0.0382in"/>
    </style:style>
    <style:style style:family="table-cell" style:name="a7c8799">
      <style:table-cell-properties fo:border="0.0007in solid #000000" fo:border-bottom="0.0007in solid #000000" fo:border-top="none" fo:padding="0.0382in"/>
    </style:style>
    <style:style style:family="paragraph" style:name="a517e73">
      <style:paragraph-properties fo:break-before="page"/>
    </style:style>
    <style:style style:family="table" style:name="aade8e9">
      <style:table-properties style:width="6.0in" table:align="margins"/>
    </style:style>
    <style:style style:family="table-column" style:name="a15b93a">
      <style:table-column-properties style:column-width="002.0000in" style:rel-column-width="21845*"/>
    </style:style>
    <style:style style:family="table-cell" style:name="af63d81">
      <style:table-cell-properties fo:border-bottom="0.0007in solid #000000" fo:border-left="0.0007in solid #000000" fo:border-right="none" fo:border-top="0.0007in solid #000000" fo:padding="0.0382in"/>
    </style:style>
    <style:style style:family="table-cell" style:name="ad04b64">
      <style:table-cell-properties fo:border-bottom="0.0007in solid #000000" fo:border-left="0.0007in solid #000000" fo:border-right="none" fo:border-top="none" fo:padding="0.0382in"/>
    </style:style>
    <style:style style:family="table-cell" style:name="a739463">
      <style:table-cell-properties fo:border="0.0007in solid #000000" fo:padding="0.0382in"/>
    </style:style>
    <style:style style:family="table-cell" style:name="a026756">
      <style:table-cell-properties fo:border="0.0007in solid #000000" fo:border-bottom="0.0007in solid #000000" fo:border-top="none" fo:padding="0.0382in"/>
    </style:style>
    <style:style style:family="paragraph" style:name="a8875bc">
      <style:paragraph-properties fo:break-before="page"/>
    </style:style>
    <style:style style:family="table" style:name="aca6802">
      <style:table-properties style:width="6.0in" table:align="margins"/>
    </style:style>
    <style:style style:family="table-column" style:name="a60fae2">
      <style:table-column-properties style:column-width="002.0000in" style:rel-column-width="21845*"/>
    </style:style>
    <style:style style:family="table-cell" style:name="a6de225">
      <style:table-cell-properties fo:border-bottom="0.0007in solid #000000" fo:border-left="0.0007in solid #000000" fo:border-right="none" fo:border-top="0.0007in solid #000000" fo:padding="0.0382in"/>
    </style:style>
    <style:style style:family="table-cell" style:name="aafd026">
      <style:table-cell-properties fo:border-bottom="0.0007in solid #000000" fo:border-left="0.0007in solid #000000" fo:border-right="none" fo:border-top="none" fo:padding="0.0382in"/>
    </style:style>
    <style:style style:family="table-cell" style:name="aad5a95">
      <style:table-cell-properties fo:border="0.0007in solid #000000" fo:padding="0.0382in"/>
    </style:style>
    <style:style style:family="table-cell" style:name="a0a9747">
      <style:table-cell-properties fo:border="0.0007in solid #000000" fo:border-bottom="0.0007in solid #000000" fo:border-top="none" fo:padding="0.0382in"/>
    </style:style>
    <style:style style:family="paragraph" style:name="a745976">
      <style:paragraph-properties fo:break-before="page"/>
    </style:style>
    <style:style style:family="table" style:name="ac1585d">
      <style:table-properties style:width="6.0in" table:align="margins"/>
    </style:style>
    <style:style style:family="table-column" style:name="a4bbb6c">
      <style:table-column-properties style:column-width="002.0000in" style:rel-column-width="21845*"/>
    </style:style>
    <style:style style:family="table-cell" style:name="a451a8d">
      <style:table-cell-properties fo:border-bottom="0.0007in solid #000000" fo:border-left="0.0007in solid #000000" fo:border-right="none" fo:border-top="0.0007in solid #000000" fo:padding="0.0382in"/>
    </style:style>
    <style:style style:family="table-cell" style:name="a489f0e">
      <style:table-cell-properties fo:border-bottom="0.0007in solid #000000" fo:border-left="0.0007in solid #000000" fo:border-right="none" fo:border-top="none" fo:padding="0.0382in"/>
    </style:style>
    <style:style style:family="table-cell" style:name="abd9ce4">
      <style:table-cell-properties fo:border="0.0007in solid #000000" fo:padding="0.0382in"/>
    </style:style>
    <style:style style:family="table-cell" style:name="a495e4d">
      <style:table-cell-properties fo:border="0.0007in solid #000000" fo:border-bottom="0.0007in solid #000000" fo:border-top="none" fo:padding="0.0382in"/>
    </style:style>
    <style:style style:family="paragraph" style:name="a90bb18">
      <style:paragraph-properties fo:break-before="page"/>
    </style:style>
    <style:style style:family="table" style:name="a40e87c">
      <style:table-properties style:width="6.0in" table:align="margins"/>
    </style:style>
    <style:style style:family="table-column" style:name="a8e9121">
      <style:table-column-properties style:column-width="002.0000in" style:rel-column-width="21845*"/>
    </style:style>
    <style:style style:family="table-cell" style:name="a40cb33">
      <style:table-cell-properties fo:border-bottom="0.0007in solid #000000" fo:border-left="0.0007in solid #000000" fo:border-right="none" fo:border-top="0.0007in solid #000000" fo:padding="0.0382in"/>
    </style:style>
    <style:style style:family="table-cell" style:name="a9f2bd9">
      <style:table-cell-properties fo:border-bottom="0.0007in solid #000000" fo:border-left="0.0007in solid #000000" fo:border-right="none" fo:border-top="none" fo:padding="0.0382in"/>
    </style:style>
    <style:style style:family="table-cell" style:name="a608543">
      <style:table-cell-properties fo:border="0.0007in solid #000000" fo:padding="0.0382in"/>
    </style:style>
    <style:style style:family="table-cell" style:name="a10c425">
      <style:table-cell-properties fo:border="0.0007in solid #000000" fo:border-bottom="0.0007in solid #000000" fo:border-top="none" fo:padding="0.0382in"/>
    </style:style>
    <style:style style:family="paragraph" style:name="a9ea05e">
      <style:paragraph-properties fo:break-before="page"/>
    </style:style>
    <style:style style:family="table" style:name="a936542">
      <style:table-properties style:width="6.0in" table:align="margins"/>
    </style:style>
    <style:style style:family="table-column" style:name="a4ac34d">
      <style:table-column-properties style:column-width="002.0000in" style:rel-column-width="21845*"/>
    </style:style>
    <style:style style:family="table-cell" style:name="a0fb649">
      <style:table-cell-properties fo:border-bottom="0.0007in solid #000000" fo:border-left="0.0007in solid #000000" fo:border-right="none" fo:border-top="0.0007in solid #000000" fo:padding="0.0382in"/>
    </style:style>
    <style:style style:family="table-cell" style:name="a68b7af">
      <style:table-cell-properties fo:border-bottom="0.0007in solid #000000" fo:border-left="0.0007in solid #000000" fo:border-right="none" fo:border-top="none" fo:padding="0.0382in"/>
    </style:style>
    <style:style style:family="table-cell" style:name="a95aa05">
      <style:table-cell-properties fo:border="0.0007in solid #000000" fo:padding="0.0382in"/>
    </style:style>
    <style:style style:family="table-cell" style:name="a187bb6">
      <style:table-cell-properties fo:border="0.0007in solid #000000" fo:border-bottom="0.0007in solid #000000" fo:border-top="none" fo:padding="0.0382in"/>
    </style:style>
    <style:style style:family="paragraph" style:name="acc5798">
      <style:paragraph-properties fo:break-before="page"/>
    </style:style>
    <style:style style:family="table" style:name="a482957">
      <style:table-properties style:width="6.0in" table:align="margins"/>
    </style:style>
    <style:style style:family="table-column" style:name="a7971ab">
      <style:table-column-properties style:column-width="002.0000in" style:rel-column-width="21845*"/>
    </style:style>
    <style:style style:family="table-cell" style:name="a7f01dc">
      <style:table-cell-properties fo:border-bottom="0.0007in solid #000000" fo:border-left="0.0007in solid #000000" fo:border-right="none" fo:border-top="0.0007in solid #000000" fo:padding="0.0382in"/>
    </style:style>
    <style:style style:family="table-cell" style:name="abbf909">
      <style:table-cell-properties fo:border-bottom="0.0007in solid #000000" fo:border-left="0.0007in solid #000000" fo:border-right="none" fo:border-top="none" fo:padding="0.0382in"/>
    </style:style>
    <style:style style:family="table-cell" style:name="a3685d6">
      <style:table-cell-properties fo:border="0.0007in solid #000000" fo:padding="0.0382in"/>
    </style:style>
    <style:style style:family="table-cell" style:name="a7e22f3">
      <style:table-cell-properties fo:border="0.0007in solid #000000" fo:border-bottom="0.0007in solid #000000" fo:border-top="none" fo:padding="0.0382in"/>
    </style:style>
    <style:style style:family="paragraph" style:name="a146ece">
      <style:paragraph-properties fo:break-before="page"/>
    </style:style>
    <style:style style:family="table" style:name="aed3a88">
      <style:table-properties style:width="6.0in" table:align="margins"/>
    </style:style>
    <style:style style:family="table-column" style:name="a1fe14a">
      <style:table-column-properties style:column-width="002.0000in" style:rel-column-width="21845*"/>
    </style:style>
    <style:style style:family="table-cell" style:name="aa6c806">
      <style:table-cell-properties fo:border-bottom="0.0007in solid #000000" fo:border-left="0.0007in solid #000000" fo:border-right="none" fo:border-top="0.0007in solid #000000" fo:padding="0.0382in"/>
    </style:style>
    <style:style style:family="table-cell" style:name="a4282f9">
      <style:table-cell-properties fo:border-bottom="0.0007in solid #000000" fo:border-left="0.0007in solid #000000" fo:border-right="none" fo:border-top="none" fo:padding="0.0382in"/>
    </style:style>
    <style:style style:family="table-cell" style:name="ae7bfd2">
      <style:table-cell-properties fo:border="0.0007in solid #000000" fo:padding="0.0382in"/>
    </style:style>
    <style:style style:family="table-cell" style:name="aa48a0f">
      <style:table-cell-properties fo:border="0.0007in solid #000000" fo:border-bottom="0.0007in solid #000000" fo:border-top="none" fo:padding="0.0382in"/>
    </style:style>
    <style:style style:family="paragraph" style:name="ac02679">
      <style:paragraph-properties fo:break-before="page"/>
    </style:style>
    <style:style style:family="table" style:name="aa69838">
      <style:table-properties style:width="6.0in" table:align="margins"/>
    </style:style>
    <style:style style:family="table-column" style:name="aeab622">
      <style:table-column-properties style:column-width="002.0000in" style:rel-column-width="21845*"/>
    </style:style>
    <style:style style:family="table-cell" style:name="ae684a8">
      <style:table-cell-properties fo:border-bottom="0.0007in solid #000000" fo:border-left="0.0007in solid #000000" fo:border-right="none" fo:border-top="0.0007in solid #000000" fo:padding="0.0382in"/>
    </style:style>
    <style:style style:family="table-cell" style:name="aefe521">
      <style:table-cell-properties fo:border-bottom="0.0007in solid #000000" fo:border-left="0.0007in solid #000000" fo:border-right="none" fo:border-top="none" fo:padding="0.0382in"/>
    </style:style>
    <style:style style:family="table-cell" style:name="a325e23">
      <style:table-cell-properties fo:border="0.0007in solid #000000" fo:padding="0.0382in"/>
    </style:style>
    <style:style style:family="table-cell" style:name="a2574a6">
      <style:table-cell-properties fo:border="0.0007in solid #000000" fo:border-bottom="0.0007in solid #000000" fo:border-top="none" fo:padding="0.0382in"/>
    </style:style>
    <style:style style:family="paragraph" style:name="af82704">
      <style:paragraph-properties fo:break-before="page"/>
    </style:style>
    <style:style style:family="table" style:name="a92a9b1">
      <style:table-properties style:width="6.0in" table:align="margins"/>
    </style:style>
    <style:style style:family="table-column" style:name="a5e5ab7">
      <style:table-column-properties style:column-width="002.0000in" style:rel-column-width="21845*"/>
    </style:style>
    <style:style style:family="table-cell" style:name="ae4c1cd">
      <style:table-cell-properties fo:border-bottom="0.0007in solid #000000" fo:border-left="0.0007in solid #000000" fo:border-right="none" fo:border-top="0.0007in solid #000000" fo:padding="0.0382in"/>
    </style:style>
    <style:style style:family="table-cell" style:name="a126d0a">
      <style:table-cell-properties fo:border-bottom="0.0007in solid #000000" fo:border-left="0.0007in solid #000000" fo:border-right="none" fo:border-top="none" fo:padding="0.0382in"/>
    </style:style>
    <style:style style:family="table-cell" style:name="a425834">
      <style:table-cell-properties fo:border="0.0007in solid #000000" fo:padding="0.0382in"/>
    </style:style>
    <style:style style:family="table-cell" style:name="a246953">
      <style:table-cell-properties fo:border="0.0007in solid #000000" fo:border-bottom="0.0007in solid #000000" fo:border-top="none" fo:padding="0.0382in"/>
    </style:style>
    <style:style style:family="paragraph" style:name="ab68763">
      <style:paragraph-properties fo:break-before="page"/>
    </style:style>
    <style:style style:family="paragraph" style:name="a32e072">
      <style:paragraph-properties fo:break-before="page"/>
    </style:style>
    <style:style style:family="paragraph" style:name="a18de47">
      <style:paragraph-properties fo:break-before="page"/>
    </style:style>
    <style:style style:family="table" style:name="a45b1f3">
      <style:table-properties style:width="6.0in" table:align="margins"/>
    </style:style>
    <style:style style:family="table-column" style:name="a34ff77">
      <style:table-column-properties style:column-width="002.0000in" style:rel-column-width="21845*"/>
    </style:style>
    <style:style style:family="table-cell" style:name="a222dfe">
      <style:table-cell-properties fo:border-bottom="0.0007in solid #000000" fo:border-left="0.0007in solid #000000" fo:border-right="none" fo:border-top="0.0007in solid #000000" fo:padding="0.0382in"/>
    </style:style>
    <style:style style:family="table-cell" style:name="aa73433">
      <style:table-cell-properties fo:border-bottom="0.0007in solid #000000" fo:border-left="0.0007in solid #000000" fo:border-right="none" fo:border-top="none" fo:padding="0.0382in"/>
    </style:style>
    <style:style style:family="table-cell" style:name="a94d2d1">
      <style:table-cell-properties fo:border="0.0007in solid #000000" fo:padding="0.0382in"/>
    </style:style>
    <style:style style:family="table-cell" style:name="a81a419">
      <style:table-cell-properties fo:border="0.0007in solid #000000" fo:border-bottom="0.0007in solid #000000" fo:border-top="none" fo:padding="0.0382in"/>
    </style:style>
    <style:style style:family="paragraph" style:name="a2dc1f1">
      <style:paragraph-properties fo:break-before="page"/>
    </style:style>
    <style:style style:family="table" style:name="aa37dca">
      <style:table-properties style:width="6.0in" table:align="margins"/>
    </style:style>
    <style:style style:family="table-column" style:name="a9a3647">
      <style:table-column-properties style:column-width="002.0000in" style:rel-column-width="21845*"/>
    </style:style>
    <style:style style:family="table-cell" style:name="a776be5">
      <style:table-cell-properties fo:border-bottom="0.0007in solid #000000" fo:border-left="0.0007in solid #000000" fo:border-right="none" fo:border-top="0.0007in solid #000000" fo:padding="0.0382in"/>
    </style:style>
    <style:style style:family="table-cell" style:name="a1005e0">
      <style:table-cell-properties fo:border-bottom="0.0007in solid #000000" fo:border-left="0.0007in solid #000000" fo:border-right="none" fo:border-top="none" fo:padding="0.0382in"/>
    </style:style>
    <style:style style:family="table-cell" style:name="a04751e">
      <style:table-cell-properties fo:border="0.0007in solid #000000" fo:padding="0.0382in"/>
    </style:style>
    <style:style style:family="table-cell" style:name="aedcf04">
      <style:table-cell-properties fo:border="0.0007in solid #000000" fo:border-bottom="0.0007in solid #000000" fo:border-top="none" fo:padding="0.0382in"/>
    </style:style>
    <style:style style:family="paragraph" style:name="a431d58">
      <style:paragraph-properties fo:break-before="page"/>
    </style:style>
    <style:style style:family="table" style:name="a9c19d0">
      <style:table-properties style:width="6.0in" table:align="margins"/>
    </style:style>
    <style:style style:family="table-column" style:name="a1b88fe">
      <style:table-column-properties style:column-width="002.0000in" style:rel-column-width="21845*"/>
    </style:style>
    <style:style style:family="table-cell" style:name="a0eb497">
      <style:table-cell-properties fo:border-bottom="0.0007in solid #000000" fo:border-left="0.0007in solid #000000" fo:border-right="none" fo:border-top="0.0007in solid #000000" fo:padding="0.0382in"/>
    </style:style>
    <style:style style:family="table-cell" style:name="a5fc302">
      <style:table-cell-properties fo:border-bottom="0.0007in solid #000000" fo:border-left="0.0007in solid #000000" fo:border-right="none" fo:border-top="none" fo:padding="0.0382in"/>
    </style:style>
    <style:style style:family="table-cell" style:name="ac322a4">
      <style:table-cell-properties fo:border="0.0007in solid #000000" fo:padding="0.0382in"/>
    </style:style>
    <style:style style:family="table-cell" style:name="a42594e">
      <style:table-cell-properties fo:border="0.0007in solid #000000" fo:border-bottom="0.0007in solid #000000" fo:border-top="none" fo:padding="0.0382in"/>
    </style:style>
    <style:style style:family="paragraph" style:name="a565a3e">
      <style:paragraph-properties fo:break-before="page"/>
    </style:style>
    <style:style style:family="table" style:name="aec8a7b">
      <style:table-properties style:width="6.0in" table:align="margins"/>
    </style:style>
    <style:style style:family="table-column" style:name="a7287de">
      <style:table-column-properties style:column-width="002.0000in" style:rel-column-width="21845*"/>
    </style:style>
    <style:style style:family="table-cell" style:name="adb7b27">
      <style:table-cell-properties fo:border-bottom="0.0007in solid #000000" fo:border-left="0.0007in solid #000000" fo:border-right="none" fo:border-top="0.0007in solid #000000" fo:padding="0.0382in"/>
    </style:style>
    <style:style style:family="table-cell" style:name="ae25a17">
      <style:table-cell-properties fo:border-bottom="0.0007in solid #000000" fo:border-left="0.0007in solid #000000" fo:border-right="none" fo:border-top="none" fo:padding="0.0382in"/>
    </style:style>
    <style:style style:family="table-cell" style:name="af09833">
      <style:table-cell-properties fo:border="0.0007in solid #000000" fo:padding="0.0382in"/>
    </style:style>
    <style:style style:family="table-cell" style:name="a9bbaa8">
      <style:table-cell-properties fo:border="0.0007in solid #000000" fo:border-bottom="0.0007in solid #000000" fo:border-top="none" fo:padding="0.0382in"/>
    </style:style>
    <style:style style:family="paragraph" style:name="ab9aeca">
      <style:paragraph-properties fo:break-before="page"/>
    </style:style>
    <style:style style:family="table" style:name="af50e8d">
      <style:table-properties style:width="6.0in" table:align="margins"/>
    </style:style>
    <style:style style:family="table-column" style:name="a689a03">
      <style:table-column-properties style:column-width="002.0000in" style:rel-column-width="21845*"/>
    </style:style>
    <style:style style:family="table-cell" style:name="a6f6039">
      <style:table-cell-properties fo:border-bottom="0.0007in solid #000000" fo:border-left="0.0007in solid #000000" fo:border-right="none" fo:border-top="0.0007in solid #000000" fo:padding="0.0382in"/>
    </style:style>
    <style:style style:family="table-cell" style:name="a7bf161">
      <style:table-cell-properties fo:border-bottom="0.0007in solid #000000" fo:border-left="0.0007in solid #000000" fo:border-right="none" fo:border-top="none" fo:padding="0.0382in"/>
    </style:style>
    <style:style style:family="table-cell" style:name="a5a7427">
      <style:table-cell-properties fo:border="0.0007in solid #000000" fo:padding="0.0382in"/>
    </style:style>
    <style:style style:family="table-cell" style:name="ae922a2">
      <style:table-cell-properties fo:border="0.0007in solid #000000" fo:border-bottom="0.0007in solid #000000" fo:border-top="none" fo:padding="0.0382in"/>
    </style:style>
    <style:style style:family="paragraph" style:name="a76f980">
      <style:paragraph-properties fo:break-before="page"/>
    </style:style>
    <style:style style:family="table" style:name="a101493">
      <style:table-properties style:width="6.0in" table:align="margins"/>
    </style:style>
    <style:style style:family="table-column" style:name="ad40d91">
      <style:table-column-properties style:column-width="002.0000in" style:rel-column-width="21845*"/>
    </style:style>
    <style:style style:family="table-cell" style:name="a3817d9">
      <style:table-cell-properties fo:border-bottom="0.0007in solid #000000" fo:border-left="0.0007in solid #000000" fo:border-right="none" fo:border-top="0.0007in solid #000000" fo:padding="0.0382in"/>
    </style:style>
    <style:style style:family="table-cell" style:name="ac16223">
      <style:table-cell-properties fo:border-bottom="0.0007in solid #000000" fo:border-left="0.0007in solid #000000" fo:border-right="none" fo:border-top="none" fo:padding="0.0382in"/>
    </style:style>
    <style:style style:family="table-cell" style:name="a58c5e7">
      <style:table-cell-properties fo:border="0.0007in solid #000000" fo:padding="0.0382in"/>
    </style:style>
    <style:style style:family="table-cell" style:name="a6bc416">
      <style:table-cell-properties fo:border="0.0007in solid #000000" fo:border-bottom="0.0007in solid #000000" fo:border-top="none" fo:padding="0.0382in"/>
    </style:style>
    <style:style style:family="paragraph" style:name="a7ebd91">
      <style:paragraph-properties fo:break-before="page"/>
    </style:style>
    <style:style style:family="table" style:name="ac7c0cd">
      <style:table-properties style:width="6.0in" table:align="margins"/>
    </style:style>
    <style:style style:family="table-column" style:name="ae72ff4">
      <style:table-column-properties style:column-width="002.0000in" style:rel-column-width="21845*"/>
    </style:style>
    <style:style style:family="table-cell" style:name="ad2fe43">
      <style:table-cell-properties fo:border-bottom="0.0007in solid #000000" fo:border-left="0.0007in solid #000000" fo:border-right="none" fo:border-top="0.0007in solid #000000" fo:padding="0.0382in"/>
    </style:style>
    <style:style style:family="table-cell" style:name="a9d27aa">
      <style:table-cell-properties fo:border-bottom="0.0007in solid #000000" fo:border-left="0.0007in solid #000000" fo:border-right="none" fo:border-top="none" fo:padding="0.0382in"/>
    </style:style>
    <style:style style:family="table-cell" style:name="a09c2cf">
      <style:table-cell-properties fo:border="0.0007in solid #000000" fo:padding="0.0382in"/>
    </style:style>
    <style:style style:family="table-cell" style:name="ad39f69">
      <style:table-cell-properties fo:border="0.0007in solid #000000" fo:border-bottom="0.0007in solid #000000" fo:border-top="none" fo:padding="0.0382in"/>
    </style:style>
    <style:style style:family="paragraph" style:name="aa066fc">
      <style:paragraph-properties fo:break-before="page"/>
    </style:style>
    <style:style style:family="paragraph" style:name="ab71ca9">
      <style:paragraph-properties fo:break-before="page"/>
    </style:style>
    <style:style style:family="table" style:name="aa13d08">
      <style:table-properties style:width="6.0in" table:align="margins"/>
    </style:style>
    <style:style style:family="table-column" style:name="a03d5d8">
      <style:table-column-properties style:column-width="002.0000in" style:rel-column-width="21845*"/>
    </style:style>
    <style:style style:family="table-cell" style:name="a541eca">
      <style:table-cell-properties fo:border-bottom="0.0007in solid #000000" fo:border-left="0.0007in solid #000000" fo:border-right="none" fo:border-top="0.0007in solid #000000" fo:padding="0.0382in"/>
    </style:style>
    <style:style style:family="table-cell" style:name="a49b331">
      <style:table-cell-properties fo:border-bottom="0.0007in solid #000000" fo:border-left="0.0007in solid #000000" fo:border-right="none" fo:border-top="none" fo:padding="0.0382in"/>
    </style:style>
    <style:style style:family="table-cell" style:name="a368c2e">
      <style:table-cell-properties fo:border="0.0007in solid #000000" fo:padding="0.0382in"/>
    </style:style>
    <style:style style:family="table-cell" style:name="a98f45b">
      <style:table-cell-properties fo:border="0.0007in solid #000000" fo:border-bottom="0.0007in solid #000000" fo:border-top="none" fo:padding="0.0382in"/>
    </style:style>
    <style:style style:family="paragraph" style:name="a875185">
      <style:paragraph-properties fo:break-before="page"/>
    </style:style>
    <style:style style:family="table" style:name="af8344a">
      <style:table-properties style:width="6.0in" table:align="margins"/>
    </style:style>
    <style:style style:family="table-column" style:name="ad04e51">
      <style:table-column-properties style:column-width="002.0000in" style:rel-column-width="21845*"/>
    </style:style>
    <style:style style:family="table-cell" style:name="ad2280d">
      <style:table-cell-properties fo:border-bottom="0.0007in solid #000000" fo:border-left="0.0007in solid #000000" fo:border-right="none" fo:border-top="0.0007in solid #000000" fo:padding="0.0382in"/>
    </style:style>
    <style:style style:family="table-cell" style:name="a916a4b">
      <style:table-cell-properties fo:border-bottom="0.0007in solid #000000" fo:border-left="0.0007in solid #000000" fo:border-right="none" fo:border-top="none" fo:padding="0.0382in"/>
    </style:style>
    <style:style style:family="table-cell" style:name="ac60c86">
      <style:table-cell-properties fo:border="0.0007in solid #000000" fo:padding="0.0382in"/>
    </style:style>
    <style:style style:family="table-cell" style:name="af24fc5">
      <style:table-cell-properties fo:border="0.0007in solid #000000" fo:border-bottom="0.0007in solid #000000" fo:border-top="none" fo:padding="0.0382in"/>
    </style:style>
    <style:style style:family="paragraph" style:name="a6c8243">
      <style:paragraph-properties fo:break-before="page"/>
    </style:style>
    <style:style style:family="table" style:name="a3a5fc3">
      <style:table-properties style:width="6.0in" table:align="margins"/>
    </style:style>
    <style:style style:family="table-column" style:name="aa2d5de">
      <style:table-column-properties style:column-width="002.0000in" style:rel-column-width="21845*"/>
    </style:style>
    <style:style style:family="table-cell" style:name="a60c546">
      <style:table-cell-properties fo:border-bottom="0.0007in solid #000000" fo:border-left="0.0007in solid #000000" fo:border-right="none" fo:border-top="0.0007in solid #000000" fo:padding="0.0382in"/>
    </style:style>
    <style:style style:family="table-cell" style:name="a6ba6a5">
      <style:table-cell-properties fo:border-bottom="0.0007in solid #000000" fo:border-left="0.0007in solid #000000" fo:border-right="none" fo:border-top="none" fo:padding="0.0382in"/>
    </style:style>
    <style:style style:family="table-cell" style:name="ac6d2b8">
      <style:table-cell-properties fo:border="0.0007in solid #000000" fo:padding="0.0382in"/>
    </style:style>
    <style:style style:family="table-cell" style:name="a04c476">
      <style:table-cell-properties fo:border="0.0007in solid #000000" fo:border-bottom="0.0007in solid #000000" fo:border-top="none" fo:padding="0.0382in"/>
    </style:style>
    <style:style style:family="paragraph" style:name="aa62d7c">
      <style:paragraph-properties fo:break-before="page"/>
    </style:style>
    <style:style style:family="table" style:name="a42390b">
      <style:table-properties style:width="6.0in" table:align="margins"/>
    </style:style>
    <style:style style:family="table-column" style:name="ac7f8fc">
      <style:table-column-properties style:column-width="002.0000in" style:rel-column-width="21845*"/>
    </style:style>
    <style:style style:family="table-cell" style:name="acd0022">
      <style:table-cell-properties fo:border-bottom="0.0007in solid #000000" fo:border-left="0.0007in solid #000000" fo:border-right="none" fo:border-top="0.0007in solid #000000" fo:padding="0.0382in"/>
    </style:style>
    <style:style style:family="table-cell" style:name="a2b73ca">
      <style:table-cell-properties fo:border-bottom="0.0007in solid #000000" fo:border-left="0.0007in solid #000000" fo:border-right="none" fo:border-top="none" fo:padding="0.0382in"/>
    </style:style>
    <style:style style:family="table-cell" style:name="a843536">
      <style:table-cell-properties fo:border="0.0007in solid #000000" fo:padding="0.0382in"/>
    </style:style>
    <style:style style:family="table-cell" style:name="a9e8ea0">
      <style:table-cell-properties fo:border="0.0007in solid #000000" fo:border-bottom="0.0007in solid #000000" fo:border-top="none" fo:padding="0.0382in"/>
    </style:style>
    <style:style style:family="paragraph" style:name="ad8b4c6">
      <style:paragraph-properties fo:break-before="page"/>
    </style:style>
    <style:style style:family="table" style:name="a4b2e68">
      <style:table-properties style:width="6.0in" table:align="margins"/>
    </style:style>
    <style:style style:family="table-column" style:name="aa89a4f">
      <style:table-column-properties style:column-width="002.0000in" style:rel-column-width="21845*"/>
    </style:style>
    <style:style style:family="table-cell" style:name="a8d477c">
      <style:table-cell-properties fo:border-bottom="0.0007in solid #000000" fo:border-left="0.0007in solid #000000" fo:border-right="none" fo:border-top="0.0007in solid #000000" fo:padding="0.0382in"/>
    </style:style>
    <style:style style:family="table-cell" style:name="a70e37c">
      <style:table-cell-properties fo:border-bottom="0.0007in solid #000000" fo:border-left="0.0007in solid #000000" fo:border-right="none" fo:border-top="none" fo:padding="0.0382in"/>
    </style:style>
    <style:style style:family="table-cell" style:name="a4a11da">
      <style:table-cell-properties fo:border="0.0007in solid #000000" fo:padding="0.0382in"/>
    </style:style>
    <style:style style:family="table-cell" style:name="ae31437">
      <style:table-cell-properties fo:border="0.0007in solid #000000" fo:border-bottom="0.0007in solid #000000" fo:border-top="none" fo:padding="0.0382in"/>
    </style:style>
    <style:style style:family="paragraph" style:name="a8c7b01">
      <style:paragraph-properties fo:break-before="page"/>
    </style:style>
    <style:style style:family="table" style:name="a423e90">
      <style:table-properties style:width="6.0in" table:align="margins"/>
    </style:style>
    <style:style style:family="table-column" style:name="a87f3a3">
      <style:table-column-properties style:column-width="002.0000in" style:rel-column-width="21845*"/>
    </style:style>
    <style:style style:family="table-cell" style:name="ac98caf">
      <style:table-cell-properties fo:border-bottom="0.0007in solid #000000" fo:border-left="0.0007in solid #000000" fo:border-right="none" fo:border-top="0.0007in solid #000000" fo:padding="0.0382in"/>
    </style:style>
    <style:style style:family="table-cell" style:name="ace0464">
      <style:table-cell-properties fo:border-bottom="0.0007in solid #000000" fo:border-left="0.0007in solid #000000" fo:border-right="none" fo:border-top="none" fo:padding="0.0382in"/>
    </style:style>
    <style:style style:family="table-cell" style:name="aa59a4b">
      <style:table-cell-properties fo:border="0.0007in solid #000000" fo:padding="0.0382in"/>
    </style:style>
    <style:style style:family="table-cell" style:name="a8df65e">
      <style:table-cell-properties fo:border="0.0007in solid #000000" fo:border-bottom="0.0007in solid #000000" fo:border-top="none" fo:padding="0.0382in"/>
    </style:style>
    <style:style style:family="paragraph" style:name="a4cce48">
      <style:paragraph-properties fo:break-before="page"/>
    </style:style>
    <style:style style:family="table" style:name="a059115">
      <style:table-properties style:width="6.0in" table:align="margins"/>
    </style:style>
    <style:style style:family="table-column" style:name="ac8bc8a">
      <style:table-column-properties style:column-width="002.0000in" style:rel-column-width="21845*"/>
    </style:style>
    <style:style style:family="table-cell" style:name="ad7b915">
      <style:table-cell-properties fo:border-bottom="0.0007in solid #000000" fo:border-left="0.0007in solid #000000" fo:border-right="none" fo:border-top="0.0007in solid #000000" fo:padding="0.0382in"/>
    </style:style>
    <style:style style:family="table-cell" style:name="a86a320">
      <style:table-cell-properties fo:border-bottom="0.0007in solid #000000" fo:border-left="0.0007in solid #000000" fo:border-right="none" fo:border-top="none" fo:padding="0.0382in"/>
    </style:style>
    <style:style style:family="table-cell" style:name="a16d77d">
      <style:table-cell-properties fo:border="0.0007in solid #000000" fo:padding="0.0382in"/>
    </style:style>
    <style:style style:family="table-cell" style:name="ab69531">
      <style:table-cell-properties fo:border="0.0007in solid #000000" fo:border-bottom="0.0007in solid #000000" fo:border-top="none" fo:padding="0.0382in"/>
    </style:style>
    <style:style style:family="paragraph" style:name="a56a3f6">
      <style:paragraph-properties fo:break-before="page"/>
    </style:style>
    <style:style style:family="table" style:name="a031982">
      <style:table-properties style:width="6.0in" table:align="margins"/>
    </style:style>
    <style:style style:family="table-column" style:name="ac0701f">
      <style:table-column-properties style:column-width="002.0000in" style:rel-column-width="21845*"/>
    </style:style>
    <style:style style:family="table-cell" style:name="a55295c">
      <style:table-cell-properties fo:border-bottom="0.0007in solid #000000" fo:border-left="0.0007in solid #000000" fo:border-right="none" fo:border-top="0.0007in solid #000000" fo:padding="0.0382in"/>
    </style:style>
    <style:style style:family="table-cell" style:name="ab7ac4a">
      <style:table-cell-properties fo:border-bottom="0.0007in solid #000000" fo:border-left="0.0007in solid #000000" fo:border-right="none" fo:border-top="none" fo:padding="0.0382in"/>
    </style:style>
    <style:style style:family="table-cell" style:name="a75d838">
      <style:table-cell-properties fo:border="0.0007in solid #000000" fo:padding="0.0382in"/>
    </style:style>
    <style:style style:family="table-cell" style:name="a374afe">
      <style:table-cell-properties fo:border="0.0007in solid #000000" fo:border-bottom="0.0007in solid #000000" fo:border-top="none" fo:padding="0.0382in"/>
    </style:style>
    <style:style style:family="paragraph" style:name="a2ebb6e">
      <style:paragraph-properties fo:break-before="page"/>
    </style:style>
    <style:style style:family="table" style:name="a6529cc">
      <style:table-properties style:width="6.0in" table:align="margins"/>
    </style:style>
    <style:style style:family="table-column" style:name="a3faccb">
      <style:table-column-properties style:column-width="002.0000in" style:rel-column-width="21845*"/>
    </style:style>
    <style:style style:family="table-cell" style:name="a6bfb49">
      <style:table-cell-properties fo:border-bottom="0.0007in solid #000000" fo:border-left="0.0007in solid #000000" fo:border-right="none" fo:border-top="0.0007in solid #000000" fo:padding="0.0382in"/>
    </style:style>
    <style:style style:family="table-cell" style:name="a42f9ea">
      <style:table-cell-properties fo:border-bottom="0.0007in solid #000000" fo:border-left="0.0007in solid #000000" fo:border-right="none" fo:border-top="none" fo:padding="0.0382in"/>
    </style:style>
    <style:style style:family="table-cell" style:name="a17973e">
      <style:table-cell-properties fo:border="0.0007in solid #000000" fo:padding="0.0382in"/>
    </style:style>
    <style:style style:family="table-cell" style:name="ac3bd7f">
      <style:table-cell-properties fo:border="0.0007in solid #000000" fo:border-bottom="0.0007in solid #000000" fo:border-top="none" fo:padding="0.0382in"/>
    </style:style>
    <style:style style:family="paragraph" style:name="ae0536a">
      <style:paragraph-properties fo:break-before="page"/>
    </style:style>
    <style:style style:family="table" style:name="a2c3f21">
      <style:table-properties style:width="6.0in" table:align="margins"/>
    </style:style>
    <style:style style:family="table-column" style:name="a895862">
      <style:table-column-properties style:column-width="002.0000in" style:rel-column-width="21845*"/>
    </style:style>
    <style:style style:family="table-cell" style:name="a4f0927">
      <style:table-cell-properties fo:border-bottom="0.0007in solid #000000" fo:border-left="0.0007in solid #000000" fo:border-right="none" fo:border-top="0.0007in solid #000000" fo:padding="0.0382in"/>
    </style:style>
    <style:style style:family="table-cell" style:name="a890b60">
      <style:table-cell-properties fo:border-bottom="0.0007in solid #000000" fo:border-left="0.0007in solid #000000" fo:border-right="none" fo:border-top="none" fo:padding="0.0382in"/>
    </style:style>
    <style:style style:family="table-cell" style:name="a9c2ba9">
      <style:table-cell-properties fo:border="0.0007in solid #000000" fo:padding="0.0382in"/>
    </style:style>
    <style:style style:family="table-cell" style:name="a8adf2e">
      <style:table-cell-properties fo:border="0.0007in solid #000000" fo:border-bottom="0.0007in solid #000000" fo:border-top="none" fo:padding="0.0382in"/>
    </style:style>
    <style:style style:family="paragraph" style:name="a401ec5">
      <style:paragraph-properties fo:break-before="page"/>
    </style:style>
    <style:style style:family="table" style:name="a346b5a">
      <style:table-properties style:width="6.0in" table:align="margins"/>
    </style:style>
    <style:style style:family="table-column" style:name="a9225a7">
      <style:table-column-properties style:column-width="002.0000in" style:rel-column-width="21845*"/>
    </style:style>
    <style:style style:family="table-cell" style:name="a45ca64">
      <style:table-cell-properties fo:border-bottom="0.0007in solid #000000" fo:border-left="0.0007in solid #000000" fo:border-right="none" fo:border-top="0.0007in solid #000000" fo:padding="0.0382in"/>
    </style:style>
    <style:style style:family="table-cell" style:name="a303702">
      <style:table-cell-properties fo:border-bottom="0.0007in solid #000000" fo:border-left="0.0007in solid #000000" fo:border-right="none" fo:border-top="none" fo:padding="0.0382in"/>
    </style:style>
    <style:style style:family="table-cell" style:name="a5434b5">
      <style:table-cell-properties fo:border="0.0007in solid #000000" fo:padding="0.0382in"/>
    </style:style>
    <style:style style:family="table-cell" style:name="ab586ed">
      <style:table-cell-properties fo:border="0.0007in solid #000000" fo:border-bottom="0.0007in solid #000000" fo:border-top="none" fo:padding="0.0382in"/>
    </style:style>
    <style:style style:family="paragraph" style:name="af6d768">
      <style:paragraph-properties fo:break-before="page"/>
    </style:style>
    <style:style style:family="table" style:name="a1a1969">
      <style:table-properties style:width="6.0in" table:align="margins"/>
    </style:style>
    <style:style style:family="table-column" style:name="ad64345">
      <style:table-column-properties style:column-width="002.0000in" style:rel-column-width="21845*"/>
    </style:style>
    <style:style style:family="table-cell" style:name="aec83e1">
      <style:table-cell-properties fo:border-bottom="0.0007in solid #000000" fo:border-left="0.0007in solid #000000" fo:border-right="none" fo:border-top="0.0007in solid #000000" fo:padding="0.0382in"/>
    </style:style>
    <style:style style:family="table-cell" style:name="ac7c177">
      <style:table-cell-properties fo:border-bottom="0.0007in solid #000000" fo:border-left="0.0007in solid #000000" fo:border-right="none" fo:border-top="none" fo:padding="0.0382in"/>
    </style:style>
    <style:style style:family="table-cell" style:name="ade7781">
      <style:table-cell-properties fo:border="0.0007in solid #000000" fo:padding="0.0382in"/>
    </style:style>
    <style:style style:family="table-cell" style:name="aeca0e4">
      <style:table-cell-properties fo:border="0.0007in solid #000000" fo:border-bottom="0.0007in solid #000000" fo:border-top="none" fo:padding="0.0382in"/>
    </style:style>
    <style:style style:family="paragraph" style:name="aa0153a">
      <style:paragraph-properties fo:break-before="page"/>
    </style:style>
    <style:style style:family="paragraph" style:name="abb681e">
      <style:paragraph-properties fo:break-before="page"/>
    </style:style>
    <style:style style:family="table" style:name="a10a7af">
      <style:table-properties style:width="6.0in" table:align="margins"/>
    </style:style>
    <style:style style:family="table-column" style:name="a43055e">
      <style:table-column-properties style:column-width="002.0000in" style:rel-column-width="21845*"/>
    </style:style>
    <style:style style:family="table-cell" style:name="a1c6e89">
      <style:table-cell-properties fo:border-bottom="0.0007in solid #000000" fo:border-left="0.0007in solid #000000" fo:border-right="none" fo:border-top="0.0007in solid #000000" fo:padding="0.0382in"/>
    </style:style>
    <style:style style:family="table-cell" style:name="acfd70b">
      <style:table-cell-properties fo:border-bottom="0.0007in solid #000000" fo:border-left="0.0007in solid #000000" fo:border-right="none" fo:border-top="none" fo:padding="0.0382in"/>
    </style:style>
    <style:style style:family="table-cell" style:name="aa9e9dc">
      <style:table-cell-properties fo:border="0.0007in solid #000000" fo:padding="0.0382in"/>
    </style:style>
    <style:style style:family="table-cell" style:name="a24fca6">
      <style:table-cell-properties fo:border="0.0007in solid #000000" fo:border-bottom="0.0007in solid #000000" fo:border-top="none" fo:padding="0.0382in"/>
    </style:style>
    <style:style style:family="paragraph" style:name="a24cb92">
      <style:paragraph-properties fo:break-before="page"/>
    </style:style>
    <style:style style:family="table" style:name="a93092f">
      <style:table-properties style:width="6.0in" table:align="margins"/>
    </style:style>
    <style:style style:family="table-column" style:name="a1ca00c">
      <style:table-column-properties style:column-width="002.0000in" style:rel-column-width="21845*"/>
    </style:style>
    <style:style style:family="table-cell" style:name="a852d5b">
      <style:table-cell-properties fo:border-bottom="0.0007in solid #000000" fo:border-left="0.0007in solid #000000" fo:border-right="none" fo:border-top="0.0007in solid #000000" fo:padding="0.0382in"/>
    </style:style>
    <style:style style:family="table-cell" style:name="a209e7d">
      <style:table-cell-properties fo:border-bottom="0.0007in solid #000000" fo:border-left="0.0007in solid #000000" fo:border-right="none" fo:border-top="none" fo:padding="0.0382in"/>
    </style:style>
    <style:style style:family="table-cell" style:name="a688127">
      <style:table-cell-properties fo:border="0.0007in solid #000000" fo:padding="0.0382in"/>
    </style:style>
    <style:style style:family="table-cell" style:name="a44249f">
      <style:table-cell-properties fo:border="0.0007in solid #000000" fo:border-bottom="0.0007in solid #000000" fo:border-top="none" fo:padding="0.0382in"/>
    </style:style>
    <style:style style:family="paragraph" style:name="aab79a1">
      <style:paragraph-properties fo:break-before="page"/>
    </style:style>
    <style:style style:family="table" style:name="a3f68c8">
      <style:table-properties style:width="6.0in" table:align="margins"/>
    </style:style>
    <style:style style:family="table-column" style:name="aa710fe">
      <style:table-column-properties style:column-width="002.0000in" style:rel-column-width="21845*"/>
    </style:style>
    <style:style style:family="table-cell" style:name="ad9287d">
      <style:table-cell-properties fo:border-bottom="0.0007in solid #000000" fo:border-left="0.0007in solid #000000" fo:border-right="none" fo:border-top="0.0007in solid #000000" fo:padding="0.0382in"/>
    </style:style>
    <style:style style:family="table-cell" style:name="a8cf446">
      <style:table-cell-properties fo:border-bottom="0.0007in solid #000000" fo:border-left="0.0007in solid #000000" fo:border-right="none" fo:border-top="none" fo:padding="0.0382in"/>
    </style:style>
    <style:style style:family="table-cell" style:name="a8fc916">
      <style:table-cell-properties fo:border="0.0007in solid #000000" fo:padding="0.0382in"/>
    </style:style>
    <style:style style:family="table-cell" style:name="a876b3b">
      <style:table-cell-properties fo:border="0.0007in solid #000000" fo:border-bottom="0.0007in solid #000000" fo:border-top="none" fo:padding="0.0382in"/>
    </style:style>
    <style:style style:family="paragraph" style:name="a65c304">
      <style:paragraph-properties fo:break-before="page"/>
    </style:style>
    <style:style style:family="table" style:name="a75e439">
      <style:table-properties style:width="6.0in" table:align="margins"/>
    </style:style>
    <style:style style:family="table-column" style:name="a4d87cb">
      <style:table-column-properties style:column-width="002.0000in" style:rel-column-width="21845*"/>
    </style:style>
    <style:style style:family="table-cell" style:name="a95573e">
      <style:table-cell-properties fo:border-bottom="0.0007in solid #000000" fo:border-left="0.0007in solid #000000" fo:border-right="none" fo:border-top="0.0007in solid #000000" fo:padding="0.0382in"/>
    </style:style>
    <style:style style:family="table-cell" style:name="a2f9dce">
      <style:table-cell-properties fo:border-bottom="0.0007in solid #000000" fo:border-left="0.0007in solid #000000" fo:border-right="none" fo:border-top="none" fo:padding="0.0382in"/>
    </style:style>
    <style:style style:family="table-cell" style:name="abb5051">
      <style:table-cell-properties fo:border="0.0007in solid #000000" fo:padding="0.0382in"/>
    </style:style>
    <style:style style:family="table-cell" style:name="a99ac72">
      <style:table-cell-properties fo:border="0.0007in solid #000000" fo:border-bottom="0.0007in solid #000000" fo:border-top="none" fo:padding="0.0382in"/>
    </style:style>
    <style:style style:family="paragraph" style:name="af6a2f1">
      <style:paragraph-properties fo:break-before="page"/>
    </style:style>
    <style:style style:family="table" style:name="a31e640">
      <style:table-properties style:width="6.0in" table:align="margins"/>
    </style:style>
    <style:style style:family="table-column" style:name="a9ecd60">
      <style:table-column-properties style:column-width="002.0000in" style:rel-column-width="21845*"/>
    </style:style>
    <style:style style:family="table-cell" style:name="a66e5fd">
      <style:table-cell-properties fo:border-bottom="0.0007in solid #000000" fo:border-left="0.0007in solid #000000" fo:border-right="none" fo:border-top="0.0007in solid #000000" fo:padding="0.0382in"/>
    </style:style>
    <style:style style:family="table-cell" style:name="a642bc6">
      <style:table-cell-properties fo:border-bottom="0.0007in solid #000000" fo:border-left="0.0007in solid #000000" fo:border-right="none" fo:border-top="none" fo:padding="0.0382in"/>
    </style:style>
    <style:style style:family="table-cell" style:name="a0beef0">
      <style:table-cell-properties fo:border="0.0007in solid #000000" fo:padding="0.0382in"/>
    </style:style>
    <style:style style:family="table-cell" style:name="a6c88a0">
      <style:table-cell-properties fo:border="0.0007in solid #000000" fo:border-bottom="0.0007in solid #000000" fo:border-top="none" fo:padding="0.0382in"/>
    </style:style>
    <style:style style:family="paragraph" style:name="aa3cfc8">
      <style:paragraph-properties fo:break-before="page"/>
    </style:style>
    <style:style style:family="table" style:name="a229900">
      <style:table-properties style:width="6.0in" table:align="margins"/>
    </style:style>
    <style:style style:family="table-column" style:name="abcaad3">
      <style:table-column-properties style:column-width="002.0000in" style:rel-column-width="21845*"/>
    </style:style>
    <style:style style:family="table-cell" style:name="a20c864">
      <style:table-cell-properties fo:border-bottom="0.0007in solid #000000" fo:border-left="0.0007in solid #000000" fo:border-right="none" fo:border-top="0.0007in solid #000000" fo:padding="0.0382in"/>
    </style:style>
    <style:style style:family="table-cell" style:name="a93dd7c">
      <style:table-cell-properties fo:border-bottom="0.0007in solid #000000" fo:border-left="0.0007in solid #000000" fo:border-right="none" fo:border-top="none" fo:padding="0.0382in"/>
    </style:style>
    <style:style style:family="table-cell" style:name="aa1a159">
      <style:table-cell-properties fo:border="0.0007in solid #000000" fo:padding="0.0382in"/>
    </style:style>
    <style:style style:family="table-cell" style:name="a1e6c46">
      <style:table-cell-properties fo:border="0.0007in solid #000000" fo:border-bottom="0.0007in solid #000000" fo:border-top="none" fo:padding="0.0382in"/>
    </style:style>
    <style:style style:family="paragraph" style:name="a8f5d1f">
      <style:paragraph-properties fo:break-before="page"/>
    </style:style>
    <style:style style:family="table" style:name="ad6f7b4">
      <style:table-properties style:width="6.0in" table:align="margins"/>
    </style:style>
    <style:style style:family="table-column" style:name="aa9f5f0">
      <style:table-column-properties style:column-width="002.0000in" style:rel-column-width="21845*"/>
    </style:style>
    <style:style style:family="table-cell" style:name="a5991da">
      <style:table-cell-properties fo:border-bottom="0.0007in solid #000000" fo:border-left="0.0007in solid #000000" fo:border-right="none" fo:border-top="0.0007in solid #000000" fo:padding="0.0382in"/>
    </style:style>
    <style:style style:family="table-cell" style:name="a1cbcc0">
      <style:table-cell-properties fo:border-bottom="0.0007in solid #000000" fo:border-left="0.0007in solid #000000" fo:border-right="none" fo:border-top="none" fo:padding="0.0382in"/>
    </style:style>
    <style:style style:family="table-cell" style:name="ad71379">
      <style:table-cell-properties fo:border="0.0007in solid #000000" fo:padding="0.0382in"/>
    </style:style>
    <style:style style:family="table-cell" style:name="a2b2c81">
      <style:table-cell-properties fo:border="0.0007in solid #000000" fo:border-bottom="0.0007in solid #000000" fo:border-top="none" fo:padding="0.0382in"/>
    </style:style>
    <style:style style:family="paragraph" style:name="af00af8">
      <style:paragraph-properties fo:break-before="page"/>
    </style:style>
    <style:style style:family="table" style:name="a95c24e">
      <style:table-properties style:width="6.0in" table:align="margins"/>
    </style:style>
    <style:style style:family="table-column" style:name="a324e8c">
      <style:table-column-properties style:column-width="002.0000in" style:rel-column-width="21845*"/>
    </style:style>
    <style:style style:family="table-cell" style:name="acc42fa">
      <style:table-cell-properties fo:border-bottom="0.0007in solid #000000" fo:border-left="0.0007in solid #000000" fo:border-right="none" fo:border-top="0.0007in solid #000000" fo:padding="0.0382in"/>
    </style:style>
    <style:style style:family="table-cell" style:name="a96de59">
      <style:table-cell-properties fo:border-bottom="0.0007in solid #000000" fo:border-left="0.0007in solid #000000" fo:border-right="none" fo:border-top="none" fo:padding="0.0382in"/>
    </style:style>
    <style:style style:family="table-cell" style:name="a984bec">
      <style:table-cell-properties fo:border="0.0007in solid #000000" fo:padding="0.0382in"/>
    </style:style>
    <style:style style:family="table-cell" style:name="a3f5a81">
      <style:table-cell-properties fo:border="0.0007in solid #000000" fo:border-bottom="0.0007in solid #000000" fo:border-top="none" fo:padding="0.0382in"/>
    </style:style>
    <style:style style:family="paragraph" style:name="a5a9656">
      <style:paragraph-properties fo:break-before="page"/>
    </style:style>
    <style:style style:family="table" style:name="ace1c41">
      <style:table-properties style:width="6.0in" table:align="margins"/>
    </style:style>
    <style:style style:family="table-column" style:name="a4c3113">
      <style:table-column-properties style:column-width="002.0000in" style:rel-column-width="21845*"/>
    </style:style>
    <style:style style:family="table-cell" style:name="af940aa">
      <style:table-cell-properties fo:border-bottom="0.0007in solid #000000" fo:border-left="0.0007in solid #000000" fo:border-right="none" fo:border-top="0.0007in solid #000000" fo:padding="0.0382in"/>
    </style:style>
    <style:style style:family="table-cell" style:name="a1466cd">
      <style:table-cell-properties fo:border-bottom="0.0007in solid #000000" fo:border-left="0.0007in solid #000000" fo:border-right="none" fo:border-top="none" fo:padding="0.0382in"/>
    </style:style>
    <style:style style:family="table-cell" style:name="a0ae695">
      <style:table-cell-properties fo:border="0.0007in solid #000000" fo:padding="0.0382in"/>
    </style:style>
    <style:style style:family="table-cell" style:name="ae14b2f">
      <style:table-cell-properties fo:border="0.0007in solid #000000" fo:border-bottom="0.0007in solid #000000" fo:border-top="none" fo:padding="0.0382in"/>
    </style:style>
    <style:style style:family="paragraph" style:name="a76c8d1">
      <style:paragraph-properties fo:break-before="page"/>
    </style:style>
    <style:style style:family="table" style:name="a954351">
      <style:table-properties style:width="6.0in" table:align="margins"/>
    </style:style>
    <style:style style:family="table-column" style:name="a5278bd">
      <style:table-column-properties style:column-width="002.0000in" style:rel-column-width="21845*"/>
    </style:style>
    <style:style style:family="table-cell" style:name="a648a87">
      <style:table-cell-properties fo:border-bottom="0.0007in solid #000000" fo:border-left="0.0007in solid #000000" fo:border-right="none" fo:border-top="0.0007in solid #000000" fo:padding="0.0382in"/>
    </style:style>
    <style:style style:family="table-cell" style:name="a910cc2">
      <style:table-cell-properties fo:border-bottom="0.0007in solid #000000" fo:border-left="0.0007in solid #000000" fo:border-right="none" fo:border-top="none" fo:padding="0.0382in"/>
    </style:style>
    <style:style style:family="table-cell" style:name="adbf65f">
      <style:table-cell-properties fo:border="0.0007in solid #000000" fo:padding="0.0382in"/>
    </style:style>
    <style:style style:family="table-cell" style:name="a58595a">
      <style:table-cell-properties fo:border="0.0007in solid #000000" fo:border-bottom="0.0007in solid #000000" fo:border-top="none" fo:padding="0.0382in"/>
    </style:style>
    <style:style style:family="paragraph" style:name="a03516e">
      <style:paragraph-properties fo:break-before="page"/>
    </style:style>
    <style:style style:family="table" style:name="a8402a6">
      <style:table-properties style:width="6.0in" table:align="margins"/>
    </style:style>
    <style:style style:family="table-column" style:name="a7ace1d">
      <style:table-column-properties style:column-width="002.0000in" style:rel-column-width="21845*"/>
    </style:style>
    <style:style style:family="table-cell" style:name="a8d1fbf">
      <style:table-cell-properties fo:border-bottom="0.0007in solid #000000" fo:border-left="0.0007in solid #000000" fo:border-right="none" fo:border-top="0.0007in solid #000000" fo:padding="0.0382in"/>
    </style:style>
    <style:style style:family="table-cell" style:name="ac18fcb">
      <style:table-cell-properties fo:border-bottom="0.0007in solid #000000" fo:border-left="0.0007in solid #000000" fo:border-right="none" fo:border-top="none" fo:padding="0.0382in"/>
    </style:style>
    <style:style style:family="table-cell" style:name="a23082e">
      <style:table-cell-properties fo:border="0.0007in solid #000000" fo:padding="0.0382in"/>
    </style:style>
    <style:style style:family="table-cell" style:name="a8459c5">
      <style:table-cell-properties fo:border="0.0007in solid #000000" fo:border-bottom="0.0007in solid #000000" fo:border-top="none" fo:padding="0.0382in"/>
    </style:style>
    <style:style style:family="paragraph" style:name="a0e7750">
      <style:paragraph-properties fo:break-before="page"/>
    </style:style>
    <style:style style:family="table" style:name="afc58f6">
      <style:table-properties style:width="6.0in" table:align="margins"/>
    </style:style>
    <style:style style:family="table-column" style:name="ab2b88b">
      <style:table-column-properties style:column-width="002.0000in" style:rel-column-width="21845*"/>
    </style:style>
    <style:style style:family="table-cell" style:name="a2ff668">
      <style:table-cell-properties fo:border-bottom="0.0007in solid #000000" fo:border-left="0.0007in solid #000000" fo:border-right="none" fo:border-top="0.0007in solid #000000" fo:padding="0.0382in"/>
    </style:style>
    <style:style style:family="table-cell" style:name="a144a99">
      <style:table-cell-properties fo:border-bottom="0.0007in solid #000000" fo:border-left="0.0007in solid #000000" fo:border-right="none" fo:border-top="none" fo:padding="0.0382in"/>
    </style:style>
    <style:style style:family="table-cell" style:name="acfedd5">
      <style:table-cell-properties fo:border="0.0007in solid #000000" fo:padding="0.0382in"/>
    </style:style>
    <style:style style:family="table-cell" style:name="a98973f">
      <style:table-cell-properties fo:border="0.0007in solid #000000" fo:border-bottom="0.0007in solid #000000" fo:border-top="none" fo:padding="0.0382in"/>
    </style:style>
    <style:style style:family="paragraph" style:name="a82c4f9">
      <style:paragraph-properties fo:break-before="page"/>
    </style:style>
    <style:style style:family="paragraph" style:name="a4a404a">
      <style:paragraph-properties fo:break-before="page"/>
    </style:style>
    <style:style style:family="table" style:name="a9d7558">
      <style:table-properties style:width="6.0in" table:align="margins"/>
    </style:style>
    <style:style style:family="table-column" style:name="ad859ac">
      <style:table-column-properties style:column-width="002.0000in" style:rel-column-width="21845*"/>
    </style:style>
    <style:style style:family="table-cell" style:name="a82e3ae">
      <style:table-cell-properties fo:border-bottom="0.0007in solid #000000" fo:border-left="0.0007in solid #000000" fo:border-right="none" fo:border-top="0.0007in solid #000000" fo:padding="0.0382in"/>
    </style:style>
    <style:style style:family="table-cell" style:name="a7ff3f3">
      <style:table-cell-properties fo:border-bottom="0.0007in solid #000000" fo:border-left="0.0007in solid #000000" fo:border-right="none" fo:border-top="none" fo:padding="0.0382in"/>
    </style:style>
    <style:style style:family="table-cell" style:name="a79dd3e">
      <style:table-cell-properties fo:border="0.0007in solid #000000" fo:padding="0.0382in"/>
    </style:style>
    <style:style style:family="table-cell" style:name="ac5d98d">
      <style:table-cell-properties fo:border="0.0007in solid #000000" fo:border-bottom="0.0007in solid #000000" fo:border-top="none" fo:padding="0.0382in"/>
    </style:style>
    <style:style style:family="paragraph" style:name="a9c04ae">
      <style:paragraph-properties fo:break-before="page"/>
    </style:style>
    <style:style style:family="table" style:name="a3d949a">
      <style:table-properties style:width="6.0in" table:align="margins"/>
    </style:style>
    <style:style style:family="table-column" style:name="a449d2d">
      <style:table-column-properties style:column-width="002.0000in" style:rel-column-width="21845*"/>
    </style:style>
    <style:style style:family="table-cell" style:name="a69fa24">
      <style:table-cell-properties fo:border-bottom="0.0007in solid #000000" fo:border-left="0.0007in solid #000000" fo:border-right="none" fo:border-top="0.0007in solid #000000" fo:padding="0.0382in"/>
    </style:style>
    <style:style style:family="table-cell" style:name="ae5bc0e">
      <style:table-cell-properties fo:border-bottom="0.0007in solid #000000" fo:border-left="0.0007in solid #000000" fo:border-right="none" fo:border-top="none" fo:padding="0.0382in"/>
    </style:style>
    <style:style style:family="table-cell" style:name="a15d319">
      <style:table-cell-properties fo:border="0.0007in solid #000000" fo:padding="0.0382in"/>
    </style:style>
    <style:style style:family="table-cell" style:name="a825617">
      <style:table-cell-properties fo:border="0.0007in solid #000000" fo:border-bottom="0.0007in solid #000000" fo:border-top="none" fo:padding="0.0382in"/>
    </style:style>
    <style:style style:family="paragraph" style:name="ad80a4b">
      <style:paragraph-properties fo:break-before="page"/>
    </style:style>
    <style:style style:family="paragraph" style:name="aed1f22">
      <style:paragraph-properties fo:break-before="page"/>
    </style:style>
    <style:style style:family="paragraph" style:name="a014a58">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name="Inhaltsverzeichnis1" text:protected="true" text:style-name="Sect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leader-char="." style:type="right"/>
            <text:index-entry-page-number/>
            <text:index-entry-link-end/>
          </text:table-of-content-entry-template>
          <text:table-of-content-entry-template text:outline-level="2" text:style-name="Contents_20_2">
            <text:index-entry-link-start text:style-name="Index_20_Link"/>
            <text:index-entry-chapter/>
            <text:index-entry-text/>
            <text:index-entry-tab-stop style:leader-char="." style:type="right"/>
            <text:index-entry-page-number/>
            <text:index-entry-link-end/>
          </text:table-of-content-entry-template>
          <text:table-of-content-entry-template text:outline-level="3" text:style-name="Contents_20_3">
            <text:index-entry-link-start text:style-name="Index_20_Link"/>
            <text:index-entry-chapter/>
            <text:index-entry-text/>
            <text:index-entry-tab-stop style:leader-char="." style:type="right"/>
            <text:index-entry-page-number/>
            <text:index-entry-link-end/>
          </text:table-of-content-entry-template>
          <text:table-of-content-entry-template text:outline-level="4" text:style-name="Contents_20_4">
            <text:index-entry-link-start text:style-name="Index_20_Link"/>
            <text:index-entry-chapter/>
            <text:index-entry-text/>
            <text:index-entry-tab-stop style:leader-char="." style:type="right"/>
            <text:index-entry-page-number/>
            <text:index-entry-link-end/>
          </text:table-of-content-entry-template>
          <text:table-of-content-entry-template text:outline-level="5" text:style-name="Contents_20_5">
            <text:index-entry-link-start text:style-name="Index_20_Link"/>
            <text:index-entry-chapter/>
            <text:index-entry-text/>
            <text:index-entry-tab-stop style:leader-char="." style:type="right"/>
            <text:index-entry-page-number/>
            <text:index-entry-link-end/>
          </text:table-of-content-entry-template>
          <text:table-of-content-entry-template text:outline-level="6" text:style-name="Contents_20_6">
            <text:index-entry-link-start text:style-name="Index_20_Link"/>
            <text:index-entry-chapter/>
            <text:index-entry-text/>
            <text:index-entry-tab-stop style:leader-char="." style:type="right"/>
            <text:index-entry-page-number/>
            <text:index-entry-link-end/>
          </text:table-of-content-entry-template>
          <text:table-of-content-entry-template text:outline-level="7" text:style-name="Contents_20_7">
            <text:index-entry-link-start text:style-name="Index_20_Link"/>
            <text:index-entry-chapter/>
            <text:index-entry-text/>
            <text:index-entry-tab-stop style:leader-char="." style:type="right"/>
            <text:index-entry-page-number/>
            <text:index-entry-link-end/>
          </text:table-of-content-entry-template>
          <text:table-of-content-entry-template text:outline-level="8" text:style-name="Contents_20_8">
            <text:index-entry-link-start text:style-name="Index_20_Link"/>
            <text:index-entry-chapter/>
            <text:index-entry-text/>
            <text:index-entry-tab-stop style:leader-char="." style:type="right"/>
            <text:index-entry-page-number/>
            <text:index-entry-link-end/>
          </text:table-of-content-entry-template>
          <text:table-of-content-entry-template text:outline-level="9" text:style-name="Contents_20_9">
            <text:index-entry-link-start text:style-name="Index_20_Link"/>
            <text:index-entry-chapter/>
            <text:index-entry-text/>
            <text:index-entry-tab-stop style:leader-char="." style:type="right"/>
            <text:index-entry-page-number/>
            <text:index-entry-link-end/>
          </text:table-of-content-entry-template>
          <text:table-of-content-entry-template text:outline-level="10" text:style-name="Contents_20_10">
            <text:index-entry-link-start text:style-name="Index_20_Link"/>
            <text:index-entry-chapter/>
            <text:index-entry-text/>
            <text:index-entry-tab-stop style:leader-char="." style:type="right"/>
            <text:index-entry-page-number/>
            <text:index-entry-link-end/>
          </text:table-of-content-entry-template>
        </text:table-of-content-source>
        <text:index-body>
          <text:index-title text:name="Inhaltsverzeichnis1_Head" text:style-name="Sect1">
            <text:p text:style-name="Contents_20_Heading">Inhaltsverzeichnis</text:p>
          </text:index-title>
        </text:index-body>
      </text:table-of-content>
      <text:p text:style-name="Standard"/>
      <text:p text:style-name="Heading_20_1">pre_hs</text:p>
      <text:p text:style-name="">Antwort Optionen</text:p>
      <text:p text:style-name="a51fafa"/>
      <text:p text:style-name="Heading_20_1">consent</text:p>
      <text:p text:style-name=""/>
      <text:p text:style-name="">Ich habe die Datenschutzerklärung gelesen und bin damit einverstanden, dass meine Angaben elektronisch gesichert und in anonymisierter Form zu Forschungszwecken genutzt werden.</text:p>
      <text:p text:style-name="">Antwort Optionen</text:p>
      <table:table table:name="4d47cd3b-8ac1-429a-98e9-cc7dda3f93f1" table:style-name="aa89e0e">
        <table:table-header-columns>
          <table:table-column table:number-columns-repeated="3" table:style-name="a479e5f"/>
        </table:table-header-columns>
        <table:table-column table:number-columns-repeated="0" table:style-name="a479e5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70608"/>
      <text:p text:style-name="Heading_20_1">noconsent</text:p>
      <text:p text:style-name=""/>
      <text:p text:style-name="">Ich habe den Hinweis verstanden und möchte nicht teilnehmen.</text:p>
      <text:p text:style-name="">Antwort Optionen</text:p>
      <table:table table:name="19b247d8-b50f-402f-b788-3b5db452750a" table:style-name="a78373e">
        <table:table-header-columns>
          <table:table-column table:number-columns-repeated="3" table:style-name="af8dd79"/>
        </table:table-header-columns>
        <table:table-column table:number-columns-repeated="0" table:style-name="af8dd7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9cad2"/>
      <text:p text:style-name="Heading_20_1">flag_index</text:p>
      <text:p text:style-name="">Antwort Optionen</text:p>
      <text:p text:style-name="aa760ac"/>
      <text:p text:style-name="Heading_20_1">f01</text:p>
      <text:p text:style-name="">Würden Sie uns zumindest mitteilen, an welcher Hochschulart Sie beschäftigt sind?</text:p>
      <text:p text:style-name="">Antwort Optionen</text:p>
      <table:table table:name="a35db44b-ccba-44e3-b027-c78771014cab" table:style-name="a4b5528">
        <table:table-header-columns>
          <table:table-column table:number-columns-repeated="3" table:style-name="a813d4f"/>
        </table:table-header-columns>
        <table:table-column table:number-columns-repeated="0" table:style-name="a813d4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0" office:value-type="string" table:style-name="">
            <text:p text:style-name="Text">10</text:p>
          </table:table-cell>
          <table:table-cell office:string-value="Universität" office:value-type="string" table:style-name="">
            <text:p text:style-name="Text">Universität</text:p>
          </table:table-cell>
        </table:table-row>
        <table:table-row>
          <table:table-cell office:string-value="ao2" office:value-type="string" table:style-name="">
            <text:p text:style-name="Text">ao2</text:p>
          </table:table-cell>
          <table:table-cell office:string-value="20" office:value-type="string" table:style-name="">
            <text:p text:style-name="Text">20</text:p>
          </table:table-cell>
          <table:table-cell office:string-value="Hochschule für angewandte Wissenschaft / University of Applied Sciences" office:value-type="string" table:style-name="">
            <text:p text:style-name="Text">Hochschule für angewandte Wissenschaft / University of Applied Sciences</text:p>
          </table:table-cell>
        </table:table-row>
        <table:table-row>
          <table:table-cell office:string-value="ao3" office:value-type="string" table:style-name="">
            <text:p text:style-name="Text">ao3</text:p>
          </table:table-cell>
          <table:table-cell office:string-value="30" office:value-type="string" table:style-name="">
            <text:p text:style-name="Text">30</text:p>
          </table:table-cell>
          <table:table-cell office:string-value="Kunst- oder Musikhochschule" office:value-type="string" table:style-name="">
            <text:p text:style-name="Text">Kunst- oder Musikhochschule</text:p>
          </table:table-cell>
        </table:table-row>
      </table:table>
      <text:p text:style-name="a40e34b"/>
      <text:p text:style-name="Heading_20_1">f02shk</text:p>
      <text:p text:style-name="">Bitte sagen Sie uns zunächst, über welche Hochschule Sie zu dieser Befragung eingeladen wurden.</text:p>
      <text:p text:style-name="">Antwort Optionen</text:p>
      <table:table table:name="d0e5a708-c638-4568-873b-1fb0362811ac" table:style-name="af73209">
        <table:table-header-columns>
          <table:table-column table:number-columns-repeated="3" table:style-name="a4411e2"/>
        </table:table-header-columns>
        <table:table-column table:number-columns-repeated="0" table:style-name="a4411e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1" office:value-type="string" table:style-name="">
            <text:p text:style-name="Text">11</text:p>
          </table:table-cell>
          <table:table-cell office:string-value="Technische Universität Chemnitz" office:value-type="string" table:style-name="">
            <text:p text:style-name="Text">Technische Universität Chemnitz</text:p>
          </table:table-cell>
        </table:table-row>
        <table:table-row>
          <table:table-cell office:string-value="ao2" office:value-type="string" table:style-name="">
            <text:p text:style-name="Text">ao2</text:p>
          </table:table-cell>
          <table:table-cell office:string-value="12" office:value-type="string" table:style-name="">
            <text:p text:style-name="Text">12</text:p>
          </table:table-cell>
          <table:table-cell office:string-value="Technische Universität Dresden" office:value-type="string" table:style-name="">
            <text:p text:style-name="Text">Technische Universität Dresden</text:p>
          </table:table-cell>
        </table:table-row>
        <table:table-row>
          <table:table-cell office:string-value="ao3" office:value-type="string" table:style-name="">
            <text:p text:style-name="Text">ao3</text:p>
          </table:table-cell>
          <table:table-cell office:string-value="13" office:value-type="string" table:style-name="">
            <text:p text:style-name="Text">13</text:p>
          </table:table-cell>
          <table:table-cell office:string-value="Technische Universität Bergakademie Freiberg" office:value-type="string" table:style-name="">
            <text:p text:style-name="Text">Technische Universität Bergakademie Freiberg</text:p>
          </table:table-cell>
        </table:table-row>
        <table:table-row>
          <table:table-cell office:string-value="ao4" office:value-type="string" table:style-name="">
            <text:p text:style-name="Text">ao4</text:p>
          </table:table-cell>
          <table:table-cell office:string-value="14" office:value-type="string" table:style-name="">
            <text:p text:style-name="Text">14</text:p>
          </table:table-cell>
          <table:table-cell office:string-value="Universität Leipzig" office:value-type="string" table:style-name="">
            <text:p text:style-name="Text">Universität Leipzig</text:p>
          </table:table-cell>
        </table:table-row>
        <table:table-row>
          <table:table-cell office:string-value="ao5" office:value-type="string" table:style-name="">
            <text:p text:style-name="Text">ao5</text:p>
          </table:table-cell>
          <table:table-cell office:string-value="21" office:value-type="string" table:style-name="">
            <text:p text:style-name="Text">21</text:p>
          </table:table-cell>
          <table:table-cell office:string-value="Hochschule für Technik und Wirtschaft Dresden" office:value-type="string" table:style-name="">
            <text:p text:style-name="Text">Hochschule für Technik und Wirtschaft Dresden</text:p>
          </table:table-cell>
        </table:table-row>
        <table:table-row>
          <table:table-cell office:string-value="ao6" office:value-type="string" table:style-name="">
            <text:p text:style-name="Text">ao6</text:p>
          </table:table-cell>
          <table:table-cell office:string-value="22" office:value-type="string" table:style-name="">
            <text:p text:style-name="Text">22</text:p>
          </table:table-cell>
          <table:table-cell office:string-value="Hochschule für Technik, Wirtschaft und Kultur Leipzig" office:value-type="string" table:style-name="">
            <text:p text:style-name="Text">Hochschule für Technik, Wirtschaft und Kultur Leipzig</text:p>
          </table:table-cell>
        </table:table-row>
        <table:table-row>
          <table:table-cell office:string-value="ao7" office:value-type="string" table:style-name="">
            <text:p text:style-name="Text">ao7</text:p>
          </table:table-cell>
          <table:table-cell office:string-value="23" office:value-type="string" table:style-name="">
            <text:p text:style-name="Text">23</text:p>
          </table:table-cell>
          <table:table-cell office:string-value="Hochschule Mittweida" office:value-type="string" table:style-name="">
            <text:p text:style-name="Text">Hochschule Mittweida</text:p>
          </table:table-cell>
        </table:table-row>
        <table:table-row>
          <table:table-cell office:string-value="ao8" office:value-type="string" table:style-name="">
            <text:p text:style-name="Text">ao8</text:p>
          </table:table-cell>
          <table:table-cell office:string-value="24" office:value-type="string" table:style-name="">
            <text:p text:style-name="Text">24</text:p>
          </table:table-cell>
          <table:table-cell office:string-value="Hochschule Zittau/Görlitz" office:value-type="string" table:style-name="">
            <text:p text:style-name="Text">Hochschule Zittau/Görlitz</text:p>
          </table:table-cell>
        </table:table-row>
        <table:table-row>
          <table:table-cell office:string-value="ao9" office:value-type="string" table:style-name="">
            <text:p text:style-name="Text">ao9</text:p>
          </table:table-cell>
          <table:table-cell office:string-value="25" office:value-type="string" table:style-name="">
            <text:p text:style-name="Text">25</text:p>
          </table:table-cell>
          <table:table-cell office:string-value="Westsächsische Hochschule Zwickau" office:value-type="string" table:style-name="">
            <text:p text:style-name="Text">Westsächsische Hochschule Zwickau</text:p>
          </table:table-cell>
        </table:table-row>
        <table:table-row>
          <table:table-cell office:string-value="ao10" office:value-type="string" table:style-name="">
            <text:p text:style-name="Text">ao10</text:p>
          </table:table-cell>
          <table:table-cell office:string-value="31" office:value-type="string" table:style-name="">
            <text:p text:style-name="Text">31</text:p>
          </table:table-cell>
          <table:table-cell office:string-value="Hochschule für Musik Carl Maria von Weber Dresden" office:value-type="string" table:style-name="">
            <text:p text:style-name="Text">Hochschule für Musik Carl Maria von Weber Dresden</text:p>
          </table:table-cell>
        </table:table-row>
        <table:table-row>
          <table:table-cell office:string-value="ao11" office:value-type="string" table:style-name="">
            <text:p text:style-name="Text">ao11</text:p>
          </table:table-cell>
          <table:table-cell office:string-value="32" office:value-type="string" table:style-name="">
            <text:p text:style-name="Text">32</text:p>
          </table:table-cell>
          <table:table-cell office:string-value="Hochschule für Bildende Künste Dresden" office:value-type="string" table:style-name="">
            <text:p text:style-name="Text">Hochschule für Bildende Künste Dresden</text:p>
          </table:table-cell>
        </table:table-row>
        <table:table-row>
          <table:table-cell office:string-value="ao12" office:value-type="string" table:style-name="">
            <text:p text:style-name="Text">ao12</text:p>
          </table:table-cell>
          <table:table-cell office:string-value="33" office:value-type="string" table:style-name="">
            <text:p text:style-name="Text">33</text:p>
          </table:table-cell>
          <table:table-cell office:string-value="Palucca Hochschule für Tanz Dresden" office:value-type="string" table:style-name="">
            <text:p text:style-name="Text">Palucca Hochschule für Tanz Dresden</text:p>
          </table:table-cell>
        </table:table-row>
        <table:table-row>
          <table:table-cell office:string-value="ao13" office:value-type="string" table:style-name="">
            <text:p text:style-name="Text">ao13</text:p>
          </table:table-cell>
          <table:table-cell office:string-value="34" office:value-type="string" table:style-name="">
            <text:p text:style-name="Text">34</text:p>
          </table:table-cell>
          <table:table-cell office:string-value="Hochschule für Grafik und Buchkunst Leipzig" office:value-type="string" table:style-name="">
            <text:p text:style-name="Text">Hochschule für Grafik und Buchkunst Leipzig</text:p>
          </table:table-cell>
        </table:table-row>
        <table:table-row>
          <table:table-cell office:string-value="ao14" office:value-type="string" table:style-name="">
            <text:p text:style-name="Text">ao14</text:p>
          </table:table-cell>
          <table:table-cell office:string-value="35" office:value-type="string" table:style-name="">
            <text:p text:style-name="Text">35</text:p>
          </table:table-cell>
          <table:table-cell office:string-value="Hochschule für Musik und Theater Felix Mendelssohn Bartholdy Leipzig" office:value-type="string" table:style-name="">
            <text:p text:style-name="Text">Hochschule für Musik und Theater Felix Mendelssohn Bartholdy Leipzig</text:p>
          </table:table-cell>
        </table:table-row>
      </table:table>
      <text:p text:style-name="a38a9f9"/>
      <text:p text:style-name="Heading_20_1">f03</text:p>
      <text:p text:style-name="">Welcher Personalkategorie ordnen Sie sich selbst zu?</text:p>
      <text:p text:style-name="">Antwort Optionen</text:p>
      <table:table table:name="36eb4075-99f8-477f-8ec4-2f49d5ad4b80" table:style-name="add7f7a">
        <table:table-header-columns>
          <table:table-column table:number-columns-repeated="3" table:style-name="a43512e"/>
        </table:table-header-columns>
        <table:table-column table:number-columns-repeated="0" table:style-name="a43512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Professor*innen" office:value-type="string" table:style-name="">
            <text:p text:style-name="Text">Professor*inn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Akademische Assistent*innen" office:value-type="string" table:style-name="">
            <text:p text:style-name="Text">Akademische Assistent*inn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issenschaftliche/künstlerische Mitarbeiter*innen" office:value-type="string" table:style-name="">
            <text:p text:style-name="Text">Wissenschaftliche/künstlerische Mitarbeiter*inn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Wissenschaftliche/künstlerische Hilfskräfte" office:value-type="string" table:style-name="">
            <text:p text:style-name="Text">Wissenschaftliche/künstlerische Hilfskräfte</text:p>
          </table:table-cell>
        </table:table-row>
        <table:table-row>
          <table:table-cell office:string-value="ao5" office:value-type="string" table:style-name="">
            <text:p text:style-name="Text">ao5</text:p>
          </table:table-cell>
          <table:table-cell office:string-value="5" office:value-type="string" table:style-name="">
            <text:p text:style-name="Text">5</text:p>
          </table:table-cell>
          <table:table-cell office:string-value="Studentische Hilfskräfte" office:value-type="string" table:style-name="">
            <text:p text:style-name="Text">Studentische Hilfskräfte</text:p>
          </table:table-cell>
        </table:table-row>
        <table:table-row>
          <table:table-cell office:string-value="ao6" office:value-type="string" table:style-name="">
            <text:p text:style-name="Text">ao6</text:p>
          </table:table-cell>
          <table:table-cell office:string-value="6" office:value-type="string" table:style-name="">
            <text:p text:style-name="Text">6</text:p>
          </table:table-cell>
          <table:table-cell office:string-value="Lehrkräfte für besondere Aufgaben (LfbA)" office:value-type="string" table:style-name="">
            <text:p text:style-name="Text">Lehrkräfte für besondere Aufgaben (LfbA)</text:p>
          </table:table-cell>
        </table:table-row>
        <table:table-row>
          <table:table-cell office:string-value="ao7" office:value-type="string" table:style-name="">
            <text:p text:style-name="Text">ao7</text:p>
          </table:table-cell>
          <table:table-cell office:string-value="7" office:value-type="string" table:style-name="">
            <text:p text:style-name="Text">7</text:p>
          </table:table-cell>
          <table:table-cell office:string-value="Mitarbeiter*innen in Service, Technik und Verwaltung (Wissenschaftsunterstützendes Personal)" office:value-type="string" table:style-name="">
            <text:p text:style-name="Text">Mitarbeiter*innen in Service, Technik und Verwaltung (Wissenschaftsunterstützendes Personal)</text:p>
          </table:table-cell>
        </table:table-row>
        <table:table-row>
          <table:table-cell office:string-value="ao8" office:value-type="string" table:style-name="">
            <text:p text:style-name="Text">ao8</text:p>
          </table:table-cell>
          <table:table-cell office:string-value="8" office:value-type="string" table:style-name="">
            <text:p text:style-name="Text">8</text:p>
          </table:table-cell>
          <table:table-cell office:string-value="Sonstiges, und zwar:" office:value-type="string" table:style-name="">
            <text:p text:style-name="Text">Sonstiges, und zwar:</text:p>
          </table:table-cell>
        </table:table-row>
      </table:table>
      <text:p text:style-name="a054827"/>
      <text:p text:style-name="Heading_20_1">f03str</text:p>
      <text:p text:style-name="">Welcher Personalkategorie ordnen Sie sich selbst zu?</text:p>
      <text:p text:style-name="">Sonstiges, und zwar:</text:p>
      <text:p text:style-name="">Offene Angabe</text:p>
      <text:p text:style-name="aaeae8b"/>
      <text:p text:style-name="Heading_20_1">flag_f03</text:p>
      <text:p text:style-name="">Antwort Optionen</text:p>
      <text:p text:style-name="a8ba24d"/>
      <text:p text:style-name="Heading_20_1">f04a</text:p>
      <text:p text:style-name="">Welcher beruflichen Stellung oder Laufbahngruppe ordnen Sie sich zu bzw. welche Tätigkeit üben Sie aus?</text:p>
      <text:p text:style-name="">Antwort Optionen</text:p>
      <table:table table:name="b49f837a-0f8c-4e6b-a40a-1632212e9507" table:style-name="a961810">
        <table:table-header-columns>
          <table:table-column table:number-columns-repeated="3" table:style-name="a0cadfe"/>
        </table:table-header-columns>
        <table:table-column table:number-columns-repeated="0" table:style-name="a0cadf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Leitende Angestellte / Meister*innen / Tätigkeit mit umfassenden Führungsaufgaben" office:value-type="string" table:style-name="">
            <text:p text:style-name="Text">Leitende Angestellte / Meister*innen / Tätigkeit mit umfassenden Führungsaufgab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Qualifizierte Angestellte mit mittlerer Leitungsfunktion / hoch qualifizierte Tätigkeit" office:value-type="string" table:style-name="">
            <text:p text:style-name="Text">Qualifizierte Angestellte mit mittlerer Leitungsfunktion / hoch qualifizierte Tätigkei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Qualifizierte Angestellte ohne Leitungsfunktion / Facharbeiter*innen (mit Lehre) / qualifizierte Tätigkeit" office:value-type="string" table:style-name="">
            <text:p text:style-name="Text">Qualifizierte Angestellte ohne Leitungsfunktion / Facharbeiter*innen (mit Lehre) / qualifizierte Tätigkeit</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Ausführende Angestellte / Un- und angelernte Arbeiter*innen / Auszubildende / einfache Tätigkeit" office:value-type="string" table:style-name="">
            <text:p text:style-name="Text">Ausführende Angestellte / Un- und angelernte Arbeiter*innen / Auszubildende / einfache Tätigkeit</text:p>
          </table:table-cell>
        </table:table-row>
        <table:table-row>
          <table:table-cell office:string-value="ao5" office:value-type="string" table:style-name="">
            <text:p text:style-name="Text">ao5</text:p>
          </table:table-cell>
          <table:table-cell office:string-value="5" office:value-type="string" table:style-name="">
            <text:p text:style-name="Text">5</text:p>
          </table:table-cell>
          <table:table-cell office:string-value="Beamte im höheren Dienst" office:value-type="string" table:style-name="">
            <text:p text:style-name="Text">Beamte im höheren Dienst</text:p>
          </table:table-cell>
        </table:table-row>
        <table:table-row>
          <table:table-cell office:string-value="ao6" office:value-type="string" table:style-name="">
            <text:p text:style-name="Text">ao6</text:p>
          </table:table-cell>
          <table:table-cell office:string-value="6" office:value-type="string" table:style-name="">
            <text:p text:style-name="Text">6</text:p>
          </table:table-cell>
          <table:table-cell office:string-value="Beamte im gehobenen Dienst" office:value-type="string" table:style-name="">
            <text:p text:style-name="Text">Beamte im gehobenen Dienst</text:p>
          </table:table-cell>
        </table:table-row>
        <table:table-row>
          <table:table-cell office:string-value="ao7" office:value-type="string" table:style-name="">
            <text:p text:style-name="Text">ao7</text:p>
          </table:table-cell>
          <table:table-cell office:string-value="7" office:value-type="string" table:style-name="">
            <text:p text:style-name="Text">7</text:p>
          </table:table-cell>
          <table:table-cell office:string-value="Beamte im mittleren Dienst" office:value-type="string" table:style-name="">
            <text:p text:style-name="Text">Beamte im mittleren Dienst</text:p>
          </table:table-cell>
        </table:table-row>
        <table:table-row>
          <table:table-cell office:string-value="ao8" office:value-type="string" table:style-name="">
            <text:p text:style-name="Text">ao8</text:p>
          </table:table-cell>
          <table:table-cell office:string-value="8" office:value-type="string" table:style-name="">
            <text:p text:style-name="Text">8</text:p>
          </table:table-cell>
          <table:table-cell office:string-value="Beamte im einfachen Dienst" office:value-type="string" table:style-name="">
            <text:p text:style-name="Text">Beamte im einfachen Dienst</text:p>
          </table:table-cell>
        </table:table-row>
      </table:table>
      <text:p text:style-name="a9abc83"/>
      <text:p text:style-name="Heading_20_1">f04</text:p>
      <text:p text:style-name="">Sind Sie als Mitarbeiter*in in Service, Technik und Verwaltung (wissenschaftsunterstützendes Personal) zentral oder dezentral beschäftigt?</text:p>
      <text:p text:style-name="">Antwort Optionen</text:p>
      <table:table table:name="b39cfbfd-e3af-4a20-a685-403054d602c9" table:style-name="a06e8fb">
        <table:table-header-columns>
          <table:table-column table:number-columns-repeated="3" table:style-name="a0ef061"/>
        </table:table-header-columns>
        <table:table-column table:number-columns-repeated="0" table:style-name="a0ef06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zentral (z. B. Verwaltung, Technik in Dezernaten oder Referaten, hochschulweites Service-Angebot)" office:value-type="string" table:style-name="">
            <text:p text:style-name="Text">zentral (z. B. Verwaltung, Technik in Dezernaten oder Referaten, hochschulweites Service-Angebo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ezentral (z. B. in einem Fachbereich/Institut oder an einer Fakultät)" office:value-type="string" table:style-name="">
            <text:p text:style-name="Text">dezentral (z. B. in einem Fachbereich/Institut oder an einer Fakultä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sowohl zentral, als auch dezentral" office:value-type="string" table:style-name="">
            <text:p text:style-name="Text">sowohl zentral, als auch dezentral</text:p>
          </table:table-cell>
        </table:table-row>
      </table:table>
      <text:p text:style-name="ae3621a"/>
      <text:p text:style-name="Heading_20_1">f05</text:p>
      <text:p text:style-name="">Welcher Fächergruppe ist Ihre Stelle am ehesten zugehörig?</text:p>
      <text:p text:style-name="">Antwort Optionen</text:p>
      <table:table table:name="adb71c47-7bec-4f8f-91d2-46dd8fd47ea4" table:style-name="ac4982b">
        <table:table-header-columns>
          <table:table-column table:number-columns-repeated="3" table:style-name="aeeab4b"/>
        </table:table-header-columns>
        <table:table-column table:number-columns-repeated="0" table:style-name="aeeab4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isteswissenschaften" office:value-type="string" table:style-name="">
            <text:p text:style-name="Text">Geisteswissenschaft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Rechts-, Wirtschafts- und Sozialwissenschaften" office:value-type="string" table:style-name="">
            <text:p text:style-name="Text">Rechts-, Wirtschafts- und Sozialwissenschaft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Mathematik, Naturwissenschaften" office:value-type="string" table:style-name="">
            <text:p text:style-name="Text">Mathematik, Naturwissenschaft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Humanmedizin/Gesundheitswissenschaften" office:value-type="string" table:style-name="">
            <text:p text:style-name="Text">Humanmedizin/Gesundheitswissenschaften</text:p>
          </table:table-cell>
        </table:table-row>
        <table:table-row>
          <table:table-cell office:string-value="ao5" office:value-type="string" table:style-name="">
            <text:p text:style-name="Text">ao5</text:p>
          </table:table-cell>
          <table:table-cell office:string-value="5" office:value-type="string" table:style-name="">
            <text:p text:style-name="Text">5</text:p>
          </table:table-cell>
          <table:table-cell office:string-value="Sport" office:value-type="string" table:style-name="">
            <text:p text:style-name="Text">Sport</text:p>
          </table:table-cell>
        </table:table-row>
        <table:table-row>
          <table:table-cell office:string-value="ao6" office:value-type="string" table:style-name="">
            <text:p text:style-name="Text">ao6</text:p>
          </table:table-cell>
          <table:table-cell office:string-value="6" office:value-type="string" table:style-name="">
            <text:p text:style-name="Text">6</text:p>
          </table:table-cell>
          <table:table-cell office:string-value="Agrar-, Forst- und Ernährungswissenschaften, Veterinärmedizin" office:value-type="string" table:style-name="">
            <text:p text:style-name="Text">Agrar-, Forst- und Ernährungswissenschaften, Veterinärmedizin</text:p>
          </table:table-cell>
        </table:table-row>
        <table:table-row>
          <table:table-cell office:string-value="ao7" office:value-type="string" table:style-name="">
            <text:p text:style-name="Text">ao7</text:p>
          </table:table-cell>
          <table:table-cell office:string-value="7" office:value-type="string" table:style-name="">
            <text:p text:style-name="Text">7</text:p>
          </table:table-cell>
          <table:table-cell office:string-value="Ingenieurwissenschaften" office:value-type="string" table:style-name="">
            <text:p text:style-name="Text">Ingenieurwissenschaften</text:p>
          </table:table-cell>
        </table:table-row>
        <table:table-row>
          <table:table-cell office:string-value="ao8" office:value-type="string" table:style-name="">
            <text:p text:style-name="Text">ao8</text:p>
          </table:table-cell>
          <table:table-cell office:string-value="8" office:value-type="string" table:style-name="">
            <text:p text:style-name="Text">8</text:p>
          </table:table-cell>
          <table:table-cell office:string-value="Kunst/Kunstwissenschaften, Musik/Musikwissenschaft, Darstellende Kunst, Gestaltung u. ä." office:value-type="string" table:style-name="">
            <text:p text:style-name="Text">Kunst/Kunstwissenschaften, Musik/Musikwissenschaft, Darstellende Kunst, Gestaltung u. ä.</text:p>
          </table:table-cell>
        </table:table-row>
        <table:table-row>
          <table:table-cell office:string-value="ao9" office:value-type="string" table:style-name="">
            <text:p text:style-name="Text">ao9</text:p>
          </table:table-cell>
          <table:table-cell office:string-value="-90" office:value-type="string" table:style-name="">
            <text:p text:style-name="Text">-90</text:p>
          </table:table-cell>
          <table:table-cell office:string-value="Überwiegende Zuordnung nicht möglich, da zu gleichen Teilen in mehreren Bereichen beschäftigt" office:value-type="string" table:style-name="">
            <text:p text:style-name="Text">Überwiegende Zuordnung nicht möglich, da zu gleichen Teilen in mehreren Bereichen beschäftigt</text:p>
          </table:table-cell>
        </table:table-row>
        <table:table-row>
          <table:table-cell office:string-value="ao10" office:value-type="string" table:style-name="">
            <text:p text:style-name="Text">ao10</text:p>
          </table:table-cell>
          <table:table-cell office:string-value="-91" office:value-type="string" table:style-name="">
            <text:p text:style-name="Text">-91</text:p>
          </table:table-cell>
          <table:table-cell office:string-value="Außerhalb der Fächersystematik (z. B. zentrale Verwaltung, technischer Bereich)" office:value-type="string" table:style-name="">
            <text:p text:style-name="Text">Außerhalb der Fächersystematik (z. B. zentrale Verwaltung, technischer Bereich)</text:p>
          </table:table-cell>
        </table:table-row>
      </table:table>
      <text:p text:style-name="ac06ef2"/>
      <text:p text:style-name="Heading_20_1">f06</text:p>
      <text:p text:style-name="">Ist Ihre Professur unbefristet?</text:p>
      <text:p text:style-name="">Antwort Optionen</text:p>
      <table:table table:name="0f56656a-250e-48a6-b340-f6534f67e619" table:style-name="a9845db">
        <table:table-header-columns>
          <table:table-column table:number-columns-repeated="3" table:style-name="a981416"/>
        </table:table-header-columns>
        <table:table-column table:number-columns-repeated="0" table:style-name="a98141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befristet" office:value-type="string" table:style-name="">
            <text:p text:style-name="Text">nein, befristet</text:p>
          </table:table-cell>
        </table:table-row>
      </table:table>
      <text:p text:style-name="a2e0ed1"/>
      <text:p text:style-name="Heading_20_1">f07</text:p>
      <text:p text:style-name="">Um was für eine befristete Professur handelt es sich?</text:p>
      <text:p text:style-name="">Antwort Optionen</text:p>
      <table:table table:name="6ba5f402-2722-4cd5-9556-e216ff264a77" table:style-name="a3d27a3">
        <table:table-header-columns>
          <table:table-column table:number-columns-repeated="3" table:style-name="a27c885"/>
        </table:table-header-columns>
        <table:table-column table:number-columns-repeated="0" table:style-name="a27c88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uniorprofessur mit Tenure Track" office:value-type="string" table:style-name="">
            <text:p text:style-name="Text">Juniorprofessur mit Tenure Track</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uniorprofessur ohne Tenure Track" office:value-type="string" table:style-name="">
            <text:p text:style-name="Text">Juniorprofessur ohne Tenure Track</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sonstige Professur mit Tenure Track" office:value-type="string" table:style-name="">
            <text:p text:style-name="Text">sonstige Professur mit Tenure Track</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onstige Professur (z. B. Stiftungsprofessur)" office:value-type="string" table:style-name="">
            <text:p text:style-name="Text">sonstige Professur (z. B. Stiftungsprofessur)</text:p>
          </table:table-cell>
        </table:table-row>
      </table:table>
      <text:p text:style-name="addb238"/>
      <text:p text:style-name="Heading_20_1">f08</text:p>
      <text:p text:style-name="">Sind Sie (ganz oder teilweise) befristet beschäftigt?</text:p>
      <text:p text:style-name="">Antwort Optionen</text:p>
      <table:table table:name="c7db27fa-5723-4f22-8b01-8d61b2f3ebec" table:style-name="a0f8faa">
        <table:table-header-columns>
          <table:table-column table:number-columns-repeated="3" table:style-name="a6db530"/>
        </table:table-header-columns>
        <table:table-column table:number-columns-repeated="0" table:style-name="a6db53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ausschließlich befristet" office:value-type="string" table:style-name="">
            <text:p text:style-name="Text">ja, ausschließlich befriste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a, teilweise befristet" office:value-type="string" table:style-name="">
            <text:p text:style-name="Text">ja, teilweise befriste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ausschließlich unbefristet" office:value-type="string" table:style-name="">
            <text:p text:style-name="Text">nein, ausschließlich unbefristet</text:p>
          </table:table-cell>
        </table:table-row>
      </table:table>
      <text:p text:style-name="a78e1b7"/>
      <text:p text:style-name="Heading_20_1">f09</text:p>
      <text:p text:style-name="">Auf welcher gesetzlichen Grundlage sind Sie befristet beschäftigt?</text:p>
      <text:p text:style-name="">Antwort Optionen</text:p>
      <table:table table:name="4f8ccabc-f37d-4004-98da-3dfd79c18d22" table:style-name="aadf402">
        <table:table-header-columns>
          <table:table-column table:number-columns-repeated="3" table:style-name="aaf2553"/>
        </table:table-header-columns>
        <table:table-column table:number-columns-repeated="0" table:style-name="aaf255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nach Wissenschaftszeitvertragsgesetz (WissZeitVG)" office:value-type="string" table:style-name="">
            <text:p text:style-name="Text">nach Wissenschaftszeitvertragsgesetz (WissZeitV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ach Teilzeit- und Befristungsgesetz (TzBfG)" office:value-type="string" table:style-name="">
            <text:p text:style-name="Text">nach Teilzeit- und Befristungsgesetz (TzBf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andere Grundlage, und zwar:" office:value-type="string" table:style-name="">
            <text:p text:style-name="Text">andere Grundlage, und zwar:</text:p>
          </table:table-cell>
        </table:table-row>
        <table:table-row>
          <table:table-cell office:string-value="ao4" office:value-type="string" table:style-name="">
            <text:p text:style-name="Text">ao4</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09258c"/>
      <text:p text:style-name="Heading_20_1">f09_str</text:p>
      <text:p text:style-name="">Auf welcher gesetzlichen Grundlage sind Sie befristet beschäftigt?</text:p>
      <text:p text:style-name="">andere Grundlage, und zwar:</text:p>
      <text:p text:style-name="">Offene Angabe</text:p>
      <text:p text:style-name="a9f711a"/>
      <text:p text:style-name="Heading_20_1">f10a</text:p>
      <text:p text:style-name="">Welche Befristungsgründe treffen auf Sie zu?</text:p>
      <text:p text:style-name="">Die Vertragslaufzeit ist an die Projektlaufzeit gekoppelt.</text:p>
      <text:p text:style-name="">Antwort Optionen</text:p>
      <table:table table:name="b9bc1cbc-024b-46f1-b653-c5bbf94cd86b" table:style-name="a36f56d">
        <table:table-header-columns>
          <table:table-column table:number-columns-repeated="3" table:style-name="a8ec760"/>
        </table:table-header-columns>
        <table:table-column table:number-columns-repeated="0" table:style-name="a8ec76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780cd"/>
      <text:p text:style-name="Heading_20_1">f10b</text:p>
      <text:p text:style-name="">Welche Befristungsgründe treffen auf Sie zu?</text:p>
      <text:p text:style-name="">Stelle ist eine Vertretung (z. B. wegen Krankheit, Elternzeit).</text:p>
      <text:p text:style-name="">Antwort Optionen</text:p>
      <table:table table:name="1bec2b68-e66f-4dc7-9f46-1f70e8e44583" table:style-name="a2b31cb">
        <table:table-header-columns>
          <table:table-column table:number-columns-repeated="3" table:style-name="a70082f"/>
        </table:table-header-columns>
        <table:table-column table:number-columns-repeated="0" table:style-name="a70082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b0f8b"/>
      <text:p text:style-name="Heading_20_1">f10c</text:p>
      <text:p text:style-name="">Welche Befristungsgründe treffen auf Sie zu?</text:p>
      <text:p text:style-name="">Studien- oder Promotionsabschluss steht bevor.</text:p>
      <text:p text:style-name="">Antwort Optionen</text:p>
      <table:table table:name="4f355ec0-426d-41af-a23a-45892867e926" table:style-name="aa1a5d1">
        <table:table-header-columns>
          <table:table-column table:number-columns-repeated="3" table:style-name="aadc091"/>
        </table:table-header-columns>
        <table:table-column table:number-columns-repeated="0" table:style-name="aadc09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0ff7d"/>
      <text:p text:style-name="Heading_20_1">f10d</text:p>
      <text:p text:style-name="">Welche Befristungsgründe treffen auf Sie zu?</text:p>
      <text:p text:style-name="">Befristungsgrenze des Wissenschaftszeitvertragsgesetzes greift.</text:p>
      <text:p text:style-name="">Antwort Optionen</text:p>
      <table:table table:name="fc49dcb7-8b09-4361-bfdb-2790d7f7ef97" table:style-name="a0e60f0">
        <table:table-header-columns>
          <table:table-column table:number-columns-repeated="3" table:style-name="acca953"/>
        </table:table-header-columns>
        <table:table-column table:number-columns-repeated="0" table:style-name="acca95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e9ded"/>
      <text:p text:style-name="Heading_20_1">f10e</text:p>
      <text:p text:style-name="">Welche Befristungsgründe treffen auf Sie zu?</text:p>
      <text:p text:style-name="">Finanzierung läuft aus, mehr Mittel stehen nicht zur Verfügung.</text:p>
      <text:p text:style-name="">Antwort Optionen</text:p>
      <table:table table:name="7f95be4c-8da1-47e6-a0e0-906dc71e31af" table:style-name="a541466">
        <table:table-header-columns>
          <table:table-column table:number-columns-repeated="3" table:style-name="a4c571d"/>
        </table:table-header-columns>
        <table:table-column table:number-columns-repeated="0" table:style-name="a4c571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1528f"/>
      <text:p text:style-name="Heading_20_1">f10f</text:p>
      <text:p text:style-name="">Welche Befristungsgründe treffen auf Sie zu?</text:p>
      <text:p text:style-name="">Die Vertragslaufzeit ist an die Vorlesungs- oder Semesterzeit gekoppelt.</text:p>
      <text:p text:style-name="">Antwort Optionen</text:p>
      <table:table table:name="5f8fe199-f56e-4ddb-a51a-51f26c381fb9" table:style-name="a4434de">
        <table:table-header-columns>
          <table:table-column table:number-columns-repeated="3" table:style-name="a57d154"/>
        </table:table-header-columns>
        <table:table-column table:number-columns-repeated="0" table:style-name="a57d15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6fcac"/>
      <text:p text:style-name="Heading_20_1">f10g</text:p>
      <text:p text:style-name="">Welche Befristungsgründe treffen auf Sie zu?</text:p>
      <text:p text:style-name="">Überbrückung, Zwischenfinanzierung, z. B. bis neues Projekt beginnt.</text:p>
      <text:p text:style-name="">Antwort Optionen</text:p>
      <table:table table:name="26c29b1b-7166-4c2b-b0cf-7029dca8d81a" table:style-name="ac550c8">
        <table:table-header-columns>
          <table:table-column table:number-columns-repeated="3" table:style-name="a4a1c97"/>
        </table:table-header-columns>
        <table:table-column table:number-columns-repeated="0" table:style-name="a4a1c9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81354"/>
      <text:p text:style-name="Heading_20_1">f10h</text:p>
      <text:p text:style-name="">Welche Befristungsgründe treffen auf Sie zu?</text:p>
      <text:p text:style-name="">Bevorstehende Förderung aus anderen Quellen (z. B. Stipendium).</text:p>
      <text:p text:style-name="">Antwort Optionen</text:p>
      <table:table table:name="85508c48-34a1-4a7f-a7fe-785bedfaa935" table:style-name="a439f4a">
        <table:table-header-columns>
          <table:table-column table:number-columns-repeated="3" table:style-name="a078ac2"/>
        </table:table-header-columns>
        <table:table-column table:number-columns-repeated="0" table:style-name="a078ac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8218b"/>
      <text:p text:style-name="Heading_20_1">f10i</text:p>
      <text:p text:style-name="">Welche Befristungsgründe treffen auf Sie zu?</text:p>
      <text:p text:style-name="">Vertrag ist an eine bestimmte Aufgabe geknüpft.</text:p>
      <text:p text:style-name="">Antwort Optionen</text:p>
      <table:table table:name="aea7518f-a9ca-42bb-b68c-7caaa4e6732f" table:style-name="a3cca64">
        <table:table-header-columns>
          <table:table-column table:number-columns-repeated="3" table:style-name="a8dcf78"/>
        </table:table-header-columns>
        <table:table-column table:number-columns-repeated="0" table:style-name="a8dcf7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7c3b0"/>
      <text:p text:style-name="Heading_20_1">f10j</text:p>
      <text:p text:style-name="">Welche Befristungsgründe treffen auf Sie zu?</text:p>
      <text:p text:style-name="">Der Bedarf an der Arbeitsleistung besteht nur vorübergehend.</text:p>
      <text:p text:style-name="">Antwort Optionen</text:p>
      <table:table table:name="4bf70454-72e1-4c76-abcd-ef6136348cb7" table:style-name="aeb043a">
        <table:table-header-columns>
          <table:table-column table:number-columns-repeated="3" table:style-name="ac848fd"/>
        </table:table-header-columns>
        <table:table-column table:number-columns-repeated="0" table:style-name="ac848f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4f19d"/>
      <text:p text:style-name="Heading_20_1">f10k</text:p>
      <text:p text:style-name="">Welche Befristungsgründe treffen auf Sie zu?</text:p>
      <text:p text:style-name="">Die Befristung erfolgt im Anschluss an eine Ausbildung oder ein Studium, um den Übergang in eine Anschlussbeschäftigung zu erleichtern.</text:p>
      <text:p text:style-name="">Antwort Optionen</text:p>
      <table:table table:name="7e935d23-2de0-470c-a8f9-30eced7ed025" table:style-name="a56cc4e">
        <table:table-header-columns>
          <table:table-column table:number-columns-repeated="3" table:style-name="a1f7780"/>
        </table:table-header-columns>
        <table:table-column table:number-columns-repeated="0" table:style-name="a1f778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131f2"/>
      <text:p text:style-name="Heading_20_1">f10l</text:p>
      <text:p text:style-name="">Welche Befristungsgründe treffen auf Sie zu?</text:p>
      <text:p text:style-name="">Die Eigenart der Arbeitsleistung begründet die Befristung.</text:p>
      <text:p text:style-name="">Antwort Optionen</text:p>
      <table:table table:name="2e51b2d7-5694-4bf4-b058-78acd6acd1ee" table:style-name="a376c38">
        <table:table-header-columns>
          <table:table-column table:number-columns-repeated="3" table:style-name="aae8f03"/>
        </table:table-header-columns>
        <table:table-column table:number-columns-repeated="0" table:style-name="aae8f0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852bb"/>
      <text:p text:style-name="Heading_20_1">f10m</text:p>
      <text:p text:style-name="">Welche Befristungsgründe treffen auf Sie zu?</text:p>
      <text:p text:style-name="">Die Befristung dient der Erprobung.</text:p>
      <text:p text:style-name="">Antwort Optionen</text:p>
      <table:table table:name="f755718c-59e7-46d9-8759-69a3ebfa4142" table:style-name="a5c0821">
        <table:table-header-columns>
          <table:table-column table:number-columns-repeated="3" table:style-name="ae162d0"/>
        </table:table-header-columns>
        <table:table-column table:number-columns-repeated="0" table:style-name="ae162d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53e73"/>
      <text:p text:style-name="Heading_20_1">f10n</text:p>
      <text:p text:style-name="">Welche Befristungsgründe treffen auf Sie zu?</text:p>
      <text:p text:style-name="">Die Vergütung ist haushaltsrechtlich nur für eine befristete Beschäftigung bestimmt.</text:p>
      <text:p text:style-name="">Antwort Optionen</text:p>
      <table:table table:name="b33c34b6-e1e9-4d27-9239-56f890195116" table:style-name="af2de40">
        <table:table-header-columns>
          <table:table-column table:number-columns-repeated="3" table:style-name="ace5603"/>
        </table:table-header-columns>
        <table:table-column table:number-columns-repeated="0" table:style-name="ace560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1c137"/>
      <text:p text:style-name="Heading_20_1">f10o</text:p>
      <text:p text:style-name="">Welche Befristungsgründe treffen auf Sie zu?</text:p>
      <text:p text:style-name="">Die Befristung beruht auf einem gerichtlichen Vergleich.</text:p>
      <text:p text:style-name="">Antwort Optionen</text:p>
      <table:table table:name="32b0742d-b013-4959-8ec9-8c7a2b15925a" table:style-name="a2c5a60">
        <table:table-header-columns>
          <table:table-column table:number-columns-repeated="3" table:style-name="ae2ef2b"/>
        </table:table-header-columns>
        <table:table-column table:number-columns-repeated="0" table:style-name="ae2ef2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6e79d"/>
      <text:p text:style-name="Heading_20_1">f10p</text:p>
      <text:p text:style-name="">Welche Befristungsgründe treffen auf Sie zu?</text:p>
      <text:p text:style-name="">Befristung erfolgt sachgrundlos (z. B. bei Neueinstellung).</text:p>
      <text:p text:style-name="">Antwort Optionen</text:p>
      <table:table table:name="713244e3-b4f1-4bc4-91b9-56d5bcd61f9b" table:style-name="a48b158">
        <table:table-header-columns>
          <table:table-column table:number-columns-repeated="3" table:style-name="a48194b"/>
        </table:table-header-columns>
        <table:table-column table:number-columns-repeated="0" table:style-name="a48194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6e9af"/>
      <text:p text:style-name="Heading_20_1">f10q</text:p>
      <text:p text:style-name="">Welche Befristungsgründe treffen auf Sie zu?</text:p>
      <text:p text:style-name="">Mein*e Vorgesetzte*r hat es so entschieden.</text:p>
      <text:p text:style-name="">Antwort Optionen</text:p>
      <table:table table:name="9c790e95-0d34-4c6c-b5ea-745f92263d06" table:style-name="a697825">
        <table:table-header-columns>
          <table:table-column table:number-columns-repeated="3" table:style-name="a7f3210"/>
        </table:table-header-columns>
        <table:table-column table:number-columns-repeated="0" table:style-name="a7f321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1029f"/>
      <text:p text:style-name="Heading_20_1">f10r</text:p>
      <text:p text:style-name="">Welche Befristungsgründe treffen auf Sie zu?</text:p>
      <text:p text:style-name="">Eigener Wunsch, persönliche Gründe.</text:p>
      <text:p text:style-name="">Antwort Optionen</text:p>
      <table:table table:name="43b8dc40-dc28-4257-846b-d13b5f1e4fdc" table:style-name="aa1286f">
        <table:table-header-columns>
          <table:table-column table:number-columns-repeated="3" table:style-name="a33c250"/>
        </table:table-header-columns>
        <table:table-column table:number-columns-repeated="0" table:style-name="a33c25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ae61d"/>
      <text:p text:style-name="Heading_20_1">f10s</text:p>
      <text:p text:style-name="">Welche Befristungsgründe treffen auf Sie zu?</text:p>
      <text:p text:style-name="">Auslaufende Aufenthaltsgenehmigung.</text:p>
      <text:p text:style-name="">Antwort Optionen</text:p>
      <table:table table:name="1e08e20d-d2fe-442c-926f-73016ae089b0" table:style-name="a7a8730">
        <table:table-header-columns>
          <table:table-column table:number-columns-repeated="3" table:style-name="a93658c"/>
        </table:table-header-columns>
        <table:table-column table:number-columns-repeated="0" table:style-name="a93658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6293d9"/>
      <text:p text:style-name="Heading_20_1">f10v</text:p>
      <text:p text:style-name="">Welche Befristungsgründe treffen auf Sie zu?</text:p>
      <text:p text:style-name="">Anderer Grund, und zwar:</text:p>
      <text:p text:style-name="">Antwort Optionen</text:p>
      <table:table table:name="f612b546-f633-40df-943f-55b458c8d97d" table:style-name="abb1af9">
        <table:table-header-columns>
          <table:table-column table:number-columns-repeated="3" table:style-name="ab4d0e9"/>
        </table:table-header-columns>
        <table:table-column table:number-columns-repeated="0" table:style-name="ab4d0e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6a08b7"/>
      <text:p text:style-name="Heading_20_1">f10v_str</text:p>
      <text:p text:style-name="">Welche Befristungsgründe treffen auf Sie zu?</text:p>
      <text:p text:style-name="">Anderer Grund, und zwar:</text:p>
      <text:p text:style-name="">Offene Angabe</text:p>
      <text:p text:style-name="a3efe9d"/>
      <text:p text:style-name="Heading_20_1">f10w</text:p>
      <text:p text:style-name="">Welche Befristungsgründe treffen auf Sie zu?</text:p>
      <text:p text:style-name="">Weiß nicht. / Mir wurde kein Grund angegeben.</text:p>
      <text:p text:style-name="">Antwort Optionen</text:p>
      <table:table table:name="0c79dfbf-eff2-4060-a31f-d6f205cdadeb" table:style-name="ae8befa">
        <table:table-header-columns>
          <table:table-column table:number-columns-repeated="3" table:style-name="a9a335f"/>
        </table:table-header-columns>
        <table:table-column table:number-columns-repeated="0" table:style-name="a9a335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2077b"/>
      <text:p text:style-name="Heading_20_1">f11</text:p>
      <text:p text:style-name="">Haben Sie mehr als eine*n unmittelbare*n Vorgesetzte*n?</text:p>
      <text:p text:style-name="">Antwort Optionen</text:p>
      <table:table table:name="5836f3fd-d429-4b7f-873f-4633645ffcfc" table:style-name="ad24906">
        <table:table-header-columns>
          <table:table-column table:number-columns-repeated="3" table:style-name="aaef3c5"/>
        </table:table-header-columns>
        <table:table-column table:number-columns-repeated="0" table:style-name="aaef3c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ich habe mehrere unmittelbare Vorgesetzte, und zwar:" office:value-type="string" table:style-name="">
            <text:p text:style-name="Text">Ja, ich habe mehrere unmittelbare Vorgesetzte, und zwar:</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
      <text:p text:style-name="a32d7d2"/>
      <text:p text:style-name="Heading_20_1">f11_str</text:p>
      <text:p text:style-name="">Offene Angabe</text:p>
      <text:p text:style-name="a324020"/>
      <text:p text:style-name="Heading_20_1">f11x</text:p>
      <text:p text:style-name=""/>
      <text:p text:style-name="">Ich habe den Hinweis verstanden und möchte dennoch fortfahren.</text:p>
      <text:p text:style-name="">Antwort Optionen</text:p>
      <table:table table:name="f7e20d0b-d290-4e67-a5c8-3251fee3f53b" table:style-name="a53aa20">
        <table:table-header-columns>
          <table:table-column table:number-columns-repeated="3" table:style-name="a1e8d13"/>
        </table:table-header-columns>
        <table:table-column table:number-columns-repeated="0" table:style-name="a1e8d1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56860"/>
      <text:p text:style-name="Heading_20_1">f12</text:p>
      <text:p text:style-name="">Sind Sie an Ihrer Hochschule in Teilzeit oder in Vollzeit beschäftigt?</text:p>
      <text:p text:style-name="">Antwort Optionen</text:p>
      <table:table table:name="eaedf6a6-cdd8-4488-826e-2e3e77334e88" table:style-name="a1fe84e">
        <table:table-header-columns>
          <table:table-column table:number-columns-repeated="3" table:style-name="a7892b7"/>
        </table:table-header-columns>
        <table:table-column table:number-columns-repeated="0" table:style-name="a7892b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in Teilzeit" office:value-type="string" table:style-name="">
            <text:p text:style-name="Text">in Teilzei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in Vollzeit" office:value-type="string" table:style-name="">
            <text:p text:style-name="Text">in Vollzeit</text:p>
          </table:table-cell>
        </table:table-row>
      </table:table>
      <text:p text:style-name="aa46a3f"/>
      <text:p text:style-name="Heading_20_1">f13</text:p>
      <text:p text:style-name="">In welchem Stellenanteil sind Sie derzeit an Ihrer Hochschule insgesamt beschäftigt?</text:p>
      <text:p text:style-name="">Antwort Optionen</text:p>
      <table:table table:name="c1428ac6-abe5-4ca1-a0ae-e3691cf93625" table:style-name="a4dd5a3">
        <table:table-header-columns>
          <table:table-column table:number-columns-repeated="3" table:style-name="a1cb370"/>
        </table:table-header-columns>
        <table:table-column table:number-columns-repeated="0" table:style-name="a1cb37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mit" office:value-type="string" table:style-name="">
            <text:p text:style-name="Text">mit</text:p>
          </table:table-cell>
        </table:table-row>
        <table:table-row>
          <table:table-cell office:string-value="ao2" office:value-type="string" table:style-name="">
            <text:p text:style-name="Text">ao2</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row>
          <table:table-cell office:string-value="ao3" office:value-type="string" table:style-name="">
            <text:p text:style-name="Text">ao3</text:p>
          </table:table-cell>
          <table:table-cell office:string-value="-97" office:value-type="string" table:style-name="">
            <text:p text:style-name="Text">-97</text:p>
          </table:table-cell>
          <table:table-cell office:string-value="Frage trifft nicht zu, da kein Stellenanteil vereinbart wurde." office:value-type="string" table:style-name="">
            <text:p text:style-name="Text">Frage trifft nicht zu, da kein Stellenanteil vereinbart wurde.</text:p>
          </table:table-cell>
        </table:table-row>
      </table:table>
      <text:p text:style-name="a6d2c07"/>
      <text:p text:style-name="Heading_20_1">f13a_str</text:p>
      <text:p text:style-name="">Offene Angabe</text:p>
      <text:p text:style-name="a75b3e8"/>
      <text:p text:style-name="Heading_20_1">f13x</text:p>
      <text:p text:style-name=""/>
      <text:p text:style-name="">Ich habe den Hinweis verstanden und möchte dennoch fortfahren.</text:p>
      <text:p text:style-name="">Antwort Optionen</text:p>
      <table:table table:name="63a63221-f8f4-46d9-a55a-b067e7c1826c" table:style-name="a65355a">
        <table:table-header-columns>
          <table:table-column table:number-columns-repeated="3" table:style-name="a9aca04"/>
        </table:table-header-columns>
        <table:table-column table:number-columns-repeated="0" table:style-name="a9aca0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fb19f"/>
      <text:p text:style-name="Heading_20_1">f14</text:p>
      <text:p text:style-name="">Können Sie Angaben zur vereinbarten Wochenarbeitszeit oder der vereinbarten Gesamtarbeitszeit machen? Über wie viele Stunden pro Woche bzw. wie viele Stunden insgesamt läuft Ihr gegenwärtiger Arbeitsvertrag?</text:p>
      <text:p text:style-name="">Antwort Optionen</text:p>
      <table:table table:name="edba7c55-d98b-4a58-a8ff-b5ca2d83204a" table:style-name="a665c11">
        <table:table-header-columns>
          <table:table-column table:number-columns-repeated="3" table:style-name="aaca9a1"/>
        </table:table-header-columns>
        <table:table-column table:number-columns-repeated="0" table:style-name="aaca9a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Es sind durchschnittlich" office:value-type="string" table:style-name="">
            <text:p text:style-name="Text">Es sind durchschnittlich</text:p>
          </table:table-cell>
        </table:table-row>
        <table:table-row>
          <table:table-cell office:string-value="ao2" office:value-type="string" table:style-name="">
            <text:p text:style-name="Text">ao2</text:p>
          </table:table-cell>
          <table:table-cell office:string-value="1" office:value-type="string" table:style-name="">
            <text:p text:style-name="Text">1</text:p>
          </table:table-cell>
          <table:table-cell office:string-value="Es wurden" office:value-type="string" table:style-name="">
            <text:p text:style-name="Text">Es wurden</text:p>
          </table:table-cell>
        </table:table-row>
        <table:table-row>
          <table:table-cell office:string-value="ao3" office:value-type="string" table:style-name="">
            <text:p text:style-name="Text">ao3</text:p>
          </table:table-cell>
          <table:table-cell office:string-value="-97" office:value-type="string" table:style-name="">
            <text:p text:style-name="Text">-97</text:p>
          </table:table-cell>
          <table:table-cell office:string-value="Nein, eine Stundenzahl wurde nicht vereinbart." office:value-type="string" table:style-name="">
            <text:p text:style-name="Text">Nein, eine Stundenzahl wurde nicht vereinbart.</text:p>
          </table:table-cell>
        </table:table-row>
        <table:table-row>
          <table:table-cell office:string-value="ao4" office:value-type="string" table:style-name="">
            <text:p text:style-name="Text">ao4</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57e358"/>
      <text:p text:style-name="Heading_20_1">f14a_str</text:p>
      <text:p text:style-name="">Offene Angabe</text:p>
      <text:p text:style-name="ab1007d"/>
      <text:p text:style-name="Heading_20_1">f14b_str</text:p>
      <text:p text:style-name="">Offene Angabe</text:p>
      <text:p text:style-name="a2683fa"/>
      <text:p text:style-name="Heading_20_1">f14x</text:p>
      <text:p text:style-name=""/>
      <text:p text:style-name="">Ich habe den Hinweis verstanden und möchte dennoch fortfahren.</text:p>
      <text:p text:style-name="">Antwort Optionen</text:p>
      <table:table table:name="a02e058c-5bc1-4de0-be0a-e2eb5119ac7c" table:style-name="aaa3bc7">
        <table:table-header-columns>
          <table:table-column table:number-columns-repeated="3" table:style-name="ad9bcc1"/>
        </table:table-header-columns>
        <table:table-column table:number-columns-repeated="0" table:style-name="ad9bcc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f8058"/>
      <text:p text:style-name="Heading_20_1">f15a</text:p>
      <text:p text:style-name="">In welchem Stellenumfang sind Sie an Ihrer Hochschule jeweils befristet und unbefristet beschäftigt?</text:p>
      <text:p text:style-name="">befristet mit</text:p>
      <text:p text:style-name="">Antwort Optionen</text:p>
      <table:table table:name="cf7af07a-d7fd-4b97-85e9-5e55786afd79" table:style-name="ad4a233">
        <table:table-header-columns>
          <table:table-column table:number-columns-repeated="3" table:style-name="a320b1f"/>
        </table:table-header-columns>
        <table:table-column table:number-columns-repeated="0" table:style-name="a320b1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0830e"/>
      <text:p text:style-name="Heading_20_1">f15a1_str</text:p>
      <text:p text:style-name="">Offene Angabe</text:p>
      <text:p text:style-name="a82d321"/>
      <text:p text:style-name="Heading_20_1">f15a2_str</text:p>
      <text:p text:style-name="">Offene Angabe</text:p>
      <text:p text:style-name="a2674ec"/>
      <text:p text:style-name="Heading_20_1">f15b</text:p>
      <text:p text:style-name="">In welchem Stellenumfang sind Sie an Ihrer Hochschule jeweils befristet und unbefristet beschäftigt?</text:p>
      <text:p text:style-name="">unbefristet mit</text:p>
      <text:p text:style-name="">Antwort Optionen</text:p>
      <table:table table:name="8c8aee10-a103-4d14-80f6-0a0fe6fcaa8e" table:style-name="aa8cfc6">
        <table:table-header-columns>
          <table:table-column table:number-columns-repeated="3" table:style-name="a436bd7"/>
        </table:table-header-columns>
        <table:table-column table:number-columns-repeated="0" table:style-name="a436bd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fded7"/>
      <text:p text:style-name="Heading_20_1">f15b1_str</text:p>
      <text:p text:style-name="">Offene Angabe</text:p>
      <text:p text:style-name="af32842"/>
      <text:p text:style-name="Heading_20_1">f15b2_str</text:p>
      <text:p text:style-name="">Offene Angabe</text:p>
      <text:p text:style-name="a2cb184"/>
      <text:p text:style-name="Heading_20_1">f15x</text:p>
      <text:p text:style-name=""/>
      <text:p text:style-name="">Ich habe den Hinweis verstanden und möchte dennoch fortfahren.</text:p>
      <text:p text:style-name="">Antwort Optionen</text:p>
      <table:table table:name="1f9912c0-3d4c-4d40-845a-ec611574ccee" table:style-name="ac31493">
        <table:table-header-columns>
          <table:table-column table:number-columns-repeated="3" table:style-name="a95b1d3"/>
        </table:table-header-columns>
        <table:table-column table:number-columns-repeated="0" table:style-name="a95b1d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3b093"/>
      <text:p text:style-name="Heading_20_1">f16</text:p>
      <text:p text:style-name="">Wie ist Ihre Stelle bzw. der befristete Anteil Ihrer Stelle finanziert?</text:p>
      <text:p text:style-name="">Antwort Optionen</text:p>
      <table:table table:name="f1946dbf-4922-445e-bb8b-6c7b33ffc728" table:style-name="ae17289">
        <table:table-header-columns>
          <table:table-column table:number-columns-repeated="3" table:style-name="a6fc7cd"/>
        </table:table-header-columns>
        <table:table-column table:number-columns-repeated="0" table:style-name="a6fc7c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vollständig/überwiegend durch Haushaltsmittel" office:value-type="string" table:style-name="">
            <text:p text:style-name="Text">vollständig/überwiegend durch Haushaltsmittel</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vollständig/überwiegend durch Dritt- oder Sondermittel" office:value-type="string" table:style-name="">
            <text:p text:style-name="Text">vollständig/überwiegend durch Dritt- oder Sondermittel</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zu etwa gleichen Teilen durch Haushaltsmittel und Dritt/-Sondermittel" office:value-type="string" table:style-name="">
            <text:p text:style-name="Text">zu etwa gleichen Teilen durch Haushaltsmittel und Dritt/-Sondermittel</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anders finanziert, und zwar:" office:value-type="string" table:style-name="">
            <text:p text:style-name="Text">anders finanziert, und zwar:</text:p>
          </table:table-cell>
        </table:table-row>
        <table:table-row>
          <table:table-cell office:string-value="ao5" office:value-type="string" table:style-name="">
            <text:p text:style-name="Text">ao5</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1cd428"/>
      <text:p text:style-name="Heading_20_1">f16_str</text:p>
      <text:p text:style-name="">Wie ist Ihre Stelle bzw. der befristete Anteil Ihrer Stelle finanziert?</text:p>
      <text:p text:style-name="">anders finanziert, und zwar:</text:p>
      <text:p text:style-name="">Offene Angabe</text:p>
      <text:p text:style-name="ace58cd"/>
      <text:p text:style-name="Heading_20_1">f17_str</text:p>
      <text:p text:style-name="">Offene Angabe</text:p>
      <text:p text:style-name="adcee4c"/>
      <text:p text:style-name="Heading_20_1">f17x</text:p>
      <text:p text:style-name=""/>
      <text:p text:style-name="">Ich habe den Hinweis verstanden und möchte dennoch fortfahren.</text:p>
      <text:p text:style-name="">Antwort Optionen</text:p>
      <table:table table:name="a75e044d-0703-40f6-a524-d34d1f24b0c3" table:style-name="a39fe4b">
        <table:table-header-columns>
          <table:table-column table:number-columns-repeated="3" table:style-name="ae2fdd0"/>
        </table:table-header-columns>
        <table:table-column table:number-columns-repeated="0" table:style-name="ae2fdd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284bc"/>
      <text:p text:style-name="Heading_20_1">f18</text:p>
      <text:p text:style-name="">War die Stelle Ihres gegenwärtigen Vertrags ausgeschrieben?</text:p>
      <text:p text:style-name="">Antwort Optionen</text:p>
      <table:table table:name="18928511-9889-44c5-b760-441fa726353f" table:style-name="a70ec54">
        <table:table-header-columns>
          <table:table-column table:number-columns-repeated="3" table:style-name="a56b062"/>
        </table:table-header-columns>
        <table:table-column table:number-columns-repeated="0" table:style-name="a56b06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4c422b"/>
      <text:p text:style-name="Heading_20_1">f19</text:p>
      <text:p text:style-name="">Wurde bei der Ausschreibung angegeben, in welche Entgeltgruppe Sie voraussichtlich eingruppiert werden?</text:p>
      <text:p text:style-name="">Antwort Optionen</text:p>
      <table:table table:name="d214d133-69cb-459d-971d-975a516dc948" table:style-name="a89a759">
        <table:table-header-columns>
          <table:table-column table:number-columns-repeated="3" table:style-name="acf4708"/>
        </table:table-header-columns>
        <table:table-column table:number-columns-repeated="0" table:style-name="acf470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f27fe8"/>
      <text:p text:style-name="Heading_20_1">f21_str</text:p>
      <text:p text:style-name="">Offene Angabe</text:p>
      <text:p text:style-name="a703922"/>
      <text:p text:style-name="Heading_20_1">f21x</text:p>
      <text:p text:style-name=""/>
      <text:p text:style-name="">Ich habe den Hinweis verstanden und möchte dennoch fortfahren.</text:p>
      <text:p text:style-name="">Antwort Optionen</text:p>
      <table:table table:name="90e367b1-3cf8-4863-a06b-397cfa68d636" table:style-name="a026d21">
        <table:table-header-columns>
          <table:table-column table:number-columns-repeated="3" table:style-name="a456683"/>
        </table:table-header-columns>
        <table:table-column table:number-columns-repeated="0" table:style-name="a45668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f1095"/>
      <text:p text:style-name="Heading_20_1">f22</text:p>
      <text:p text:style-name="">Haben Sie bereits einen Folgevertrag unterschrieben?</text:p>
      <text:p text:style-name="">Antwort Optionen</text:p>
      <table:table table:name="3ea73dbc-c728-4ed6-89b6-34cacc8dfe78" table:style-name="a87df96">
        <table:table-header-columns>
          <table:table-column table:number-columns-repeated="3" table:style-name="a7b1a5c"/>
        </table:table-header-columns>
        <table:table-column table:number-columns-repeated="0" table:style-name="a7b1a5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und zwar unbefristet." office:value-type="string" table:style-name="">
            <text:p text:style-name="Text">Ja, und zwar unbefriste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a, und zwar mit einer Laufzeit von" office:value-type="string" table:style-name="">
            <text:p text:style-name="Text">Ja, und zwar mit einer Laufzeit vo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office:value-type="string" table:style-name="">
            <text:p text:style-name="Text">Nein.</text:p>
          </table:table-cell>
        </table:table-row>
      </table:table>
      <text:p text:style-name="ac61081"/>
      <text:p text:style-name="Heading_20_1">f22_str</text:p>
      <text:p text:style-name="">Offene Angabe</text:p>
      <text:p text:style-name="a78b7c4"/>
      <text:p text:style-name="Heading_20_1">f22x</text:p>
      <text:p text:style-name=""/>
      <text:p text:style-name="">Ich habe den Hinweis verstanden und möchte dennoch fortfahren.</text:p>
      <text:p text:style-name="">Antwort Optionen</text:p>
      <table:table table:name="5a5116e6-07fa-4f95-9756-5195855dc5b1" table:style-name="aca9aa4">
        <table:table-header-columns>
          <table:table-column table:number-columns-repeated="3" table:style-name="a301d74"/>
        </table:table-header-columns>
        <table:table-column table:number-columns-repeated="0" table:style-name="a301d7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32c7f"/>
      <text:p text:style-name="Heading_20_1">f23</text:p>
      <text:p text:style-name="">War die Stelle Ihres Folgevertrags ausgeschrieben?</text:p>
      <text:p text:style-name="">Antwort Optionen</text:p>
      <table:table table:name="cec38fbf-ee0b-462a-be84-b1d1afea1a7f" table:style-name="a0a90a3">
        <table:table-header-columns>
          <table:table-column table:number-columns-repeated="3" table:style-name="a8c31f4"/>
        </table:table-header-columns>
        <table:table-column table:number-columns-repeated="0" table:style-name="a8c31f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ba1d37"/>
      <text:p text:style-name="Heading_20_1">f24</text:p>
      <text:p text:style-name="">Wurde bei dieser Ausschreibung angegeben, in welche Entgeltgruppe Sie voraussichtlich eingruppiert werden?</text:p>
      <text:p text:style-name="">Antwort Optionen</text:p>
      <table:table table:name="93a86871-05a6-4082-948e-86ed7a6a3c85" table:style-name="aaa1c41">
        <table:table-header-columns>
          <table:table-column table:number-columns-repeated="3" table:style-name="ae31fa9"/>
        </table:table-header-columns>
        <table:table-column table:number-columns-repeated="0" table:style-name="ae31fa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5bdea9"/>
      <text:p text:style-name="Heading_20_1">f26</text:p>
      <text:p text:style-name="">Wurden Sie seit Beginn des gegenwärtigen Arbeitsvertrags darüber informiert, ob es eine Anschlussbeschäftigung geben oder nicht geben wird?</text:p>
      <text:p text:style-name="">Antwort Optionen</text:p>
      <table:table table:name="9309b272-f08a-4c40-b203-c35c472c31cd" table:style-name="a4dd56c">
        <table:table-header-columns>
          <table:table-column table:number-columns-repeated="3" table:style-name="a133f8d"/>
        </table:table-header-columns>
        <table:table-column table:number-columns-repeated="0" table:style-name="a133f8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
      <text:p text:style-name="a3cfa27"/>
      <text:p text:style-name="Heading_20_1">f27</text:p>
      <text:p text:style-name="">Wie lange ist das ungefähr her?</text:p>
      <text:p text:style-name="">Antwort Optionen</text:p>
      <table:table table:name="bceedab4-9fb5-43f7-8c2d-c5d525ab64ef" table:style-name="a98dd87">
        <table:table-header-columns>
          <table:table-column table:number-columns-repeated="3" table:style-name="a6e62fd"/>
        </table:table-header-columns>
        <table:table-column table:number-columns-repeated="0" table:style-name="a6e62f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Die Information wurde mir innerhalb der letzten vier Wochen gegeben." office:value-type="string" table:style-name="">
            <text:p text:style-name="Text">Die Information wurde mir innerhalb der letzten vier Wochen gegeb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ie Information wurde mir vor etwa" office:value-type="string" table:style-name="">
            <text:p text:style-name="Text">Die Information wurde mir vor etwa</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9a4710"/>
      <text:p text:style-name="Heading_20_1">f27_str</text:p>
      <text:p text:style-name="">Offene Angabe</text:p>
      <text:p text:style-name="a702faa"/>
      <text:p text:style-name="Heading_20_1">f27x</text:p>
      <text:p text:style-name=""/>
      <text:p text:style-name="">Ich habe den Hinweis verstanden und möchte dennoch fortfahren.</text:p>
      <text:p text:style-name="">Antwort Optionen</text:p>
      <table:table table:name="5919790e-19be-4091-a195-c4a8b74f1afc" table:style-name="a544773">
        <table:table-header-columns>
          <table:table-column table:number-columns-repeated="3" table:style-name="ae334c0"/>
        </table:table-header-columns>
        <table:table-column table:number-columns-repeated="0" table:style-name="ae334c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8ff7a"/>
      <text:p text:style-name="Heading_20_1">f28a</text:p>
      <text:p text:style-name="">Wissen Sie schon, wie es im Anschluss an Ihre gegenwärtige Beschäftigung beruflich weitergeht?</text:p>
      <text:p text:style-name="">Eine Fortführung des gegenwärtigen Vertrags ist vorgesehen.</text:p>
      <text:p text:style-name="">Antwort Optionen</text:p>
      <table:table table:name="d07e31fe-73f5-44e5-b057-14a91df8c7b2" table:style-name="a71db57">
        <table:table-header-columns>
          <table:table-column table:number-columns-repeated="3" table:style-name="aeccb3f"/>
        </table:table-header-columns>
        <table:table-column table:number-columns-repeated="0" table:style-name="aeccb3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7fc46"/>
      <text:p text:style-name="Heading_20_1">f28b</text:p>
      <text:p text:style-name="">Wissen Sie schon, wie es im Anschluss an Ihre gegenwärtige Beschäftigung beruflich weitergeht?</text:p>
      <text:p text:style-name="">Ich habe eine unbefristete Stelle in Aussicht.</text:p>
      <text:p text:style-name="">Antwort Optionen</text:p>
      <table:table table:name="b988f6e8-ffa1-4bf6-986e-deff2c397f6f" table:style-name="a0683de">
        <table:table-header-columns>
          <table:table-column table:number-columns-repeated="3" table:style-name="aa82375"/>
        </table:table-header-columns>
        <table:table-column table:number-columns-repeated="0" table:style-name="aa8237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b3e82"/>
      <text:p text:style-name="Heading_20_1">f28c</text:p>
      <text:p text:style-name="">Wissen Sie schon, wie es im Anschluss an Ihre gegenwärtige Beschäftigung beruflich weitergeht?</text:p>
      <text:p text:style-name="">Ich würde gerne weiter an der Hochschule arbeiten, aber die Perspektive ist derzeit unsicher/unklar.</text:p>
      <text:p text:style-name="">Antwort Optionen</text:p>
      <table:table table:name="77355fe7-89f3-4dd2-bd5f-425bc2e93b76" table:style-name="a4b1bca">
        <table:table-header-columns>
          <table:table-column table:number-columns-repeated="3" table:style-name="ac8f222"/>
        </table:table-header-columns>
        <table:table-column table:number-columns-repeated="0" table:style-name="ac8f22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80b3a"/>
      <text:p text:style-name="Heading_20_1">f28d</text:p>
      <text:p text:style-name="">Wissen Sie schon, wie es im Anschluss an Ihre gegenwärtige Beschäftigung beruflich weitergeht?</text:p>
      <text:p text:style-name="">Ich habe eine Förderung aus anderen Quellen (z. B. Stipendium) in Aussicht.</text:p>
      <text:p text:style-name="">Antwort Optionen</text:p>
      <table:table table:name="203ddcb7-9682-473f-b352-b005a2606ee0" table:style-name="a786d18">
        <table:table-header-columns>
          <table:table-column table:number-columns-repeated="3" table:style-name="af38e56"/>
        </table:table-header-columns>
        <table:table-column table:number-columns-repeated="0" table:style-name="af38e5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e5646"/>
      <text:p text:style-name="Heading_20_1">f28e</text:p>
      <text:p text:style-name="">Wissen Sie schon, wie es im Anschluss an Ihre gegenwärtige Beschäftigung beruflich weitergeht?</text:p>
      <text:p text:style-name="">Ich plane eine Stelle an einer (anderen) wissenschaftlichen Einrichtung zu suchen oder anzunehmen.</text:p>
      <text:p text:style-name="">Antwort Optionen</text:p>
      <table:table table:name="2cf70283-1ddb-49f6-adae-93630cc7e46e" table:style-name="a5832d4">
        <table:table-header-columns>
          <table:table-column table:number-columns-repeated="3" table:style-name="adbf295"/>
        </table:table-header-columns>
        <table:table-column table:number-columns-repeated="0" table:style-name="adbf29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e6cc5"/>
      <text:p text:style-name="Heading_20_1">f28f</text:p>
      <text:p text:style-name="">Wissen Sie schon, wie es im Anschluss an Ihre gegenwärtige Beschäftigung beruflich weitergeht?</text:p>
      <text:p text:style-name="">Ich plane eine Stelle an einer nicht-wissenschaftlichen Einrichtung zu suchen oder anzunehmen.</text:p>
      <text:p text:style-name="">Antwort Optionen</text:p>
      <table:table table:name="5c708556-73d4-40e3-8a48-71600ad49f33" table:style-name="a2e31be">
        <table:table-header-columns>
          <table:table-column table:number-columns-repeated="3" table:style-name="a0f886d"/>
        </table:table-header-columns>
        <table:table-column table:number-columns-repeated="0" table:style-name="a0f886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a8416"/>
      <text:p text:style-name="Heading_20_1">f28g</text:p>
      <text:p text:style-name="">Wissen Sie schon, wie es im Anschluss an Ihre gegenwärtige Beschäftigung beruflich weitergeht?</text:p>
      <text:p text:style-name="">Ich plane eine freiberufliche oder selbstständige Tätigkeit auszuüben.</text:p>
      <text:p text:style-name="">Antwort Optionen</text:p>
      <table:table table:name="11dc69d5-2749-4f1e-b579-6040ac12c179" table:style-name="a8d1006">
        <table:table-header-columns>
          <table:table-column table:number-columns-repeated="3" table:style-name="a40daf3"/>
        </table:table-header-columns>
        <table:table-column table:number-columns-repeated="0" table:style-name="a40daf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fad0f"/>
      <text:p text:style-name="Heading_20_1">f28h</text:p>
      <text:p text:style-name="">Wissen Sie schon, wie es im Anschluss an Ihre gegenwärtige Beschäftigung beruflich weitergeht?</text:p>
      <text:p text:style-name="">Ich werde mich erst einmal auf mein Studium/meine Qualifizierung konzentrieren.</text:p>
      <text:p text:style-name="">Antwort Optionen</text:p>
      <table:table table:name="2f07eab3-1602-4053-8f2f-bfb7167b29b0" table:style-name="a722670">
        <table:table-header-columns>
          <table:table-column table:number-columns-repeated="3" table:style-name="a74b24d"/>
        </table:table-header-columns>
        <table:table-column table:number-columns-repeated="0" table:style-name="a74b24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8e888"/>
      <text:p text:style-name="Heading_20_1">f28v</text:p>
      <text:p text:style-name="">Wissen Sie schon, wie es im Anschluss an Ihre gegenwärtige Beschäftigung beruflich weitergeht?</text:p>
      <text:p text:style-name="">Sonstiges, und zwar:</text:p>
      <text:p text:style-name="">Antwort Optionen</text:p>
      <table:table table:name="7f99d000-6e46-479e-a7b5-2466f31c3024" table:style-name="a66e468">
        <table:table-header-columns>
          <table:table-column table:number-columns-repeated="3" table:style-name="a218080"/>
        </table:table-header-columns>
        <table:table-column table:number-columns-repeated="0" table:style-name="a21808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6f3f2"/>
      <text:p text:style-name="Heading_20_1">f28v_str</text:p>
      <text:p text:style-name="">Wissen Sie schon, wie es im Anschluss an Ihre gegenwärtige Beschäftigung beruflich weitergeht?</text:p>
      <text:p text:style-name="">Sonstiges, und zwar:</text:p>
      <text:p text:style-name="">Offene Angabe</text:p>
      <text:p text:style-name="ad8286c"/>
      <text:p text:style-name="Heading_20_1">f28w</text:p>
      <text:p text:style-name="">Wissen Sie schon, wie es im Anschluss an Ihre gegenwärtige Beschäftigung beruflich weitergeht?</text:p>
      <text:p text:style-name="">Ich habe noch keine Vorstellungen.</text:p>
      <text:p text:style-name="">Antwort Optionen</text:p>
      <table:table table:name="5a202e63-56d8-486b-b767-2abba26925f2" table:style-name="a44760c">
        <table:table-header-columns>
          <table:table-column table:number-columns-repeated="3" table:style-name="a72dc01"/>
        </table:table-header-columns>
        <table:table-column table:number-columns-repeated="0" table:style-name="a72dc0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eb657"/>
      <text:p text:style-name="Heading_20_1">f29</text:p>
      <text:p text:style-name="">Nach diesen Fragen zu Ihrer derzeitigen Beschäftigung haben wir nun einige Fragen zu Ihren Qualifikations- und Karrierezielen. Zunächst: Welchen höchsten Studienabschluss haben Sie erworben?</text:p>
      <text:p text:style-name="">Antwort Optionen</text:p>
      <table:table table:name="20b797c7-a7ac-445c-b0b1-35a3576d7c73" table:style-name="a343bd3">
        <table:table-header-columns>
          <table:table-column table:number-columns-repeated="3" table:style-name="ac9f51d"/>
        </table:table-header-columns>
        <table:table-column table:number-columns-repeated="0" table:style-name="ac9f51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noch) keinen" office:value-type="string" table:style-name="">
            <text:p text:style-name="Text">(noch) kein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Bachelor" office:value-type="string" table:style-name="">
            <text:p text:style-name="Text">Bachelor</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Master/Staatsexamen/Diplom/Magister" office:value-type="string" table:style-name="">
            <text:p text:style-name="Text">Master/Staatsexamen/Diplom/Magister</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onstiges, und zwar:" office:value-type="string" table:style-name="">
            <text:p text:style-name="Text">Sonstiges, und zwar:</text:p>
          </table:table-cell>
        </table:table-row>
      </table:table>
      <text:p text:style-name="a9ae3f5"/>
      <text:p text:style-name="Heading_20_1">f29_str</text:p>
      <text:p text:style-name="">Nach diesen Fragen zu Ihrer derzeitigen Beschäftigung haben wir nun einige Fragen zu Ihren Qualifikations- und Karrierezielen. Zunächst: Welchen höchsten Studienabschluss haben Sie erworben?</text:p>
      <text:p text:style-name="">Sonstiges, und zwar:</text:p>
      <text:p text:style-name="">Offene Angabe</text:p>
      <text:p text:style-name="a7f39e6"/>
      <text:p text:style-name="Heading_20_1">f30</text:p>
      <text:p text:style-name="">Sind Sie promoviert?</text:p>
      <text:p text:style-name="">Antwort Optionen</text:p>
      <table:table table:name="87da0ac3-9577-4994-961d-04f7503d6961" table:style-name="a714dea">
        <table:table-header-columns>
          <table:table-column table:number-columns-repeated="3" table:style-name="ad3c743"/>
        </table:table-header-columns>
        <table:table-column table:number-columns-repeated="0" table:style-name="ad3c74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aber ich promoviere derzeit." office:value-type="string" table:style-name="">
            <text:p text:style-name="Text">Nein, aber ich promoviere derzei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und ich promoviere (derzeit) auch nicht." office:value-type="string" table:style-name="">
            <text:p text:style-name="Text">Nein, und ich promoviere (derzeit) auch nicht.</text:p>
          </table:table-cell>
        </table:table-row>
      </table:table>
      <text:p text:style-name="ae4fbd6"/>
      <text:p text:style-name="Heading_20_1">f31</text:p>
      <text:p text:style-name="">Werden Sie in Ihrer Promotion von Ihrer/Ihrem Dienstvorgesetzten betreut?</text:p>
      <text:p text:style-name="">Antwort Optionen</text:p>
      <table:table table:name="2844da6a-3ed9-4daa-9f5e-b9df9b6d4275" table:style-name="a7f097e">
        <table:table-header-columns>
          <table:table-column table:number-columns-repeated="3" table:style-name="a06d630"/>
        </table:table-header-columns>
        <table:table-column table:number-columns-repeated="0" table:style-name="a06d63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aber eine andere Person betreut mich." office:value-type="string" table:style-name="">
            <text:p text:style-name="Text">Nein, aber eine andere Person betreut mich.</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ich habe derzeit (noch) keine Betreuung." office:value-type="string" table:style-name="">
            <text:p text:style-name="Text">Nein, ich habe derzeit (noch) keine Betreuung.</text:p>
          </table:table-cell>
        </table:table-row>
        <table:table-row>
          <table:table-cell office:string-value="ao4" office:value-type="string" table:style-name="">
            <text:p text:style-name="Text">ao4</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0908a2"/>
      <text:p text:style-name="Heading_20_1">f32</text:p>
      <text:p text:style-name="">Sind Sie habilitiert?</text:p>
      <text:p text:style-name="">Antwort Optionen</text:p>
      <table:table table:name="fe0a33be-999d-4b86-9e20-051f846f9193" table:style-name="afedc94">
        <table:table-header-columns>
          <table:table-column table:number-columns-repeated="3" table:style-name="a2aa56a"/>
        </table:table-header-columns>
        <table:table-column table:number-columns-repeated="0" table:style-name="a2aa56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ich bin habilitiert." office:value-type="string" table:style-name="">
            <text:p text:style-name="Text">Ja, ich bin habilitier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aber ich befinde mich im Habilitationsprozess." office:value-type="string" table:style-name="">
            <text:p text:style-name="Text">Nein, aber ich befinde mich im Habilitationsprozess.</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ich bin nicht habilitiert und befinde mich auch nicht im Habilitationsprozess." office:value-type="string" table:style-name="">
            <text:p text:style-name="Text">Nein, ich bin nicht habilitiert und befinde mich auch nicht im Habilitationsprozess.</text:p>
          </table:table-cell>
        </table:table-row>
      </table:table>
      <text:p text:style-name="a77fc5c"/>
      <text:p text:style-name="Heading_20_1">f33</text:p>
      <text:p text:style-name="">Gehört die wissenschaftliche oder künstlerische Weiterqualifizierung laut Arbeitsvertrag zu Ihren Dienstaufgaben?</text:p>
      <text:p text:style-name="">Antwort Optionen</text:p>
      <table:table table:name="fc6a473f-661f-463e-8b63-968aeb28b1d8" table:style-name="aaa692d">
        <table:table-header-columns>
          <table:table-column table:number-columns-repeated="3" table:style-name="a720a8a"/>
        </table:table-header-columns>
        <table:table-column table:number-columns-repeated="0" table:style-name="a720a8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4fddc8"/>
      <text:p text:style-name="Heading_20_1">f34</text:p>
      <text:p text:style-name="">Und ist Ihnen ein Teil Ihrer Arbeitszeit zur wissenschaftlichen oder künstlerischen Qualifizierung belassen?</text:p>
      <text:p text:style-name="">Und ist Ihnen trotzdem ein Teil Ihrer Arbeitszeit zur wissenschaftlichen oder künstlerischen Qualifizierung belassen?</text:p>
      <text:p text:style-name="">Antwort Optionen</text:p>
      <table:table table:name="e1ef7ec2-98cf-4fbe-b096-1b4fbcd3bde9" table:style-name="a063a79">
        <table:table-header-columns>
          <table:table-column table:number-columns-repeated="3" table:style-name="abda9a6"/>
        </table:table-header-columns>
        <table:table-column table:number-columns-repeated="0" table:style-name="abda9a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schriftlich vereinbart" office:value-type="string" table:style-name="">
            <text:p text:style-name="Text">ja, schriftlich vereinbar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a, aber nur mündlich vereinbart" office:value-type="string" table:style-name="">
            <text:p text:style-name="Text">ja, aber nur mündlich vereinbar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office:value-type="string" table:style-name="">
            <text:p text:style-name="Text">nein</text:p>
          </table:table-cell>
        </table:table-row>
      </table:table>
      <text:p text:style-name="a6b0aa6"/>
      <text:p text:style-name="Heading_20_1">f35</text:p>
      <text:p text:style-name="">Wie hoch ist dieser vereinbarte Anteil Ihrer Arbeitszeit, der Ihnen zur Qualifizierung belassen ist?</text:p>
      <text:p text:style-name="">Antwort Optionen</text:p>
      <table:table table:name="c80b2c52-d3ec-4cba-b86c-f803fc34c851" table:style-name="ab89132">
        <table:table-header-columns>
          <table:table-column table:number-columns-repeated="3" table:style-name="a504256"/>
        </table:table-header-columns>
        <table:table-column table:number-columns-repeated="0" table:style-name="a50425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Der vereinbarte Anteil beträgt:" office:value-type="string" table:style-name="">
            <text:p text:style-name="Text">Der vereinbarte Anteil beträg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s ist kein genauer Anteil festgelegt." office:value-type="string" table:style-name="">
            <text:p text:style-name="Text">Es ist kein genauer Anteil festgelegt.</text:p>
          </table:table-cell>
        </table:table-row>
      </table:table>
      <text:p text:style-name="a259f25"/>
      <text:p text:style-name="Heading_20_1">f35_str</text:p>
      <text:p text:style-name="">Offene Angabe</text:p>
      <text:p text:style-name="ab80503"/>
      <text:p text:style-name="Heading_20_1">f35x</text:p>
      <text:p text:style-name=""/>
      <text:p text:style-name="">Ich habe den Hinweis verstanden und möchte dennoch fortfahren.</text:p>
      <text:p text:style-name="">Antwort Optionen</text:p>
      <table:table table:name="5e3346aa-4ccc-40a1-8086-3bf465b6b0da" table:style-name="a9a88e3">
        <table:table-header-columns>
          <table:table-column table:number-columns-repeated="3" table:style-name="ac673ef"/>
        </table:table-header-columns>
        <table:table-column table:number-columns-repeated="0" table:style-name="ac673e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73879"/>
      <text:p text:style-name="Heading_20_1">f36_str</text:p>
      <text:p text:style-name="">Offene Angabe</text:p>
      <text:p text:style-name="ad149b5"/>
      <text:p text:style-name="Heading_20_1">f36x</text:p>
      <text:p text:style-name=""/>
      <text:p text:style-name="">Ich habe den Hinweis verstanden und möchte dennoch fortfahren.</text:p>
      <text:p text:style-name="">Antwort Optionen</text:p>
      <table:table table:name="9525a899-a190-495b-b447-2e25882bd997" table:style-name="a2d03fa">
        <table:table-header-columns>
          <table:table-column table:number-columns-repeated="3" table:style-name="a68c889"/>
        </table:table-header-columns>
        <table:table-column table:number-columns-repeated="0" table:style-name="a68c88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0f107"/>
      <text:p text:style-name="Heading_20_1">f37a_str</text:p>
      <text:p text:style-name="">Offene Angabe</text:p>
      <text:p text:style-name="a908c69"/>
      <text:p text:style-name="Heading_20_1">f37b_str</text:p>
      <text:p text:style-name="">Offene Angabe</text:p>
      <text:p text:style-name="adc4b3c"/>
      <text:p text:style-name="Heading_20_1">f37c_str</text:p>
      <text:p text:style-name="">Offene Angabe</text:p>
      <text:p text:style-name="a10b782"/>
      <text:p text:style-name="Heading_20_1">f37d_str</text:p>
      <text:p text:style-name="">Offene Angabe</text:p>
      <text:p text:style-name="ade102a"/>
      <text:p text:style-name="Heading_20_1">f37e_str</text:p>
      <text:p text:style-name="">Offene Angabe</text:p>
      <text:p text:style-name="a88eacb"/>
      <text:p text:style-name="Heading_20_1">f37v_str</text:p>
      <text:p text:style-name="">Offene Angabe</text:p>
      <text:p text:style-name="aa0fc1b"/>
      <text:p text:style-name="Heading_20_1">f37x</text:p>
      <text:p text:style-name=""/>
      <text:p text:style-name="">Ich habe den Hinweis verstanden und möchte dennoch fortfahren.</text:p>
      <text:p text:style-name="">Antwort Optionen</text:p>
      <table:table table:name="ed90938c-e430-4693-bf19-42d7c57519bc" table:style-name="af7d12b">
        <table:table-header-columns>
          <table:table-column table:number-columns-repeated="3" table:style-name="a9159d0"/>
        </table:table-header-columns>
        <table:table-column table:number-columns-repeated="0" table:style-name="a9159d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6cc3a"/>
      <text:p text:style-name="Heading_20_1">f38a_str</text:p>
      <text:p text:style-name="">Offene Angabe</text:p>
      <text:p text:style-name="ad4c4d2"/>
      <text:p text:style-name="Heading_20_1">f38b_str</text:p>
      <text:p text:style-name="">Offene Angabe</text:p>
      <text:p text:style-name="ad4df14"/>
      <text:p text:style-name="Heading_20_1">f38c_str</text:p>
      <text:p text:style-name="">Offene Angabe</text:p>
      <text:p text:style-name="aee0825"/>
      <text:p text:style-name="Heading_20_1">f38v_str</text:p>
      <text:p text:style-name="">Offene Angabe</text:p>
      <text:p text:style-name="a4a7c7a"/>
      <text:p text:style-name="Heading_20_1">f38x</text:p>
      <text:p text:style-name=""/>
      <text:p text:style-name="">Ich habe den Hinweis verstanden und möchte dennoch fortfahren.</text:p>
      <text:p text:style-name="">Antwort Optionen</text:p>
      <table:table table:name="a5d494fd-6ba3-4740-b969-27de01c1e9a1" table:style-name="a629784">
        <table:table-header-columns>
          <table:table-column table:number-columns-repeated="3" table:style-name="ac2e162"/>
        </table:table-header-columns>
        <table:table-column table:number-columns-repeated="0" table:style-name="ac2e16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650ff"/>
      <text:p text:style-name="Heading_20_1">f39a</text:p>
      <text:p text:style-name="">Wenn Sie nun einmal an Ihre berufliche Zukunft denken: In welchem Bereich möchten Sie langfristig tätig sein?</text:p>
      <text:p text:style-name="">im Hochschulbereich</text:p>
      <text:p text:style-name="">Antwort Optionen</text:p>
      <table:table table:name="aa5bdde3-9657-4fe3-9f9c-62eb146ce418" table:style-name="a7be69b">
        <table:table-header-columns>
          <table:table-column table:number-columns-repeated="3" table:style-name="a1e5d29"/>
        </table:table-header-columns>
        <table:table-column table:number-columns-repeated="0" table:style-name="a1e5d2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8684e"/>
      <text:p text:style-name="Heading_20_1">f39b</text:p>
      <text:p text:style-name="">Wenn Sie nun einmal an Ihre berufliche Zukunft denken: In welchem Bereich möchten Sie langfristig tätig sein?</text:p>
      <text:p text:style-name="">außerhalb des Hochschulbereichs</text:p>
      <text:p text:style-name="">Antwort Optionen</text:p>
      <table:table table:name="2ced0f7f-aaae-48e7-b7a3-7c8f6727647f" table:style-name="acb7848">
        <table:table-header-columns>
          <table:table-column table:number-columns-repeated="3" table:style-name="ac543e1"/>
        </table:table-header-columns>
        <table:table-column table:number-columns-repeated="0" table:style-name="ac543e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f63c8"/>
      <text:p text:style-name="Heading_20_1">f39c</text:p>
      <text:p text:style-name="">Wenn Sie nun einmal an Ihre berufliche Zukunft denken: In welchem Bereich möchten Sie langfristig tätig sein?</text:p>
      <text:p text:style-name="">im Bereich Forschung</text:p>
      <text:p text:style-name="">Antwort Optionen</text:p>
      <table:table table:name="5fcc017d-fa7b-43b9-94d2-35c97c5f4555" table:style-name="af3d199">
        <table:table-header-columns>
          <table:table-column table:number-columns-repeated="3" table:style-name="ac3542b"/>
        </table:table-header-columns>
        <table:table-column table:number-columns-repeated="0" table:style-name="ac3542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d96ae"/>
      <text:p text:style-name="Heading_20_1">f39d</text:p>
      <text:p text:style-name="">Wenn Sie nun einmal an Ihre berufliche Zukunft denken: In welchem Bereich möchten Sie langfristig tätig sein?</text:p>
      <text:p text:style-name="">im Bereich Lehre</text:p>
      <text:p text:style-name="">Antwort Optionen</text:p>
      <table:table table:name="9f9dd08f-5014-4647-b891-b150c1ee72fc" table:style-name="aeeb81f">
        <table:table-header-columns>
          <table:table-column table:number-columns-repeated="3" table:style-name="aebef90"/>
        </table:table-header-columns>
        <table:table-column table:number-columns-repeated="0" table:style-name="aebef9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7923e"/>
      <text:p text:style-name="Heading_20_1">f39e</text:p>
      <text:p text:style-name="">Wenn Sie nun einmal an Ihre berufliche Zukunft denken: In welchem Bereich möchten Sie langfristig tätig sein?</text:p>
      <text:p text:style-name="">im Bereich Wissenschaftsmanagement</text:p>
      <text:p text:style-name="">Antwort Optionen</text:p>
      <table:table table:name="49acbd50-5ebc-488d-bf40-e14b52979d0f" table:style-name="a4511ca">
        <table:table-header-columns>
          <table:table-column table:number-columns-repeated="3" table:style-name="a2fe205"/>
        </table:table-header-columns>
        <table:table-column table:number-columns-repeated="0" table:style-name="a2fe20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1dd76"/>
      <text:p text:style-name="Heading_20_1">f39f</text:p>
      <text:p text:style-name="">Wenn Sie nun einmal an Ihre berufliche Zukunft denken: In welchem Bereich möchten Sie langfristig tätig sein?</text:p>
      <text:p text:style-name="">im Bereich Technik, Service und Verwaltung</text:p>
      <text:p text:style-name="">Antwort Optionen</text:p>
      <table:table table:name="dfe5f746-0e91-4529-b50f-a89f00995174" table:style-name="a48efa4">
        <table:table-header-columns>
          <table:table-column table:number-columns-repeated="3" table:style-name="a438881"/>
        </table:table-header-columns>
        <table:table-column table:number-columns-repeated="0" table:style-name="a43888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7b189"/>
      <text:p text:style-name="Heading_20_1">f39g</text:p>
      <text:p text:style-name="">Wenn Sie nun einmal an Ihre berufliche Zukunft denken: In welchem Bereich möchten Sie langfristig tätig sein?</text:p>
      <text:p text:style-name="">im künstlerischen, kulturellen Bereich</text:p>
      <text:p text:style-name="">Antwort Optionen</text:p>
      <table:table table:name="4411727a-5fb4-4179-8815-638a2bda1879" table:style-name="a1b5886">
        <table:table-header-columns>
          <table:table-column table:number-columns-repeated="3" table:style-name="a52a760"/>
        </table:table-header-columns>
        <table:table-column table:number-columns-repeated="0" table:style-name="a52a76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a8a77"/>
      <text:p text:style-name="Heading_20_1">f39v</text:p>
      <text:p text:style-name="">Wenn Sie nun einmal an Ihre berufliche Zukunft denken: In welchem Bereich möchten Sie langfristig tätig sein?</text:p>
      <text:p text:style-name="">Sonstiges, und zwar:</text:p>
      <text:p text:style-name="">Antwort Optionen</text:p>
      <table:table table:name="5f8ef3ad-8737-47c7-86ce-a6e130ea7dec" table:style-name="a316cac">
        <table:table-header-columns>
          <table:table-column table:number-columns-repeated="3" table:style-name="a5b30bf"/>
        </table:table-header-columns>
        <table:table-column table:number-columns-repeated="0" table:style-name="a5b30b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104a4"/>
      <text:p text:style-name="Heading_20_1">f39v_str</text:p>
      <text:p text:style-name="">Wenn Sie nun einmal an Ihre berufliche Zukunft denken: In welchem Bereich möchten Sie langfristig tätig sein?</text:p>
      <text:p text:style-name="">Sonstiges, und zwar:</text:p>
      <text:p text:style-name="">Offene Angabe</text:p>
      <text:p text:style-name="a3dd593"/>
      <text:p text:style-name="Heading_20_1">f39w</text:p>
      <text:p text:style-name="">Wenn Sie nun einmal an Ihre berufliche Zukunft denken: In welchem Bereich möchten Sie langfristig tätig sein?</text:p>
      <text:p text:style-name="">weiß nicht</text:p>
      <text:p text:style-name="">Antwort Optionen</text:p>
      <table:table table:name="ee19b937-b34f-4470-873d-d3da634ca7a1" table:style-name="a844f68">
        <table:table-header-columns>
          <table:table-column table:number-columns-repeated="3" table:style-name="a4b232d"/>
        </table:table-header-columns>
        <table:table-column table:number-columns-repeated="0" table:style-name="a4b232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03df4"/>
      <text:p text:style-name="Heading_20_1">f40</text:p>
      <text:p text:style-name="">Und welche Position entspricht am ehesten Ihrer langfristigen Vorstellung?</text:p>
      <text:p text:style-name="">Antwort Optionen</text:p>
      <table:table table:name="e3812887-dd35-4701-9abd-b7df50ea2aaf" table:style-name="a245cce">
        <table:table-header-columns>
          <table:table-column table:number-columns-repeated="3" table:style-name="aad4153"/>
        </table:table-header-columns>
        <table:table-column table:number-columns-repeated="0" table:style-name="aad415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Lebenszeitprofessur" office:value-type="string" table:style-name="">
            <text:p text:style-name="Text">Lebenszeitprofessur</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andere) Leitungsposition" office:value-type="string" table:style-name="">
            <text:p text:style-name="Text">(andere) Leitungspositio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Lehrkraft für besondere Aufgaben" office:value-type="string" table:style-name="">
            <text:p text:style-name="Text">Lehrkraft für besondere Aufgab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entfristete Mittelbaustelle" office:value-type="string" table:style-name="">
            <text:p text:style-name="Text">entfristete Mittelbaustelle</text:p>
          </table:table-cell>
        </table:table-row>
        <table:table-row>
          <table:table-cell office:string-value="ao5" office:value-type="string" table:style-name="">
            <text:p text:style-name="Text">ao5</text:p>
          </table:table-cell>
          <table:table-cell office:string-value="5" office:value-type="string" table:style-name="">
            <text:p text:style-name="Text">5</text:p>
          </table:table-cell>
          <table:table-cell office:string-value="(andere) Position ohne Leitungsfunktion" office:value-type="string" table:style-name="">
            <text:p text:style-name="Text">(andere) Position ohne Leitungsfunktion</text:p>
          </table:table-cell>
        </table:table-row>
        <table:table-row>
          <table:table-cell office:string-value="ao6" office:value-type="string" table:style-name="">
            <text:p text:style-name="Text">ao6</text:p>
          </table:table-cell>
          <table:table-cell office:string-value="6" office:value-type="string" table:style-name="">
            <text:p text:style-name="Text">6</text:p>
          </table:table-cell>
          <table:table-cell office:string-value="Selbstständigkeit/Freiberufliche Tätigkeit" office:value-type="string" table:style-name="">
            <text:p text:style-name="Text">Selbstständigkeit/Freiberufliche Tätigkeit</text:p>
          </table:table-cell>
        </table:table-row>
        <table:table-row>
          <table:table-cell office:string-value="ao7" office:value-type="string" table:style-name="">
            <text:p text:style-name="Text">ao7</text:p>
          </table:table-cell>
          <table:table-cell office:string-value="7" office:value-type="string" table:style-name="">
            <text:p text:style-name="Text">7</text:p>
          </table:table-cell>
          <table:table-cell office:string-value="andere Position, und zwar:" office:value-type="string" table:style-name="">
            <text:p text:style-name="Text">andere Position, und zwar:</text:p>
          </table:table-cell>
        </table:table-row>
        <table:table-row>
          <table:table-cell office:string-value="ao8" office:value-type="string" table:style-name="">
            <text:p text:style-name="Text">ao8</text:p>
          </table:table-cell>
          <table:table-cell office:string-value="-98" office:value-type="string" table:style-name="">
            <text:p text:style-name="Text">-98</text:p>
          </table:table-cell>
          <table:table-cell office:string-value="weiß nicht" office:value-type="string" table:style-name="">
            <text:p text:style-name="Text">weiß nicht</text:p>
          </table:table-cell>
        </table:table-row>
      </table:table>
      <text:p text:style-name="a2384eb"/>
      <text:p text:style-name="Heading_20_1">f40_str</text:p>
      <text:p text:style-name="">Und welche Position entspricht am ehesten Ihrer langfristigen Vorstellung?</text:p>
      <text:p text:style-name="">andere Position, und zwar:</text:p>
      <text:p text:style-name="">Offene Angabe</text:p>
      <text:p text:style-name="ac1c4b6"/>
      <text:p text:style-name="Heading_20_1">f41</text:p>
      <text:p text:style-name="">Kommen wir noch einmal kurz zurück zu Ihrer Berufsbiografie an sächsischen Hochschulen. Handelt es sich bei Ihrem derzeitigen Arbeitsvertrag um den ersten Arbeitsvertrag an einer staatlichen Hochschule in Sachsen?</text:p>
      <text:p text:style-name="">Antwort Optionen</text:p>
      <table:table table:name="337088f5-a926-47db-8689-f6d001777bae" table:style-name="a428971">
        <table:table-header-columns>
          <table:table-column table:number-columns-repeated="3" table:style-name="a253f6a"/>
        </table:table-header-columns>
        <table:table-column table:number-columns-repeated="0" table:style-name="a253f6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
      <text:p text:style-name="a3e92f9"/>
      <text:p text:style-name="Heading_20_1">f42</text:p>
      <text:p text:style-name="">Waren Sie zuvor als studentische Hilfskraft an einer staatlichen Hochschule in Sachsen tätig?</text:p>
      <text:p text:style-name="">Antwort Optionen</text:p>
      <table:table table:name="b7503c01-3884-4c9c-acaa-fa61f7c8573f" table:style-name="a675873">
        <table:table-header-columns>
          <table:table-column table:number-columns-repeated="3" table:style-name="aad115e"/>
        </table:table-header-columns>
        <table:table-column table:number-columns-repeated="0" table:style-name="aad115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
      <text:p text:style-name="aac0e91"/>
      <text:p text:style-name="Heading_20_1">f43</text:p>
      <text:p text:style-name="">Gab es weitere Vorbeschäftigungen an einer staatlichen Hochschule in Sachsen?</text:p>
      <text:p text:style-name="">Antwort Optionen</text:p>
      <table:table table:name="85ecf0f8-a2f4-4e38-ac13-07044199586e" table:style-name="a3eff16">
        <table:table-header-columns>
          <table:table-column table:number-columns-repeated="3" table:style-name="aae6cc2"/>
        </table:table-header-columns>
        <table:table-column table:number-columns-repeated="0" table:style-name="aae6cc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in der gleichen Personalkategorie wie derzeit" office:value-type="string" table:style-name="">
            <text:p text:style-name="Text">ja, in der gleichen Personalkategorie wie derzei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a, (auch) in einer anderen Personalkategorie als derzeit" office:value-type="string" table:style-name="">
            <text:p text:style-name="Text">ja, (auch) in einer anderen Personalkategorie als derzei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office:value-type="string" table:style-name="">
            <text:p text:style-name="Text">nein</text:p>
          </table:table-cell>
        </table:table-row>
      </table:table>
      <text:p text:style-name="a6ab84f"/>
      <text:p text:style-name="Heading_20_1">f44a</text:p>
      <text:p text:style-name="">In welcher weiteren Personalkategorie waren Sie zuvor bereits an einer staatlichen Hochschule in Sachsen beschäftigt?</text:p>
      <text:p text:style-name="">(Junior)Professor*in</text:p>
      <text:p text:style-name="">Antwort Optionen</text:p>
      <table:table table:name="7dee4b27-f1f6-49a0-b99e-405d5e417fd9" table:style-name="a5a4a25">
        <table:table-header-columns>
          <table:table-column table:number-columns-repeated="3" table:style-name="a96c91a"/>
        </table:table-header-columns>
        <table:table-column table:number-columns-repeated="0" table:style-name="a96c91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ee463"/>
      <text:p text:style-name="Heading_20_1">f44b</text:p>
      <text:p text:style-name="">In welcher weiteren Personalkategorie waren Sie zuvor bereits an einer staatlichen Hochschule in Sachsen beschäftigt?</text:p>
      <text:p text:style-name="">Akademische*r Assistent*in</text:p>
      <text:p text:style-name="">Antwort Optionen</text:p>
      <table:table table:name="e945c67b-4f5c-4e4a-a177-bb5d3148d747" table:style-name="aae1b4e">
        <table:table-header-columns>
          <table:table-column table:number-columns-repeated="3" table:style-name="a6a6324"/>
        </table:table-header-columns>
        <table:table-column table:number-columns-repeated="0" table:style-name="a6a632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22f3b"/>
      <text:p text:style-name="Heading_20_1">f44c</text:p>
      <text:p text:style-name="">In welcher weiteren Personalkategorie waren Sie zuvor bereits an einer staatlichen Hochschule in Sachsen beschäftigt?</text:p>
      <text:p text:style-name="">Wissenschaftliche*r/künstlerischer*r Mitarbeiter*in</text:p>
      <text:p text:style-name="">Antwort Optionen</text:p>
      <table:table table:name="fa1de6a1-a423-4479-90d1-ce5dd28cc2e6" table:style-name="a3e143e">
        <table:table-header-columns>
          <table:table-column table:number-columns-repeated="3" table:style-name="afcac02"/>
        </table:table-header-columns>
        <table:table-column table:number-columns-repeated="0" table:style-name="afcac0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044ac"/>
      <text:p text:style-name="Heading_20_1">f44d</text:p>
      <text:p text:style-name="">In welcher weiteren Personalkategorie waren Sie zuvor bereits an einer staatlichen Hochschule in Sachsen beschäftigt?</text:p>
      <text:p text:style-name="">Wissenschaftliche/künstlerischer Hilfskraft</text:p>
      <text:p text:style-name="">Antwort Optionen</text:p>
      <table:table table:name="63661a8d-9668-4136-a39c-b26d825c99ab" table:style-name="a54fba0">
        <table:table-header-columns>
          <table:table-column table:number-columns-repeated="3" table:style-name="a41ea6c"/>
        </table:table-header-columns>
        <table:table-column table:number-columns-repeated="0" table:style-name="a41ea6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2b923"/>
      <text:p text:style-name="Heading_20_1">f44e</text:p>
      <text:p text:style-name="">In welcher weiteren Personalkategorie waren Sie zuvor bereits an einer staatlichen Hochschule in Sachsen beschäftigt?</text:p>
      <text:p text:style-name="">Lehrkraft für besondere Aufgaben (LfbA)</text:p>
      <text:p text:style-name="">Antwort Optionen</text:p>
      <table:table table:name="ad8a72a6-d8a0-4187-a1b6-7eef9c6602df" table:style-name="afe6a86">
        <table:table-header-columns>
          <table:table-column table:number-columns-repeated="3" table:style-name="a254418"/>
        </table:table-header-columns>
        <table:table-column table:number-columns-repeated="0" table:style-name="a25441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9c7b9"/>
      <text:p text:style-name="Heading_20_1">f44f</text:p>
      <text:p text:style-name="">In welcher weiteren Personalkategorie waren Sie zuvor bereits an einer staatlichen Hochschule in Sachsen beschäftigt?</text:p>
      <text:p text:style-name="">Mitarbeiter*in in Service, Technik und Verwaltung (Wissenschaftsunterstützendes Personal)</text:p>
      <text:p text:style-name="">Antwort Optionen</text:p>
      <table:table table:name="fdcd64db-5d93-4d24-921f-f2e6de07061a" table:style-name="a5f3133">
        <table:table-header-columns>
          <table:table-column table:number-columns-repeated="3" table:style-name="af8b104"/>
        </table:table-header-columns>
        <table:table-column table:number-columns-repeated="0" table:style-name="af8b10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6058b"/>
      <text:p text:style-name="Heading_20_1">f44v</text:p>
      <text:p text:style-name="">In welcher weiteren Personalkategorie waren Sie zuvor bereits an einer staatlichen Hochschule in Sachsen beschäftigt?</text:p>
      <text:p text:style-name="">Andere, und zwar:</text:p>
      <text:p text:style-name="">Antwort Optionen</text:p>
      <table:table table:name="a14fc131-3842-4d3c-a157-f82999ec6624" table:style-name="ac828c0">
        <table:table-header-columns>
          <table:table-column table:number-columns-repeated="3" table:style-name="a186641"/>
        </table:table-header-columns>
        <table:table-column table:number-columns-repeated="0" table:style-name="a18664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33ded"/>
      <text:p text:style-name="Heading_20_1">f44_str</text:p>
      <text:p text:style-name="">In welcher weiteren Personalkategorie waren Sie zuvor bereits an einer staatlichen Hochschule in Sachsen beschäftigt?</text:p>
      <text:p text:style-name="">Andere, und zwar:</text:p>
      <text:p text:style-name="">Offene Angabe</text:p>
      <text:p text:style-name="a50c785"/>
      <text:p text:style-name="Heading_20_1">f45_str</text:p>
      <text:p text:style-name="">Offene Angabe</text:p>
      <text:p text:style-name="a3133ee"/>
      <text:p text:style-name="Heading_20_1">f45x</text:p>
      <text:p text:style-name=""/>
      <text:p text:style-name="">Ich habe den Hinweis verstanden und möchte dennoch fortfahren.</text:p>
      <text:p text:style-name="">Antwort Optionen</text:p>
      <table:table table:name="aa273c92-c908-4bc6-bc44-b3e1501d8b77" table:style-name="aa73c15">
        <table:table-header-columns>
          <table:table-column table:number-columns-repeated="3" table:style-name="ae6fe00"/>
        </table:table-header-columns>
        <table:table-column table:number-columns-repeated="0" table:style-name="ae6fe0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4a93f"/>
      <text:p text:style-name="Heading_20_1">f46_m</text:p>
      <text:p text:style-name="">Offene Angabe</text:p>
      <text:p text:style-name="a4e24b8"/>
      <text:p text:style-name="Heading_20_1">f46_y</text:p>
      <text:p text:style-name="">Offene Angabe</text:p>
      <text:p text:style-name="a518162"/>
      <text:p text:style-name="Heading_20_1">f46x</text:p>
      <text:p text:style-name=""/>
      <text:p text:style-name="">Ich habe den Hinweis verstanden und möchte dennoch fortfahren.</text:p>
      <text:p text:style-name="">Antwort Optionen</text:p>
      <table:table table:name="096aeb67-3945-4a52-b0cc-c663d1458fc4" table:style-name="abcb861">
        <table:table-header-columns>
          <table:table-column table:number-columns-repeated="3" table:style-name="a56f724"/>
        </table:table-header-columns>
        <table:table-column table:number-columns-repeated="0" table:style-name="a56f72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bc076"/>
      <text:p text:style-name="Heading_20_1">f47_str</text:p>
      <text:p text:style-name="">Offene Angabe</text:p>
      <text:p text:style-name="acb738a"/>
      <text:p text:style-name="Heading_20_1">f47x</text:p>
      <text:p text:style-name=""/>
      <text:p text:style-name="">Ich habe den Hinweis verstanden und möchte dennoch fortfahren.</text:p>
      <text:p text:style-name="">Antwort Optionen</text:p>
      <table:table table:name="d77a4255-7053-45c7-8794-ba4f5fdb70c3" table:style-name="a94a7ce">
        <table:table-header-columns>
          <table:table-column table:number-columns-repeated="3" table:style-name="a823360"/>
        </table:table-header-columns>
        <table:table-column table:number-columns-repeated="0" table:style-name="a82336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995b1"/>
      <text:p text:style-name="Heading_20_1">f48_y</text:p>
      <text:p text:style-name="">Offene Angabe</text:p>
      <text:p text:style-name="ad1d678"/>
      <text:p text:style-name="Heading_20_1">f48x</text:p>
      <text:p text:style-name=""/>
      <text:p text:style-name="">Ich habe den Hinweis verstanden und möchte dennoch fortfahren.</text:p>
      <text:p text:style-name="">Antwort Optionen</text:p>
      <table:table table:name="abcb5488-09e8-4ec0-a21a-c6e928851bbf" table:style-name="adf2a7b">
        <table:table-header-columns>
          <table:table-column table:number-columns-repeated="3" table:style-name="a8578db"/>
        </table:table-header-columns>
        <table:table-column table:number-columns-repeated="0" table:style-name="a8578d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7af7b"/>
      <text:p text:style-name="Heading_20_1">f49</text:p>
      <text:p text:style-name="">Und gab es in dieser Zeit tatsächliche, ungewollte Beschäftigungslücken, d. h. Zeiten ohne Arbeitsvertrag? Und wenn ja, wie viele?</text:p>
      <text:p text:style-name="">Antwort Optionen</text:p>
      <table:table table:name="15b1f42f-b11d-449b-b065-b52a80ac11b9" table:style-name="ab9a06b">
        <table:table-header-columns>
          <table:table-column table:number-columns-repeated="3" table:style-name="a689813"/>
        </table:table-header-columns>
        <table:table-column table:number-columns-repeated="0" table:style-name="a68981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insgesamt gab es:" office:value-type="string" table:style-name="">
            <text:p text:style-name="Text">Ja, insgesamt gab es:</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es gab keine ungewollten Beschäftigungslücken." office:value-type="string" table:style-name="">
            <text:p text:style-name="Text">Nein, es gab keine ungewollten Beschäftigungslücken.</text:p>
          </table:table-cell>
        </table:table-row>
      </table:table>
      <text:p text:style-name="ac3b3b6"/>
      <text:p text:style-name="Heading_20_1">f49_str</text:p>
      <text:p text:style-name="">Offene Angabe</text:p>
      <text:p text:style-name="a27bcb1"/>
      <text:p text:style-name="Heading_20_1">f49x</text:p>
      <text:p text:style-name=""/>
      <text:p text:style-name="">Ich habe den Hinweis verstanden und möchte dennoch fortfahren.</text:p>
      <text:p text:style-name="">Antwort Optionen</text:p>
      <table:table table:name="35cfb012-7c42-4df9-9522-2d00c2fc3266" table:style-name="a8239c8">
        <table:table-header-columns>
          <table:table-column table:number-columns-repeated="3" table:style-name="a538e0a"/>
        </table:table-header-columns>
        <table:table-column table:number-columns-repeated="0" table:style-name="a538e0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0ba54"/>
      <text:p text:style-name="Heading_20_1">f50_str</text:p>
      <text:p text:style-name="">Offene Angabe</text:p>
      <text:p text:style-name="ab6ab5a"/>
      <text:p text:style-name="Heading_20_1">f50x</text:p>
      <text:p text:style-name=""/>
      <text:p text:style-name="">Ich habe den Hinweis verstanden und möchte dennoch fortfahren.</text:p>
      <text:p text:style-name="">Antwort Optionen</text:p>
      <table:table table:name="cb8f2204-dcdc-41d7-8327-57fd291b54d3" table:style-name="a3750e8">
        <table:table-header-columns>
          <table:table-column table:number-columns-repeated="3" table:style-name="a7eefe9"/>
        </table:table-header-columns>
        <table:table-column table:number-columns-repeated="0" table:style-name="a7eefe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c6c2b"/>
      <text:p text:style-name="Heading_20_1">f51a</text:p>
      <text:p text:style-name="">Unmittelbare Unterstützung und Zuarbeiten im Bereich Forschung (z. B. Literaturrecherche, Korrekturlesen, Datenerhebung/-aufbereitung, …)</text:p>
      <text:p text:style-name="">Antwort Optionen</text:p>
      <table:table table:name="3c66bf60-7d9b-4357-bc3b-75885816233b" table:style-name="a33b7ee">
        <table:table-header-columns>
          <table:table-column table:number-columns-repeated="3" table:style-name="aaf41e9"/>
        </table:table-header-columns>
        <table:table-column table:number-columns-repeated="0" table:style-name="aaf41e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Das mache ich überwiegend/häufig." office:value-type="string" table:style-name="">
            <text:p text:style-name="Text">Das mache ich überwiegend/häuf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as mache ich gelegentlich." office:value-type="string" table:style-name="">
            <text:p text:style-name="Text">Das mache ich gelegentlich.</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Das mache ich üblicherweise nicht." office:value-type="string" table:style-name="">
            <text:p text:style-name="Text">Das mache ich üblicherweise nicht.</text:p>
          </table:table-cell>
        </table:table-row>
      </table:table>
      <text:p text:style-name="a7e1b9d"/>
      <text:p text:style-name="Heading_20_1">f51b</text:p>
      <text:p text:style-name="">Unmittelbare Unterstützung und Zuarbeiten im Bereich Lehre und Prüfungen (z. B. Vorbereitung von Seminaren, Klausuraufsicht, Betreuung von Studierenden, Tutorien, …)</text:p>
      <text:p text:style-name="">Antwort Optionen</text:p>
      <table:table table:name="a4f3ad02-8961-439d-b43d-f28475bea2bc" table:style-name="a0363b8">
        <table:table-header-columns>
          <table:table-column table:number-columns-repeated="3" table:style-name="a69f0a7"/>
        </table:table-header-columns>
        <table:table-column table:number-columns-repeated="0" table:style-name="a69f0a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Das mache ich überwiegend/häufig." office:value-type="string" table:style-name="">
            <text:p text:style-name="Text">Das mache ich überwiegend/häuf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as mache ich gelegentlich." office:value-type="string" table:style-name="">
            <text:p text:style-name="Text">Das mache ich gelegentlich.</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Das mache ich üblicherweise nicht." office:value-type="string" table:style-name="">
            <text:p text:style-name="Text">Das mache ich üblicherweise nicht.</text:p>
          </table:table-cell>
        </table:table-row>
      </table:table>
      <text:p text:style-name="a748388"/>
      <text:p text:style-name="Heading_20_1">f51c</text:p>
      <text:p text:style-name="">Sonstige Unterstützung und Zuarbeiten, die sich nicht unmittelbar den Bereichen Forschung und Lehre zuordnen lassen (z. B. Bibliotheksaufsicht, Korrespondenz, Catering, IT-Support, Pflege von Musikinstrumenten, …)</text:p>
      <text:p text:style-name="">Antwort Optionen</text:p>
      <table:table table:name="24156252-0073-4e1a-9f36-4767d473981e" table:style-name="abe7ec2">
        <table:table-header-columns>
          <table:table-column table:number-columns-repeated="3" table:style-name="a83f505"/>
        </table:table-header-columns>
        <table:table-column table:number-columns-repeated="0" table:style-name="a83f50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Das mache ich überwiegend/häufig." office:value-type="string" table:style-name="">
            <text:p text:style-name="Text">Das mache ich überwiegend/häuf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as mache ich gelegentlich." office:value-type="string" table:style-name="">
            <text:p text:style-name="Text">Das mache ich gelegentlich.</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Das mache ich üblicherweise nicht." office:value-type="string" table:style-name="">
            <text:p text:style-name="Text">Das mache ich üblicherweise nicht.</text:p>
          </table:table-cell>
        </table:table-row>
      </table:table>
      <text:p text:style-name="a3e3162"/>
      <text:p text:style-name="Heading_20_1">f52a</text:p>
      <text:p text:style-name="">Hier möchten wir noch einmal genauer nachfragen. Welche sonstigen Aufgaben übernehmen Sie im Rahmen Ihrer Tätigkeit?</text:p>
      <text:p text:style-name="">Allgemeine Labor- oder Atelierarbeiten (z. B. Vorbereitung, Aufräumen)</text:p>
      <text:p text:style-name="">Antwort Optionen</text:p>
      <table:table table:name="25f8f71b-6431-4545-ba1e-5f71f4028f31" table:style-name="a737c3f">
        <table:table-header-columns>
          <table:table-column table:number-columns-repeated="3" table:style-name="a677ca5"/>
        </table:table-header-columns>
        <table:table-column table:number-columns-repeated="0" table:style-name="a677ca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03dd2"/>
      <text:p text:style-name="Heading_20_1">f52b</text:p>
      <text:p text:style-name="">Hier möchten wir noch einmal genauer nachfragen. Welche sonstigen Aufgaben übernehmen Sie im Rahmen Ihrer Tätigkeit?</text:p>
      <text:p text:style-name="">Überwachung und Pflege von Messgeräten</text:p>
      <text:p text:style-name="">Antwort Optionen</text:p>
      <table:table table:name="abd688a2-ab82-4ed2-8986-5610049ab6c7" table:style-name="a788dae">
        <table:table-header-columns>
          <table:table-column table:number-columns-repeated="3" table:style-name="a7989b9"/>
        </table:table-header-columns>
        <table:table-column table:number-columns-repeated="0" table:style-name="a7989b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24176"/>
      <text:p text:style-name="Heading_20_1">f52c</text:p>
      <text:p text:style-name="">Hier möchten wir noch einmal genauer nachfragen. Welche sonstigen Aufgaben übernehmen Sie im Rahmen Ihrer Tätigkeit?</text:p>
      <text:p text:style-name="">Pflege oder Ausgabe von (Musik-)Instrumenten oder Arbeitsmaterialen</text:p>
      <text:p text:style-name="">Antwort Optionen</text:p>
      <table:table table:name="659e9c46-4267-4941-88c1-393918486d55" table:style-name="a7106a2">
        <table:table-header-columns>
          <table:table-column table:number-columns-repeated="3" table:style-name="ad6a61a"/>
        </table:table-header-columns>
        <table:table-column table:number-columns-repeated="0" table:style-name="ad6a61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657bb"/>
      <text:p text:style-name="Heading_20_1">f52d</text:p>
      <text:p text:style-name="">Hier möchten wir noch einmal genauer nachfragen. Welche sonstigen Aufgaben übernehmen Sie im Rahmen Ihrer Tätigkeit?</text:p>
      <text:p text:style-name="">Organisation von Reisen</text:p>
      <text:p text:style-name="">Antwort Optionen</text:p>
      <table:table table:name="12518b95-bbcb-4e72-914f-a516dc3d30cd" table:style-name="ab7818c">
        <table:table-header-columns>
          <table:table-column table:number-columns-repeated="3" table:style-name="a1ec00c"/>
        </table:table-header-columns>
        <table:table-column table:number-columns-repeated="0" table:style-name="a1ec00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4b954"/>
      <text:p text:style-name="Heading_20_1">f52e</text:p>
      <text:p text:style-name="">Hier möchten wir noch einmal genauer nachfragen. Welche sonstigen Aufgaben übernehmen Sie im Rahmen Ihrer Tätigkeit?</text:p>
      <text:p text:style-name="">Aufsicht und Katalogisierung in einer Bibliothek</text:p>
      <text:p text:style-name="">Antwort Optionen</text:p>
      <table:table table:name="77074286-26a6-41b5-b120-bcf2dafc57ff" table:style-name="a99be18">
        <table:table-header-columns>
          <table:table-column table:number-columns-repeated="3" table:style-name="aa4d31c"/>
        </table:table-header-columns>
        <table:table-column table:number-columns-repeated="0" table:style-name="aa4d31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ef3ba"/>
      <text:p text:style-name="Heading_20_1">f52f</text:p>
      <text:p text:style-name="">Hier möchten wir noch einmal genauer nachfragen. Welche sonstigen Aufgaben übernehmen Sie im Rahmen Ihrer Tätigkeit?</text:p>
      <text:p text:style-name="">Sekretariatsarbeiten, Korrespondenz</text:p>
      <text:p text:style-name="">Antwort Optionen</text:p>
      <table:table table:name="6e4d80e9-9c2a-4c31-bb5b-7f071750df08" table:style-name="a7ed9e0">
        <table:table-header-columns>
          <table:table-column table:number-columns-repeated="3" table:style-name="a88fd03"/>
        </table:table-header-columns>
        <table:table-column table:number-columns-repeated="0" table:style-name="a88fd0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998cf"/>
      <text:p text:style-name="Heading_20_1">f52g</text:p>
      <text:p text:style-name="">Hier möchten wir noch einmal genauer nachfragen. Welche sonstigen Aufgaben übernehmen Sie im Rahmen Ihrer Tätigkeit?</text:p>
      <text:p text:style-name="">Service, Catering</text:p>
      <text:p text:style-name="">Antwort Optionen</text:p>
      <table:table table:name="20999f95-fc09-4546-9a45-53193ef2d7c5" table:style-name="ac44ec3">
        <table:table-header-columns>
          <table:table-column table:number-columns-repeated="3" table:style-name="a62b9ca"/>
        </table:table-header-columns>
        <table:table-column table:number-columns-repeated="0" table:style-name="a62b9c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40894"/>
      <text:p text:style-name="Heading_20_1">f52h</text:p>
      <text:p text:style-name="">Hier möchten wir noch einmal genauer nachfragen. Welche sonstigen Aufgaben übernehmen Sie im Rahmen Ihrer Tätigkeit?</text:p>
      <text:p text:style-name="">Netzwerk-/IT-Administration und Support (Hard- und Software)</text:p>
      <text:p text:style-name="">Antwort Optionen</text:p>
      <table:table table:name="2d1e1bc8-f255-4d55-9c9d-cd1363301c19" table:style-name="a230a43">
        <table:table-header-columns>
          <table:table-column table:number-columns-repeated="3" table:style-name="aed7009"/>
        </table:table-header-columns>
        <table:table-column table:number-columns-repeated="0" table:style-name="aed700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5c8c6"/>
      <text:p text:style-name="Heading_20_1">f52i</text:p>
      <text:p text:style-name="">Hier möchten wir noch einmal genauer nachfragen. Welche sonstigen Aufgaben übernehmen Sie im Rahmen Ihrer Tätigkeit?</text:p>
      <text:p text:style-name="">Webmastertätigkeiten, Social Media</text:p>
      <text:p text:style-name="">Antwort Optionen</text:p>
      <table:table table:name="565b791e-c6b7-4117-88fa-85fe07c9fea2" table:style-name="a26e1cd">
        <table:table-header-columns>
          <table:table-column table:number-columns-repeated="3" table:style-name="a61a457"/>
        </table:table-header-columns>
        <table:table-column table:number-columns-repeated="0" table:style-name="a61a45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7ad63"/>
      <text:p text:style-name="Heading_20_1">f52j</text:p>
      <text:p text:style-name="">Hier möchten wir noch einmal genauer nachfragen. Welche sonstigen Aufgaben übernehmen Sie im Rahmen Ihrer Tätigkeit?</text:p>
      <text:p text:style-name="">Medizinische Überwachung/Betreuung von Patient*innen</text:p>
      <text:p text:style-name="">Antwort Optionen</text:p>
      <table:table table:name="1aadc2d4-ed39-4d52-b935-91765313efc0" table:style-name="a13ef48">
        <table:table-header-columns>
          <table:table-column table:number-columns-repeated="3" table:style-name="afc595e"/>
        </table:table-header-columns>
        <table:table-column table:number-columns-repeated="0" table:style-name="afc595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0de39"/>
      <text:p text:style-name="Heading_20_1">f52k</text:p>
      <text:p text:style-name="">Hier möchten wir noch einmal genauer nachfragen. Welche sonstigen Aufgaben übernehmen Sie im Rahmen Ihrer Tätigkeit?</text:p>
      <text:p text:style-name="">(Tier-)pflegerische Tätigkeiten</text:p>
      <text:p text:style-name="">Antwort Optionen</text:p>
      <table:table table:name="eb399b4e-7ea1-43ae-8e13-85117fd87b84" table:style-name="ad704e3">
        <table:table-header-columns>
          <table:table-column table:number-columns-repeated="3" table:style-name="a00d2ce"/>
        </table:table-header-columns>
        <table:table-column table:number-columns-repeated="0" table:style-name="a00d2c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6a697"/>
      <text:p text:style-name="Heading_20_1">f52l</text:p>
      <text:p text:style-name="">Hier möchten wir noch einmal genauer nachfragen. Welche sonstigen Aufgaben übernehmen Sie im Rahmen Ihrer Tätigkeit?</text:p>
      <text:p text:style-name="">Private Aufgaben für Vorgesetzte</text:p>
      <text:p text:style-name="">Antwort Optionen</text:p>
      <table:table table:name="6e3ccede-3915-474a-a587-633064a1df13" table:style-name="ade58fe">
        <table:table-header-columns>
          <table:table-column table:number-columns-repeated="3" table:style-name="ae43dc8"/>
        </table:table-header-columns>
        <table:table-column table:number-columns-repeated="0" table:style-name="ae43dc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623ff"/>
      <text:p text:style-name="Heading_20_1">f52v</text:p>
      <text:p text:style-name="">Hier möchten wir noch einmal genauer nachfragen. Welche sonstigen Aufgaben übernehmen Sie im Rahmen Ihrer Tätigkeit?</text:p>
      <text:p text:style-name="">Sonstiges, und zwar:</text:p>
      <text:p text:style-name="">Antwort Optionen</text:p>
      <table:table table:name="9baf1666-2542-45ad-9229-6bccfdbc2906" table:style-name="a08bb66">
        <table:table-header-columns>
          <table:table-column table:number-columns-repeated="3" table:style-name="a7b8fc1"/>
        </table:table-header-columns>
        <table:table-column table:number-columns-repeated="0" table:style-name="a7b8fc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17031"/>
      <text:p text:style-name="Heading_20_1">f52v_str</text:p>
      <text:p text:style-name="">Hier möchten wir noch einmal genauer nachfragen. Welche sonstigen Aufgaben übernehmen Sie im Rahmen Ihrer Tätigkeit?</text:p>
      <text:p text:style-name="">Sonstiges, und zwar:</text:p>
      <text:p text:style-name="">Offene Angabe</text:p>
      <text:p text:style-name="aa4f86e"/>
      <text:p text:style-name="Heading_20_1">f53</text:p>
      <text:p text:style-name="">Nachdem wir nun viele Fragen zu Ihrer Beschäftigung gestellt haben, geht es auf den folgenden Seiten um Ihre Qualifizierung. Haben Sie im Rahmen Ihrer gegenwärtigen Qualifizierungsphase eine Betreuungsvereinbarung abgeschlossen?</text:p>
      <text:p text:style-name="">Antwort Optionen</text:p>
      <table:table table:name="d9dd72a5-f361-4da9-9765-da6b91d422c8" table:style-name="ae300af">
        <table:table-header-columns>
          <table:table-column table:number-columns-repeated="3" table:style-name="ad9c6e7"/>
        </table:table-header-columns>
        <table:table-column table:number-columns-repeated="0" table:style-name="ad9c6e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aber der Abschluss einer Vereinbarung ist in Vorbereitung" office:value-type="string" table:style-name="">
            <text:p text:style-name="Text">nein, aber der Abschluss einer Vereinbarung ist in Vorbereitun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office:value-type="string" table:style-name="">
            <text:p text:style-name="Text">nein</text:p>
          </table:table-cell>
        </table:table-row>
      </table:table>
      <text:p text:style-name="a3f30be"/>
      <text:p text:style-name="Heading_20_1">f54a</text:p>
      <text:p text:style-name="">Uns interessieren die Inhalte Ihrer Betreuungsvereinbarung. Welche der folgenden Punkte sind darin enthalten?</text:p>
      <text:p text:style-name="">das angestrebte Qualifikationsziel</text:p>
      <text:p text:style-name="">Antwort Optionen</text:p>
      <table:table table:name="a96f8ff6-11a4-4836-b6d6-07b784a38834" table:style-name="a167856">
        <table:table-header-columns>
          <table:table-column table:number-columns-repeated="3" table:style-name="ae9caa1"/>
        </table:table-header-columns>
        <table:table-column table:number-columns-repeated="0" table:style-name="ae9caa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f04d6"/>
      <text:p text:style-name="Heading_20_1">f54b</text:p>
      <text:p text:style-name="">Uns interessieren die Inhalte Ihrer Betreuungsvereinbarung. Welche der folgenden Punkte sind darin enthalten?</text:p>
      <text:p text:style-name="">Art und Umfang der Betreuung</text:p>
      <text:p text:style-name="">Antwort Optionen</text:p>
      <table:table table:name="40e4adee-4302-4029-a26a-6e13b23e7d39" table:style-name="a94574f">
        <table:table-header-columns>
          <table:table-column table:number-columns-repeated="3" table:style-name="a64a9df"/>
        </table:table-header-columns>
        <table:table-column table:number-columns-repeated="0" table:style-name="a64a9d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5b8bc"/>
      <text:p text:style-name="Heading_20_1">f54c</text:p>
      <text:p text:style-name="">Uns interessieren die Inhalte Ihrer Betreuungsvereinbarung. Welche der folgenden Punkte sind darin enthalten?</text:p>
      <text:p text:style-name="">Qualifikationsform (z. B. kumulativ, Monografie)</text:p>
      <text:p text:style-name="">Antwort Optionen</text:p>
      <table:table table:name="b48b7abb-dc84-4f6a-8f7c-679bc6e6ad80" table:style-name="a68cf48">
        <table:table-header-columns>
          <table:table-column table:number-columns-repeated="3" table:style-name="acc08f6"/>
        </table:table-header-columns>
        <table:table-column table:number-columns-repeated="0" table:style-name="acc08f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da07f"/>
      <text:p text:style-name="Heading_20_1">f54d</text:p>
      <text:p text:style-name="">Uns interessieren die Inhalte Ihrer Betreuungsvereinbarung. Welche der folgenden Punkte sind darin enthalten?</text:p>
      <text:p text:style-name="">Zeitplanung/Zeitliche Ressourcen für die Qualifizierung</text:p>
      <text:p text:style-name="">Antwort Optionen</text:p>
      <table:table table:name="ea07f665-6425-4727-915b-f4de2e4d0481" table:style-name="a390ca6">
        <table:table-header-columns>
          <table:table-column table:number-columns-repeated="3" table:style-name="adf5c20"/>
        </table:table-header-columns>
        <table:table-column table:number-columns-repeated="0" table:style-name="adf5c2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8cc07"/>
      <text:p text:style-name="Heading_20_1">f54e</text:p>
      <text:p text:style-name="">Uns interessieren die Inhalte Ihrer Betreuungsvereinbarung. Welche der folgenden Punkte sind darin enthalten?</text:p>
      <text:p text:style-name="">Verfahren in Konfliktfällen</text:p>
      <text:p text:style-name="">Antwort Optionen</text:p>
      <table:table table:name="a37854d5-14fe-4a5d-9211-cb901c19e8c5" table:style-name="a04b5ec">
        <table:table-header-columns>
          <table:table-column table:number-columns-repeated="3" table:style-name="a721465"/>
        </table:table-header-columns>
        <table:table-column table:number-columns-repeated="0" table:style-name="a72146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3a461"/>
      <text:p text:style-name="Heading_20_1">f54f</text:p>
      <text:p text:style-name="">Uns interessieren die Inhalte Ihrer Betreuungsvereinbarung. Welche der folgenden Punkte sind darin enthalten?</text:p>
      <text:p text:style-name="">regelmäßiger Bericht zum Stand der Qualifikation</text:p>
      <text:p text:style-name="">Antwort Optionen</text:p>
      <table:table table:name="9b5b25ef-92d4-4e7f-813c-b0770bbdbe9a" table:style-name="a065f50">
        <table:table-header-columns>
          <table:table-column table:number-columns-repeated="3" table:style-name="a42ef4c"/>
        </table:table-header-columns>
        <table:table-column table:number-columns-repeated="0" table:style-name="a42ef4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5bbe0"/>
      <text:p text:style-name="Heading_20_1">f54g</text:p>
      <text:p text:style-name="">Uns interessieren die Inhalte Ihrer Betreuungsvereinbarung. Welche der folgenden Punkte sind darin enthalten?</text:p>
      <text:p text:style-name="">Art und Form zu erbringender Leistungen</text:p>
      <text:p text:style-name="">Antwort Optionen</text:p>
      <table:table table:name="d7cb4163-5e6b-44c3-9d0d-4606d51ef5e6" table:style-name="af2153f">
        <table:table-header-columns>
          <table:table-column table:number-columns-repeated="3" table:style-name="aca1787"/>
        </table:table-header-columns>
        <table:table-column table:number-columns-repeated="0" table:style-name="aca178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d44fd"/>
      <text:p text:style-name="Heading_20_1">f54h</text:p>
      <text:p text:style-name="">Uns interessieren die Inhalte Ihrer Betreuungsvereinbarung. Welche der folgenden Punkte sind darin enthalten?</text:p>
      <text:p text:style-name="">Infrastruktur, die zur Verfügung gestellt wird</text:p>
      <text:p text:style-name="">Antwort Optionen</text:p>
      <table:table table:name="f59ff4ff-a237-4a71-a7e9-586d9f10f1e4" table:style-name="af99f86">
        <table:table-header-columns>
          <table:table-column table:number-columns-repeated="3" table:style-name="a7cc55b"/>
        </table:table-header-columns>
        <table:table-column table:number-columns-repeated="0" table:style-name="a7cc55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231c7"/>
      <text:p text:style-name="Heading_20_1">f54i</text:p>
      <text:p text:style-name="">Uns interessieren die Inhalte Ihrer Betreuungsvereinbarung. Welche der folgenden Punkte sind darin enthalten?</text:p>
      <text:p text:style-name="">Regeln guter wissenschaftlicher Praxis</text:p>
      <text:p text:style-name="">Antwort Optionen</text:p>
      <table:table table:name="5bc3c4b8-aaf4-4076-b81d-a2825315de3f" table:style-name="a3b1c88">
        <table:table-header-columns>
          <table:table-column table:number-columns-repeated="3" table:style-name="a2c1028"/>
        </table:table-header-columns>
        <table:table-column table:number-columns-repeated="0" table:style-name="a2c102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93a18"/>
      <text:p text:style-name="Heading_20_1">f54j</text:p>
      <text:p text:style-name="">Uns interessieren die Inhalte Ihrer Betreuungsvereinbarung. Welche der folgenden Punkte sind darin enthalten?</text:p>
      <text:p text:style-name="">finanzielle Ressourcen, z. B. für Reisen oder Publikationen</text:p>
      <text:p text:style-name="">Antwort Optionen</text:p>
      <table:table table:name="6280e138-b2ca-4ad6-9b1a-5704dc25348b" table:style-name="a8f5cd6">
        <table:table-header-columns>
          <table:table-column table:number-columns-repeated="3" table:style-name="a95dfc3"/>
        </table:table-header-columns>
        <table:table-column table:number-columns-repeated="0" table:style-name="a95dfc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b74dd"/>
      <text:p text:style-name="Heading_20_1">f54k</text:p>
      <text:p text:style-name="">Uns interessieren die Inhalte Ihrer Betreuungsvereinbarung. Welche der folgenden Punkte sind darin enthalten?</text:p>
      <text:p text:style-name="">Registrierungs-/Immatrikulationspflicht</text:p>
      <text:p text:style-name="">Antwort Optionen</text:p>
      <table:table table:name="85908f90-028d-4c8d-9dea-e2eca014ad8b" table:style-name="a49c221">
        <table:table-header-columns>
          <table:table-column table:number-columns-repeated="3" table:style-name="aa443c7"/>
        </table:table-header-columns>
        <table:table-column table:number-columns-repeated="0" table:style-name="aa443c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2f646"/>
      <text:p text:style-name="Heading_20_1">f54v</text:p>
      <text:p text:style-name="">Uns interessieren die Inhalte Ihrer Betreuungsvereinbarung. Welche der folgenden Punkte sind darin enthalten?</text:p>
      <text:p text:style-name="">Sonstiges, und zwar:</text:p>
      <text:p text:style-name="">Antwort Optionen</text:p>
      <table:table table:name="ff4503c6-af85-402e-9025-a6c88e5ce8cb" table:style-name="a40284f">
        <table:table-header-columns>
          <table:table-column table:number-columns-repeated="3" table:style-name="a292417"/>
        </table:table-header-columns>
        <table:table-column table:number-columns-repeated="0" table:style-name="a29241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61ff7"/>
      <text:p text:style-name="Heading_20_1">f54v_str</text:p>
      <text:p text:style-name="">Uns interessieren die Inhalte Ihrer Betreuungsvereinbarung. Welche der folgenden Punkte sind darin enthalten?</text:p>
      <text:p text:style-name="">Sonstiges, und zwar:</text:p>
      <text:p text:style-name="">Offene Angabe</text:p>
      <text:p text:style-name="a92e66d"/>
      <text:p text:style-name="Heading_20_1">f54w</text:p>
      <text:p text:style-name="">Uns interessieren die Inhalte Ihrer Betreuungsvereinbarung. Welche der folgenden Punkte sind darin enthalten?</text:p>
      <text:p text:style-name="">weiß nicht</text:p>
      <text:p text:style-name="">Antwort Optionen</text:p>
      <table:table table:name="508066f1-659b-4580-a7f6-698b7d3af337" table:style-name="a226b6d">
        <table:table-header-columns>
          <table:table-column table:number-columns-repeated="3" table:style-name="afa8e09"/>
        </table:table-header-columns>
        <table:table-column table:number-columns-repeated="0" table:style-name="afa8e0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c7150"/>
      <text:p text:style-name="Heading_20_1">f55a</text:p>
      <text:p text:style-name="">Welche der folgenden Aussagen trifft bzw. treffen auf Gespräche mit Ihrem/Ihrer Betreuer*in zu?</text:p>
      <text:p text:style-name="">Ihr*e Betreuer*in …</text:p>
      <text:p text:style-name="">…spricht mit Ihnen über Ihre Zukunftspläne im Allgemeinen.</text:p>
      <text:p text:style-name="">Antwort Optionen</text:p>
      <table:table table:name="ca242933-eec0-454b-97a1-2ae02cdf8d61" table:style-name="afd0917">
        <table:table-header-columns>
          <table:table-column table:number-columns-repeated="3" table:style-name="abc9f2d"/>
        </table:table-header-columns>
        <table:table-column table:number-columns-repeated="0" table:style-name="abc9f2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38d810"/>
      <text:p text:style-name="Heading_20_1">f55b</text:p>
      <text:p text:style-name="">Welche der folgenden Aussagen trifft bzw. treffen auf Gespräche mit Ihrem/Ihrer Betreuer*in zu?</text:p>
      <text:p text:style-name="">Ihr*e Betreuer*in …</text:p>
      <text:p text:style-name="">…spricht mit Ihnen über den Verlauf der Qualifikationsphase.</text:p>
      <text:p text:style-name="">Antwort Optionen</text:p>
      <table:table table:name="fcdf3ea7-d7ed-4481-b549-4b7719c2e496" table:style-name="a24b7d0">
        <table:table-header-columns>
          <table:table-column table:number-columns-repeated="3" table:style-name="adbed73"/>
        </table:table-header-columns>
        <table:table-column table:number-columns-repeated="0" table:style-name="adbed7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e901e"/>
      <text:p text:style-name="Heading_20_1">f55c</text:p>
      <text:p text:style-name="">Welche der folgenden Aussagen trifft bzw. treffen auf Gespräche mit Ihrem/Ihrer Betreuer*in zu?</text:p>
      <text:p text:style-name="">Ihr*e Betreuer*in …</text:p>
      <text:p text:style-name="">…spricht mit Ihnen über die zu erbringenden Leistungen.</text:p>
      <text:p text:style-name="">Antwort Optionen</text:p>
      <table:table table:name="bad1c9a8-8aad-4f62-97ad-d3d1bc263a70" table:style-name="a488e63">
        <table:table-header-columns>
          <table:table-column table:number-columns-repeated="3" table:style-name="a71211a"/>
        </table:table-header-columns>
        <table:table-column table:number-columns-repeated="0" table:style-name="a71211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b43de"/>
      <text:p text:style-name="Heading_20_1">f55d</text:p>
      <text:p text:style-name="">Welche der folgenden Aussagen trifft bzw. treffen auf Gespräche mit Ihrem/Ihrer Betreuer*in zu?</text:p>
      <text:p text:style-name="">Ihr*e Betreuer*in …</text:p>
      <text:p text:style-name="">…berät Sie zu geeigneten Fort-/Weiterbildungen.</text:p>
      <text:p text:style-name="">Antwort Optionen</text:p>
      <table:table table:name="60c88053-2884-420a-88f6-4979f9a51efa" table:style-name="aa12c37">
        <table:table-header-columns>
          <table:table-column table:number-columns-repeated="3" table:style-name="a549905"/>
        </table:table-header-columns>
        <table:table-column table:number-columns-repeated="0" table:style-name="a54990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aeae5"/>
      <text:p text:style-name="Heading_20_1">f55e</text:p>
      <text:p text:style-name="">Welche der folgenden Aussagen trifft bzw. treffen auf Gespräche mit Ihrem/Ihrer Betreuer*in zu?</text:p>
      <text:p text:style-name="">Ihr*e Betreuer*in …</text:p>
      <text:p text:style-name="">…berät Sie gezielt im Hinblick auf eine wiss. Karriere.</text:p>
      <text:p text:style-name="">Antwort Optionen</text:p>
      <table:table table:name="5d3f919b-db09-4b9e-974d-21ab96f5711a" table:style-name="a90fc2c">
        <table:table-header-columns>
          <table:table-column table:number-columns-repeated="3" table:style-name="a0f4f1b"/>
        </table:table-header-columns>
        <table:table-column table:number-columns-repeated="0" table:style-name="a0f4f1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15234"/>
      <text:p text:style-name="Heading_20_1">f55f</text:p>
      <text:p text:style-name="">Welche der folgenden Aussagen trifft bzw. treffen auf Gespräche mit Ihrem/Ihrer Betreuer*in zu?</text:p>
      <text:p text:style-name="">Ihr*e Betreuer*in …</text:p>
      <text:p text:style-name="">…berät Sie gezielt im Hinblick auf eine Karriere außerhalb der Wissenschaft.</text:p>
      <text:p text:style-name="">Antwort Optionen</text:p>
      <table:table table:name="7ab85eb6-5ede-4f86-9535-318059d73ccc" table:style-name="ae9777d">
        <table:table-header-columns>
          <table:table-column table:number-columns-repeated="3" table:style-name="aa19d35"/>
        </table:table-header-columns>
        <table:table-column table:number-columns-repeated="0" table:style-name="aa19d3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386f2"/>
      <text:p text:style-name="Heading_20_1">f56a</text:p>
      <text:p text:style-name="">Welche weiteren Unterstützungsleistungen können Sie berichten?</text:p>
      <text:p text:style-name="">Ihr*e Betreuer*in …</text:p>
      <text:p text:style-name="">…sichert die finanziellen Ressourcen für Fortbildungen, Reisen und Publikationen im Rahmen Ihrer Qualifikationsphase.</text:p>
      <text:p text:style-name="">Antwort Optionen</text:p>
      <table:table table:name="a67be264-57c6-44da-9253-8ab79c6f6aad" table:style-name="ac0ef9b">
        <table:table-header-columns>
          <table:table-column table:number-columns-repeated="3" table:style-name="a14e628"/>
        </table:table-header-columns>
        <table:table-column table:number-columns-repeated="0" table:style-name="a14e62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3169c"/>
      <text:p text:style-name="Heading_20_1">f56b</text:p>
      <text:p text:style-name="">Welche weiteren Unterstützungsleistungen können Sie berichten?</text:p>
      <text:p text:style-name="">Ihr*e Betreuer*in …</text:p>
      <text:p text:style-name="">…kümmert sich um Ihre Finanzierung in der Qualifikationsphase (z. B. durch Drittmittelanträge und Referenzschreiben etwa zur Beantragung von Stipendien).</text:p>
      <text:p text:style-name="">Antwort Optionen</text:p>
      <table:table table:name="7ff40b14-1d4f-4e03-9f0a-adb9a92b0819" table:style-name="ab6a827">
        <table:table-header-columns>
          <table:table-column table:number-columns-repeated="3" table:style-name="ab8b61a"/>
        </table:table-header-columns>
        <table:table-column table:number-columns-repeated="0" table:style-name="ab8b61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638919"/>
      <text:p text:style-name="Heading_20_1">f56c</text:p>
      <text:p text:style-name="">Welche weiteren Unterstützungsleistungen können Sie berichten?</text:p>
      <text:p text:style-name="">Ihr*e Betreuer*in …</text:p>
      <text:p text:style-name="">…nutzt seine/ihre wissenschaftlichen Kontakte, um Sie voranzubringen.</text:p>
      <text:p text:style-name="">Antwort Optionen</text:p>
      <table:table table:name="25608a68-f598-4ff3-ae91-8506c7fcda73" table:style-name="a20ebdc">
        <table:table-header-columns>
          <table:table-column table:number-columns-repeated="3" table:style-name="ab4397b"/>
        </table:table-header-columns>
        <table:table-column table:number-columns-repeated="0" table:style-name="ab4397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4c5e7"/>
      <text:p text:style-name="Heading_20_1">f56d</text:p>
      <text:p text:style-name="">Welche weiteren Unterstützungsleistungen können Sie berichten?</text:p>
      <text:p text:style-name="">Ihr*e Betreuer*in …</text:p>
      <text:p text:style-name="">…fördert Ihre Vernetzung durch das Herstellen von Kontakten und Austauschgelegenheiten.</text:p>
      <text:p text:style-name="">Antwort Optionen</text:p>
      <table:table table:name="45de9741-4b0a-4291-9041-b00da86921f6" table:style-name="aa81978">
        <table:table-header-columns>
          <table:table-column table:number-columns-repeated="3" table:style-name="a472094"/>
        </table:table-header-columns>
        <table:table-column table:number-columns-repeated="0" table:style-name="a47209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1965b8"/>
      <text:p text:style-name="Heading_20_1">f57a</text:p>
      <text:p text:style-name="">Welche Rolle spielen die nachfolgenden Felder im Rahmen Ihrer gegenwärtigen Qualifizierungsphase?</text:p>
      <text:p text:style-name="">Wissenschaftliches Arbeiten und Forschung</text:p>
      <text:p text:style-name="">Antwort Optionen</text:p>
      <table:table table:name="3cf76f83-b5fe-40a5-bd67-33814b203b42" table:style-name="ae946ec">
        <table:table-header-columns>
          <table:table-column table:number-columns-repeated="3" table:style-name="ac70d1f"/>
        </table:table-header-columns>
        <table:table-column table:number-columns-repeated="0" table:style-name="ac70d1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17a23c"/>
      <text:p text:style-name="Heading_20_1">f57b</text:p>
      <text:p text:style-name="">Welche Rolle spielen die nachfolgenden Felder im Rahmen Ihrer gegenwärtigen Qualifizierungsphase?</text:p>
      <text:p text:style-name="">Berufliche Orientierung und Karriereplanung</text:p>
      <text:p text:style-name="">Antwort Optionen</text:p>
      <table:table table:name="5c60177b-e593-412b-b11a-fee8329c7e3a" table:style-name="a4d04ea">
        <table:table-header-columns>
          <table:table-column table:number-columns-repeated="3" table:style-name="a715093"/>
        </table:table-header-columns>
        <table:table-column table:number-columns-repeated="0" table:style-name="a71509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a909c1"/>
      <text:p text:style-name="Heading_20_1">f57c</text:p>
      <text:p text:style-name="">Welche Rolle spielen die nachfolgenden Felder im Rahmen Ihrer gegenwärtigen Qualifizierungsphase?</text:p>
      <text:p text:style-name="">Lehre und Betreuung</text:p>
      <text:p text:style-name="">Antwort Optionen</text:p>
      <table:table table:name="ec9e1aae-51ed-4180-b7b2-e757031522f4" table:style-name="adc14a8">
        <table:table-header-columns>
          <table:table-column table:number-columns-repeated="3" table:style-name="aaedd90"/>
        </table:table-header-columns>
        <table:table-column table:number-columns-repeated="0" table:style-name="aaedd9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3573a9"/>
      <text:p text:style-name="Heading_20_1">f57d</text:p>
      <text:p text:style-name="">Welche Rolle spielen die nachfolgenden Felder im Rahmen Ihrer gegenwärtigen Qualifizierungsphase?</text:p>
      <text:p text:style-name="">(Personal-)Führung und Leitung</text:p>
      <text:p text:style-name="">Antwort Optionen</text:p>
      <table:table table:name="1bbe8172-830a-48d3-9db9-0f3f8db833c5" table:style-name="a577c87">
        <table:table-header-columns>
          <table:table-column table:number-columns-repeated="3" table:style-name="a9fa1e3"/>
        </table:table-header-columns>
        <table:table-column table:number-columns-repeated="0" table:style-name="a9fa1e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2b5baa"/>
      <text:p text:style-name="Heading_20_1">f57e</text:p>
      <text:p text:style-name="">Welche Rolle spielen die nachfolgenden Felder im Rahmen Ihrer gegenwärtigen Qualifizierungsphase?</text:p>
      <text:p text:style-name="">Wissenschafts-, Projekt-, Kunstmanagement</text:p>
      <text:p text:style-name="">Antwort Optionen</text:p>
      <table:table table:name="84ebd526-67c0-4dc0-9330-5e10ad885b35" table:style-name="a7ee9b4">
        <table:table-header-columns>
          <table:table-column table:number-columns-repeated="3" table:style-name="a6b9430"/>
        </table:table-header-columns>
        <table:table-column table:number-columns-repeated="0" table:style-name="a6b943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32f745"/>
      <text:p text:style-name="Heading_20_1">f57f</text:p>
      <text:p text:style-name="">Welche Rolle spielen die nachfolgenden Felder im Rahmen Ihrer gegenwärtigen Qualifizierungsphase?</text:p>
      <text:p text:style-name="">Einwerbung von Drittmitteln</text:p>
      <text:p text:style-name="">Antwort Optionen</text:p>
      <table:table table:name="fe25715f-8543-4d59-a314-349961e94b3a" table:style-name="a3377f2">
        <table:table-header-columns>
          <table:table-column table:number-columns-repeated="3" table:style-name="a89a02d"/>
        </table:table-header-columns>
        <table:table-column table:number-columns-repeated="0" table:style-name="a89a02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1b544b"/>
      <text:p text:style-name="Heading_20_1">f57g</text:p>
      <text:p text:style-name="">Welche Rolle spielen die nachfolgenden Felder im Rahmen Ihrer gegenwärtigen Qualifizierungsphase?</text:p>
      <text:p text:style-name="">Gremienarbeit</text:p>
      <text:p text:style-name="">Antwort Optionen</text:p>
      <table:table table:name="aa636619-10ba-4aca-adff-8ac0063b755c" table:style-name="a5f333a">
        <table:table-header-columns>
          <table:table-column table:number-columns-repeated="3" table:style-name="a915d1e"/>
        </table:table-header-columns>
        <table:table-column table:number-columns-repeated="0" table:style-name="a915d1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a72dec"/>
      <text:p text:style-name="Heading_20_1">f57h</text:p>
      <text:p text:style-name="">Welche Rolle spielen die nachfolgenden Felder im Rahmen Ihrer gegenwärtigen Qualifizierungsphase?</text:p>
      <text:p text:style-name="">Wissenschaftskommunikation</text:p>
      <text:p text:style-name="">Antwort Optionen</text:p>
      <table:table table:name="11f188ff-4c09-4a6e-8b1c-50c09c79b517" table:style-name="ad24f34">
        <table:table-header-columns>
          <table:table-column table:number-columns-repeated="3" table:style-name="a03b615"/>
        </table:table-header-columns>
        <table:table-column table:number-columns-repeated="0" table:style-name="a03b61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7bdcf6"/>
      <text:p text:style-name="Heading_20_1">f57i</text:p>
      <text:p text:style-name="">Welche Rolle spielen die nachfolgenden Felder im Rahmen Ihrer gegenwärtigen Qualifizierungsphase?</text:p>
      <text:p text:style-name="">Netzwerke knüpfen, pflegen und nutzen</text:p>
      <text:p text:style-name="">Antwort Optionen</text:p>
      <table:table table:name="d867c55f-b07d-4407-add0-338aa0e11b83" table:style-name="a2bafa4">
        <table:table-header-columns>
          <table:table-column table:number-columns-repeated="3" table:style-name="a2ad4b9"/>
        </table:table-header-columns>
        <table:table-column table:number-columns-repeated="0" table:style-name="a2ad4b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901f24"/>
      <text:p text:style-name="Heading_20_1">f57j</text:p>
      <text:p text:style-name="">Welche Rolle spielen die nachfolgenden Felder im Rahmen Ihrer gegenwärtigen Qualifizierungsphase?</text:p>
      <text:p text:style-name="">Internationale Zusammenarbeit</text:p>
      <text:p text:style-name="">Antwort Optionen</text:p>
      <table:table table:name="9240817f-c3ca-4e71-bfc8-4245e8ce03b6" table:style-name="abbbb8a">
        <table:table-header-columns>
          <table:table-column table:number-columns-repeated="3" table:style-name="a0532a3"/>
        </table:table-header-columns>
        <table:table-column table:number-columns-repeated="0" table:style-name="a0532a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39d953"/>
      <text:p text:style-name="Heading_20_1">f57k</text:p>
      <text:p text:style-name="">Welche Rolle spielen die nachfolgenden Felder im Rahmen Ihrer gegenwärtigen Qualifizierungsphase?</text:p>
      <text:p text:style-name="">Interdisziplinäre Zusammenarbeit</text:p>
      <text:p text:style-name="">Antwort Optionen</text:p>
      <table:table table:name="ebec0f25-6232-4798-a15c-28c8dd879cc6" table:style-name="a298fb5">
        <table:table-header-columns>
          <table:table-column table:number-columns-repeated="3" table:style-name="a7f4fde"/>
        </table:table-header-columns>
        <table:table-column table:number-columns-repeated="0" table:style-name="a7f4fd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fcbbaf"/>
      <text:p text:style-name="Heading_20_1">f57l</text:p>
      <text:p text:style-name="">Welche Rolle spielen die nachfolgenden Felder im Rahmen Ihrer gegenwärtigen Qualifizierungsphase?</text:p>
      <text:p text:style-name="">Gutachtertätigkeit</text:p>
      <text:p text:style-name="">Antwort Optionen</text:p>
      <table:table table:name="1e42ace9-3085-49d9-acd9-ef5ee0fbd173" table:style-name="a1e7fca">
        <table:table-header-columns>
          <table:table-column table:number-columns-repeated="3" table:style-name="a0ddf68"/>
        </table:table-header-columns>
        <table:table-column table:number-columns-repeated="0" table:style-name="a0ddf6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4c88c7"/>
      <text:p text:style-name="Heading_20_1">f57v</text:p>
      <text:p text:style-name="">Welche Rolle spielen die nachfolgenden Felder im Rahmen Ihrer gegenwärtigen Qualifizierungsphase?</text:p>
      <text:p text:style-name="">Sonstiges, und zwar:</text:p>
      <text:p text:style-name="">Antwort Optionen</text:p>
      <table:table table:name="1d1a1f75-5193-45ba-9d27-dac19a1af4b6" table:style-name="a9f2ebf">
        <table:table-header-columns>
          <table:table-column table:number-columns-repeated="3" table:style-name="ab2dba3"/>
        </table:table-header-columns>
        <table:table-column table:number-columns-repeated="0" table:style-name="ab2dba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wichtig" office:value-type="string" table:style-name="">
            <text:p text:style-name="Text">sehr wichtig</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wichtig" office:value-type="string" table:style-name="">
            <text:p text:style-name="Text">eher wichtig</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weniger wichtig" office:value-type="string" table:style-name="">
            <text:p text:style-name="Text">weniger wichtig</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nicht wichtig" office:value-type="string" table:style-name="">
            <text:p text:style-name="Text">nicht wichtig</text:p>
          </table:table-cell>
        </table:table-row>
      </table:table>
      <text:p text:style-name="aae4eea"/>
      <text:p text:style-name="Heading_20_1">f57v_str</text:p>
      <text:p text:style-name="">Welche Rolle spielen die nachfolgenden Felder im Rahmen Ihrer gegenwärtigen Qualifizierungsphase?</text:p>
      <text:p text:style-name="">Sonstiges, und zwar:</text:p>
      <text:p text:style-name="">Antwort Optionen</text:p>
      <text:p text:style-name="ab56f2f"/>
      <text:p text:style-name="Heading_20_1">f58a</text:p>
      <text:p text:style-name="">Der Rahmenkodex über den Umgang mit befristeter Beschäftigung an den sächsischen Hochschulen sieht unter Verweis auf das Wissenschaftszeitvertragsgesetz vor, dass Qualifikationsstellen unter bestimmten Voraussetzungen auch über den normalen Befristungsrahmen hinaus verlängert werden können.</text:p>
      <text:p text:style-name="">Werden Sie aktuell oder in absehbarer Zeit über den üblichen Befristungsrahmen von sechs Jahren hinaus beschäftigt?</text:p>
      <text:p text:style-name="">Werden Sie aktuell oder in absehbarer Zeit über den üblichen Befristungsrahmen von zwölf (Medizin: 15) Jahren hinaus beschäftigt?</text:p>
      <text:p text:style-name="">Werden Sie aktuell oder in absehbarer Zeit über den üblichen Befristungsrahmen hinaus beschäftigt?</text:p>
      <text:p text:style-name="">ja, aufgrund der Betreuung von Kindern unter 18 Jahren oder gesundheitlichen Beeinträchtigungen</text:p>
      <text:p text:style-name="">Antwort Optionen</text:p>
      <table:table table:name="67bb7532-cdf0-4af2-8131-f283000f3b2c" table:style-name="ace1900">
        <table:table-header-columns>
          <table:table-column table:number-columns-repeated="3" table:style-name="a5fda65"/>
        </table:table-header-columns>
        <table:table-column table:number-columns-repeated="0" table:style-name="a5fda6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063d6"/>
      <text:p text:style-name="Heading_20_1">f58b</text:p>
      <text:p text:style-name="">Der Rahmenkodex über den Umgang mit befristeter Beschäftigung an den sächsischen Hochschulen sieht unter Verweis auf das Wissenschaftszeitvertragsgesetz vor, dass Qualifikationsstellen unter bestimmten Voraussetzungen auch über den normalen Befristungsrahmen hinaus verlängert werden können.</text:p>
      <text:p text:style-name="">Werden Sie aktuell oder in absehbarer Zeit über den üblichen Befristungsrahmen von sechs Jahren hinaus beschäftigt?</text:p>
      <text:p text:style-name="">Werden Sie aktuell oder in absehbarer Zeit über den üblichen Befristungsrahmen von zwölf (Medizin: 15) Jahren hinaus beschäftigt?</text:p>
      <text:p text:style-name="">Werden Sie aktuell oder in absehbarer Zeit über den üblichen Befristungsrahmen hinaus beschäftigt?</text:p>
      <text:p text:style-name="">ja, aufgrund der Corona-Sonderregelungen</text:p>
      <text:p text:style-name="">Antwort Optionen</text:p>
      <table:table table:name="671e8e07-78f3-4739-bf6e-bb805292a782" table:style-name="a1ff639">
        <table:table-header-columns>
          <table:table-column table:number-columns-repeated="3" table:style-name="a8edac3"/>
        </table:table-header-columns>
        <table:table-column table:number-columns-repeated="0" table:style-name="a8edac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6ea8d"/>
      <text:p text:style-name="Heading_20_1">f58c</text:p>
      <text:p text:style-name="">Der Rahmenkodex über den Umgang mit befristeter Beschäftigung an den sächsischen Hochschulen sieht unter Verweis auf das Wissenschaftszeitvertragsgesetz vor, dass Qualifikationsstellen unter bestimmten Voraussetzungen auch über den normalen Befristungsrahmen hinaus verlängert werden können.</text:p>
      <text:p text:style-name="">Werden Sie aktuell oder in absehbarer Zeit über den üblichen Befristungsrahmen von sechs Jahren hinaus beschäftigt?</text:p>
      <text:p text:style-name="">Werden Sie aktuell oder in absehbarer Zeit über den üblichen Befristungsrahmen von zwölf (Medizin: 15) Jahren hinaus beschäftigt?</text:p>
      <text:p text:style-name="">Werden Sie aktuell oder in absehbarer Zeit über den üblichen Befristungsrahmen hinaus beschäftigt?</text:p>
      <text:p text:style-name="">ja, aus anderem Grund, und zwar:</text:p>
      <text:p text:style-name="">Antwort Optionen</text:p>
      <table:table table:name="a9189c15-0d2f-4d48-a633-23a7bb0c8e62" table:style-name="a71beec">
        <table:table-header-columns>
          <table:table-column table:number-columns-repeated="3" table:style-name="a15400f"/>
        </table:table-header-columns>
        <table:table-column table:number-columns-repeated="0" table:style-name="a15400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c6d25"/>
      <text:p text:style-name="Heading_20_1">f58c_str</text:p>
      <text:p text:style-name="">Der Rahmenkodex über den Umgang mit befristeter Beschäftigung an den sächsischen Hochschulen sieht unter Verweis auf das Wissenschaftszeitvertragsgesetz vor, dass Qualifikationsstellen unter bestimmten Voraussetzungen auch über den normalen Befristungsrahmen hinaus verlängert werden können.</text:p>
      <text:p text:style-name="">Werden Sie aktuell oder in absehbarer Zeit über den üblichen Befristungsrahmen von sechs Jahren hinaus beschäftigt?</text:p>
      <text:p text:style-name="">Werden Sie aktuell oder in absehbarer Zeit über den üblichen Befristungsrahmen von zwölf (Medizin: 15) Jahren hinaus beschäftigt?</text:p>
      <text:p text:style-name="">Werden Sie aktuell oder in absehbarer Zeit über den üblichen Befristungsrahmen hinaus beschäftigt?</text:p>
      <text:p text:style-name="">ja, aus anderem Grund, und zwar:</text:p>
      <text:p text:style-name="">Offene Angabe</text:p>
      <text:p text:style-name="a873404"/>
      <text:p text:style-name="Heading_20_1">f58d</text:p>
      <text:p text:style-name="">Der Rahmenkodex über den Umgang mit befristeter Beschäftigung an den sächsischen Hochschulen sieht unter Verweis auf das Wissenschaftszeitvertragsgesetz vor, dass Qualifikationsstellen unter bestimmten Voraussetzungen auch über den normalen Befristungsrahmen hinaus verlängert werden können.</text:p>
      <text:p text:style-name="">Werden Sie aktuell oder in absehbarer Zeit über den üblichen Befristungsrahmen von sechs Jahren hinaus beschäftigt?</text:p>
      <text:p text:style-name="">Werden Sie aktuell oder in absehbarer Zeit über den üblichen Befristungsrahmen von zwölf (Medizin: 15) Jahren hinaus beschäftigt?</text:p>
      <text:p text:style-name="">Werden Sie aktuell oder in absehbarer Zeit über den üblichen Befristungsrahmen hinaus beschäftigt?</text:p>
      <text:p text:style-name="">nein</text:p>
      <text:p text:style-name="">Antwort Optionen</text:p>
      <table:table table:name="e5372acc-6c1e-40a5-88c0-4608d3664439" table:style-name="a0ffe62">
        <table:table-header-columns>
          <table:table-column table:number-columns-repeated="3" table:style-name="a4734db"/>
        </table:table-header-columns>
        <table:table-column table:number-columns-repeated="0" table:style-name="a4734d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09ed6"/>
      <text:p text:style-name="Heading_20_1">f59a</text:p>
      <text:p text:style-name="">Warum werden Sie in absehbarer Zeit nicht über den normalen Befristungsrahmen des WissZeitVG hinaus beschäftigt?</text:p>
      <text:p text:style-name="">Die Grenze des Befristungsrahmens ist noch so weit weg, dass sie für mich bislang kein Thema war.</text:p>
      <text:p text:style-name="">Antwort Optionen</text:p>
      <table:table table:name="ad81ad73-7f24-431b-92b4-8912ff0e464e" table:style-name="a15474d">
        <table:table-header-columns>
          <table:table-column table:number-columns-repeated="3" table:style-name="abdffaa"/>
        </table:table-header-columns>
        <table:table-column table:number-columns-repeated="0" table:style-name="abdffa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04153"/>
      <text:p text:style-name="Heading_20_1">f59b</text:p>
      <text:p text:style-name="">Warum werden Sie in absehbarer Zeit nicht über den normalen Befristungsrahmen des WissZeitVG hinaus beschäftigt?</text:p>
      <text:p text:style-name="">Ich werde mein Qualifikationsziel voraussichtlich ohne Vertragsverlängerung erreichen.</text:p>
      <text:p text:style-name="">Antwort Optionen</text:p>
      <table:table table:name="12a396ec-e09c-4618-9760-46b2b7e9c7f7" table:style-name="a1c50dc">
        <table:table-header-columns>
          <table:table-column table:number-columns-repeated="3" table:style-name="a548d10"/>
        </table:table-header-columns>
        <table:table-column table:number-columns-repeated="0" table:style-name="a548d1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d7ad3"/>
      <text:p text:style-name="Heading_20_1">f59c</text:p>
      <text:p text:style-name="">Warum werden Sie in absehbarer Zeit nicht über den normalen Befristungsrahmen des WissZeitVG hinaus beschäftigt?</text:p>
      <text:p text:style-name="">Die Voraussetzungen (Kinderbetreuung oder gesundheitliche Beeinträchtigungen) treffen für mich aktuell nicht zu.</text:p>
      <text:p text:style-name="">Antwort Optionen</text:p>
      <table:table table:name="2c5b1f8d-281a-4453-8cf8-9be615f7cd4e" table:style-name="afdfa94">
        <table:table-header-columns>
          <table:table-column table:number-columns-repeated="3" table:style-name="a2e24c0"/>
        </table:table-header-columns>
        <table:table-column table:number-columns-repeated="0" table:style-name="a2e24c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73a12"/>
      <text:p text:style-name="Heading_20_1">f59d</text:p>
      <text:p text:style-name="">Warum werden Sie in absehbarer Zeit nicht über den normalen Befristungsrahmen des WissZeitVG hinaus beschäftigt?</text:p>
      <text:p text:style-name="">Ich befürchte Nachteile, wenn ich auf eine Verlängerung hinwirke.</text:p>
      <text:p text:style-name="">Antwort Optionen</text:p>
      <table:table table:name="2b2ecf04-24d9-4459-a67d-4d82a06c637b" table:style-name="a390026">
        <table:table-header-columns>
          <table:table-column table:number-columns-repeated="3" table:style-name="a3f42a9"/>
        </table:table-header-columns>
        <table:table-column table:number-columns-repeated="0" table:style-name="a3f42a9"/>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2b128"/>
      <text:p text:style-name="Heading_20_1">f59e</text:p>
      <text:p text:style-name="">Warum werden Sie in absehbarer Zeit nicht über den normalen Befristungsrahmen des WissZeitVG hinaus beschäftigt?</text:p>
      <text:p text:style-name="">Ich weiß nicht, an wen ich mich wenden soll.</text:p>
      <text:p text:style-name="">Antwort Optionen</text:p>
      <table:table table:name="cce669be-e96a-4b72-9045-73445409d5d3" table:style-name="aef1137">
        <table:table-header-columns>
          <table:table-column table:number-columns-repeated="3" table:style-name="ab76db7"/>
        </table:table-header-columns>
        <table:table-column table:number-columns-repeated="0" table:style-name="ab76db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0a6671"/>
      <text:p text:style-name="Heading_20_1">f59f</text:p>
      <text:p text:style-name="">Warum werden Sie in absehbarer Zeit nicht über den normalen Befristungsrahmen des WissZeitVG hinaus beschäftigt?</text:p>
      <text:p text:style-name="">Das Projekt, in dem ich arbeite, bietet keine Option einer Verlängerung.</text:p>
      <text:p text:style-name="">Antwort Optionen</text:p>
      <table:table table:name="8ecfbeff-71b1-465d-8bcb-bcad90b7ca33" table:style-name="ae3ec85">
        <table:table-header-columns>
          <table:table-column table:number-columns-repeated="3" table:style-name="aa48598"/>
        </table:table-header-columns>
        <table:table-column table:number-columns-repeated="0" table:style-name="aa4859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81f93"/>
      <text:p text:style-name="Heading_20_1">f59g</text:p>
      <text:p text:style-name="">Warum werden Sie in absehbarer Zeit nicht über den normalen Befristungsrahmen des WissZeitVG hinaus beschäftigt?</text:p>
      <text:p text:style-name="">Eine Verzögerung der Fertigstellung der Qualifikationsarbeit aufgrund der Coronapandemie wurde mir nicht anerkannt.</text:p>
      <text:p text:style-name="">Antwort Optionen</text:p>
      <table:table table:name="d7cde607-56b4-488d-8358-9407c9facc35" table:style-name="a95841e">
        <table:table-header-columns>
          <table:table-column table:number-columns-repeated="3" table:style-name="a499a45"/>
        </table:table-header-columns>
        <table:table-column table:number-columns-repeated="0" table:style-name="a499a4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c44c6c"/>
      <text:p text:style-name="Heading_20_1">f59h</text:p>
      <text:p text:style-name="">Warum werden Sie in absehbarer Zeit nicht über den normalen Befristungsrahmen des WissZeitVG hinaus beschäftigt?</text:p>
      <text:p text:style-name="">Eine Verzögerung der Fertigstellung der Qualifikationsarbeit aufgrund persönlicher und/oder familiärer Bedingungen wurde mir nicht anerkannt.</text:p>
      <text:p text:style-name="">Antwort Optionen</text:p>
      <table:table table:name="3c6e2467-77f5-4dff-b64e-c95494a88194" table:style-name="ae0e07a">
        <table:table-header-columns>
          <table:table-column table:number-columns-repeated="3" table:style-name="abc1dd1"/>
        </table:table-header-columns>
        <table:table-column table:number-columns-repeated="0" table:style-name="abc1dd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45b40"/>
      <text:p text:style-name="Heading_20_1">f59v</text:p>
      <text:p text:style-name="">Warum werden Sie in absehbarer Zeit nicht über den normalen Befristungsrahmen des WissZeitVG hinaus beschäftigt?</text:p>
      <text:p text:style-name="">Sonstiges, und zwar:</text:p>
      <text:p text:style-name="">Antwort Optionen</text:p>
      <table:table table:name="16f3d6cc-5c22-4422-9a49-b539dafee969" table:style-name="af38d41">
        <table:table-header-columns>
          <table:table-column table:number-columns-repeated="3" table:style-name="adb320d"/>
        </table:table-header-columns>
        <table:table-column table:number-columns-repeated="0" table:style-name="adb320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5f39b"/>
      <text:p text:style-name="Heading_20_1">f59v_str</text:p>
      <text:p text:style-name="">Warum werden Sie in absehbarer Zeit nicht über den normalen Befristungsrahmen des WissZeitVG hinaus beschäftigt?</text:p>
      <text:p text:style-name="">Sonstiges, und zwar:</text:p>
      <text:p text:style-name="">Offene Angabe</text:p>
      <text:p text:style-name="ab99ea8"/>
      <text:p text:style-name="Heading_20_1">f60</text:p>
      <text:p text:style-name="">Im Folgenden geht es um jährliche Gespräche, die mit Ihrer/Ihrem Dienstvorgesetzten stattfinden sollen. Wurde Ihnen in den letzten 18 Monaten ein solches Jahresgespräch/Mitarbeiter-Vorgesetzen-Gespräch angeboten?</text:p>
      <text:p text:style-name="">Antwort Optionen</text:p>
      <table:table table:name="f31a42d5-53a7-4287-baa2-baa1d698b618" table:style-name="a21a96f">
        <table:table-header-columns>
          <table:table-column table:number-columns-repeated="3" table:style-name="a3bbad8"/>
        </table:table-header-columns>
        <table:table-column table:number-columns-repeated="0" table:style-name="a3bbad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und ich habe angenommen." office:value-type="string" table:style-name="">
            <text:p text:style-name="Text">Ja, und ich habe angenomm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Ja, und ich habe abgelehnt." office:value-type="string" table:style-name="">
            <text:p text:style-name="Text">Ja, und ich habe abgelehnt.</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mir wurde kein Gespräch angeboten." office:value-type="string" table:style-name="">
            <text:p text:style-name="Text">Nein, mir wurde kein Gespräch angeboten.</text:p>
          </table:table-cell>
        </table:table-row>
      </table:table>
      <text:p text:style-name="abada2d"/>
      <text:p text:style-name="Heading_20_1">f61</text:p>
      <text:p text:style-name="">Hat dieses Gespräch stattgefunden?</text:p>
      <text:p text:style-name="">Antwort Optionen</text:p>
      <table:table table:name="c86d1e6b-c2ac-46cf-b023-7fbabd4081de" table:style-name="a65cb42">
        <table:table-header-columns>
          <table:table-column table:number-columns-repeated="3" table:style-name="a0a9926"/>
        </table:table-header-columns>
        <table:table-column table:number-columns-repeated="0" table:style-name="a0a992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
      <text:p text:style-name="acc7d21"/>
      <text:p text:style-name="Heading_20_1">f62</text:p>
      <text:p text:style-name="">Haben Sie im Rahmen des Jahresgespräches Feedback über Ihre Leistungen und Ihre erbrachte Arbeit erhalten?</text:p>
      <text:p text:style-name="">Antwort Optionen</text:p>
      <table:table table:name="fcc8f733-1972-4fe8-9f23-5a1fbff0be7a" table:style-name="a53e2a8">
        <table:table-header-columns>
          <table:table-column table:number-columns-repeated="3" table:style-name="a0f9311"/>
        </table:table-header-columns>
        <table:table-column table:number-columns-repeated="0" table:style-name="a0f931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Kann ich nicht beurteilen." office:value-type="string" table:style-name="">
            <text:p text:style-name="Text">Kann ich nicht beurteilen.</text:p>
          </table:table-cell>
        </table:table-row>
      </table:table>
      <text:p text:style-name="a64c314"/>
      <text:p text:style-name="Heading_20_1">f63</text:p>
      <text:p text:style-name="">Haben Sie im Rahmen des mit Ihnen geführten Jahresgesprächs mit Ihrer bzw. Ihrem Vorgesetzten Vereinbarungen bezüglich der Zukunftsplanung/Zielvereinbarung getroffen?</text:p>
      <text:p text:style-name="">Antwort Optionen</text:p>
      <table:table table:name="fdad07f6-51f3-49af-98d7-5e9b81be8cd7" table:style-name="af806ec">
        <table:table-header-columns>
          <table:table-column table:number-columns-repeated="3" table:style-name="a5d929b"/>
        </table:table-header-columns>
        <table:table-column table:number-columns-repeated="0" table:style-name="a5d929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Kann ich nicht beurteilen." office:value-type="string" table:style-name="">
            <text:p text:style-name="Text">Kann ich nicht beurteilen.</text:p>
          </table:table-cell>
        </table:table-row>
      </table:table>
      <text:p text:style-name="a3dacce"/>
      <text:p text:style-name="Heading_20_1">f64a</text:p>
      <text:p text:style-name="">Wie beurteilen Sie die nachfolgende Aussage zu dem mit Ihnen geführten Jahresgespräch? Im Rahmen des Jahresgespräches wurden Vereinbarungen bezüglich der Zukunftsplanung/Zielvereinbarung getroffen und ich bin mit den getroffenen Vereinbarungen zufrieden.</text:p>
      <text:p text:style-name="">Antwort Optionen</text:p>
      <table:table table:name="76b39db8-9040-4ee8-a29b-2458d42eeefe" table:style-name="a1d3a3c">
        <table:table-header-columns>
          <table:table-column table:number-columns-repeated="3" table:style-name="a96ace6"/>
        </table:table-header-columns>
        <table:table-column table:number-columns-repeated="0" table:style-name="a96ace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
      <text:p text:style-name="aabed49"/>
      <text:p text:style-name="Heading_20_1">f64b</text:p>
      <text:p text:style-name="">Wie beurteilen Sie die nachfolgende Aussage zu dem mit Ihnen geführten Jahresgespräch? Die im Rahmen des mit mir geführten Jahresgesprächs getroffenen Vereinbarungen wurden innerhalb der darauffolgenden 18 Monate umgesetzt.</text:p>
      <text:p text:style-name="">Antwort Optionen</text:p>
      <table:table table:name="e28d9803-8e5a-4b2a-ae3c-dda60be14f63" table:style-name="a6664ab">
        <table:table-header-columns>
          <table:table-column table:number-columns-repeated="3" table:style-name="a13e543"/>
        </table:table-header-columns>
        <table:table-column table:number-columns-repeated="0" table:style-name="a13e54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8" office:value-type="string" table:style-name="">
            <text:p text:style-name="Text">-98</text:p>
          </table:table-cell>
          <table:table-cell office:string-value="[MISSING] kann ich nicht beurteilen" office:value-type="string" table:style-name="">
            <text:p text:style-name="Text">[MISSING] kann ich nicht beurteilen</text:p>
          </table:table-cell>
        </table:table-row>
      </table:table>
      <text:p text:style-name="a065ec7"/>
      <text:p text:style-name="Heading_20_1">f64c</text:p>
      <text:p text:style-name="">Wie beurteilen Sie die nachfolgende Aussage zu dem mit Ihnen geführten Jahresgespräch? Mit der Qualität des mit mir geführten Jahresgespräches bin ich zufrieden.</text:p>
      <text:p text:style-name="">Antwort Optionen</text:p>
      <table:table table:name="e0149d24-cfc1-4af1-81f1-84320bc7b035" table:style-name="aa077fd">
        <table:table-header-columns>
          <table:table-column table:number-columns-repeated="3" table:style-name="ae8cd9c"/>
        </table:table-header-columns>
        <table:table-column table:number-columns-repeated="0" table:style-name="ae8cd9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
      <text:p text:style-name="a392126"/>
      <text:p text:style-name="Heading_20_1">f65a</text:p>
      <text:p text:style-name="">Welche Wirkungen hatte das Jahresgespräch auf Sie?</text:p>
      <text:p text:style-name="">Durch das Gespräch hat sich die Kommunikation mit meiner Führungskraft verbessert.</text:p>
      <text:p text:style-name="">Antwort Optionen</text:p>
      <table:table table:name="4be1b3aa-4868-4ab5-92c8-16da3adfa4a0" table:style-name="af672b0">
        <table:table-header-columns>
          <table:table-column table:number-columns-repeated="3" table:style-name="a1c9742"/>
        </table:table-header-columns>
        <table:table-column table:number-columns-repeated="0" table:style-name="a1c974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5f8e7"/>
      <text:p text:style-name="Heading_20_1">f65b</text:p>
      <text:p text:style-name="">Welche Wirkungen hatte das Jahresgespräch auf Sie?</text:p>
      <text:p text:style-name="">Durch das Gespräch hat sich die Zusammenarbeit in meinem Arbeitsbereich verbessert.</text:p>
      <text:p text:style-name="">Antwort Optionen</text:p>
      <table:table table:name="d31ff77f-fb48-4288-9a53-f5b40095e816" table:style-name="a4d44a7">
        <table:table-header-columns>
          <table:table-column table:number-columns-repeated="3" table:style-name="a637262"/>
        </table:table-header-columns>
        <table:table-column table:number-columns-repeated="0" table:style-name="a63726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b88a9"/>
      <text:p text:style-name="Heading_20_1">f65c</text:p>
      <text:p text:style-name="">Welche Wirkungen hatte das Jahresgespräch auf Sie?</text:p>
      <text:p text:style-name="">Das Gespräch hat sich positiv auf meine Motivation ausgewirkt.</text:p>
      <text:p text:style-name="">Antwort Optionen</text:p>
      <table:table table:name="708c95a6-8e9c-4c09-b12d-be8b7f8a6442" table:style-name="a872e44">
        <table:table-header-columns>
          <table:table-column table:number-columns-repeated="3" table:style-name="a1bc757"/>
        </table:table-header-columns>
        <table:table-column table:number-columns-repeated="0" table:style-name="a1bc75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3b5f0"/>
      <text:p text:style-name="Heading_20_1">f65d</text:p>
      <text:p text:style-name="">Welche Wirkungen hatte das Jahresgespräch auf Sie?</text:p>
      <text:p text:style-name="">Durch das Gespräch habe ich ein besseres Verständnis für die Ziele in meinem Arbeitsbereich entwickelt.</text:p>
      <text:p text:style-name="">Antwort Optionen</text:p>
      <table:table table:name="c7d791db-fab5-49f9-b776-7bc1d2ee0a66" table:style-name="abcbd32">
        <table:table-header-columns>
          <table:table-column table:number-columns-repeated="3" table:style-name="ae83f7e"/>
        </table:table-header-columns>
        <table:table-column table:number-columns-repeated="0" table:style-name="ae83f7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704556"/>
      <text:p text:style-name="Heading_20_1">f65e</text:p>
      <text:p text:style-name="">Welche Wirkungen hatte das Jahresgespräch auf Sie?</text:p>
      <text:p text:style-name="">Das Gespräch hatte keine Wirkungen auf mich.</text:p>
      <text:p text:style-name="">Antwort Optionen</text:p>
      <table:table table:name="7dc11d2b-45e4-4f0f-8569-8defe3c46c92" table:style-name="a84e429">
        <table:table-header-columns>
          <table:table-column table:number-columns-repeated="3" table:style-name="aa639b1"/>
        </table:table-header-columns>
        <table:table-column table:number-columns-repeated="0" table:style-name="aa639b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5a4ec"/>
      <text:p text:style-name="Heading_20_1">f65f</text:p>
      <text:p text:style-name="">Welche Wirkungen hatte das Jahresgespräch auf Sie?</text:p>
      <text:p text:style-name="">Das Gespräch hat zu Spannungen zwischen mir und meiner Führungskraft geführt.</text:p>
      <text:p text:style-name="">Antwort Optionen</text:p>
      <table:table table:name="a51a83dd-c593-4877-99ad-775f3701a7be" table:style-name="aa2b948">
        <table:table-header-columns>
          <table:table-column table:number-columns-repeated="3" table:style-name="a8fb7c6"/>
        </table:table-header-columns>
        <table:table-column table:number-columns-repeated="0" table:style-name="a8fb7c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79132"/>
      <text:p text:style-name="Heading_20_1">f65g</text:p>
      <text:p text:style-name="">Welche Wirkungen hatte das Jahresgespräch auf Sie?</text:p>
      <text:p text:style-name="">Das Gespräch hat zu Spannungen in meinem Arbeitsbereich geführt.</text:p>
      <text:p text:style-name="">Antwort Optionen</text:p>
      <table:table table:name="8e525684-c740-498d-b33c-956ed3a24c82" table:style-name="ae1c798">
        <table:table-header-columns>
          <table:table-column table:number-columns-repeated="3" table:style-name="ac587aa"/>
        </table:table-header-columns>
        <table:table-column table:number-columns-repeated="0" table:style-name="ac587a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bc3ec7"/>
      <text:p text:style-name="Heading_20_1">f66a</text:p>
      <text:p text:style-name="">Wie zufrieden sind Sie mit folgenden Aspekten Ihrer Stelle?</text:p>
      <text:p text:style-name="">Verhältnis zu Kolleg*innen</text:p>
      <text:p text:style-name="">Antwort Optionen</text:p>
      <table:table table:name="c211a18c-ade1-4d89-8eff-fe2cab3aee1a" table:style-name="a268392">
        <table:table-header-columns>
          <table:table-column table:number-columns-repeated="3" table:style-name="ab475dc"/>
        </table:table-header-columns>
        <table:table-column table:number-columns-repeated="0" table:style-name="ab475d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63afce"/>
      <text:p text:style-name="Heading_20_1">f66b</text:p>
      <text:p text:style-name="">Wie zufrieden sind Sie mit folgenden Aspekten Ihrer Stelle?</text:p>
      <text:p text:style-name="">Verhältnis zu Vorgesetzten</text:p>
      <text:p text:style-name="">Antwort Optionen</text:p>
      <table:table table:name="7306d9c3-1e18-4739-b26a-fd54219b208c" table:style-name="a3e09b9">
        <table:table-header-columns>
          <table:table-column table:number-columns-repeated="3" table:style-name="ab4fc30"/>
        </table:table-header-columns>
        <table:table-column table:number-columns-repeated="0" table:style-name="ab4fc3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a2f840"/>
      <text:p text:style-name="Heading_20_1">f66c</text:p>
      <text:p text:style-name="">Wie zufrieden sind Sie mit folgenden Aspekten Ihrer Stelle?</text:p>
      <text:p text:style-name="">eigene Lehrtätigkeit</text:p>
      <text:p text:style-name="">Antwort Optionen</text:p>
      <table:table table:name="3acb3095-b256-44fb-bbb9-3bc1996c6dfb" table:style-name="a2aa3f2">
        <table:table-header-columns>
          <table:table-column table:number-columns-repeated="3" table:style-name="ab80457"/>
        </table:table-header-columns>
        <table:table-column table:number-columns-repeated="0" table:style-name="ab8045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1111c8"/>
      <text:p text:style-name="Heading_20_1">f66d</text:p>
      <text:p text:style-name="">Wie zufrieden sind Sie mit folgenden Aspekten Ihrer Stelle?</text:p>
      <text:p text:style-name="">eigene Forschungstätigkeit</text:p>
      <text:p text:style-name="">Antwort Optionen</text:p>
      <table:table table:name="df6038cb-c2b3-4937-8291-f9155a0424d3" table:style-name="af5bac5">
        <table:table-header-columns>
          <table:table-column table:number-columns-repeated="3" table:style-name="af6d7ed"/>
        </table:table-header-columns>
        <table:table-column table:number-columns-repeated="0" table:style-name="af6d7e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4d91a2"/>
      <text:p text:style-name="Heading_20_1">f66e</text:p>
      <text:p text:style-name="">Wie zufrieden sind Sie mit folgenden Aspekten Ihrer Stelle?</text:p>
      <text:p text:style-name="">Beschäftigungssicherheit</text:p>
      <text:p text:style-name="">Antwort Optionen</text:p>
      <table:table table:name="35046ba4-37be-40ab-834a-4dcfd67990a3" table:style-name="a304900">
        <table:table-header-columns>
          <table:table-column table:number-columns-repeated="3" table:style-name="a4c40d4"/>
        </table:table-header-columns>
        <table:table-column table:number-columns-repeated="0" table:style-name="a4c40d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2c7637"/>
      <text:p text:style-name="Heading_20_1">f66f</text:p>
      <text:p text:style-name="">Wie zufrieden sind Sie mit folgenden Aspekten Ihrer Stelle?</text:p>
      <text:p text:style-name="">berufliche Perspektiven</text:p>
      <text:p text:style-name="">Antwort Optionen</text:p>
      <table:table table:name="9947ba4e-5ec3-4be6-aac0-a7fec51dce40" table:style-name="a6f6947">
        <table:table-header-columns>
          <table:table-column table:number-columns-repeated="3" table:style-name="a1c757c"/>
        </table:table-header-columns>
        <table:table-column table:number-columns-repeated="0" table:style-name="a1c757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42acec"/>
      <text:p text:style-name="Heading_20_1">f66g</text:p>
      <text:p text:style-name="">Wie zufrieden sind Sie mit folgenden Aspekten Ihrer Stelle?</text:p>
      <text:p text:style-name="">Verwirklichung eigener Ideen</text:p>
      <text:p text:style-name="">Antwort Optionen</text:p>
      <table:table table:name="4252c75e-6349-4f76-96b7-0ac00ab0f393" table:style-name="a851741">
        <table:table-header-columns>
          <table:table-column table:number-columns-repeated="3" table:style-name="a323175"/>
        </table:table-header-columns>
        <table:table-column table:number-columns-repeated="0" table:style-name="a32317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1ccae2"/>
      <text:p text:style-name="Heading_20_1">f66h</text:p>
      <text:p text:style-name="">Wie zufrieden sind Sie mit folgenden Aspekten Ihrer Stelle?</text:p>
      <text:p text:style-name="">erreichte berufliche Position</text:p>
      <text:p text:style-name="">Antwort Optionen</text:p>
      <table:table table:name="e1b42b43-e4f8-48d5-8d00-5c166acfac4e" table:style-name="a6f8b14">
        <table:table-header-columns>
          <table:table-column table:number-columns-repeated="3" table:style-name="a9ecf2a"/>
        </table:table-header-columns>
        <table:table-column table:number-columns-repeated="0" table:style-name="a9ecf2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45a665"/>
      <text:p text:style-name="Heading_20_1">f66i</text:p>
      <text:p text:style-name="">Wie zufrieden sind Sie mit folgenden Aspekten Ihrer Stelle?</text:p>
      <text:p text:style-name="">berufliche Situation insgesamt</text:p>
      <text:p text:style-name="">Antwort Optionen</text:p>
      <table:table table:name="d640ccd0-eed8-4791-ba5d-350ab94fd883" table:style-name="a82e9f7">
        <table:table-header-columns>
          <table:table-column table:number-columns-repeated="3" table:style-name="a3c9b74"/>
        </table:table-header-columns>
        <table:table-column table:number-columns-repeated="0" table:style-name="a3c9b7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sehr zufrieden" office:value-type="string" table:style-name="">
            <text:p text:style-name="Text">sehr zufrieden</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eher zufrieden" office:value-type="string" table:style-name="">
            <text:p text:style-name="Text">eher zufrieden</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eher unzufrieden" office:value-type="string" table:style-name="">
            <text:p text:style-name="Text">eher unzufrieden</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sehr unzufrieden" office:value-type="string" table:style-name="">
            <text:p text:style-name="Text">sehr unzufrieden</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trifft nicht zu" office:value-type="string" table:style-name="">
            <text:p text:style-name="Text">[MISSING] trifft nicht zu</text:p>
          </table:table-cell>
        </table:table-row>
      </table:table>
      <text:p text:style-name="a884d3f"/>
      <text:p text:style-name="Heading_20_1">f67a</text:p>
      <text:p text:style-name="">Wie beurteilen Sie die nachfolgenden Aussagen vor dem Hintergrund Ihrer bisherigen beruflichen Entwicklung?</text:p>
      <text:p text:style-name="">Meine Karriereperspektiven sind zu unsicher.</text:p>
      <text:p text:style-name="">Antwort Optionen</text:p>
      <table:table table:name="734fc059-106c-438d-a546-8905fd82283c" table:style-name="a797f00">
        <table:table-header-columns>
          <table:table-column table:number-columns-repeated="3" table:style-name="af97d24"/>
        </table:table-header-columns>
        <table:table-column table:number-columns-repeated="0" table:style-name="af97d2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ff0aa9"/>
      <text:p text:style-name="Heading_20_1">f67b</text:p>
      <text:p text:style-name="">Wie beurteilen Sie die nachfolgenden Aussagen vor dem Hintergrund Ihrer bisherigen beruflichen Entwicklung?</text:p>
      <text:p text:style-name="">Meine Entwicklungsmöglichkeiten entsprechen dem, wovon ich ausgegangen bin.</text:p>
      <text:p text:style-name="">Antwort Optionen</text:p>
      <table:table table:name="e7ebb655-2ed1-4999-992b-21048faf8e90" table:style-name="a9da288">
        <table:table-header-columns>
          <table:table-column table:number-columns-repeated="3" table:style-name="a60bcb6"/>
        </table:table-header-columns>
        <table:table-column table:number-columns-repeated="0" table:style-name="a60bcb6"/>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603b85"/>
      <text:p text:style-name="Heading_20_1">f67c</text:p>
      <text:p text:style-name="">Wie beurteilen Sie die nachfolgenden Aussagen vor dem Hintergrund Ihrer bisherigen beruflichen Entwicklung?</text:p>
      <text:p text:style-name="">Ich werde im Hinblick auf Karrierewege in der Wissenschaft unterstützt.</text:p>
      <text:p text:style-name="">Antwort Optionen</text:p>
      <table:table table:name="e8fd5350-957e-4a8c-8f6b-3195db87eebc" table:style-name="a2aa563">
        <table:table-header-columns>
          <table:table-column table:number-columns-repeated="3" table:style-name="a75a40a"/>
        </table:table-header-columns>
        <table:table-column table:number-columns-repeated="0" table:style-name="a75a40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0b90be"/>
      <text:p text:style-name="Heading_20_1">f67d</text:p>
      <text:p text:style-name="">Wie beurteilen Sie die nachfolgenden Aussagen vor dem Hintergrund Ihrer bisherigen beruflichen Entwicklung?</text:p>
      <text:p text:style-name="">Ich werde im Hinblick auf Karrierewege außerhalb der Wissenschaft unterstützt.</text:p>
      <text:p text:style-name="">Antwort Optionen</text:p>
      <table:table table:name="c2c6eba8-8c6a-43e6-9e21-ff4c8b1ae125" table:style-name="a5cc0d6">
        <table:table-header-columns>
          <table:table-column table:number-columns-repeated="3" table:style-name="acd8984"/>
        </table:table-header-columns>
        <table:table-column table:number-columns-repeated="0" table:style-name="acd898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517e73"/>
      <text:p text:style-name="Heading_20_1">f67e</text:p>
      <text:p text:style-name="">Wie beurteilen Sie die nachfolgenden Aussagen vor dem Hintergrund Ihrer bisherigen beruflichen Entwicklung?</text:p>
      <text:p text:style-name="">Ich wünsche mir mehr Beratung im Hinblick auf Karrierewege in der Wissenschaft.</text:p>
      <text:p text:style-name="">Antwort Optionen</text:p>
      <table:table table:name="402a00a8-d50d-4620-ba2f-06aaa7288241" table:style-name="aade8e9">
        <table:table-header-columns>
          <table:table-column table:number-columns-repeated="3" table:style-name="a15b93a"/>
        </table:table-header-columns>
        <table:table-column table:number-columns-repeated="0" table:style-name="a15b93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8875bc"/>
      <text:p text:style-name="Heading_20_1">f67f</text:p>
      <text:p text:style-name="">Wie beurteilen Sie die nachfolgenden Aussagen vor dem Hintergrund Ihrer bisherigen beruflichen Entwicklung?</text:p>
      <text:p text:style-name="">Ich wünsche mir mehr Beratung im Hinblick auf Karrierewege außerhalb der Wissenschaft.</text:p>
      <text:p text:style-name="">Antwort Optionen</text:p>
      <table:table table:name="1e463c29-d27b-410d-af01-2d96cc485609" table:style-name="aca6802">
        <table:table-header-columns>
          <table:table-column table:number-columns-repeated="3" table:style-name="a60fae2"/>
        </table:table-header-columns>
        <table:table-column table:number-columns-repeated="0" table:style-name="a60fae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745976"/>
      <text:p text:style-name="Heading_20_1">f67g</text:p>
      <text:p text:style-name="">Wie beurteilen Sie die nachfolgenden Aussagen vor dem Hintergrund Ihrer bisherigen beruflichen Entwicklung?</text:p>
      <text:p text:style-name="">Weiterbildungs- und Qualifizierungsangebote im Hinblick auf Karrierewege an der Hochschule empfinde ich als ausreichend.</text:p>
      <text:p text:style-name="">Antwort Optionen</text:p>
      <table:table table:name="352cc5c8-ecc0-46ec-b56f-4558c4ed5a40" table:style-name="ac1585d">
        <table:table-header-columns>
          <table:table-column table:number-columns-repeated="3" table:style-name="a4bbb6c"/>
        </table:table-header-columns>
        <table:table-column table:number-columns-repeated="0" table:style-name="a4bbb6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90bb18"/>
      <text:p text:style-name="Heading_20_1">f67h</text:p>
      <text:p text:style-name="">Wie beurteilen Sie die nachfolgenden Aussagen vor dem Hintergrund Ihrer bisherigen beruflichen Entwicklung?</text:p>
      <text:p text:style-name="">Weiterbildungs- und Qualifizierungsangebote im Hinblick auf Karrierewege außerhalb von Hochschulen empfinde ich als ausreichend.</text:p>
      <text:p text:style-name="">Antwort Optionen</text:p>
      <table:table table:name="e9428db4-5bea-4f9e-b5fe-d567160fac1e" table:style-name="a40e87c">
        <table:table-header-columns>
          <table:table-column table:number-columns-repeated="3" table:style-name="a8e9121"/>
        </table:table-header-columns>
        <table:table-column table:number-columns-repeated="0" table:style-name="a8e912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9ea05e"/>
      <text:p text:style-name="Heading_20_1">f67i</text:p>
      <text:p text:style-name="">Wie beurteilen Sie die nachfolgenden Aussagen vor dem Hintergrund Ihrer bisherigen beruflichen Entwicklung?</text:p>
      <text:p text:style-name="">Die Laufzeit meines Vertrags ist für mich nachvollziehbar.</text:p>
      <text:p text:style-name="">Antwort Optionen</text:p>
      <table:table table:name="16a22096-6bfb-4800-b102-7ff071043c5a" table:style-name="a936542">
        <table:table-header-columns>
          <table:table-column table:number-columns-repeated="3" table:style-name="a4ac34d"/>
        </table:table-header-columns>
        <table:table-column table:number-columns-repeated="0" table:style-name="a4ac34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cc5798"/>
      <text:p text:style-name="Heading_20_1">f67j</text:p>
      <text:p text:style-name="">Wie beurteilen Sie die nachfolgenden Aussagen vor dem Hintergrund Ihrer bisherigen beruflichen Entwicklung?</text:p>
      <text:p text:style-name="">Die Tatsache, dass mein Arbeitsvertrag befristet ist, stellt für mich eine Belastung dar.</text:p>
      <text:p text:style-name="">Antwort Optionen</text:p>
      <table:table table:name="1654ab40-bd1e-4ced-a7e8-7efd9b64c07f" table:style-name="a482957">
        <table:table-header-columns>
          <table:table-column table:number-columns-repeated="3" table:style-name="a7971ab"/>
        </table:table-header-columns>
        <table:table-column table:number-columns-repeated="0" table:style-name="a7971a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146ece"/>
      <text:p text:style-name="Heading_20_1">f67k</text:p>
      <text:p text:style-name="">Wie beurteilen Sie die nachfolgenden Aussagen vor dem Hintergrund Ihrer bisherigen beruflichen Entwicklung?</text:p>
      <text:p text:style-name="">Das Bemühen meiner Hochschule um eine befristete Anschlussbeschäftigung empfinde ich als ausreichend.</text:p>
      <text:p text:style-name="">Antwort Optionen</text:p>
      <table:table table:name="8a82d8ec-406f-4900-b5fc-ccbb7d409bcf" table:style-name="aed3a88">
        <table:table-header-columns>
          <table:table-column table:number-columns-repeated="3" table:style-name="a1fe14a"/>
        </table:table-header-columns>
        <table:table-column table:number-columns-repeated="0" table:style-name="a1fe14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c02679"/>
      <text:p text:style-name="Heading_20_1">f67l</text:p>
      <text:p text:style-name="">Wie beurteilen Sie die nachfolgenden Aussagen vor dem Hintergrund Ihrer bisherigen beruflichen Entwicklung?</text:p>
      <text:p text:style-name="">Das Bemühen meiner Hochschule, Perspektiven für eine dauerhafte Anschlussbeschäftigung zu bieten, empfinde ich als ausreichend.</text:p>
      <text:p text:style-name="">Antwort Optionen</text:p>
      <table:table table:name="70759669-e73e-45b6-97bb-7e4f0ccea31b" table:style-name="aa69838">
        <table:table-header-columns>
          <table:table-column table:number-columns-repeated="3" table:style-name="aeab622"/>
        </table:table-header-columns>
        <table:table-column table:number-columns-repeated="0" table:style-name="aeab62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trifft voll zu" office:value-type="string" table:style-name="">
            <text:p text:style-name="Text">trifft voll zu</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trifft eher zu" office:value-type="string" table:style-name="">
            <text:p text:style-name="Text">trifft eher z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trifft eher nicht zu" office:value-type="string" table:style-name="">
            <text:p text:style-name="Text">trifft eher nicht zu</text:p>
          </table:table-cell>
        </table:table-row>
        <table:table-row>
          <table:table-cell office:string-value="ao4" office:value-type="string" table:style-name="">
            <text:p text:style-name="Text">ao4</text:p>
          </table:table-cell>
          <table:table-cell office:string-value="4" office:value-type="string" table:style-name="">
            <text:p text:style-name="Text">4</text:p>
          </table:table-cell>
          <table:table-cell office:string-value="trifft nicht zu" office:value-type="string" table:style-name="">
            <text:p text:style-name="Text">trifft nicht zu</text:p>
          </table:table-cell>
        </table:table-row>
        <table:table-row>
          <table:table-cell office:string-value="ao5" office:value-type="string" table:style-name="">
            <text:p text:style-name="Text">ao5</text:p>
          </table:table-cell>
          <table:table-cell office:string-value="-97" office:value-type="string" table:style-name="">
            <text:p text:style-name="Text">-97</text:p>
          </table:table-cell>
          <table:table-cell office:string-value="[MISSING] kann ich nicht beurteilen" office:value-type="string" table:style-name="">
            <text:p text:style-name="Text">[MISSING] kann ich nicht beurteilen</text:p>
          </table:table-cell>
        </table:table-row>
      </table:table>
      <text:p text:style-name="af82704"/>
      <text:p text:style-name="Heading_20_1">f68</text:p>
      <text:p text:style-name="">Kennen Sie den „Rahmenkodex über den Umgang mit befristeter Beschäftigung und die Förderung von Karriereperspektiven an den Hochschulen im Freistaat Sachsen“?</text:p>
      <text:p text:style-name="">Antwort Optionen</text:p>
      <table:table table:name="7b33e33a-7c25-4740-9cf0-9c2ae8afa5d7" table:style-name="a92a9b1">
        <table:table-header-columns>
          <table:table-column table:number-columns-repeated="3" table:style-name="a5e5ab7"/>
        </table:table-header-columns>
        <table:table-column table:number-columns-repeated="0" table:style-name="a5e5ab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die Inhalte sind mir bekannt." office:value-type="string" table:style-name="">
            <text:p text:style-name="Text">Ja, die Inhalte sind mir bekann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Davon habe ich schon mal gehört, aber ich kenne die Inhalte nicht oder nicht genau." office:value-type="string" table:style-name="">
            <text:p text:style-name="Text">Davon habe ich schon mal gehört, aber ich kenne die Inhalte nicht oder nicht genau.</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Nein, davon habe ich noch nicht gehört." office:value-type="string" table:style-name="">
            <text:p text:style-name="Text">Nein, davon habe ich noch nicht gehört.</text:p>
          </table:table-cell>
        </table:table-row>
      </table:table>
      <text:p text:style-name="ab68763"/>
      <text:p text:style-name="Heading_20_1">f69a_str</text:p>
      <text:p text:style-name="">Wie beurteilen Sie den Rahmenkodex?</text:p>
      <text:p text:style-name="">Größte Stärken:</text:p>
      <text:p text:style-name="">Offene Angabe</text:p>
      <text:p text:style-name="a32e072"/>
      <text:p text:style-name="Heading_20_1">f69b_str</text:p>
      <text:p text:style-name="">Dringendster Handlungsbedarf:</text:p>
      <text:p text:style-name="">Offene Angabe</text:p>
      <text:p text:style-name="a18de47"/>
      <text:p text:style-name="Heading_20_1">f70a</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gegen die Regeln guter wissenschaftlicher Praxis verstießen?</text:p>
      <text:p text:style-name="">Antwort Optionen</text:p>
      <table:table table:name="76c7df69-9aed-46f1-975b-330f68ea640b" table:style-name="a45b1f3">
        <table:table-header-columns>
          <table:table-column table:number-columns-repeated="3" table:style-name="a34ff77"/>
        </table:table-header-columns>
        <table:table-column table:number-columns-repeated="0" table:style-name="a34ff7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2dc1f1"/>
      <text:p text:style-name="Heading_20_1">f70b</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gegen Regeln des Arbeits- oder Dienstrechts verstießen?</text:p>
      <text:p text:style-name="">Antwort Optionen</text:p>
      <table:table table:name="a1d152f8-8e6b-4bf7-bc53-3690e2ef10a8" table:style-name="aa37dca">
        <table:table-header-columns>
          <table:table-column table:number-columns-repeated="3" table:style-name="a9a3647"/>
        </table:table-header-columns>
        <table:table-column table:number-columns-repeated="0" table:style-name="a9a364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431d58"/>
      <text:p text:style-name="Heading_20_1">f70c</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strafrechtlich relevant waren?</text:p>
      <text:p text:style-name="">Antwort Optionen</text:p>
      <table:table table:name="f9241382-3392-4e0a-962b-9fcb9b8e0641" table:style-name="a9c19d0">
        <table:table-header-columns>
          <table:table-column table:number-columns-repeated="3" table:style-name="a1b88fe"/>
        </table:table-header-columns>
        <table:table-column table:number-columns-repeated="0" table:style-name="a1b88f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565a3e"/>
      <text:p text:style-name="Heading_20_1">f70d</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als Mobbing/Bossing gelten können?</text:p>
      <text:p text:style-name="">Antwort Optionen</text:p>
      <table:table table:name="662fe40d-9f87-4662-9ae1-d7eee9838ef7" table:style-name="aec8a7b">
        <table:table-header-columns>
          <table:table-column table:number-columns-repeated="3" table:style-name="a7287de"/>
        </table:table-header-columns>
        <table:table-column table:number-columns-repeated="0" table:style-name="a7287d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b9aeca"/>
      <text:p text:style-name="Heading_20_1">f70e</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als Diskriminierung gelten können?</text:p>
      <text:p text:style-name="">Antwort Optionen</text:p>
      <table:table table:name="2a09f9a3-3257-44c9-be0d-3f5c6ebf2d7a" table:style-name="af50e8d">
        <table:table-header-columns>
          <table:table-column table:number-columns-repeated="3" table:style-name="a689a03"/>
        </table:table-header-columns>
        <table:table-column table:number-columns-repeated="0" table:style-name="a689a0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76f980"/>
      <text:p text:style-name="Heading_20_1">f70f</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als sexuelle Belästigung gelten können?</text:p>
      <text:p text:style-name="">Antwort Optionen</text:p>
      <table:table table:name="62272757-6512-42fb-b2f1-7017fdab521a" table:style-name="a101493">
        <table:table-header-columns>
          <table:table-column table:number-columns-repeated="3" table:style-name="ad40d91"/>
        </table:table-header-columns>
        <table:table-column table:number-columns-repeated="0" table:style-name="ad40d9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7ebd91"/>
      <text:p text:style-name="Heading_20_1">f70v</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Sonstiges, und zwar:</text:p>
      <text:p text:style-name="">Antwort Optionen</text:p>
      <table:table table:name="22e0d87b-db68-41cb-9d65-58faebb4b4c3" table:style-name="ac7c0cd">
        <table:table-header-columns>
          <table:table-column table:number-columns-repeated="3" table:style-name="ae72ff4"/>
        </table:table-header-columns>
        <table:table-column table:number-columns-repeated="0" table:style-name="ae72ff4"/>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ein" office:value-type="string" table:style-name="">
            <text:p text:style-name="Text">nein</text:p>
          </table:table-cell>
        </table:table-row>
        <table:table-row>
          <table:table-cell office:string-value="ao3" office:value-type="string" table:style-name="">
            <text:p text:style-name="Text">ao3</text:p>
          </table:table-cell>
          <table:table-cell office:string-value="-98" office:value-type="string" table:style-name="">
            <text:p text:style-name="Text">-98</text:p>
          </table:table-cell>
          <table:table-cell office:string-value="[MISSING] weiß nicht" office:value-type="string" table:style-name="">
            <text:p text:style-name="Text">[MISSING] weiß nicht</text:p>
          </table:table-cell>
        </table:table-row>
      </table:table>
      <text:p text:style-name="aa066fc"/>
      <text:p text:style-name="Heading_20_1">f70v_str</text:p>
      <text:p text:style-name="">Kurz vor Ende der Befragung bitten wir an dieser Stelle um Ihre Einschätzungen zum Thema „Machtmissbrauch“.</text:p>
      <text:p text:style-name="">Hatten Sie schon einmal den Eindruck, dass ein*e Vorgesetzte*r oder ein*e Betreuer*in einer Ihrer Qualifikationsarbeiten Dinge getan oder von Ihnen verlangt hat, die …</text:p>
      <text:p text:style-name="">Sonstiges, und zwar:</text:p>
      <text:p text:style-name="">Antwort Optionen</text:p>
      <text:p text:style-name="ab71ca9"/>
      <text:p text:style-name="Heading_20_1">f71a</text:p>
      <text:p text:style-name="">Welche Anlaufstellen sind Ihnen bekannt, um Fälle von Machtmissbrauch höher gestellter Personen an Ihrer Hochschule zu handhaben?</text:p>
      <text:p text:style-name="">Ombudsstelle / Beauftragte*r für gute wissenschaftliche Praxis</text:p>
      <text:p text:style-name="">Antwort Optionen</text:p>
      <table:table table:name="28496726-57e0-48ae-87fd-59741156ce68" table:style-name="aa13d08">
        <table:table-header-columns>
          <table:table-column table:number-columns-repeated="3" table:style-name="a03d5d8"/>
        </table:table-header-columns>
        <table:table-column table:number-columns-repeated="0" table:style-name="a03d5d8"/>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75185"/>
      <text:p text:style-name="Heading_20_1">f71b</text:p>
      <text:p text:style-name="">Welche Anlaufstellen sind Ihnen bekannt, um Fälle von Machtmissbrauch höher gestellter Personen an Ihrer Hochschule zu handhaben?</text:p>
      <text:p text:style-name="">Gleichstellungsbeauftragte*r</text:p>
      <text:p text:style-name="">Antwort Optionen</text:p>
      <table:table table:name="256f9cd4-fd35-4abd-b740-f4541c5100c8" table:style-name="af8344a">
        <table:table-header-columns>
          <table:table-column table:number-columns-repeated="3" table:style-name="ad04e51"/>
        </table:table-header-columns>
        <table:table-column table:number-columns-repeated="0" table:style-name="ad04e51"/>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6c8243"/>
      <text:p text:style-name="Heading_20_1">f71c</text:p>
      <text:p text:style-name="">Welche Anlaufstellen sind Ihnen bekannt, um Fälle von Machtmissbrauch höher gestellter Personen an Ihrer Hochschule zu handhaben?</text:p>
      <text:p text:style-name="">Diversitätsbeauftragte*r</text:p>
      <text:p text:style-name="">Antwort Optionen</text:p>
      <table:table table:name="94c45d1d-c36f-48f3-b218-178bffa079ce" table:style-name="a3a5fc3">
        <table:table-header-columns>
          <table:table-column table:number-columns-repeated="3" table:style-name="aa2d5de"/>
        </table:table-header-columns>
        <table:table-column table:number-columns-repeated="0" table:style-name="aa2d5d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62d7c"/>
      <text:p text:style-name="Heading_20_1">f71d</text:p>
      <text:p text:style-name="">Welche Anlaufstellen sind Ihnen bekannt, um Fälle von Machtmissbrauch höher gestellter Personen an Ihrer Hochschule zu handhaben?</text:p>
      <text:p text:style-name="">Personalabteilung</text:p>
      <text:p text:style-name="">Antwort Optionen</text:p>
      <table:table table:name="67bc9126-7977-49b6-9ac5-179c859e3ac7" table:style-name="a42390b">
        <table:table-header-columns>
          <table:table-column table:number-columns-repeated="3" table:style-name="ac7f8fc"/>
        </table:table-header-columns>
        <table:table-column table:number-columns-repeated="0" table:style-name="ac7f8f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d8b4c6"/>
      <text:p text:style-name="Heading_20_1">f71e</text:p>
      <text:p text:style-name="">Welche Anlaufstellen sind Ihnen bekannt, um Fälle von Machtmissbrauch höher gestellter Personen an Ihrer Hochschule zu handhaben?</text:p>
      <text:p text:style-name="">Justiziariat</text:p>
      <text:p text:style-name="">Antwort Optionen</text:p>
      <table:table table:name="1560a5a3-e1f1-4dbd-b360-3e16be95c2dd" table:style-name="a4b2e68">
        <table:table-header-columns>
          <table:table-column table:number-columns-repeated="3" table:style-name="aa89a4f"/>
        </table:table-header-columns>
        <table:table-column table:number-columns-repeated="0" table:style-name="aa89a4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8c7b01"/>
      <text:p text:style-name="Heading_20_1">f71f</text:p>
      <text:p text:style-name="">Welche Anlaufstellen sind Ihnen bekannt, um Fälle von Machtmissbrauch höher gestellter Personen an Ihrer Hochschule zu handhaben?</text:p>
      <text:p text:style-name="">Studienberatung</text:p>
      <text:p text:style-name="">Antwort Optionen</text:p>
      <table:table table:name="3d7dc2cf-8ee5-4785-bc9e-b50942245f3a" table:style-name="a423e90">
        <table:table-header-columns>
          <table:table-column table:number-columns-repeated="3" table:style-name="a87f3a3"/>
        </table:table-header-columns>
        <table:table-column table:number-columns-repeated="0" table:style-name="a87f3a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cce48"/>
      <text:p text:style-name="Heading_20_1">f71g</text:p>
      <text:p text:style-name="">Welche Anlaufstellen sind Ihnen bekannt, um Fälle von Machtmissbrauch höher gestellter Personen an Ihrer Hochschule zu handhaben?</text:p>
      <text:p text:style-name="">Studiendekan*in</text:p>
      <text:p text:style-name="">Antwort Optionen</text:p>
      <table:table table:name="57f19394-ca76-48a9-ab00-0e649545219f" table:style-name="a059115">
        <table:table-header-columns>
          <table:table-column table:number-columns-repeated="3" table:style-name="ac8bc8a"/>
        </table:table-header-columns>
        <table:table-column table:number-columns-repeated="0" table:style-name="ac8bc8a"/>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56a3f6"/>
      <text:p text:style-name="Heading_20_1">f71h</text:p>
      <text:p text:style-name="">Welche Anlaufstellen sind Ihnen bekannt, um Fälle von Machtmissbrauch höher gestellter Personen an Ihrer Hochschule zu handhaben?</text:p>
      <text:p text:style-name="">Hochschulleitung</text:p>
      <text:p text:style-name="">Antwort Optionen</text:p>
      <table:table table:name="94d1bf2e-3514-41b3-9a90-32bc7aea39c6" table:style-name="a031982">
        <table:table-header-columns>
          <table:table-column table:number-columns-repeated="3" table:style-name="ac0701f"/>
        </table:table-header-columns>
        <table:table-column table:number-columns-repeated="0" table:style-name="ac0701f"/>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2ebb6e"/>
      <text:p text:style-name="Heading_20_1">f71i</text:p>
      <text:p text:style-name="">Welche Anlaufstellen sind Ihnen bekannt, um Fälle von Machtmissbrauch höher gestellter Personen an Ihrer Hochschule zu handhaben?</text:p>
      <text:p text:style-name="">Beauftragte*r der Dienststelle für Konflikt- und Mobbingsituationen</text:p>
      <text:p text:style-name="">Antwort Optionen</text:p>
      <table:table table:name="09c33fbc-d817-4dcc-9d01-2de8f5938223" table:style-name="a6529cc">
        <table:table-header-columns>
          <table:table-column table:number-columns-repeated="3" table:style-name="a3faccb"/>
        </table:table-header-columns>
        <table:table-column table:number-columns-repeated="0" table:style-name="a3facc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e0536a"/>
      <text:p text:style-name="Heading_20_1">f71j</text:p>
      <text:p text:style-name="">Welche Anlaufstellen sind Ihnen bekannt, um Fälle von Machtmissbrauch höher gestellter Personen an Ihrer Hochschule zu handhaben?</text:p>
      <text:p text:style-name="">Personalrat/ Ansprechperson des Personalrats für Konflikt- und Mobbingsituationen</text:p>
      <text:p text:style-name="">Antwort Optionen</text:p>
      <table:table table:name="b69879a9-8127-4089-802e-dd1d1dec5356" table:style-name="a2c3f21">
        <table:table-header-columns>
          <table:table-column table:number-columns-repeated="3" table:style-name="a895862"/>
        </table:table-header-columns>
        <table:table-column table:number-columns-repeated="0" table:style-name="a895862"/>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401ec5"/>
      <text:p text:style-name="Heading_20_1">f71k</text:p>
      <text:p text:style-name="">Welche Anlaufstellen sind Ihnen bekannt, um Fälle von Machtmissbrauch höher gestellter Personen an Ihrer Hochschule zu handhaben?</text:p>
      <text:p text:style-name="">Beschwerdestelle laut Allgemeinem Gleichbehandlungsgesetz (AGG)</text:p>
      <text:p text:style-name="">Antwort Optionen</text:p>
      <table:table table:name="4ce264eb-4385-4590-aa4b-838759c19054" table:style-name="a346b5a">
        <table:table-header-columns>
          <table:table-column table:number-columns-repeated="3" table:style-name="a9225a7"/>
        </table:table-header-columns>
        <table:table-column table:number-columns-repeated="0" table:style-name="a9225a7"/>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f6d768"/>
      <text:p text:style-name="Heading_20_1">f71v</text:p>
      <text:p text:style-name="">Welche Anlaufstellen sind Ihnen bekannt, um Fälle von Machtmissbrauch höher gestellter Personen an Ihrer Hochschule zu handhaben?</text:p>
      <text:p text:style-name="">Andere, und zwar:</text:p>
      <text:p text:style-name="">Antwort Optionen</text:p>
      <table:table table:name="20dc1cd5-6873-4844-ab62-0f9f556af28f" table:style-name="a1a1969">
        <table:table-header-columns>
          <table:table-column table:number-columns-repeated="3" table:style-name="ad64345"/>
        </table:table-header-columns>
        <table:table-column table:number-columns-repeated="0" table:style-name="ad64345"/>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a0153a"/>
      <text:p text:style-name="Heading_20_1">f71v_str</text:p>
      <text:p text:style-name="">Welche Anlaufstellen sind Ihnen bekannt, um Fälle von Machtmissbrauch höher gestellter Personen an Ihrer Hochschule zu handhaben?</text:p>
      <text:p text:style-name="">Andere, und zwar:</text:p>
      <text:p text:style-name="">Offene Angabe</text:p>
      <text:p text:style-name="abb681e"/>
      <text:p text:style-name="Heading_20_1">f72a</text:p>
      <text:p text:style-name="">Und haben Sie diese Anlaufstelle(n) in diesem Zusammenhang genutzt?</text:p>
      <text:p text:style-name="">Ombudsstelle / Beauftragte*r für gute wissenschaftliche Praxis</text:p>
      <text:p text:style-name="">Antwort Optionen</text:p>
      <table:table table:name="1984f882-d9e1-44c2-b81b-e7449afac31c" table:style-name="a10a7af">
        <table:table-header-columns>
          <table:table-column table:number-columns-repeated="3" table:style-name="a43055e"/>
        </table:table-header-columns>
        <table:table-column table:number-columns-repeated="0" table:style-name="a43055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24cb92"/>
      <text:p text:style-name="Heading_20_1">f72b</text:p>
      <text:p text:style-name="">Und haben Sie diese Anlaufstelle(n) in diesem Zusammenhang genutzt?</text:p>
      <text:p text:style-name="">Gleichstellungsbeauftragte*r</text:p>
      <text:p text:style-name="">Antwort Optionen</text:p>
      <table:table table:name="69a75225-db91-48e4-973a-9541b90ed0ef" table:style-name="a93092f">
        <table:table-header-columns>
          <table:table-column table:number-columns-repeated="3" table:style-name="a1ca00c"/>
        </table:table-header-columns>
        <table:table-column table:number-columns-repeated="0" table:style-name="a1ca00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ab79a1"/>
      <text:p text:style-name="Heading_20_1">f72c</text:p>
      <text:p text:style-name="">Und haben Sie diese Anlaufstelle(n) in diesem Zusammenhang genutzt?</text:p>
      <text:p text:style-name="">Diversitätsbeauftragte*r</text:p>
      <text:p text:style-name="">Antwort Optionen</text:p>
      <table:table table:name="1d2f4f04-b02a-4e8e-9272-eb7c89c3543e" table:style-name="a3f68c8">
        <table:table-header-columns>
          <table:table-column table:number-columns-repeated="3" table:style-name="aa710fe"/>
        </table:table-header-columns>
        <table:table-column table:number-columns-repeated="0" table:style-name="aa710fe"/>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65c304"/>
      <text:p text:style-name="Heading_20_1">f72d</text:p>
      <text:p text:style-name="">Und haben Sie diese Anlaufstelle(n) in diesem Zusammenhang genutzt?</text:p>
      <text:p text:style-name="">Personalabteilung</text:p>
      <text:p text:style-name="">Antwort Optionen</text:p>
      <table:table table:name="327ec8aa-6577-4bcf-9660-9d1bcda71d48" table:style-name="a75e439">
        <table:table-header-columns>
          <table:table-column table:number-columns-repeated="3" table:style-name="a4d87cb"/>
        </table:table-header-columns>
        <table:table-column table:number-columns-repeated="0" table:style-name="a4d87c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f6a2f1"/>
      <text:p text:style-name="Heading_20_1">f72e</text:p>
      <text:p text:style-name="">Und haben Sie diese Anlaufstelle(n) in diesem Zusammenhang genutzt?</text:p>
      <text:p text:style-name="">Justiziariat</text:p>
      <text:p text:style-name="">Antwort Optionen</text:p>
      <table:table table:name="aa612087-eb2e-44b0-ac66-722342ea4582" table:style-name="a31e640">
        <table:table-header-columns>
          <table:table-column table:number-columns-repeated="3" table:style-name="a9ecd60"/>
        </table:table-header-columns>
        <table:table-column table:number-columns-repeated="0" table:style-name="a9ecd6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a3cfc8"/>
      <text:p text:style-name="Heading_20_1">f72f</text:p>
      <text:p text:style-name="">Und haben Sie diese Anlaufstelle(n) in diesem Zusammenhang genutzt?</text:p>
      <text:p text:style-name="">Studienberatung</text:p>
      <text:p text:style-name="">Antwort Optionen</text:p>
      <table:table table:name="16816113-7bd7-498d-bd22-e1a3144947df" table:style-name="a229900">
        <table:table-header-columns>
          <table:table-column table:number-columns-repeated="3" table:style-name="abcaad3"/>
        </table:table-header-columns>
        <table:table-column table:number-columns-repeated="0" table:style-name="abcaad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8f5d1f"/>
      <text:p text:style-name="Heading_20_1">f72g</text:p>
      <text:p text:style-name="">Und haben Sie diese Anlaufstelle(n) in diesem Zusammenhang genutzt?</text:p>
      <text:p text:style-name="">Studiendekan*in</text:p>
      <text:p text:style-name="">Antwort Optionen</text:p>
      <table:table table:name="4202ba92-2ac0-4137-b3de-7f9bc3809952" table:style-name="ad6f7b4">
        <table:table-header-columns>
          <table:table-column table:number-columns-repeated="3" table:style-name="aa9f5f0"/>
        </table:table-header-columns>
        <table:table-column table:number-columns-repeated="0" table:style-name="aa9f5f0"/>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f00af8"/>
      <text:p text:style-name="Heading_20_1">f72h</text:p>
      <text:p text:style-name="">Und haben Sie diese Anlaufstelle(n) in diesem Zusammenhang genutzt?</text:p>
      <text:p text:style-name="">Hochschulleitung</text:p>
      <text:p text:style-name="">Antwort Optionen</text:p>
      <table:table table:name="ae4c1035-57e2-4c83-b53f-fdbf9bcc1c11" table:style-name="a95c24e">
        <table:table-header-columns>
          <table:table-column table:number-columns-repeated="3" table:style-name="a324e8c"/>
        </table:table-header-columns>
        <table:table-column table:number-columns-repeated="0" table:style-name="a324e8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5a9656"/>
      <text:p text:style-name="Heading_20_1">f72i</text:p>
      <text:p text:style-name="">Und haben Sie diese Anlaufstelle(n) in diesem Zusammenhang genutzt?</text:p>
      <text:p text:style-name="">Beauftragte*r der Dienststelle für Konflikt- und Mobbingsituationen</text:p>
      <text:p text:style-name="">Antwort Optionen</text:p>
      <table:table table:name="a7971cf5-8305-4b65-bf29-5a2e1d51bbbe" table:style-name="ace1c41">
        <table:table-header-columns>
          <table:table-column table:number-columns-repeated="3" table:style-name="a4c3113"/>
        </table:table-header-columns>
        <table:table-column table:number-columns-repeated="0" table:style-name="a4c3113"/>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76c8d1"/>
      <text:p text:style-name="Heading_20_1">f72j</text:p>
      <text:p text:style-name="">Und haben Sie diese Anlaufstelle(n) in diesem Zusammenhang genutzt?</text:p>
      <text:p text:style-name="">Personalrat/ Ansprechperson des Personalrats für Konflikt- und Mobbingsituationen</text:p>
      <text:p text:style-name="">Antwort Optionen</text:p>
      <table:table table:name="ed88c4e2-f7c4-4b4d-b962-d29a9280a699" table:style-name="a954351">
        <table:table-header-columns>
          <table:table-column table:number-columns-repeated="3" table:style-name="a5278bd"/>
        </table:table-header-columns>
        <table:table-column table:number-columns-repeated="0" table:style-name="a5278b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03516e"/>
      <text:p text:style-name="Heading_20_1">f72k</text:p>
      <text:p text:style-name="">Und haben Sie diese Anlaufstelle(n) in diesem Zusammenhang genutzt?</text:p>
      <text:p text:style-name="">Beschwerdestelle laut Allgemeinem Gleichbehandlungsgesetz (AGG)</text:p>
      <text:p text:style-name="">Antwort Optionen</text:p>
      <table:table table:name="56631fb5-03c5-45aa-b25b-4483c3ee3f2f" table:style-name="a8402a6">
        <table:table-header-columns>
          <table:table-column table:number-columns-repeated="3" table:style-name="a7ace1d"/>
        </table:table-header-columns>
        <table:table-column table:number-columns-repeated="0" table:style-name="a7ace1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0e7750"/>
      <text:p text:style-name="Heading_20_1">f72v</text:p>
      <text:p text:style-name="">Und haben Sie diese Anlaufstelle(n) in diesem Zusammenhang genutzt?</text:p>
      <text:p text:style-name="">Andere: #{f71v_str.value}</text:p>
      <text:p text:style-name="">Antwort Optionen</text:p>
      <table:table table:name="81bbb51d-60bd-444a-a3b9-5709eeeadd48" table:style-name="afc58f6">
        <table:table-header-columns>
          <table:table-column table:number-columns-repeated="3" table:style-name="ab2b88b"/>
        </table:table-header-columns>
        <table:table-column table:number-columns-repeated="0" table:style-name="ab2b88b"/>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genutzt" office:value-type="string" table:style-name="">
            <text:p text:style-name="Text">genutzt</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nicht genutzt" office:value-type="string" table:style-name="">
            <text:p text:style-name="Text">nicht genutzt</text:p>
          </table:table-cell>
        </table:table-row>
      </table:table>
      <text:p text:style-name="a82c4f9"/>
      <text:p text:style-name="Heading_20_1">f73_y</text:p>
      <text:p text:style-name="">Offene Angabe</text:p>
      <text:p text:style-name="a4a404a"/>
      <text:p text:style-name="Heading_20_1">f73x</text:p>
      <text:p text:style-name=""/>
      <text:p text:style-name="">Ich habe den Hinweis verstanden und möchte dennoch fortfahren.</text:p>
      <text:p text:style-name="">Antwort Optionen</text:p>
      <table:table table:name="7d01db53-93f1-49ef-9b56-72f2f1d12af3" table:style-name="a9d7558">
        <table:table-header-columns>
          <table:table-column table:number-columns-repeated="3" table:style-name="ad859ac"/>
        </table:table-header-columns>
        <table:table-column table:number-columns-repeated="0" table:style-name="ad859ac"/>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true" office:value-type="string" table:style-name="">
            <text:p text:style-name="Text">true</text:p>
          </table:table-cell>
          <table:table-cell office:string-value="1" office:value-type="string" table:style-name="">
            <text:p text:style-name="Text">1</text:p>
          </table:table-cell>
          <table:table-cell office:string-value="Ja" office:value-type="string" table:style-name="">
            <text:p text:style-name="Text">Ja</text:p>
          </table:table-cell>
        </table:table-row>
        <table:table-row>
          <table:table-cell office:string-value="false" office:value-type="string" table:style-name="">
            <text:p text:style-name="Text">false</text:p>
          </table:table-cell>
          <table:table-cell office:string-value="0" office:value-type="string" table:style-name="">
            <text:p text:style-name="Text">0</text:p>
          </table:table-cell>
          <table:table-cell office:string-value="Nein" office:value-type="string" table:style-name="">
            <text:p text:style-name="Text">Nein</text:p>
          </table:table-cell>
        </table:table-row>
      </table:table>
      <text:p text:style-name="a9c04ae"/>
      <text:p text:style-name="Heading_20_1">f74</text:p>
      <text:p text:style-name="">Bitte nennen Sie uns Ihr Geschlecht.</text:p>
      <text:p text:style-name="">Antwort Optionen</text:p>
      <table:table table:name="239394e2-e2d0-4db0-a658-e7540120d7c3" table:style-name="a3d949a">
        <table:table-header-columns>
          <table:table-column table:number-columns-repeated="3" table:style-name="a449d2d"/>
        </table:table-header-columns>
        <table:table-column table:number-columns-repeated="0" table:style-name="a449d2d"/>
        <table:table-header-rows>
          <table:table-row>
            <table:table-cell office:string-value="ID" office:value-type="string" table:style-name="">
              <text:p>ID</text:p>
            </table:table-cell>
            <table:table-cell office:string-value="Wert" office:value-type="string" table:style-name="">
              <text:p>Wert</text:p>
            </table:table-cell>
            <table:table-cell office:string-value="Label" office:value-type="string" table:style-name="">
              <text:p>Label</text:p>
            </table:table-cell>
          </table:table-row>
        </table:table-header-rows>
        <table:table-row>
          <table:table-cell office:string-value="ao1" office:value-type="string" table:style-name="">
            <text:p text:style-name="Text">ao1</text:p>
          </table:table-cell>
          <table:table-cell office:string-value="1" office:value-type="string" table:style-name="">
            <text:p text:style-name="Text">1</text:p>
          </table:table-cell>
          <table:table-cell office:string-value="männlich" office:value-type="string" table:style-name="">
            <text:p text:style-name="Text">männlich</text:p>
          </table:table-cell>
        </table:table-row>
        <table:table-row>
          <table:table-cell office:string-value="ao2" office:value-type="string" table:style-name="">
            <text:p text:style-name="Text">ao2</text:p>
          </table:table-cell>
          <table:table-cell office:string-value="2" office:value-type="string" table:style-name="">
            <text:p text:style-name="Text">2</text:p>
          </table:table-cell>
          <table:table-cell office:string-value="weiblich" office:value-type="string" table:style-name="">
            <text:p text:style-name="Text">weiblich</text:p>
          </table:table-cell>
        </table:table-row>
        <table:table-row>
          <table:table-cell office:string-value="ao3" office:value-type="string" table:style-name="">
            <text:p text:style-name="Text">ao3</text:p>
          </table:table-cell>
          <table:table-cell office:string-value="3" office:value-type="string" table:style-name="">
            <text:p text:style-name="Text">3</text:p>
          </table:table-cell>
          <table:table-cell office:string-value="divers" office:value-type="string" table:style-name="">
            <text:p text:style-name="Text">divers</text:p>
          </table:table-cell>
        </table:table-row>
        <table:table-row>
          <table:table-cell office:string-value="ao4" office:value-type="string" table:style-name="">
            <text:p text:style-name="Text">ao4</text:p>
          </table:table-cell>
          <table:table-cell office:string-value="-98" office:value-type="string" table:style-name="">
            <text:p text:style-name="Text">-98</text:p>
          </table:table-cell>
          <table:table-cell office:string-value="Ich möchte hierzu keine Angabe machen." office:value-type="string" table:style-name="">
            <text:p text:style-name="Text">Ich möchte hierzu keine Angabe machen.</text:p>
          </table:table-cell>
        </table:table-row>
      </table:table>
      <text:p text:style-name="ad80a4b"/>
      <text:p text:style-name="Heading_20_1">f75_str</text:p>
      <text:p text:style-name="">Zum Abschluss dieser Befragung danken wir Ihnen sehr für Ihre Teilnahme. Wenn Sie uns noch etwas mitteilen möchten, haben Sie im nachfolgenden Kommentarfeld die Gelegenheit dazu. Mit einem Klick auf „Weiter“ senden Sie diesen Kommentar ab und beenden die Befragung.</text:p>
      <text:p text:style-name="">Offene Angabe</text:p>
      <text:p text:style-name="aed1f22"/>
      <text:p text:style-name="Heading_20_1">cncl_str</text:p>
      <text:p text:style-name="">Bitte beachten Sie, dass Sie die Befragung nur fortführen können, wenn Sie eine Angabe zu der vorangegangenen Frage machen. Sofern Sie doch noch Interesse an der Teilnahme an der Studie haben, klicken Sie bitte unten auf den Button „Zurück“ und beantworten Sie die Frage zur Personalkategorie. Ansonsten können Sie uns gern Kommentare und Anregungen zur Studie zukommen lassen. Mit einem Klick auf „Weiter“ senden Sie diesen Kommentar ab und beenden die Befragung.</text:p>
      <text:p text:style-name="">Offene Angabe</text:p>
      <text:p text:style-name="a014a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cab0" officeooo:paragraph-rsid="0001cab0"/>
    </style:style>
    <style:style style:name="MP2" style:family="paragraph" style:parent-style-name="Footer">
      <style:text-properties officeooo:rsid="0001cab0" officeooo:paragraph-rsid="0001cab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ies ist die Kopfzeile</text:p>
      </style:header>
      <style:footer>
        <text:p text:style-name="MP2">Dies ist die Fußzeile Seite <text:page-number text:select-page="current">1</text:page-number> von <text:page-count>1</text:page-count></text:p>
      </style:footer>
    </style:master-page>
    <style:master-page style:name="Endnote" style:page-layout-name="Mpm2">
      <style:header>
        <text:p text:style-name="Header"/>
      </style:header>
      <style:footer>
        <text:p text:style-name="Footer"/>
      </style:footer>
    </style:master-page>
    <style:master-page style:name="Envelope" style:page-layout-name="Mpm3">
      <style:header>
        <text:p text:style-name="Header"/>
      </style:header>
      <style:footer>
        <text:p text:style-name="Footer"/>
      </style:footer>
    </style:master-page>
    <style:master-page style:name="Footnote" style:page-layout-name="Mpm2">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4">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Right_20_Page" style:display-name="Right Page"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LibreOffice/4.2.4.2$Linux_X86_64 LibreOffice_project/420m0$Build-2</meta:generator>
    <meta:creation-date>2014-08-28T18:10:52</meta:creation-date>
    <dc:date>2023-10-20T12:39:52</dc:date>
    <meta:editing-cycles>3</meta:editing-cycles>
    <meta:editing-duration>PT0.102S</meta:editing-duration>
    <meta:document-statistic meta:character-count="75" meta:image-count="0" meta:non-whitespace-character-count="65" meta:object-count="0" meta:page-count="1" meta:paragraph-count="3" meta:table-count="0" meta:word-count="13"/>
  </office:meta>
</office:document-meta>
</file>